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lculation sheet for 8- and 10-bit sinewave look-up tables.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8-bit signed values</text:p>
          </table:table-cell>
          <table:table-cell table:style-name="ce1" office:value-type="string" calcext:value-type="string">
            <text:p>8-bit unsigned values</text:p>
          </table:table-cell>
          <table:table-cell table:style-name="ce1"/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10-bit signed values</text:p>
          </table:table-cell>
          <table:table-cell table:style-name="ce1" office:value-type="string" calcext:value-type="string">
            <text:p>10-bit unsigned value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ROUND(127*SIN([.A5]*2*PI() /256))" office:value-type="float" office:value="0" calcext:value-type="float">
            <text:p>0</text:p>
          </table:table-cell>
          <table:table-cell table:formula="of:=127+ROUND(127*SIN([.A5]*2*PI() /256))"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511*SIN([.E5]*2*PI() /1024))" office:value-type="float" office:value="0" calcext:value-type="float">
            <text:p>0</text:p>
          </table:table-cell>
          <table:table-cell table:formula="of:=511+ROUND(511*SIN([.E5]*2*PI() /1024))"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ROUND(127*SIN([.A6]*2*PI() /256))" office:value-type="float" office:value="3" calcext:value-type="float">
            <text:p>3</text:p>
          </table:table-cell>
          <table:table-cell table:formula="of:=127+ROUND(127*SIN([.A6]*2*PI() /256))"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511*SIN([.E6]*2*PI() /1024))" office:value-type="float" office:value="3" calcext:value-type="float">
            <text:p>3</text:p>
          </table:table-cell>
          <table:table-cell table:formula="of:=511+ROUND(511*SIN([.E6]*2*PI() /1024))"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ROUND(127*SIN([.A7]*2*PI() /256))" office:value-type="float" office:value="6" calcext:value-type="float">
            <text:p>6</text:p>
          </table:table-cell>
          <table:table-cell table:formula="of:=127+ROUND(127*SIN([.A7]*2*PI() /256))" office:value-type="float" office:value="133" calcext:value-type="float">
            <text:p>133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511*SIN([.E7]*2*PI() /1024))" office:value-type="float" office:value="6" calcext:value-type="float">
            <text:p>6</text:p>
          </table:table-cell>
          <table:table-cell table:formula="of:=511+ROUND(511*SIN([.E7]*2*PI() /1024))"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ROUND(127*SIN([.A8]*2*PI() /256))" office:value-type="float" office:value="9" calcext:value-type="float">
            <text:p>9</text:p>
          </table:table-cell>
          <table:table-cell table:formula="of:=127+ROUND(127*SIN([.A8]*2*PI() /256))" office:value-type="float" office:value="136" calcext:value-type="float">
            <text:p>136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511*SIN([.E8]*2*PI() /1024))" office:value-type="float" office:value="9" calcext:value-type="float">
            <text:p>9</text:p>
          </table:table-cell>
          <table:table-cell table:formula="of:=511+ROUND(511*SIN([.E8]*2*PI() /1024))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ROUND(127*SIN([.A9]*2*PI() /256))" office:value-type="float" office:value="12" calcext:value-type="float">
            <text:p>12</text:p>
          </table:table-cell>
          <table:table-cell table:formula="of:=127+ROUND(127*SIN([.A9]*2*PI() /256))" office:value-type="float" office:value="139" calcext:value-type="float">
            <text:p>139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511*SIN([.E9]*2*PI() /1024))" office:value-type="float" office:value="13" calcext:value-type="float">
            <text:p>13</text:p>
          </table:table-cell>
          <table:table-cell table:formula="of:=511+ROUND(511*SIN([.E9]*2*PI() /1024))"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ROUND(127*SIN([.A10]*2*PI() /256))" office:value-type="float" office:value="16" calcext:value-type="float">
            <text:p>16</text:p>
          </table:table-cell>
          <table:table-cell table:formula="of:=127+ROUND(127*SIN([.A10]*2*PI() /256))" office:value-type="float" office:value="143" calcext:value-type="float">
            <text:p>14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511*SIN([.E10]*2*PI() /1024))" office:value-type="float" office:value="16" calcext:value-type="float">
            <text:p>16</text:p>
          </table:table-cell>
          <table:table-cell table:formula="of:=511+ROUND(511*SIN([.E10]*2*PI() /1024))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ROUND(127*SIN([.A11]*2*PI() /256))" office:value-type="float" office:value="19" calcext:value-type="float">
            <text:p>19</text:p>
          </table:table-cell>
          <table:table-cell table:formula="of:=127+ROUND(127*SIN([.A11]*2*PI() /256))" office:value-type="float" office:value="146" calcext:value-type="float">
            <text:p>146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511*SIN([.E11]*2*PI() /1024))" office:value-type="float" office:value="19" calcext:value-type="float">
            <text:p>19</text:p>
          </table:table-cell>
          <table:table-cell table:formula="of:=511+ROUND(511*SIN([.E11]*2*PI() /1024))"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ROUND(127*SIN([.A12]*2*PI() /256))" office:value-type="float" office:value="22" calcext:value-type="float">
            <text:p>22</text:p>
          </table:table-cell>
          <table:table-cell table:formula="of:=127+ROUND(127*SIN([.A12]*2*PI() /256))" office:value-type="float" office:value="149" calcext:value-type="float">
            <text:p>149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511*SIN([.E12]*2*PI() /1024))" office:value-type="float" office:value="22" calcext:value-type="float">
            <text:p>22</text:p>
          </table:table-cell>
          <table:table-cell table:formula="of:=511+ROUND(511*SIN([.E12]*2*PI() /1024))"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ROUND(127*SIN([.A13]*2*PI() /256))" office:value-type="float" office:value="25" calcext:value-type="float">
            <text:p>25</text:p>
          </table:table-cell>
          <table:table-cell table:formula="of:=127+ROUND(127*SIN([.A13]*2*PI() /256))" office:value-type="float" office:value="152" calcext:value-type="float">
            <text:p>152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511*SIN([.E13]*2*PI() /1024))" office:value-type="float" office:value="25" calcext:value-type="float">
            <text:p>25</text:p>
          </table:table-cell>
          <table:table-cell table:formula="of:=511+ROUND(511*SIN([.E13]*2*PI() /1024))"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ROUND(127*SIN([.A14]*2*PI() /256))" office:value-type="float" office:value="28" calcext:value-type="float">
            <text:p>28</text:p>
          </table:table-cell>
          <table:table-cell table:formula="of:=127+ROUND(127*SIN([.A14]*2*PI() /256))" office:value-type="float" office:value="155" calcext:value-type="float">
            <text:p>155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511*SIN([.E14]*2*PI() /1024))" office:value-type="float" office:value="28" calcext:value-type="float">
            <text:p>28</text:p>
          </table:table-cell>
          <table:table-cell table:formula="of:=511+ROUND(511*SIN([.E14]*2*PI() /1024))"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ROUND(127*SIN([.A15]*2*PI() /256))" office:value-type="float" office:value="31" calcext:value-type="float">
            <text:p>31</text:p>
          </table:table-cell>
          <table:table-cell table:formula="of:=127+ROUND(127*SIN([.A15]*2*PI() /256))" office:value-type="float" office:value="158" calcext:value-type="float">
            <text:p>15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511*SIN([.E15]*2*PI() /1024))" office:value-type="float" office:value="31" calcext:value-type="float">
            <text:p>31</text:p>
          </table:table-cell>
          <table:table-cell table:formula="of:=511+ROUND(511*SIN([.E15]*2*PI() /1024))"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ROUND(127*SIN([.A16]*2*PI() /256))" office:value-type="float" office:value="34" calcext:value-type="float">
            <text:p>34</text:p>
          </table:table-cell>
          <table:table-cell table:formula="of:=127+ROUND(127*SIN([.A16]*2*PI() /256))" office:value-type="float" office:value="161" calcext:value-type="float">
            <text:p>1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511*SIN([.E16]*2*PI() /1024))" office:value-type="float" office:value="34" calcext:value-type="float">
            <text:p>34</text:p>
          </table:table-cell>
          <table:table-cell table:formula="of:=511+ROUND(511*SIN([.E16]*2*PI() /1024))"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ROUND(127*SIN([.A17]*2*PI() /256))" office:value-type="float" office:value="37" calcext:value-type="float">
            <text:p>37</text:p>
          </table:table-cell>
          <table:table-cell table:formula="of:=127+ROUND(127*SIN([.A17]*2*PI() /256))" office:value-type="float" office:value="164" calcext:value-type="float">
            <text:p>16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511*SIN([.E17]*2*PI() /1024))" office:value-type="float" office:value="38" calcext:value-type="float">
            <text:p>38</text:p>
          </table:table-cell>
          <table:table-cell table:formula="of:=511+ROUND(511*SIN([.E17]*2*PI() /1024))"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ROUND(127*SIN([.A18]*2*PI() /256))" office:value-type="float" office:value="40" calcext:value-type="float">
            <text:p>40</text:p>
          </table:table-cell>
          <table:table-cell table:formula="of:=127+ROUND(127*SIN([.A18]*2*PI() /256))" office:value-type="float" office:value="167" calcext:value-type="float">
            <text:p>16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ROUND(511*SIN([.E18]*2*PI() /1024))" office:value-type="float" office:value="41" calcext:value-type="float">
            <text:p>41</text:p>
          </table:table-cell>
          <table:table-cell table:formula="of:=511+ROUND(511*SIN([.E18]*2*PI() /1024))"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ROUND(127*SIN([.A19]*2*PI() /256))" office:value-type="float" office:value="43" calcext:value-type="float">
            <text:p>43</text:p>
          </table:table-cell>
          <table:table-cell table:formula="of:=127+ROUND(127*SIN([.A19]*2*PI() /256))" office:value-type="float" office:value="170" calcext:value-type="float">
            <text:p>17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511*SIN([.E19]*2*PI() /1024))" office:value-type="float" office:value="44" calcext:value-type="float">
            <text:p>44</text:p>
          </table:table-cell>
          <table:table-cell table:formula="of:=511+ROUND(511*SIN([.E19]*2*PI() /1024))"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ROUND(127*SIN([.A20]*2*PI() /256))" office:value-type="float" office:value="46" calcext:value-type="float">
            <text:p>46</text:p>
          </table:table-cell>
          <table:table-cell table:formula="of:=127+ROUND(127*SIN([.A20]*2*PI() /256))" office:value-type="float" office:value="173" calcext:value-type="float">
            <text:p>17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ROUND(511*SIN([.E20]*2*PI() /1024))" office:value-type="float" office:value="47" calcext:value-type="float">
            <text:p>47</text:p>
          </table:table-cell>
          <table:table-cell table:formula="of:=511+ROUND(511*SIN([.E20]*2*PI() /1024)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ROUND(127*SIN([.A21]*2*PI() /256))" office:value-type="float" office:value="49" calcext:value-type="float">
            <text:p>49</text:p>
          </table:table-cell>
          <table:table-cell table:formula="of:=127+ROUND(127*SIN([.A21]*2*PI() /256))" office:value-type="float" office:value="176" calcext:value-type="float">
            <text:p>1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511*SIN([.E21]*2*PI() /1024))" office:value-type="float" office:value="50" calcext:value-type="float">
            <text:p>50</text:p>
          </table:table-cell>
          <table:table-cell table:formula="of:=511+ROUND(511*SIN([.E21]*2*PI() /1024))"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ROUND(127*SIN([.A22]*2*PI() /256))" office:value-type="float" office:value="51" calcext:value-type="float">
            <text:p>51</text:p>
          </table:table-cell>
          <table:table-cell table:formula="of:=127+ROUND(127*SIN([.A22]*2*PI() /256))" office:value-type="float" office:value="178" calcext:value-type="float">
            <text:p>17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OUND(511*SIN([.E22]*2*PI() /1024))" office:value-type="float" office:value="53" calcext:value-type="float">
            <text:p>53</text:p>
          </table:table-cell>
          <table:table-cell table:formula="of:=511+ROUND(511*SIN([.E22]*2*PI() /1024))"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ROUND(127*SIN([.A23]*2*PI() /256))" office:value-type="float" office:value="54" calcext:value-type="float">
            <text:p>54</text:p>
          </table:table-cell>
          <table:table-cell table:formula="of:=127+ROUND(127*SIN([.A23]*2*PI() /256))" office:value-type="float" office:value="181" calcext:value-type="float">
            <text:p>18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511*SIN([.E23]*2*PI() /1024))" office:value-type="float" office:value="56" calcext:value-type="float">
            <text:p>56</text:p>
          </table:table-cell>
          <table:table-cell table:formula="of:=511+ROUND(511*SIN([.E23]*2*PI() /1024))"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ROUND(127*SIN([.A24]*2*PI() /256))" office:value-type="float" office:value="57" calcext:value-type="float">
            <text:p>57</text:p>
          </table:table-cell>
          <table:table-cell table:formula="of:=127+ROUND(127*SIN([.A24]*2*PI() /256))" office:value-type="float" office:value="184" calcext:value-type="float">
            <text:p>18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OUND(511*SIN([.E24]*2*PI() /1024))" office:value-type="float" office:value="59" calcext:value-type="float">
            <text:p>59</text:p>
          </table:table-cell>
          <table:table-cell table:formula="of:=511+ROUND(511*SIN([.E24]*2*PI() /1024))"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ROUND(127*SIN([.A25]*2*PI() /256))" office:value-type="float" office:value="60" calcext:value-type="float">
            <text:p>60</text:p>
          </table:table-cell>
          <table:table-cell table:formula="of:=127+ROUND(127*SIN([.A25]*2*PI() /256))" office:value-type="float" office:value="187" calcext:value-type="float">
            <text:p>18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511*SIN([.E25]*2*PI() /1024))" office:value-type="float" office:value="63" calcext:value-type="float">
            <text:p>63</text:p>
          </table:table-cell>
          <table:table-cell table:formula="of:=511+ROUND(511*SIN([.E25]*2*PI() /1024))"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ROUND(127*SIN([.A26]*2*PI() /256))" office:value-type="float" office:value="63" calcext:value-type="float">
            <text:p>63</text:p>
          </table:table-cell>
          <table:table-cell table:formula="of:=127+ROUND(127*SIN([.A26]*2*PI() /256))" office:value-type="float" office:value="190" calcext:value-type="float">
            <text:p>19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ROUND(511*SIN([.E26]*2*PI() /1024))" office:value-type="float" office:value="66" calcext:value-type="float">
            <text:p>66</text:p>
          </table:table-cell>
          <table:table-cell table:formula="of:=511+ROUND(511*SIN([.E26]*2*PI() /1024))"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ROUND(127*SIN([.A27]*2*PI() /256))" office:value-type="float" office:value="65" calcext:value-type="float">
            <text:p>65</text:p>
          </table:table-cell>
          <table:table-cell table:formula="of:=127+ROUND(127*SIN([.A27]*2*PI() /256))" office:value-type="float" office:value="192" calcext:value-type="float">
            <text:p>19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511*SIN([.E27]*2*PI() /1024))" office:value-type="float" office:value="69" calcext:value-type="float">
            <text:p>69</text:p>
          </table:table-cell>
          <table:table-cell table:formula="of:=511+ROUND(511*SIN([.E27]*2*PI() /1024))"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ROUND(127*SIN([.A28]*2*PI() /256))" office:value-type="float" office:value="68" calcext:value-type="float">
            <text:p>68</text:p>
          </table:table-cell>
          <table:table-cell table:formula="of:=127+ROUND(127*SIN([.A28]*2*PI() /256))" office:value-type="float" office:value="195" calcext:value-type="float">
            <text:p>19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ROUND(511*SIN([.E28]*2*PI() /1024))" office:value-type="float" office:value="72" calcext:value-type="float">
            <text:p>72</text:p>
          </table:table-cell>
          <table:table-cell table:formula="of:=511+ROUND(511*SIN([.E28]*2*PI() /1024))"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ROUND(127*SIN([.A29]*2*PI() /256))" office:value-type="float" office:value="71" calcext:value-type="float">
            <text:p>71</text:p>
          </table:table-cell>
          <table:table-cell table:formula="of:=127+ROUND(127*SIN([.A29]*2*PI() /256))" office:value-type="float" office:value="198" calcext:value-type="float">
            <text:p>19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511*SIN([.E29]*2*PI() /1024))" office:value-type="float" office:value="75" calcext:value-type="float">
            <text:p>75</text:p>
          </table:table-cell>
          <table:table-cell table:formula="of:=511+ROUND(511*SIN([.E29]*2*PI() /1024))"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ROUND(127*SIN([.A30]*2*PI() /256))" office:value-type="float" office:value="73" calcext:value-type="float">
            <text:p>73</text:p>
          </table:table-cell>
          <table:table-cell table:formula="of:=127+ROUND(127*SIN([.A30]*2*PI() /256))"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ROUND(511*SIN([.E30]*2*PI() /1024))" office:value-type="float" office:value="78" calcext:value-type="float">
            <text:p>78</text:p>
          </table:table-cell>
          <table:table-cell table:formula="of:=511+ROUND(511*SIN([.E30]*2*PI() /1024))"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ROUND(127*SIN([.A31]*2*PI() /256))" office:value-type="float" office:value="76" calcext:value-type="float">
            <text:p>76</text:p>
          </table:table-cell>
          <table:table-cell table:formula="of:=127+ROUND(127*SIN([.A31]*2*PI() /256))" office:value-type="float" office:value="203" calcext:value-type="float">
            <text:p>20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511*SIN([.E31]*2*PI() /1024))" office:value-type="float" office:value="81" calcext:value-type="float">
            <text:p>81</text:p>
          </table:table-cell>
          <table:table-cell table:formula="of:=511+ROUND(511*SIN([.E31]*2*PI() /1024))"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ROUND(127*SIN([.A32]*2*PI() /256))" office:value-type="float" office:value="78" calcext:value-type="float">
            <text:p>78</text:p>
          </table:table-cell>
          <table:table-cell table:formula="of:=127+ROUND(127*SIN([.A32]*2*PI() /256))" office:value-type="float" office:value="205" calcext:value-type="float">
            <text:p>20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ROUND(511*SIN([.E32]*2*PI() /1024))" office:value-type="float" office:value="84" calcext:value-type="float">
            <text:p>84</text:p>
          </table:table-cell>
          <table:table-cell table:formula="of:=511+ROUND(511*SIN([.E32]*2*PI() /1024))"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ROUND(127*SIN([.A33]*2*PI() /256))" office:value-type="float" office:value="81" calcext:value-type="float">
            <text:p>81</text:p>
          </table:table-cell>
          <table:table-cell table:formula="of:=127+ROUND(127*SIN([.A33]*2*PI() /256))" office:value-type="float" office:value="208" calcext:value-type="float">
            <text:p>20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511*SIN([.E33]*2*PI() /1024))" office:value-type="float" office:value="87" calcext:value-type="float">
            <text:p>87</text:p>
          </table:table-cell>
          <table:table-cell table:formula="of:=511+ROUND(511*SIN([.E33]*2*PI() /1024))"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ROUND(127*SIN([.A34]*2*PI() /256))" office:value-type="float" office:value="83" calcext:value-type="float">
            <text:p>83</text:p>
          </table:table-cell>
          <table:table-cell table:formula="of:=127+ROUND(127*SIN([.A34]*2*PI() /256))" office:value-type="float" office:value="210" calcext:value-type="float">
            <text:p>21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ROUND(511*SIN([.E34]*2*PI() /1024))" office:value-type="float" office:value="90" calcext:value-type="float">
            <text:p>90</text:p>
          </table:table-cell>
          <table:table-cell table:formula="of:=511+ROUND(511*SIN([.E34]*2*PI() /1024))"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ROUND(127*SIN([.A35]*2*PI() /256))" office:value-type="float" office:value="85" calcext:value-type="float">
            <text:p>85</text:p>
          </table:table-cell>
          <table:table-cell table:formula="of:=127+ROUND(127*SIN([.A35]*2*PI() /256))" office:value-type="float" office:value="212" calcext:value-type="float">
            <text:p>21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511*SIN([.E35]*2*PI() /1024))" office:value-type="float" office:value="94" calcext:value-type="float">
            <text:p>94</text:p>
          </table:table-cell>
          <table:table-cell table:formula="of:=511+ROUND(511*SIN([.E35]*2*PI() /1024))"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ROUND(127*SIN([.A36]*2*PI() /256))" office:value-type="float" office:value="88" calcext:value-type="float">
            <text:p>88</text:p>
          </table:table-cell>
          <table:table-cell table:formula="of:=127+ROUND(127*SIN([.A36]*2*PI() /256))" office:value-type="float" office:value="215" calcext:value-type="float">
            <text:p>21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ROUND(511*SIN([.E36]*2*PI() /1024))" office:value-type="float" office:value="97" calcext:value-type="float">
            <text:p>97</text:p>
          </table:table-cell>
          <table:table-cell table:formula="of:=511+ROUND(511*SIN([.E36]*2*PI() /1024))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ROUND(127*SIN([.A37]*2*PI() /256))" office:value-type="float" office:value="90" calcext:value-type="float">
            <text:p>90</text:p>
          </table:table-cell>
          <table:table-cell table:formula="of:=127+ROUND(127*SIN([.A37]*2*PI() /256))" office:value-type="float" office:value="217" calcext:value-type="float">
            <text:p>2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511*SIN([.E37]*2*PI() /1024))" office:value-type="float" office:value="100" calcext:value-type="float">
            <text:p>100</text:p>
          </table:table-cell>
          <table:table-cell table:formula="of:=511+ROUND(511*SIN([.E37]*2*PI() /1024))"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ROUND(127*SIN([.A38]*2*PI() /256))" office:value-type="float" office:value="92" calcext:value-type="float">
            <text:p>92</text:p>
          </table:table-cell>
          <table:table-cell table:formula="of:=127+ROUND(127*SIN([.A38]*2*PI() /256))" office:value-type="float" office:value="219" calcext:value-type="float">
            <text:p>2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ROUND(511*SIN([.E38]*2*PI() /1024))" office:value-type="float" office:value="103" calcext:value-type="float">
            <text:p>103</text:p>
          </table:table-cell>
          <table:table-cell table:formula="of:=511+ROUND(511*SIN([.E38]*2*PI() /1024))"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ROUND(127*SIN([.A39]*2*PI() /256))" office:value-type="float" office:value="94" calcext:value-type="float">
            <text:p>94</text:p>
          </table:table-cell>
          <table:table-cell table:formula="of:=127+ROUND(127*SIN([.A39]*2*PI() /256))" office:value-type="float" office:value="221" calcext:value-type="float">
            <text:p>2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511*SIN([.E39]*2*PI() /1024))" office:value-type="float" office:value="106" calcext:value-type="float">
            <text:p>106</text:p>
          </table:table-cell>
          <table:table-cell table:formula="of:=511+ROUND(511*SIN([.E39]*2*PI() /1024))"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ROUND(127*SIN([.A40]*2*PI() /256))" office:value-type="float" office:value="96" calcext:value-type="float">
            <text:p>96</text:p>
          </table:table-cell>
          <table:table-cell table:formula="of:=127+ROUND(127*SIN([.A40]*2*PI() /256))" office:value-type="float" office:value="223" calcext:value-type="float">
            <text:p>22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ROUND(511*SIN([.E40]*2*PI() /1024))" office:value-type="float" office:value="109" calcext:value-type="float">
            <text:p>109</text:p>
          </table:table-cell>
          <table:table-cell table:formula="of:=511+ROUND(511*SIN([.E40]*2*PI() /1024))"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ROUND(127*SIN([.A41]*2*PI() /256))" office:value-type="float" office:value="98" calcext:value-type="float">
            <text:p>98</text:p>
          </table:table-cell>
          <table:table-cell table:formula="of:=127+ROUND(127*SIN([.A41]*2*PI() /256))" office:value-type="float" office:value="225" calcext:value-type="float">
            <text:p>22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511*SIN([.E41]*2*PI() /1024))" office:value-type="float" office:value="112" calcext:value-type="float">
            <text:p>112</text:p>
          </table:table-cell>
          <table:table-cell table:formula="of:=511+ROUND(511*SIN([.E41]*2*PI() /1024))"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ROUND(127*SIN([.A42]*2*PI() /256))" office:value-type="float" office:value="100" calcext:value-type="float">
            <text:p>100</text:p>
          </table:table-cell>
          <table:table-cell table:formula="of:=127+ROUND(127*SIN([.A42]*2*PI() /256))" office:value-type="float" office:value="227" calcext:value-type="float">
            <text:p>22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ROUND(511*SIN([.E42]*2*PI() /1024))" office:value-type="float" office:value="115" calcext:value-type="float">
            <text:p>115</text:p>
          </table:table-cell>
          <table:table-cell table:formula="of:=511+ROUND(511*SIN([.E42]*2*PI() /1024))"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ROUND(127*SIN([.A43]*2*PI() /256))" office:value-type="float" office:value="102" calcext:value-type="float">
            <text:p>102</text:p>
          </table:table-cell>
          <table:table-cell table:formula="of:=127+ROUND(127*SIN([.A43]*2*PI() /256))" office:value-type="float" office:value="229" calcext:value-type="float">
            <text:p>22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511*SIN([.E43]*2*PI() /1024))" office:value-type="float" office:value="118" calcext:value-type="float">
            <text:p>118</text:p>
          </table:table-cell>
          <table:table-cell table:formula="of:=511+ROUND(511*SIN([.E43]*2*PI() /1024))"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ROUND(127*SIN([.A44]*2*PI() /256))" office:value-type="float" office:value="104" calcext:value-type="float">
            <text:p>104</text:p>
          </table:table-cell>
          <table:table-cell table:formula="of:=127+ROUND(127*SIN([.A44]*2*PI() /256))" office:value-type="float" office:value="231" calcext:value-type="float">
            <text:p>23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ROUND(511*SIN([.E44]*2*PI() /1024))" office:value-type="float" office:value="121" calcext:value-type="float">
            <text:p>121</text:p>
          </table:table-cell>
          <table:table-cell table:formula="of:=511+ROUND(511*SIN([.E44]*2*PI() /1024))"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ROUND(127*SIN([.A45]*2*PI() /256))" office:value-type="float" office:value="106" calcext:value-type="float">
            <text:p>106</text:p>
          </table:table-cell>
          <table:table-cell table:formula="of:=127+ROUND(127*SIN([.A45]*2*PI() /256))" office:value-type="float" office:value="233" calcext:value-type="float">
            <text:p>23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511*SIN([.E45]*2*PI() /1024))" office:value-type="float" office:value="124" calcext:value-type="float">
            <text:p>124</text:p>
          </table:table-cell>
          <table:table-cell table:formula="of:=511+ROUND(511*SIN([.E45]*2*PI() /1024))"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ROUND(127*SIN([.A46]*2*PI() /256))" office:value-type="float" office:value="107" calcext:value-type="float">
            <text:p>107</text:p>
          </table:table-cell>
          <table:table-cell table:formula="of:=127+ROUND(127*SIN([.A46]*2*PI() /256))" office:value-type="float" office:value="234" calcext:value-type="float">
            <text:p>23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ROUND(511*SIN([.E46]*2*PI() /1024))" office:value-type="float" office:value="127" calcext:value-type="float">
            <text:p>127</text:p>
          </table:table-cell>
          <table:table-cell table:formula="of:=511+ROUND(511*SIN([.E46]*2*PI() /1024))"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ROUND(127*SIN([.A47]*2*PI() /256))" office:value-type="float" office:value="109" calcext:value-type="float">
            <text:p>109</text:p>
          </table:table-cell>
          <table:table-cell table:formula="of:=127+ROUND(127*SIN([.A47]*2*PI() /256))" office:value-type="float" office:value="236" calcext:value-type="float">
            <text:p>23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511*SIN([.E47]*2*PI() /1024))" office:value-type="float" office:value="130" calcext:value-type="float">
            <text:p>130</text:p>
          </table:table-cell>
          <table:table-cell table:formula="of:=511+ROUND(511*SIN([.E47]*2*PI() /1024))"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ROUND(127*SIN([.A48]*2*PI() /256))" office:value-type="float" office:value="111" calcext:value-type="float">
            <text:p>111</text:p>
          </table:table-cell>
          <table:table-cell table:formula="of:=127+ROUND(127*SIN([.A48]*2*PI() /256))" office:value-type="float" office:value="238" calcext:value-type="float">
            <text:p>23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ROUND(511*SIN([.E48]*2*PI() /1024))" office:value-type="float" office:value="133" calcext:value-type="float">
            <text:p>133</text:p>
          </table:table-cell>
          <table:table-cell table:formula="of:=511+ROUND(511*SIN([.E48]*2*PI() /1024))"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ROUND(127*SIN([.A49]*2*PI() /256))" office:value-type="float" office:value="112" calcext:value-type="float">
            <text:p>112</text:p>
          </table:table-cell>
          <table:table-cell table:formula="of:=127+ROUND(127*SIN([.A49]*2*PI() /256))" office:value-type="float" office:value="239" calcext:value-type="float">
            <text:p>2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511*SIN([.E49]*2*PI() /1024))" office:value-type="float" office:value="136" calcext:value-type="float">
            <text:p>136</text:p>
          </table:table-cell>
          <table:table-cell table:formula="of:=511+ROUND(511*SIN([.E49]*2*PI() /1024))"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ROUND(127*SIN([.A50]*2*PI() /256))" office:value-type="float" office:value="113" calcext:value-type="float">
            <text:p>113</text:p>
          </table:table-cell>
          <table:table-cell table:formula="of:=127+ROUND(127*SIN([.A50]*2*PI() /256))" office:value-type="float" office:value="240" calcext:value-type="float">
            <text:p>24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ROUND(511*SIN([.E50]*2*PI() /1024))" office:value-type="float" office:value="139" calcext:value-type="float">
            <text:p>139</text:p>
          </table:table-cell>
          <table:table-cell table:formula="of:=511+ROUND(511*SIN([.E50]*2*PI() /1024))"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ROUND(127*SIN([.A51]*2*PI() /256))" office:value-type="float" office:value="115" calcext:value-type="float">
            <text:p>115</text:p>
          </table:table-cell>
          <table:table-cell table:formula="of:=127+ROUND(127*SIN([.A51]*2*PI() /256))" office:value-type="float" office:value="242" calcext:value-type="float">
            <text:p>24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511*SIN([.E51]*2*PI() /1024))" office:value-type="float" office:value="142" calcext:value-type="float">
            <text:p>142</text:p>
          </table:table-cell>
          <table:table-cell table:formula="of:=511+ROUND(511*SIN([.E51]*2*PI() /1024))"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ROUND(127*SIN([.A52]*2*PI() /256))" office:value-type="float" office:value="116" calcext:value-type="float">
            <text:p>116</text:p>
          </table:table-cell>
          <table:table-cell table:formula="of:=127+ROUND(127*SIN([.A52]*2*PI() /256))" office:value-type="float" office:value="243" calcext:value-type="float">
            <text:p>24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ROUND(511*SIN([.E52]*2*PI() /1024))" office:value-type="float" office:value="145" calcext:value-type="float">
            <text:p>145</text:p>
          </table:table-cell>
          <table:table-cell table:formula="of:=511+ROUND(511*SIN([.E52]*2*PI() /1024))"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ROUND(127*SIN([.A53]*2*PI() /256))" office:value-type="float" office:value="117" calcext:value-type="float">
            <text:p>117</text:p>
          </table:table-cell>
          <table:table-cell table:formula="of:=127+ROUND(127*SIN([.A53]*2*PI() /256))" office:value-type="float" office:value="244" calcext:value-type="float">
            <text:p>24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511*SIN([.E53]*2*PI() /1024))" office:value-type="float" office:value="148" calcext:value-type="float">
            <text:p>148</text:p>
          </table:table-cell>
          <table:table-cell table:formula="of:=511+ROUND(511*SIN([.E53]*2*PI() /1024))"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ROUND(127*SIN([.A54]*2*PI() /256))" office:value-type="float" office:value="118" calcext:value-type="float">
            <text:p>118</text:p>
          </table:table-cell>
          <table:table-cell table:formula="of:=127+ROUND(127*SIN([.A54]*2*PI() /256))" office:value-type="float" office:value="245" calcext:value-type="float">
            <text:p>24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ROUND(511*SIN([.E54]*2*PI() /1024))" office:value-type="float" office:value="151" calcext:value-type="float">
            <text:p>151</text:p>
          </table:table-cell>
          <table:table-cell table:formula="of:=511+ROUND(511*SIN([.E54]*2*PI() /1024))"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ROUND(127*SIN([.A55]*2*PI() /256))" office:value-type="float" office:value="120" calcext:value-type="float">
            <text:p>120</text:p>
          </table:table-cell>
          <table:table-cell table:formula="of:=127+ROUND(127*SIN([.A55]*2*PI() /256))" office:value-type="float" office:value="247" calcext:value-type="float">
            <text:p>2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511*SIN([.E55]*2*PI() /1024))" office:value-type="float" office:value="154" calcext:value-type="float">
            <text:p>154</text:p>
          </table:table-cell>
          <table:table-cell table:formula="of:=511+ROUND(511*SIN([.E55]*2*PI() /1024))"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ROUND(127*SIN([.A56]*2*PI() /256))" office:value-type="float" office:value="121" calcext:value-type="float">
            <text:p>121</text:p>
          </table:table-cell>
          <table:table-cell table:formula="of:=127+ROUND(127*SIN([.A56]*2*PI() /256))" office:value-type="float" office:value="248" calcext:value-type="float">
            <text:p>24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ROUND(511*SIN([.E56]*2*PI() /1024))" office:value-type="float" office:value="157" calcext:value-type="float">
            <text:p>157</text:p>
          </table:table-cell>
          <table:table-cell table:formula="of:=511+ROUND(511*SIN([.E56]*2*PI() /1024))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ROUND(127*SIN([.A57]*2*PI() /256))" office:value-type="float" office:value="122" calcext:value-type="float">
            <text:p>122</text:p>
          </table:table-cell>
          <table:table-cell table:formula="of:=127+ROUND(127*SIN([.A57]*2*PI() /256))" office:value-type="float" office:value="249" calcext:value-type="float">
            <text:p>24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511*SIN([.E57]*2*PI() /1024))" office:value-type="float" office:value="160" calcext:value-type="float">
            <text:p>160</text:p>
          </table:table-cell>
          <table:table-cell table:formula="of:=511+ROUND(511*SIN([.E57]*2*PI() /1024))"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ROUND(127*SIN([.A58]*2*PI() /256))" office:value-type="float" office:value="122" calcext:value-type="float">
            <text:p>122</text:p>
          </table:table-cell>
          <table:table-cell table:formula="of:=127+ROUND(127*SIN([.A58]*2*PI() /256))" office:value-type="float" office:value="249" calcext:value-type="float">
            <text:p>24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ROUND(511*SIN([.E58]*2*PI() /1024))" office:value-type="float" office:value="163" calcext:value-type="float">
            <text:p>163</text:p>
          </table:table-cell>
          <table:table-cell table:formula="of:=511+ROUND(511*SIN([.E58]*2*PI() /1024))"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ROUND(127*SIN([.A59]*2*PI() /256))" office:value-type="float" office:value="123" calcext:value-type="float">
            <text:p>123</text:p>
          </table:table-cell>
          <table:table-cell table:formula="of:=127+ROUND(127*SIN([.A59]*2*PI() /256))" office:value-type="float" office:value="250" calcext:value-type="float">
            <text:p>25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511*SIN([.E59]*2*PI() /1024))" office:value-type="float" office:value="166" calcext:value-type="float">
            <text:p>166</text:p>
          </table:table-cell>
          <table:table-cell table:formula="of:=511+ROUND(511*SIN([.E59]*2*PI() /1024))"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ROUND(127*SIN([.A60]*2*PI() /256))" office:value-type="float" office:value="124" calcext:value-type="float">
            <text:p>124</text:p>
          </table:table-cell>
          <table:table-cell table:formula="of:=127+ROUND(127*SIN([.A60]*2*PI() /256))" office:value-type="float" office:value="251" calcext:value-type="float">
            <text:p>25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ROUND(511*SIN([.E60]*2*PI() /1024))" office:value-type="float" office:value="169" calcext:value-type="float">
            <text:p>169</text:p>
          </table:table-cell>
          <table:table-cell table:formula="of:=511+ROUND(511*SIN([.E60]*2*PI() /1024))"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ROUND(127*SIN([.A61]*2*PI() /256))" office:value-type="float" office:value="125" calcext:value-type="float">
            <text:p>125</text:p>
          </table:table-cell>
          <table:table-cell table:formula="of:=127+ROUND(127*SIN([.A61]*2*PI() /256))" office:value-type="float" office:value="252" calcext:value-type="float">
            <text:p>25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511*SIN([.E61]*2*PI() /1024))" office:value-type="float" office:value="172" calcext:value-type="float">
            <text:p>172</text:p>
          </table:table-cell>
          <table:table-cell table:formula="of:=511+ROUND(511*SIN([.E61]*2*PI() /1024))"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ROUND(127*SIN([.A62]*2*PI() /256))" office:value-type="float" office:value="125" calcext:value-type="float">
            <text:p>125</text:p>
          </table:table-cell>
          <table:table-cell table:formula="of:=127+ROUND(127*SIN([.A62]*2*PI() /256))" office:value-type="float" office:value="252" calcext:value-type="float">
            <text:p>25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ROUND(511*SIN([.E62]*2*PI() /1024))" office:value-type="float" office:value="175" calcext:value-type="float">
            <text:p>175</text:p>
          </table:table-cell>
          <table:table-cell table:formula="of:=511+ROUND(511*SIN([.E62]*2*PI() /1024))"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ROUND(127*SIN([.A63]*2*PI() /256))" office:value-type="float" office:value="126" calcext:value-type="float">
            <text:p>126</text:p>
          </table:table-cell>
          <table:table-cell table:formula="of:=127+ROUND(127*SIN([.A63]*2*PI() /256))" office:value-type="float" office:value="253" calcext:value-type="float">
            <text:p>25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511*SIN([.E63]*2*PI() /1024))" office:value-type="float" office:value="178" calcext:value-type="float">
            <text:p>178</text:p>
          </table:table-cell>
          <table:table-cell table:formula="of:=511+ROUND(511*SIN([.E63]*2*PI() /1024))"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ROUND(127*SIN([.A64]*2*PI() /256))" office:value-type="float" office:value="126" calcext:value-type="float">
            <text:p>126</text:p>
          </table:table-cell>
          <table:table-cell table:formula="of:=127+ROUND(127*SIN([.A64]*2*PI() /256))" office:value-type="float" office:value="253" calcext:value-type="float">
            <text:p>25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ROUND(511*SIN([.E64]*2*PI() /1024))" office:value-type="float" office:value="181" calcext:value-type="float">
            <text:p>181</text:p>
          </table:table-cell>
          <table:table-cell table:formula="of:=511+ROUND(511*SIN([.E64]*2*PI() /1024))"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ROUND(127*SIN([.A65]*2*PI() /256))" office:value-type="float" office:value="126" calcext:value-type="float">
            <text:p>126</text:p>
          </table:table-cell>
          <table:table-cell table:formula="of:=127+ROUND(127*SIN([.A65]*2*PI() /256))" office:value-type="float" office:value="253" calcext:value-type="float">
            <text:p>25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511*SIN([.E65]*2*PI() /1024))" office:value-type="float" office:value="184" calcext:value-type="float">
            <text:p>184</text:p>
          </table:table-cell>
          <table:table-cell table:formula="of:=511+ROUND(511*SIN([.E65]*2*PI() /1024))"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ROUND(127*SIN([.A66]*2*PI() /256))" office:value-type="float" office:value="127" calcext:value-type="float">
            <text:p>127</text:p>
          </table:table-cell>
          <table:table-cell table:formula="of:=127+ROUND(127*SIN([.A66]*2*PI() /256))" office:value-type="float" office:value="254" calcext:value-type="float">
            <text:p>25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ROUND(511*SIN([.E66]*2*PI() /1024))" office:value-type="float" office:value="187" calcext:value-type="float">
            <text:p>187</text:p>
          </table:table-cell>
          <table:table-cell table:formula="of:=511+ROUND(511*SIN([.E66]*2*PI() /1024))"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ROUND(127*SIN([.A67]*2*PI() /256))" office:value-type="float" office:value="127" calcext:value-type="float">
            <text:p>127</text:p>
          </table:table-cell>
          <table:table-cell table:formula="of:=127+ROUND(127*SIN([.A67]*2*PI() /256))" office:value-type="float" office:value="254" calcext:value-type="float">
            <text:p>25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511*SIN([.E67]*2*PI() /1024))" office:value-type="float" office:value="190" calcext:value-type="float">
            <text:p>190</text:p>
          </table:table-cell>
          <table:table-cell table:formula="of:=511+ROUND(511*SIN([.E67]*2*PI() /1024))"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ROUND(127*SIN([.A68]*2*PI() /256))" office:value-type="float" office:value="127" calcext:value-type="float">
            <text:p>127</text:p>
          </table:table-cell>
          <table:table-cell table:formula="of:=127+ROUND(127*SIN([.A68]*2*PI() /256))" office:value-type="float" office:value="254" calcext:value-type="float">
            <text:p>254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511*SIN([.E68]*2*PI() /1024))" office:value-type="float" office:value="193" calcext:value-type="float">
            <text:p>193</text:p>
          </table:table-cell>
          <table:table-cell table:formula="of:=511+ROUND(511*SIN([.E68]*2*PI() /1024))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ROUND(127*SIN([.A69]*2*PI() /256))" office:value-type="float" office:value="127" calcext:value-type="float">
            <text:p>127</text:p>
          </table:table-cell>
          <table:table-cell table:formula="of:=127+ROUND(127*SIN([.A69]*2*PI() /256))" office:value-type="float" office:value="254" calcext:value-type="float">
            <text:p>25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ROUND(511*SIN([.E69]*2*PI() /1024))" office:value-type="float" office:value="196" calcext:value-type="float">
            <text:p>196</text:p>
          </table:table-cell>
          <table:table-cell table:formula="of:=511+ROUND(511*SIN([.E69]*2*PI() /1024))"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ROUND(127*SIN([.A70]*2*PI() /256))" office:value-type="float" office:value="127" calcext:value-type="float">
            <text:p>127</text:p>
          </table:table-cell>
          <table:table-cell table:formula="of:=127+ROUND(127*SIN([.A70]*2*PI() /256))" office:value-type="float" office:value="254" calcext:value-type="float">
            <text:p>25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ROUND(511*SIN([.E70]*2*PI() /1024))" office:value-type="float" office:value="198" calcext:value-type="float">
            <text:p>198</text:p>
          </table:table-cell>
          <table:table-cell table:formula="of:=511+ROUND(511*SIN([.E70]*2*PI() /1024))"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formula="of:=ROUND(127*SIN([.A71]*2*PI() /256))" office:value-type="float" office:value="127" calcext:value-type="float">
            <text:p>127</text:p>
          </table:table-cell>
          <table:table-cell table:formula="of:=127+ROUND(127*SIN([.A71]*2*PI() /256))" office:value-type="float" office:value="254" calcext:value-type="float">
            <text:p>254</text:p>
          </table:table-cell>
          <table:table-cell/>
          <table:table-cell office:value-type="float" office:value="66" calcext:value-type="float">
            <text:p>66</text:p>
          </table:table-cell>
          <table:table-cell table:formula="of:=ROUND(511*SIN([.E71]*2*PI() /1024))" office:value-type="float" office:value="201" calcext:value-type="float">
            <text:p>201</text:p>
          </table:table-cell>
          <table:table-cell table:formula="of:=511+ROUND(511*SIN([.E71]*2*PI() /1024))"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ROUND(127*SIN([.A72]*2*PI() /256))" office:value-type="float" office:value="127" calcext:value-type="float">
            <text:p>127</text:p>
          </table:table-cell>
          <table:table-cell table:formula="of:=127+ROUND(127*SIN([.A72]*2*PI() /256))" office:value-type="float" office:value="254" calcext:value-type="float">
            <text:p>25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ROUND(511*SIN([.E72]*2*PI() /1024))" office:value-type="float" office:value="204" calcext:value-type="float">
            <text:p>204</text:p>
          </table:table-cell>
          <table:table-cell table:formula="of:=511+ROUND(511*SIN([.E72]*2*PI() /1024))"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formula="of:=ROUND(127*SIN([.A73]*2*PI() /256))" office:value-type="float" office:value="126" calcext:value-type="float">
            <text:p>126</text:p>
          </table:table-cell>
          <table:table-cell table:formula="of:=127+ROUND(127*SIN([.A73]*2*PI() /256))" office:value-type="float" office:value="253" calcext:value-type="float">
            <text:p>25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ROUND(511*SIN([.E73]*2*PI() /1024))" office:value-type="float" office:value="207" calcext:value-type="float">
            <text:p>207</text:p>
          </table:table-cell>
          <table:table-cell table:formula="of:=511+ROUND(511*SIN([.E73]*2*PI() /1024))"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formula="of:=ROUND(127*SIN([.A74]*2*PI() /256))" office:value-type="float" office:value="126" calcext:value-type="float">
            <text:p>126</text:p>
          </table:table-cell>
          <table:table-cell table:formula="of:=127+ROUND(127*SIN([.A74]*2*PI() /256))" office:value-type="float" office:value="253" calcext:value-type="float">
            <text:p>25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ROUND(511*SIN([.E74]*2*PI() /1024))" office:value-type="float" office:value="210" calcext:value-type="float">
            <text:p>210</text:p>
          </table:table-cell>
          <table:table-cell table:formula="of:=511+ROUND(511*SIN([.E74]*2*PI() /1024))"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ROUND(127*SIN([.A75]*2*PI() /256))" office:value-type="float" office:value="126" calcext:value-type="float">
            <text:p>126</text:p>
          </table:table-cell>
          <table:table-cell table:formula="of:=127+ROUND(127*SIN([.A75]*2*PI() /256))" office:value-type="float" office:value="253" calcext:value-type="float">
            <text:p>25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ROUND(511*SIN([.E75]*2*PI() /1024))" office:value-type="float" office:value="213" calcext:value-type="float">
            <text:p>213</text:p>
          </table:table-cell>
          <table:table-cell table:formula="of:=511+ROUND(511*SIN([.E75]*2*PI() /1024))"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formula="of:=ROUND(127*SIN([.A76]*2*PI() /256))" office:value-type="float" office:value="125" calcext:value-type="float">
            <text:p>125</text:p>
          </table:table-cell>
          <table:table-cell table:formula="of:=127+ROUND(127*SIN([.A76]*2*PI() /256))" office:value-type="float" office:value="252" calcext:value-type="float">
            <text:p>25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ROUND(511*SIN([.E76]*2*PI() /1024))" office:value-type="float" office:value="216" calcext:value-type="float">
            <text:p>216</text:p>
          </table:table-cell>
          <table:table-cell table:formula="of:=511+ROUND(511*SIN([.E76]*2*PI() /1024))"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ROUND(127*SIN([.A77]*2*PI() /256))" office:value-type="float" office:value="125" calcext:value-type="float">
            <text:p>125</text:p>
          </table:table-cell>
          <table:table-cell table:formula="of:=127+ROUND(127*SIN([.A77]*2*PI() /256))" office:value-type="float" office:value="252" calcext:value-type="float">
            <text:p>25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ROUND(511*SIN([.E77]*2*PI() /1024))" office:value-type="float" office:value="218" calcext:value-type="float">
            <text:p>218</text:p>
          </table:table-cell>
          <table:table-cell table:formula="of:=511+ROUND(511*SIN([.E77]*2*PI() /1024))"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formula="of:=ROUND(127*SIN([.A78]*2*PI() /256))" office:value-type="float" office:value="124" calcext:value-type="float">
            <text:p>124</text:p>
          </table:table-cell>
          <table:table-cell table:formula="of:=127+ROUND(127*SIN([.A78]*2*PI() /256))" office:value-type="float" office:value="251" calcext:value-type="float">
            <text:p>25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ROUND(511*SIN([.E78]*2*PI() /1024))" office:value-type="float" office:value="221" calcext:value-type="float">
            <text:p>221</text:p>
          </table:table-cell>
          <table:table-cell table:formula="of:=511+ROUND(511*SIN([.E78]*2*PI() /1024))"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formula="of:=ROUND(127*SIN([.A79]*2*PI() /256))" office:value-type="float" office:value="123" calcext:value-type="float">
            <text:p>123</text:p>
          </table:table-cell>
          <table:table-cell table:formula="of:=127+ROUND(127*SIN([.A79]*2*PI() /256))" office:value-type="float" office:value="250" calcext:value-type="float">
            <text:p>25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ROUND(511*SIN([.E79]*2*PI() /1024))" office:value-type="float" office:value="224" calcext:value-type="float">
            <text:p>224</text:p>
          </table:table-cell>
          <table:table-cell table:formula="of:=511+ROUND(511*SIN([.E79]*2*PI() /1024))"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formula="of:=ROUND(127*SIN([.A80]*2*PI() /256))" office:value-type="float" office:value="122" calcext:value-type="float">
            <text:p>122</text:p>
          </table:table-cell>
          <table:table-cell table:formula="of:=127+ROUND(127*SIN([.A80]*2*PI() /256))" office:value-type="float" office:value="249" calcext:value-type="float">
            <text:p>24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ROUND(511*SIN([.E80]*2*PI() /1024))" office:value-type="float" office:value="227" calcext:value-type="float">
            <text:p>227</text:p>
          </table:table-cell>
          <table:table-cell table:formula="of:=511+ROUND(511*SIN([.E80]*2*PI() /1024))"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formula="of:=ROUND(127*SIN([.A81]*2*PI() /256))" office:value-type="float" office:value="122" calcext:value-type="float">
            <text:p>122</text:p>
          </table:table-cell>
          <table:table-cell table:formula="of:=127+ROUND(127*SIN([.A81]*2*PI() /256))" office:value-type="float" office:value="249" calcext:value-type="float">
            <text:p>249</text:p>
          </table:table-cell>
          <table:table-cell/>
          <table:table-cell office:value-type="float" office:value="76" calcext:value-type="float">
            <text:p>76</text:p>
          </table:table-cell>
          <table:table-cell table:formula="of:=ROUND(511*SIN([.E81]*2*PI() /1024))" office:value-type="float" office:value="230" calcext:value-type="float">
            <text:p>230</text:p>
          </table:table-cell>
          <table:table-cell table:formula="of:=511+ROUND(511*SIN([.E81]*2*PI() /1024))"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formula="of:=ROUND(127*SIN([.A82]*2*PI() /256))" office:value-type="float" office:value="121" calcext:value-type="float">
            <text:p>121</text:p>
          </table:table-cell>
          <table:table-cell table:formula="of:=127+ROUND(127*SIN([.A82]*2*PI() /256))" office:value-type="float" office:value="248" calcext:value-type="float">
            <text:p>248</text:p>
          </table:table-cell>
          <table:table-cell/>
          <table:table-cell office:value-type="float" office:value="77" calcext:value-type="float">
            <text:p>77</text:p>
          </table:table-cell>
          <table:table-cell table:formula="of:=ROUND(511*SIN([.E82]*2*PI() /1024))" office:value-type="float" office:value="233" calcext:value-type="float">
            <text:p>233</text:p>
          </table:table-cell>
          <table:table-cell table:formula="of:=511+ROUND(511*SIN([.E82]*2*PI() /1024))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formula="of:=ROUND(127*SIN([.A83]*2*PI() /256))" office:value-type="float" office:value="120" calcext:value-type="float">
            <text:p>120</text:p>
          </table:table-cell>
          <table:table-cell table:formula="of:=127+ROUND(127*SIN([.A83]*2*PI() /256))" office:value-type="float" office:value="247" calcext:value-type="float">
            <text:p>24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ROUND(511*SIN([.E83]*2*PI() /1024))" office:value-type="float" office:value="235" calcext:value-type="float">
            <text:p>235</text:p>
          </table:table-cell>
          <table:table-cell table:formula="of:=511+ROUND(511*SIN([.E83]*2*PI() /1024)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formula="of:=ROUND(127*SIN([.A84]*2*PI() /256))" office:value-type="float" office:value="118" calcext:value-type="float">
            <text:p>118</text:p>
          </table:table-cell>
          <table:table-cell table:formula="of:=127+ROUND(127*SIN([.A84]*2*PI() /256))" office:value-type="float" office:value="245" calcext:value-type="float">
            <text:p>24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ROUND(511*SIN([.E84]*2*PI() /1024))" office:value-type="float" office:value="238" calcext:value-type="float">
            <text:p>238</text:p>
          </table:table-cell>
          <table:table-cell table:formula="of:=511+ROUND(511*SIN([.E84]*2*PI() /1024))"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ROUND(127*SIN([.A85]*2*PI() /256))" office:value-type="float" office:value="117" calcext:value-type="float">
            <text:p>117</text:p>
          </table:table-cell>
          <table:table-cell table:formula="of:=127+ROUND(127*SIN([.A85]*2*PI() /256))" office:value-type="float" office:value="244" calcext:value-type="float">
            <text:p>24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ROUND(511*SIN([.E85]*2*PI() /1024))" office:value-type="float" office:value="241" calcext:value-type="float">
            <text:p>241</text:p>
          </table:table-cell>
          <table:table-cell table:formula="of:=511+ROUND(511*SIN([.E85]*2*PI() /1024))"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formula="of:=ROUND(127*SIN([.A86]*2*PI() /256))" office:value-type="float" office:value="116" calcext:value-type="float">
            <text:p>116</text:p>
          </table:table-cell>
          <table:table-cell table:formula="of:=127+ROUND(127*SIN([.A86]*2*PI() /256))" office:value-type="float" office:value="243" calcext:value-type="float">
            <text:p>243</text:p>
          </table:table-cell>
          <table:table-cell/>
          <table:table-cell office:value-type="float" office:value="81" calcext:value-type="float">
            <text:p>81</text:p>
          </table:table-cell>
          <table:table-cell table:formula="of:=ROUND(511*SIN([.E86]*2*PI() /1024))" office:value-type="float" office:value="244" calcext:value-type="float">
            <text:p>244</text:p>
          </table:table-cell>
          <table:table-cell table:formula="of:=511+ROUND(511*SIN([.E86]*2*PI() /1024))"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formula="of:=ROUND(127*SIN([.A87]*2*PI() /256))" office:value-type="float" office:value="115" calcext:value-type="float">
            <text:p>115</text:p>
          </table:table-cell>
          <table:table-cell table:formula="of:=127+ROUND(127*SIN([.A87]*2*PI() /256))" office:value-type="float" office:value="242" calcext:value-type="float">
            <text:p>24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ROUND(511*SIN([.E87]*2*PI() /1024))" office:value-type="float" office:value="246" calcext:value-type="float">
            <text:p>246</text:p>
          </table:table-cell>
          <table:table-cell table:formula="of:=511+ROUND(511*SIN([.E87]*2*PI() /1024))"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formula="of:=ROUND(127*SIN([.A88]*2*PI() /256))" office:value-type="float" office:value="113" calcext:value-type="float">
            <text:p>113</text:p>
          </table:table-cell>
          <table:table-cell table:formula="of:=127+ROUND(127*SIN([.A88]*2*PI() /256))" office:value-type="float" office:value="240" calcext:value-type="float">
            <text:p>24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ROUND(511*SIN([.E88]*2*PI() /1024))" office:value-type="float" office:value="249" calcext:value-type="float">
            <text:p>249</text:p>
          </table:table-cell>
          <table:table-cell table:formula="of:=511+ROUND(511*SIN([.E88]*2*PI() /1024))"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formula="of:=ROUND(127*SIN([.A89]*2*PI() /256))" office:value-type="float" office:value="112" calcext:value-type="float">
            <text:p>112</text:p>
          </table:table-cell>
          <table:table-cell table:formula="of:=127+ROUND(127*SIN([.A89]*2*PI() /256))" office:value-type="float" office:value="239" calcext:value-type="float">
            <text:p>23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ROUND(511*SIN([.E89]*2*PI() /1024))" office:value-type="float" office:value="252" calcext:value-type="float">
            <text:p>252</text:p>
          </table:table-cell>
          <table:table-cell table:formula="of:=511+ROUND(511*SIN([.E89]*2*PI() /1024))"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formula="of:=ROUND(127*SIN([.A90]*2*PI() /256))" office:value-type="float" office:value="111" calcext:value-type="float">
            <text:p>111</text:p>
          </table:table-cell>
          <table:table-cell table:formula="of:=127+ROUND(127*SIN([.A90]*2*PI() /256))" office:value-type="float" office:value="238" calcext:value-type="float">
            <text:p>23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ROUND(511*SIN([.E90]*2*PI() /1024))" office:value-type="float" office:value="255" calcext:value-type="float">
            <text:p>255</text:p>
          </table:table-cell>
          <table:table-cell table:formula="of:=511+ROUND(511*SIN([.E90]*2*PI() /1024))"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formula="of:=ROUND(127*SIN([.A91]*2*PI() /256))" office:value-type="float" office:value="109" calcext:value-type="float">
            <text:p>109</text:p>
          </table:table-cell>
          <table:table-cell table:formula="of:=127+ROUND(127*SIN([.A91]*2*PI() /256))" office:value-type="float" office:value="236" calcext:value-type="float">
            <text:p>23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ROUND(511*SIN([.E91]*2*PI() /1024))" office:value-type="float" office:value="257" calcext:value-type="float">
            <text:p>257</text:p>
          </table:table-cell>
          <table:table-cell table:formula="of:=511+ROUND(511*SIN([.E91]*2*PI() /1024))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ROUND(127*SIN([.A92]*2*PI() /256))" office:value-type="float" office:value="107" calcext:value-type="float">
            <text:p>107</text:p>
          </table:table-cell>
          <table:table-cell table:formula="of:=127+ROUND(127*SIN([.A92]*2*PI() /256))" office:value-type="float" office:value="234" calcext:value-type="float">
            <text:p>23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ROUND(511*SIN([.E92]*2*PI() /1024))" office:value-type="float" office:value="260" calcext:value-type="float">
            <text:p>260</text:p>
          </table:table-cell>
          <table:table-cell table:formula="of:=511+ROUND(511*SIN([.E92]*2*PI() /1024))"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formula="of:=ROUND(127*SIN([.A93]*2*PI() /256))" office:value-type="float" office:value="106" calcext:value-type="float">
            <text:p>106</text:p>
          </table:table-cell>
          <table:table-cell table:formula="of:=127+ROUND(127*SIN([.A93]*2*PI() /256))" office:value-type="float" office:value="233" calcext:value-type="float">
            <text:p>23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ROUND(511*SIN([.E93]*2*PI() /1024))" office:value-type="float" office:value="263" calcext:value-type="float">
            <text:p>263</text:p>
          </table:table-cell>
          <table:table-cell table:formula="of:=511+ROUND(511*SIN([.E93]*2*PI() /1024))"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formula="of:=ROUND(127*SIN([.A94]*2*PI() /256))" office:value-type="float" office:value="104" calcext:value-type="float">
            <text:p>104</text:p>
          </table:table-cell>
          <table:table-cell table:formula="of:=127+ROUND(127*SIN([.A94]*2*PI() /256))" office:value-type="float" office:value="231" calcext:value-type="float">
            <text:p>231</text:p>
          </table:table-cell>
          <table:table-cell/>
          <table:table-cell office:value-type="float" office:value="89" calcext:value-type="float">
            <text:p>89</text:p>
          </table:table-cell>
          <table:table-cell table:formula="of:=ROUND(511*SIN([.E94]*2*PI() /1024))" office:value-type="float" office:value="265" calcext:value-type="float">
            <text:p>265</text:p>
          </table:table-cell>
          <table:table-cell table:formula="of:=511+ROUND(511*SIN([.E94]*2*PI() /1024))"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ROUND(127*SIN([.A95]*2*PI() /256))" office:value-type="float" office:value="102" calcext:value-type="float">
            <text:p>102</text:p>
          </table:table-cell>
          <table:table-cell table:formula="of:=127+ROUND(127*SIN([.A95]*2*PI() /256))" office:value-type="float" office:value="229" calcext:value-type="float">
            <text:p>22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OUND(511*SIN([.E95]*2*PI() /1024))" office:value-type="float" office:value="268" calcext:value-type="float">
            <text:p>268</text:p>
          </table:table-cell>
          <table:table-cell table:formula="of:=511+ROUND(511*SIN([.E95]*2*PI() /1024))"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formula="of:=ROUND(127*SIN([.A96]*2*PI() /256))" office:value-type="float" office:value="100" calcext:value-type="float">
            <text:p>100</text:p>
          </table:table-cell>
          <table:table-cell table:formula="of:=127+ROUND(127*SIN([.A96]*2*PI() /256))" office:value-type="float" office:value="227" calcext:value-type="float">
            <text:p>22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ROUND(511*SIN([.E96]*2*PI() /1024))" office:value-type="float" office:value="271" calcext:value-type="float">
            <text:p>271</text:p>
          </table:table-cell>
          <table:table-cell table:formula="of:=511+ROUND(511*SIN([.E96]*2*PI() /1024))"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formula="of:=ROUND(127*SIN([.A97]*2*PI() /256))" office:value-type="float" office:value="98" calcext:value-type="float">
            <text:p>98</text:p>
          </table:table-cell>
          <table:table-cell table:formula="of:=127+ROUND(127*SIN([.A97]*2*PI() /256))" office:value-type="float" office:value="225" calcext:value-type="float">
            <text:p>225</text:p>
          </table:table-cell>
          <table:table-cell/>
          <table:table-cell office:value-type="float" office:value="92" calcext:value-type="float">
            <text:p>92</text:p>
          </table:table-cell>
          <table:table-cell table:formula="of:=ROUND(511*SIN([.E97]*2*PI() /1024))" office:value-type="float" office:value="273" calcext:value-type="float">
            <text:p>273</text:p>
          </table:table-cell>
          <table:table-cell table:formula="of:=511+ROUND(511*SIN([.E97]*2*PI() /1024))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formula="of:=ROUND(127*SIN([.A98]*2*PI() /256))" office:value-type="float" office:value="96" calcext:value-type="float">
            <text:p>96</text:p>
          </table:table-cell>
          <table:table-cell table:formula="of:=127+ROUND(127*SIN([.A98]*2*PI() /256))" office:value-type="float" office:value="223" calcext:value-type="float">
            <text:p>22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ROUND(511*SIN([.E98]*2*PI() /1024))" office:value-type="float" office:value="276" calcext:value-type="float">
            <text:p>276</text:p>
          </table:table-cell>
          <table:table-cell table:formula="of:=511+ROUND(511*SIN([.E98]*2*PI() /1024))"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formula="of:=ROUND(127*SIN([.A99]*2*PI() /256))" office:value-type="float" office:value="94" calcext:value-type="float">
            <text:p>94</text:p>
          </table:table-cell>
          <table:table-cell table:formula="of:=127+ROUND(127*SIN([.A99]*2*PI() /256))" office:value-type="float" office:value="221" calcext:value-type="float">
            <text:p>22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ROUND(511*SIN([.E99]*2*PI() /1024))" office:value-type="float" office:value="279" calcext:value-type="float">
            <text:p>279</text:p>
          </table:table-cell>
          <table:table-cell table:formula="of:=511+ROUND(511*SIN([.E99]*2*PI() /1024))"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formula="of:=ROUND(127*SIN([.A100]*2*PI() /256))" office:value-type="float" office:value="92" calcext:value-type="float">
            <text:p>92</text:p>
          </table:table-cell>
          <table:table-cell table:formula="of:=127+ROUND(127*SIN([.A100]*2*PI() /256))" office:value-type="float" office:value="219" calcext:value-type="float">
            <text:p>21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ROUND(511*SIN([.E100]*2*PI() /1024))" office:value-type="float" office:value="281" calcext:value-type="float">
            <text:p>281</text:p>
          </table:table-cell>
          <table:table-cell table:formula="of:=511+ROUND(511*SIN([.E100]*2*PI() /1024))"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formula="of:=ROUND(127*SIN([.A101]*2*PI() /256))" office:value-type="float" office:value="90" calcext:value-type="float">
            <text:p>90</text:p>
          </table:table-cell>
          <table:table-cell table:formula="of:=127+ROUND(127*SIN([.A101]*2*PI() /256))" office:value-type="float" office:value="217" calcext:value-type="float">
            <text:p>21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ROUND(511*SIN([.E101]*2*PI() /1024))" office:value-type="float" office:value="284" calcext:value-type="float">
            <text:p>284</text:p>
          </table:table-cell>
          <table:table-cell table:formula="of:=511+ROUND(511*SIN([.E101]*2*PI() /1024))"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formula="of:=ROUND(127*SIN([.A102]*2*PI() /256))" office:value-type="float" office:value="88" calcext:value-type="float">
            <text:p>88</text:p>
          </table:table-cell>
          <table:table-cell table:formula="of:=127+ROUND(127*SIN([.A102]*2*PI() /256))" office:value-type="float" office:value="215" calcext:value-type="float">
            <text:p>215</text:p>
          </table:table-cell>
          <table:table-cell/>
          <table:table-cell office:value-type="float" office:value="97" calcext:value-type="float">
            <text:p>97</text:p>
          </table:table-cell>
          <table:table-cell table:formula="of:=ROUND(511*SIN([.E102]*2*PI() /1024))" office:value-type="float" office:value="286" calcext:value-type="float">
            <text:p>286</text:p>
          </table:table-cell>
          <table:table-cell table:formula="of:=511+ROUND(511*SIN([.E102]*2*PI() /1024))"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formula="of:=ROUND(127*SIN([.A103]*2*PI() /256))" office:value-type="float" office:value="85" calcext:value-type="float">
            <text:p>85</text:p>
          </table:table-cell>
          <table:table-cell table:formula="of:=127+ROUND(127*SIN([.A103]*2*PI() /256))" office:value-type="float" office:value="212" calcext:value-type="float">
            <text:p>212</text:p>
          </table:table-cell>
          <table:table-cell/>
          <table:table-cell office:value-type="float" office:value="98" calcext:value-type="float">
            <text:p>98</text:p>
          </table:table-cell>
          <table:table-cell table:formula="of:=ROUND(511*SIN([.E103]*2*PI() /1024))" office:value-type="float" office:value="289" calcext:value-type="float">
            <text:p>289</text:p>
          </table:table-cell>
          <table:table-cell table:formula="of:=511+ROUND(511*SIN([.E103]*2*PI() /1024))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ROUND(127*SIN([.A104]*2*PI() /256))" office:value-type="float" office:value="83" calcext:value-type="float">
            <text:p>83</text:p>
          </table:table-cell>
          <table:table-cell table:formula="of:=127+ROUND(127*SIN([.A104]*2*PI() /256))" office:value-type="float" office:value="210" calcext:value-type="float">
            <text:p>21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ROUND(511*SIN([.E104]*2*PI() /1024))" office:value-type="float" office:value="292" calcext:value-type="float">
            <text:p>292</text:p>
          </table:table-cell>
          <table:table-cell table:formula="of:=511+ROUND(511*SIN([.E104]*2*PI() /1024))"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ROUND(127*SIN([.A105]*2*PI() /256))" office:value-type="float" office:value="81" calcext:value-type="float">
            <text:p>81</text:p>
          </table:table-cell>
          <table:table-cell table:formula="of:=127+ROUND(127*SIN([.A105]*2*PI() /256))" office:value-type="float" office:value="208" calcext:value-type="float">
            <text:p>20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OUND(511*SIN([.E105]*2*PI() /1024))" office:value-type="float" office:value="294" calcext:value-type="float">
            <text:p>294</text:p>
          </table:table-cell>
          <table:table-cell table:formula="of:=511+ROUND(511*SIN([.E105]*2*PI() /1024))"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formula="of:=ROUND(127*SIN([.A106]*2*PI() /256))" office:value-type="float" office:value="78" calcext:value-type="float">
            <text:p>78</text:p>
          </table:table-cell>
          <table:table-cell table:formula="of:=127+ROUND(127*SIN([.A106]*2*PI() /256))" office:value-type="float" office:value="205" calcext:value-type="float">
            <text:p>205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ROUND(511*SIN([.E106]*2*PI() /1024))" office:value-type="float" office:value="297" calcext:value-type="float">
            <text:p>297</text:p>
          </table:table-cell>
          <table:table-cell table:formula="of:=511+ROUND(511*SIN([.E106]*2*PI() /1024))"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formula="of:=ROUND(127*SIN([.A107]*2*PI() /256))" office:value-type="float" office:value="76" calcext:value-type="float">
            <text:p>76</text:p>
          </table:table-cell>
          <table:table-cell table:formula="of:=127+ROUND(127*SIN([.A107]*2*PI() /256))" office:value-type="float" office:value="203" calcext:value-type="float">
            <text:p>20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ROUND(511*SIN([.E107]*2*PI() /1024))" office:value-type="float" office:value="299" calcext:value-type="float">
            <text:p>299</text:p>
          </table:table-cell>
          <table:table-cell table:formula="of:=511+ROUND(511*SIN([.E107]*2*PI() /1024))"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formula="of:=ROUND(127*SIN([.A108]*2*PI() /256))" office:value-type="float" office:value="73" calcext:value-type="float">
            <text:p>73</text:p>
          </table:table-cell>
          <table:table-cell table:formula="of:=127+ROUND(127*SIN([.A108]*2*PI() /256))" office:value-type="float" office:value="200" calcext:value-type="float">
            <text:p>20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ROUND(511*SIN([.E108]*2*PI() /1024))" office:value-type="float" office:value="302" calcext:value-type="float">
            <text:p>302</text:p>
          </table:table-cell>
          <table:table-cell table:formula="of:=511+ROUND(511*SIN([.E108]*2*PI() /1024))"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formula="of:=ROUND(127*SIN([.A109]*2*PI() /256))" office:value-type="float" office:value="71" calcext:value-type="float">
            <text:p>71</text:p>
          </table:table-cell>
          <table:table-cell table:formula="of:=127+ROUND(127*SIN([.A109]*2*PI() /256))" office:value-type="float" office:value="198" calcext:value-type="float">
            <text:p>198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ROUND(511*SIN([.E109]*2*PI() /1024))" office:value-type="float" office:value="304" calcext:value-type="float">
            <text:p>304</text:p>
          </table:table-cell>
          <table:table-cell table:formula="of:=511+ROUND(511*SIN([.E109]*2*PI() /1024))"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table:formula="of:=ROUND(127*SIN([.A110]*2*PI() /256))" office:value-type="float" office:value="68" calcext:value-type="float">
            <text:p>68</text:p>
          </table:table-cell>
          <table:table-cell table:formula="of:=127+ROUND(127*SIN([.A110]*2*PI() /256))" office:value-type="float" office:value="195" calcext:value-type="float">
            <text:p>19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ROUND(511*SIN([.E110]*2*PI() /1024))" office:value-type="float" office:value="307" calcext:value-type="float">
            <text:p>307</text:p>
          </table:table-cell>
          <table:table-cell table:formula="of:=511+ROUND(511*SIN([.E110]*2*PI() /1024))"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formula="of:=ROUND(127*SIN([.A111]*2*PI() /256))" office:value-type="float" office:value="65" calcext:value-type="float">
            <text:p>65</text:p>
          </table:table-cell>
          <table:table-cell table:formula="of:=127+ROUND(127*SIN([.A111]*2*PI() /256))" office:value-type="float" office:value="192" calcext:value-type="float">
            <text:p>192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ROUND(511*SIN([.E111]*2*PI() /1024))" office:value-type="float" office:value="309" calcext:value-type="float">
            <text:p>309</text:p>
          </table:table-cell>
          <table:table-cell table:formula="of:=511+ROUND(511*SIN([.E111]*2*PI() /1024))"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formula="of:=ROUND(127*SIN([.A112]*2*PI() /256))" office:value-type="float" office:value="63" calcext:value-type="float">
            <text:p>63</text:p>
          </table:table-cell>
          <table:table-cell table:formula="of:=127+ROUND(127*SIN([.A112]*2*PI() /256))" office:value-type="float" office:value="190" calcext:value-type="float">
            <text:p>19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ROUND(511*SIN([.E112]*2*PI() /1024))" office:value-type="float" office:value="312" calcext:value-type="float">
            <text:p>312</text:p>
          </table:table-cell>
          <table:table-cell table:formula="of:=511+ROUND(511*SIN([.E112]*2*PI() /1024))"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formula="of:=ROUND(127*SIN([.A113]*2*PI() /256))" office:value-type="float" office:value="60" calcext:value-type="float">
            <text:p>60</text:p>
          </table:table-cell>
          <table:table-cell table:formula="of:=127+ROUND(127*SIN([.A113]*2*PI() /256))" office:value-type="float" office:value="187" calcext:value-type="float">
            <text:p>18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ROUND(511*SIN([.E113]*2*PI() /1024))" office:value-type="float" office:value="314" calcext:value-type="float">
            <text:p>314</text:p>
          </table:table-cell>
          <table:table-cell table:formula="of:=511+ROUND(511*SIN([.E113]*2*PI() /1024))"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formula="of:=ROUND(127*SIN([.A114]*2*PI() /256))" office:value-type="float" office:value="57" calcext:value-type="float">
            <text:p>57</text:p>
          </table:table-cell>
          <table:table-cell table:formula="of:=127+ROUND(127*SIN([.A114]*2*PI() /256))" office:value-type="float" office:value="184" calcext:value-type="float">
            <text:p>18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ROUND(511*SIN([.E114]*2*PI() /1024))" office:value-type="float" office:value="317" calcext:value-type="float">
            <text:p>317</text:p>
          </table:table-cell>
          <table:table-cell table:formula="of:=511+ROUND(511*SIN([.E114]*2*PI() /1024))"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ROUND(127*SIN([.A115]*2*PI() /256))" office:value-type="float" office:value="54" calcext:value-type="float">
            <text:p>54</text:p>
          </table:table-cell>
          <table:table-cell table:formula="of:=127+ROUND(127*SIN([.A115]*2*PI() /256))" office:value-type="float" office:value="181" calcext:value-type="float">
            <text:p>18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ROUND(511*SIN([.E115]*2*PI() /1024))" office:value-type="float" office:value="319" calcext:value-type="float">
            <text:p>319</text:p>
          </table:table-cell>
          <table:table-cell table:formula="of:=511+ROUND(511*SIN([.E115]*2*PI() /1024))"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formula="of:=ROUND(127*SIN([.A116]*2*PI() /256))" office:value-type="float" office:value="51" calcext:value-type="float">
            <text:p>51</text:p>
          </table:table-cell>
          <table:table-cell table:formula="of:=127+ROUND(127*SIN([.A116]*2*PI() /256))" office:value-type="float" office:value="178" calcext:value-type="float">
            <text:p>17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ROUND(511*SIN([.E116]*2*PI() /1024))" office:value-type="float" office:value="322" calcext:value-type="float">
            <text:p>322</text:p>
          </table:table-cell>
          <table:table-cell table:formula="of:=511+ROUND(511*SIN([.E116]*2*PI() /1024))"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formula="of:=ROUND(127*SIN([.A117]*2*PI() /256))" office:value-type="float" office:value="49" calcext:value-type="float">
            <text:p>49</text:p>
          </table:table-cell>
          <table:table-cell table:formula="of:=127+ROUND(127*SIN([.A117]*2*PI() /256))" office:value-type="float" office:value="176" calcext:value-type="float">
            <text:p>176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ROUND(511*SIN([.E117]*2*PI() /1024))" office:value-type="float" office:value="324" calcext:value-type="float">
            <text:p>324</text:p>
          </table:table-cell>
          <table:table-cell table:formula="of:=511+ROUND(511*SIN([.E117]*2*PI() /1024))"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table:formula="of:=ROUND(127*SIN([.A118]*2*PI() /256))" office:value-type="float" office:value="46" calcext:value-type="float">
            <text:p>46</text:p>
          </table:table-cell>
          <table:table-cell table:formula="of:=127+ROUND(127*SIN([.A118]*2*PI() /256))" office:value-type="float" office:value="173" calcext:value-type="float">
            <text:p>17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ROUND(511*SIN([.E118]*2*PI() /1024))" office:value-type="float" office:value="327" calcext:value-type="float">
            <text:p>327</text:p>
          </table:table-cell>
          <table:table-cell table:formula="of:=511+ROUND(511*SIN([.E118]*2*PI() /1024))"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formula="of:=ROUND(127*SIN([.A119]*2*PI() /256))" office:value-type="float" office:value="43" calcext:value-type="float">
            <text:p>43</text:p>
          </table:table-cell>
          <table:table-cell table:formula="of:=127+ROUND(127*SIN([.A119]*2*PI() /256))" office:value-type="float" office:value="170" calcext:value-type="float">
            <text:p>17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ROUND(511*SIN([.E119]*2*PI() /1024))" office:value-type="float" office:value="329" calcext:value-type="float">
            <text:p>329</text:p>
          </table:table-cell>
          <table:table-cell table:formula="of:=511+ROUND(511*SIN([.E119]*2*PI() /1024))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formula="of:=ROUND(127*SIN([.A120]*2*PI() /256))" office:value-type="float" office:value="40" calcext:value-type="float">
            <text:p>40</text:p>
          </table:table-cell>
          <table:table-cell table:formula="of:=127+ROUND(127*SIN([.A120]*2*PI() /256))" office:value-type="float" office:value="167" calcext:value-type="float">
            <text:p>167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ROUND(511*SIN([.E120]*2*PI() /1024))" office:value-type="float" office:value="331" calcext:value-type="float">
            <text:p>331</text:p>
          </table:table-cell>
          <table:table-cell table:formula="of:=511+ROUND(511*SIN([.E120]*2*PI() /1024))"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formula="of:=ROUND(127*SIN([.A121]*2*PI() /256))" office:value-type="float" office:value="37" calcext:value-type="float">
            <text:p>37</text:p>
          </table:table-cell>
          <table:table-cell table:formula="of:=127+ROUND(127*SIN([.A121]*2*PI() /256))" office:value-type="float" office:value="164" calcext:value-type="float">
            <text:p>164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ROUND(511*SIN([.E121]*2*PI() /1024))" office:value-type="float" office:value="334" calcext:value-type="float">
            <text:p>334</text:p>
          </table:table-cell>
          <table:table-cell table:formula="of:=511+ROUND(511*SIN([.E121]*2*PI() /1024))"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formula="of:=ROUND(127*SIN([.A122]*2*PI() /256))" office:value-type="float" office:value="34" calcext:value-type="float">
            <text:p>34</text:p>
          </table:table-cell>
          <table:table-cell table:formula="of:=127+ROUND(127*SIN([.A122]*2*PI() /256))" office:value-type="float" office:value="161" calcext:value-type="float">
            <text:p>161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ROUND(511*SIN([.E122]*2*PI() /1024))" office:value-type="float" office:value="336" calcext:value-type="float">
            <text:p>336</text:p>
          </table:table-cell>
          <table:table-cell table:formula="of:=511+ROUND(511*SIN([.E122]*2*PI() /1024))"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formula="of:=ROUND(127*SIN([.A123]*2*PI() /256))" office:value-type="float" office:value="31" calcext:value-type="float">
            <text:p>31</text:p>
          </table:table-cell>
          <table:table-cell table:formula="of:=127+ROUND(127*SIN([.A123]*2*PI() /256))" office:value-type="float" office:value="158" calcext:value-type="float">
            <text:p>15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ROUND(511*SIN([.E123]*2*PI() /1024))" office:value-type="float" office:value="338" calcext:value-type="float">
            <text:p>338</text:p>
          </table:table-cell>
          <table:table-cell table:formula="of:=511+ROUND(511*SIN([.E123]*2*PI() /1024))"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formula="of:=ROUND(127*SIN([.A124]*2*PI() /256))" office:value-type="float" office:value="28" calcext:value-type="float">
            <text:p>28</text:p>
          </table:table-cell>
          <table:table-cell table:formula="of:=127+ROUND(127*SIN([.A124]*2*PI() /256))" office:value-type="float" office:value="155" calcext:value-type="float">
            <text:p>155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ROUND(511*SIN([.E124]*2*PI() /1024))" office:value-type="float" office:value="341" calcext:value-type="float">
            <text:p>341</text:p>
          </table:table-cell>
          <table:table-cell table:formula="of:=511+ROUND(511*SIN([.E124]*2*PI() /1024))"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ROUND(127*SIN([.A125]*2*PI() /256))" office:value-type="float" office:value="25" calcext:value-type="float">
            <text:p>25</text:p>
          </table:table-cell>
          <table:table-cell table:formula="of:=127+ROUND(127*SIN([.A125]*2*PI() /256))" office:value-type="float" office:value="152" calcext:value-type="float">
            <text:p>15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OUND(511*SIN([.E125]*2*PI() /1024))" office:value-type="float" office:value="343" calcext:value-type="float">
            <text:p>343</text:p>
          </table:table-cell>
          <table:table-cell table:formula="of:=511+ROUND(511*SIN([.E125]*2*PI() /1024))"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table:formula="of:=ROUND(127*SIN([.A126]*2*PI() /256))" office:value-type="float" office:value="22" calcext:value-type="float">
            <text:p>22</text:p>
          </table:table-cell>
          <table:table-cell table:formula="of:=127+ROUND(127*SIN([.A126]*2*PI() /256))" office:value-type="float" office:value="149" calcext:value-type="float">
            <text:p>149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ROUND(511*SIN([.E126]*2*PI() /1024))" office:value-type="float" office:value="345" calcext:value-type="float">
            <text:p>345</text:p>
          </table:table-cell>
          <table:table-cell table:formula="of:=511+ROUND(511*SIN([.E126]*2*PI() /1024))"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table:formula="of:=ROUND(127*SIN([.A127]*2*PI() /256))" office:value-type="float" office:value="19" calcext:value-type="float">
            <text:p>19</text:p>
          </table:table-cell>
          <table:table-cell table:formula="of:=127+ROUND(127*SIN([.A127]*2*PI() /256))" office:value-type="float" office:value="146" calcext:value-type="float">
            <text:p>146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ROUND(511*SIN([.E127]*2*PI() /1024))" office:value-type="float" office:value="348" calcext:value-type="float">
            <text:p>348</text:p>
          </table:table-cell>
          <table:table-cell table:formula="of:=511+ROUND(511*SIN([.E127]*2*PI() /1024))"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ROUND(127*SIN([.A128]*2*PI() /256))" office:value-type="float" office:value="16" calcext:value-type="float">
            <text:p>16</text:p>
          </table:table-cell>
          <table:table-cell table:formula="of:=127+ROUND(127*SIN([.A128]*2*PI() /256))" office:value-type="float" office:value="143" calcext:value-type="float">
            <text:p>14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ROUND(511*SIN([.E128]*2*PI() /1024))" office:value-type="float" office:value="350" calcext:value-type="float">
            <text:p>350</text:p>
          </table:table-cell>
          <table:table-cell table:formula="of:=511+ROUND(511*SIN([.E128]*2*PI() /1024))"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formula="of:=ROUND(127*SIN([.A129]*2*PI() /256))" office:value-type="float" office:value="12" calcext:value-type="float">
            <text:p>12</text:p>
          </table:table-cell>
          <table:table-cell table:formula="of:=127+ROUND(127*SIN([.A129]*2*PI() /256))" office:value-type="float" office:value="139" calcext:value-type="float">
            <text:p>13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ROUND(511*SIN([.E129]*2*PI() /1024))" office:value-type="float" office:value="352" calcext:value-type="float">
            <text:p>352</text:p>
          </table:table-cell>
          <table:table-cell table:formula="of:=511+ROUND(511*SIN([.E129]*2*PI() /1024))"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table:formula="of:=ROUND(127*SIN([.A130]*2*PI() /256))" office:value-type="float" office:value="9" calcext:value-type="float">
            <text:p>9</text:p>
          </table:table-cell>
          <table:table-cell table:formula="of:=127+ROUND(127*SIN([.A130]*2*PI() /256))" office:value-type="float" office:value="136" calcext:value-type="float">
            <text:p>136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ROUND(511*SIN([.E130]*2*PI() /1024))" office:value-type="float" office:value="355" calcext:value-type="float">
            <text:p>355</text:p>
          </table:table-cell>
          <table:table-cell table:formula="of:=511+ROUND(511*SIN([.E130]*2*PI() /1024))"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table:formula="of:=ROUND(127*SIN([.A131]*2*PI() /256))" office:value-type="float" office:value="6" calcext:value-type="float">
            <text:p>6</text:p>
          </table:table-cell>
          <table:table-cell table:formula="of:=127+ROUND(127*SIN([.A131]*2*PI() /256))" office:value-type="float" office:value="133" calcext:value-type="float">
            <text:p>133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ROUND(511*SIN([.E131]*2*PI() /1024))" office:value-type="float" office:value="357" calcext:value-type="float">
            <text:p>357</text:p>
          </table:table-cell>
          <table:table-cell table:formula="of:=511+ROUND(511*SIN([.E131]*2*PI() /1024))"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table:formula="of:=ROUND(127*SIN([.A132]*2*PI() /256))" office:value-type="float" office:value="3" calcext:value-type="float">
            <text:p>3</text:p>
          </table:table-cell>
          <table:table-cell table:formula="of:=127+ROUND(127*SIN([.A132]*2*PI() /256))" office:value-type="float" office:value="130" calcext:value-type="float">
            <text:p>130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ROUND(511*SIN([.E132]*2*PI() /1024))" office:value-type="float" office:value="359" calcext:value-type="float">
            <text:p>359</text:p>
          </table:table-cell>
          <table:table-cell table:formula="of:=511+ROUND(511*SIN([.E132]*2*PI() /1024))"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ROUND(127*SIN([.A133]*2*PI() /256))" office:value-type="float" office:value="0" calcext:value-type="float">
            <text:p>0</text:p>
          </table:table-cell>
          <table:table-cell table:formula="of:=127+ROUND(127*SIN([.A133]*2*PI() /256))" office:value-type="float" office:value="127" calcext:value-type="float">
            <text:p>127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ROUND(511*SIN([.E133]*2*PI() /1024))" office:value-type="float" office:value="361" calcext:value-type="float">
            <text:p>361</text:p>
          </table:table-cell>
          <table:table-cell table:formula="of:=511+ROUND(511*SIN([.E133]*2*PI() /1024))"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table:formula="of:=ROUND(127*SIN([.A134]*2*PI() /256))" office:value-type="float" office:value="-3" calcext:value-type="float">
            <text:p>-3</text:p>
          </table:table-cell>
          <table:table-cell table:formula="of:=127+ROUND(127*SIN([.A134]*2*PI() /256))" office:value-type="float" office:value="124" calcext:value-type="float">
            <text:p>124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ROUND(511*SIN([.E134]*2*PI() /1024))" office:value-type="float" office:value="364" calcext:value-type="float">
            <text:p>364</text:p>
          </table:table-cell>
          <table:table-cell table:formula="of:=511+ROUND(511*SIN([.E134]*2*PI() /1024))"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ROUND(127*SIN([.A135]*2*PI() /256))" office:value-type="float" office:value="-6" calcext:value-type="float">
            <text:p>-6</text:p>
          </table:table-cell>
          <table:table-cell table:formula="of:=127+ROUND(127*SIN([.A135]*2*PI() /256))" office:value-type="float" office:value="121" calcext:value-type="float">
            <text:p>1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ROUND(511*SIN([.E135]*2*PI() /1024))" office:value-type="float" office:value="366" calcext:value-type="float">
            <text:p>366</text:p>
          </table:table-cell>
          <table:table-cell table:formula="of:=511+ROUND(511*SIN([.E135]*2*PI() /1024))"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table:formula="of:=ROUND(127*SIN([.A136]*2*PI() /256))" office:value-type="float" office:value="-9" calcext:value-type="float">
            <text:p>-9</text:p>
          </table:table-cell>
          <table:table-cell table:formula="of:=127+ROUND(127*SIN([.A136]*2*PI() /256))" office:value-type="float" office:value="118" calcext:value-type="float">
            <text:p>118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ROUND(511*SIN([.E136]*2*PI() /1024))" office:value-type="float" office:value="368" calcext:value-type="float">
            <text:p>368</text:p>
          </table:table-cell>
          <table:table-cell table:formula="of:=511+ROUND(511*SIN([.E136]*2*PI() /1024))"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table:formula="of:=ROUND(127*SIN([.A137]*2*PI() /256))" office:value-type="float" office:value="-12" calcext:value-type="float">
            <text:p>-12</text:p>
          </table:table-cell>
          <table:table-cell table:formula="of:=127+ROUND(127*SIN([.A137]*2*PI() /256))" office:value-type="float" office:value="115" calcext:value-type="float">
            <text:p>1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ROUND(511*SIN([.E137]*2*PI() /1024))" office:value-type="float" office:value="370" calcext:value-type="float">
            <text:p>370</text:p>
          </table:table-cell>
          <table:table-cell table:formula="of:=511+ROUND(511*SIN([.E137]*2*PI() /1024))"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table:formula="of:=ROUND(127*SIN([.A138]*2*PI() /256))" office:value-type="float" office:value="-16" calcext:value-type="float">
            <text:p>-16</text:p>
          </table:table-cell>
          <table:table-cell table:formula="of:=127+ROUND(127*SIN([.A138]*2*PI() /256))" office:value-type="float" office:value="111" calcext:value-type="float">
            <text:p>111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ROUND(511*SIN([.E138]*2*PI() /1024))" office:value-type="float" office:value="372" calcext:value-type="float">
            <text:p>372</text:p>
          </table:table-cell>
          <table:table-cell table:formula="of:=511+ROUND(511*SIN([.E138]*2*PI() /1024))"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formula="of:=ROUND(127*SIN([.A139]*2*PI() /256))" office:value-type="float" office:value="-19" calcext:value-type="float">
            <text:p>-19</text:p>
          </table:table-cell>
          <table:table-cell table:formula="of:=127+ROUND(127*SIN([.A139]*2*PI() /256))" office:value-type="float" office:value="108" calcext:value-type="float">
            <text:p>108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ROUND(511*SIN([.E139]*2*PI() /1024))" office:value-type="float" office:value="374" calcext:value-type="float">
            <text:p>374</text:p>
          </table:table-cell>
          <table:table-cell table:formula="of:=511+ROUND(511*SIN([.E139]*2*PI() /1024))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table:formula="of:=ROUND(127*SIN([.A140]*2*PI() /256))" office:value-type="float" office:value="-22" calcext:value-type="float">
            <text:p>-22</text:p>
          </table:table-cell>
          <table:table-cell table:formula="of:=127+ROUND(127*SIN([.A140]*2*PI() /256))" office:value-type="float" office:value="105" calcext:value-type="float">
            <text:p>105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ROUND(511*SIN([.E140]*2*PI() /1024))" office:value-type="float" office:value="377" calcext:value-type="float">
            <text:p>377</text:p>
          </table:table-cell>
          <table:table-cell table:formula="of:=511+ROUND(511*SIN([.E140]*2*PI() /1024))"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table:formula="of:=ROUND(127*SIN([.A141]*2*PI() /256))" office:value-type="float" office:value="-25" calcext:value-type="float">
            <text:p>-25</text:p>
          </table:table-cell>
          <table:table-cell table:formula="of:=127+ROUND(127*SIN([.A141]*2*PI() /256))" office:value-type="float" office:value="102" calcext:value-type="float">
            <text:p>102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ROUND(511*SIN([.E141]*2*PI() /1024))" office:value-type="float" office:value="379" calcext:value-type="float">
            <text:p>379</text:p>
          </table:table-cell>
          <table:table-cell table:formula="of:=511+ROUND(511*SIN([.E141]*2*PI() /1024))"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table:formula="of:=ROUND(127*SIN([.A142]*2*PI() /256))" office:value-type="float" office:value="-28" calcext:value-type="float">
            <text:p>-28</text:p>
          </table:table-cell>
          <table:table-cell table:formula="of:=127+ROUND(127*SIN([.A142]*2*PI() /256))" office:value-type="float" office:value="99" calcext:value-type="float">
            <text:p>99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ROUND(511*SIN([.E142]*2*PI() /1024))" office:value-type="float" office:value="381" calcext:value-type="float">
            <text:p>381</text:p>
          </table:table-cell>
          <table:table-cell table:formula="of:=511+ROUND(511*SIN([.E142]*2*PI() /1024))"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table:formula="of:=ROUND(127*SIN([.A143]*2*PI() /256))" office:value-type="float" office:value="-31" calcext:value-type="float">
            <text:p>-31</text:p>
          </table:table-cell>
          <table:table-cell table:formula="of:=127+ROUND(127*SIN([.A143]*2*PI() /256))" office:value-type="float" office:value="96" calcext:value-type="float">
            <text:p>96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ROUND(511*SIN([.E143]*2*PI() /1024))" office:value-type="float" office:value="383" calcext:value-type="float">
            <text:p>383</text:p>
          </table:table-cell>
          <table:table-cell table:formula="of:=511+ROUND(511*SIN([.E143]*2*PI() /1024))"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table:formula="of:=ROUND(127*SIN([.A144]*2*PI() /256))" office:value-type="float" office:value="-34" calcext:value-type="float">
            <text:p>-34</text:p>
          </table:table-cell>
          <table:table-cell table:formula="of:=127+ROUND(127*SIN([.A144]*2*PI() /256))" office:value-type="float" office:value="93" calcext:value-type="float">
            <text:p>93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ROUND(511*SIN([.E144]*2*PI() /1024))" office:value-type="float" office:value="385" calcext:value-type="float">
            <text:p>385</text:p>
          </table:table-cell>
          <table:table-cell table:formula="of:=511+ROUND(511*SIN([.E144]*2*PI() /1024))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ROUND(127*SIN([.A145]*2*PI() /256))" office:value-type="float" office:value="-37" calcext:value-type="float">
            <text:p>-37</text:p>
          </table:table-cell>
          <table:table-cell table:formula="of:=127+ROUND(127*SIN([.A145]*2*PI() /256))" office:value-type="float" office:value="90" calcext:value-type="float">
            <text:p>9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ROUND(511*SIN([.E145]*2*PI() /1024))" office:value-type="float" office:value="387" calcext:value-type="float">
            <text:p>387</text:p>
          </table:table-cell>
          <table:table-cell table:formula="of:=511+ROUND(511*SIN([.E145]*2*PI() /1024))"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table:formula="of:=ROUND(127*SIN([.A146]*2*PI() /256))" office:value-type="float" office:value="-40" calcext:value-type="float">
            <text:p>-40</text:p>
          </table:table-cell>
          <table:table-cell table:formula="of:=127+ROUND(127*SIN([.A146]*2*PI() /256))" office:value-type="float" office:value="87" calcext:value-type="float">
            <text:p>87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ROUND(511*SIN([.E146]*2*PI() /1024))" office:value-type="float" office:value="389" calcext:value-type="float">
            <text:p>389</text:p>
          </table:table-cell>
          <table:table-cell table:formula="of:=511+ROUND(511*SIN([.E146]*2*PI() /1024))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table:formula="of:=ROUND(127*SIN([.A147]*2*PI() /256))" office:value-type="float" office:value="-43" calcext:value-type="float">
            <text:p>-43</text:p>
          </table:table-cell>
          <table:table-cell table:formula="of:=127+ROUND(127*SIN([.A147]*2*PI() /256))" office:value-type="float" office:value="84" calcext:value-type="float">
            <text:p>84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ROUND(511*SIN([.E147]*2*PI() /1024))" office:value-type="float" office:value="391" calcext:value-type="float">
            <text:p>391</text:p>
          </table:table-cell>
          <table:table-cell table:formula="of:=511+ROUND(511*SIN([.E147]*2*PI() /1024))"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table:formula="of:=ROUND(127*SIN([.A148]*2*PI() /256))" office:value-type="float" office:value="-46" calcext:value-type="float">
            <text:p>-46</text:p>
          </table:table-cell>
          <table:table-cell table:formula="of:=127+ROUND(127*SIN([.A148]*2*PI() /256))" office:value-type="float" office:value="81" calcext:value-type="float">
            <text:p>81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ROUND(511*SIN([.E148]*2*PI() /1024))" office:value-type="float" office:value="393" calcext:value-type="float">
            <text:p>393</text:p>
          </table:table-cell>
          <table:table-cell table:formula="of:=511+ROUND(511*SIN([.E148]*2*PI() /1024))"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formula="of:=ROUND(127*SIN([.A149]*2*PI() /256))" office:value-type="float" office:value="-49" calcext:value-type="float">
            <text:p>-49</text:p>
          </table:table-cell>
          <table:table-cell table:formula="of:=127+ROUND(127*SIN([.A149]*2*PI() /256))" office:value-type="float" office:value="78" calcext:value-type="float">
            <text:p>78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ROUND(511*SIN([.E149]*2*PI() /1024))" office:value-type="float" office:value="395" calcext:value-type="float">
            <text:p>395</text:p>
          </table:table-cell>
          <table:table-cell table:formula="of:=511+ROUND(511*SIN([.E149]*2*PI() /1024))"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table:formula="of:=ROUND(127*SIN([.A150]*2*PI() /256))" office:value-type="float" office:value="-51" calcext:value-type="float">
            <text:p>-51</text:p>
          </table:table-cell>
          <table:table-cell table:formula="of:=127+ROUND(127*SIN([.A150]*2*PI() /256))" office:value-type="float" office:value="76" calcext:value-type="float">
            <text:p>76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ROUND(511*SIN([.E150]*2*PI() /1024))" office:value-type="float" office:value="397" calcext:value-type="float">
            <text:p>397</text:p>
          </table:table-cell>
          <table:table-cell table:formula="of:=511+ROUND(511*SIN([.E150]*2*PI() /1024))"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table:formula="of:=ROUND(127*SIN([.A151]*2*PI() /256))" office:value-type="float" office:value="-54" calcext:value-type="float">
            <text:p>-54</text:p>
          </table:table-cell>
          <table:table-cell table:formula="of:=127+ROUND(127*SIN([.A151]*2*PI() /256))" office:value-type="float" office:value="73" calcext:value-type="float">
            <text:p>73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ROUND(511*SIN([.E151]*2*PI() /1024))" office:value-type="float" office:value="399" calcext:value-type="float">
            <text:p>399</text:p>
          </table:table-cell>
          <table:table-cell table:formula="of:=511+ROUND(511*SIN([.E151]*2*PI() /1024))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table:formula="of:=ROUND(127*SIN([.A152]*2*PI() /256))" office:value-type="float" office:value="-57" calcext:value-type="float">
            <text:p>-57</text:p>
          </table:table-cell>
          <table:table-cell table:formula="of:=127+ROUND(127*SIN([.A152]*2*PI() /256))" office:value-type="float" office:value="70" calcext:value-type="float">
            <text:p>7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ROUND(511*SIN([.E152]*2*PI() /1024))" office:value-type="float" office:value="401" calcext:value-type="float">
            <text:p>401</text:p>
          </table:table-cell>
          <table:table-cell table:formula="of:=511+ROUND(511*SIN([.E152]*2*PI() /1024))"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table:formula="of:=ROUND(127*SIN([.A153]*2*PI() /256))" office:value-type="float" office:value="-60" calcext:value-type="float">
            <text:p>-60</text:p>
          </table:table-cell>
          <table:table-cell table:formula="of:=127+ROUND(127*SIN([.A153]*2*PI() /256))" office:value-type="float" office:value="67" calcext:value-type="float">
            <text:p>67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ROUND(511*SIN([.E153]*2*PI() /1024))" office:value-type="float" office:value="403" calcext:value-type="float">
            <text:p>403</text:p>
          </table:table-cell>
          <table:table-cell table:formula="of:=511+ROUND(511*SIN([.E153]*2*PI() /1024))"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table:formula="of:=ROUND(127*SIN([.A154]*2*PI() /256))" office:value-type="float" office:value="-63" calcext:value-type="float">
            <text:p>-63</text:p>
          </table:table-cell>
          <table:table-cell table:formula="of:=127+ROUND(127*SIN([.A154]*2*PI() /256))" office:value-type="float" office:value="64" calcext:value-type="float">
            <text:p>64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ROUND(511*SIN([.E154]*2*PI() /1024))" office:value-type="float" office:value="405" calcext:value-type="float">
            <text:p>405</text:p>
          </table:table-cell>
          <table:table-cell table:formula="of:=511+ROUND(511*SIN([.E154]*2*PI() /1024))"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ROUND(127*SIN([.A155]*2*PI() /256))" office:value-type="float" office:value="-65" calcext:value-type="float">
            <text:p>-65</text:p>
          </table:table-cell>
          <table:table-cell table:formula="of:=127+ROUND(127*SIN([.A155]*2*PI() /256))" office:value-type="float" office:value="62" calcext:value-type="float">
            <text:p>62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OUND(511*SIN([.E155]*2*PI() /1024))" office:value-type="float" office:value="407" calcext:value-type="float">
            <text:p>407</text:p>
          </table:table-cell>
          <table:table-cell table:formula="of:=511+ROUND(511*SIN([.E155]*2*PI() /1024))"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table:formula="of:=ROUND(127*SIN([.A156]*2*PI() /256))" office:value-type="float" office:value="-68" calcext:value-type="float">
            <text:p>-68</text:p>
          </table:table-cell>
          <table:table-cell table:formula="of:=127+ROUND(127*SIN([.A156]*2*PI() /256))" office:value-type="float" office:value="59" calcext:value-type="float">
            <text:p>59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ROUND(511*SIN([.E156]*2*PI() /1024))" office:value-type="float" office:value="409" calcext:value-type="float">
            <text:p>409</text:p>
          </table:table-cell>
          <table:table-cell table:formula="of:=511+ROUND(511*SIN([.E156]*2*PI() /1024))"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table:formula="of:=ROUND(127*SIN([.A157]*2*PI() /256))" office:value-type="float" office:value="-71" calcext:value-type="float">
            <text:p>-71</text:p>
          </table:table-cell>
          <table:table-cell table:formula="of:=127+ROUND(127*SIN([.A157]*2*PI() /256))"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ROUND(511*SIN([.E157]*2*PI() /1024))" office:value-type="float" office:value="410" calcext:value-type="float">
            <text:p>410</text:p>
          </table:table-cell>
          <table:table-cell table:formula="of:=511+ROUND(511*SIN([.E157]*2*PI() /1024))"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table:formula="of:=ROUND(127*SIN([.A158]*2*PI() /256))" office:value-type="float" office:value="-73" calcext:value-type="float">
            <text:p>-73</text:p>
          </table:table-cell>
          <table:table-cell table:formula="of:=127+ROUND(127*SIN([.A158]*2*PI() /256))" office:value-type="float" office:value="54" calcext:value-type="float">
            <text:p>5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ROUND(511*SIN([.E158]*2*PI() /1024))" office:value-type="float" office:value="412" calcext:value-type="float">
            <text:p>412</text:p>
          </table:table-cell>
          <table:table-cell table:formula="of:=511+ROUND(511*SIN([.E158]*2*PI() /1024))"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table:formula="of:=ROUND(127*SIN([.A159]*2*PI() /256))" office:value-type="float" office:value="-76" calcext:value-type="float">
            <text:p>-76</text:p>
          </table:table-cell>
          <table:table-cell table:formula="of:=127+ROUND(127*SIN([.A159]*2*PI() /256))" office:value-type="float" office:value="51" calcext:value-type="float">
            <text:p>5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ROUND(511*SIN([.E159]*2*PI() /1024))" office:value-type="float" office:value="414" calcext:value-type="float">
            <text:p>414</text:p>
          </table:table-cell>
          <table:table-cell table:formula="of:=511+ROUND(511*SIN([.E159]*2*PI() /1024))"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table:formula="of:=ROUND(127*SIN([.A160]*2*PI() /256))" office:value-type="float" office:value="-78" calcext:value-type="float">
            <text:p>-78</text:p>
          </table:table-cell>
          <table:table-cell table:formula="of:=127+ROUND(127*SIN([.A160]*2*PI() /256))" office:value-type="float" office:value="49" calcext:value-type="float">
            <text:p>49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ROUND(511*SIN([.E160]*2*PI() /1024))" office:value-type="float" office:value="416" calcext:value-type="float">
            <text:p>416</text:p>
          </table:table-cell>
          <table:table-cell table:formula="of:=511+ROUND(511*SIN([.E160]*2*PI() /1024))"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table:formula="of:=ROUND(127*SIN([.A161]*2*PI() /256))" office:value-type="float" office:value="-81" calcext:value-type="float">
            <text:p>-81</text:p>
          </table:table-cell>
          <table:table-cell table:formula="of:=127+ROUND(127*SIN([.A161]*2*PI() /256))" office:value-type="float" office:value="46" calcext:value-type="float">
            <text:p>4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ROUND(511*SIN([.E161]*2*PI() /1024))" office:value-type="float" office:value="418" calcext:value-type="float">
            <text:p>418</text:p>
          </table:table-cell>
          <table:table-cell table:formula="of:=511+ROUND(511*SIN([.E161]*2*PI() /1024))"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table:formula="of:=ROUND(127*SIN([.A162]*2*PI() /256))" office:value-type="float" office:value="-83" calcext:value-type="float">
            <text:p>-83</text:p>
          </table:table-cell>
          <table:table-cell table:formula="of:=127+ROUND(127*SIN([.A162]*2*PI() /256))" office:value-type="float" office:value="44" calcext:value-type="float">
            <text:p>44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ROUND(511*SIN([.E162]*2*PI() /1024))" office:value-type="float" office:value="420" calcext:value-type="float">
            <text:p>420</text:p>
          </table:table-cell>
          <table:table-cell table:formula="of:=511+ROUND(511*SIN([.E162]*2*PI() /1024))"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table:formula="of:=ROUND(127*SIN([.A163]*2*PI() /256))" office:value-type="float" office:value="-85" calcext:value-type="float">
            <text:p>-85</text:p>
          </table:table-cell>
          <table:table-cell table:formula="of:=127+ROUND(127*SIN([.A163]*2*PI() /256))" office:value-type="float" office:value="42" calcext:value-type="float">
            <text:p>42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ROUND(511*SIN([.E163]*2*PI() /1024))" office:value-type="float" office:value="421" calcext:value-type="float">
            <text:p>421</text:p>
          </table:table-cell>
          <table:table-cell table:formula="of:=511+ROUND(511*SIN([.E163]*2*PI() /1024))"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table:formula="of:=ROUND(127*SIN([.A164]*2*PI() /256))" office:value-type="float" office:value="-88" calcext:value-type="float">
            <text:p>-88</text:p>
          </table:table-cell>
          <table:table-cell table:formula="of:=127+ROUND(127*SIN([.A164]*2*PI() /256))" office:value-type="float" office:value="39" calcext:value-type="float">
            <text:p>3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ROUND(511*SIN([.E164]*2*PI() /1024))" office:value-type="float" office:value="423" calcext:value-type="float">
            <text:p>423</text:p>
          </table:table-cell>
          <table:table-cell table:formula="of:=511+ROUND(511*SIN([.E164]*2*PI() /1024))"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ROUND(127*SIN([.A165]*2*PI() /256))" office:value-type="float" office:value="-90" calcext:value-type="float">
            <text:p>-90</text:p>
          </table:table-cell>
          <table:table-cell table:formula="of:=127+ROUND(127*SIN([.A165]*2*PI() /256))" office:value-type="float" office:value="37" calcext:value-type="float">
            <text:p>3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ROUND(511*SIN([.E165]*2*PI() /1024))" office:value-type="float" office:value="425" calcext:value-type="float">
            <text:p>425</text:p>
          </table:table-cell>
          <table:table-cell table:formula="of:=511+ROUND(511*SIN([.E165]*2*PI() /1024))"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table:formula="of:=ROUND(127*SIN([.A166]*2*PI() /256))" office:value-type="float" office:value="-92" calcext:value-type="float">
            <text:p>-92</text:p>
          </table:table-cell>
          <table:table-cell table:formula="of:=127+ROUND(127*SIN([.A166]*2*PI() /256))" office:value-type="float" office:value="35" calcext:value-type="float">
            <text:p>35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ROUND(511*SIN([.E166]*2*PI() /1024))" office:value-type="float" office:value="427" calcext:value-type="float">
            <text:p>427</text:p>
          </table:table-cell>
          <table:table-cell table:formula="of:=511+ROUND(511*SIN([.E166]*2*PI() /1024))"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table:formula="of:=ROUND(127*SIN([.A167]*2*PI() /256))" office:value-type="float" office:value="-94" calcext:value-type="float">
            <text:p>-94</text:p>
          </table:table-cell>
          <table:table-cell table:formula="of:=127+ROUND(127*SIN([.A167]*2*PI() /256))" office:value-type="float" office:value="33" calcext:value-type="float">
            <text:p>33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ROUND(511*SIN([.E167]*2*PI() /1024))" office:value-type="float" office:value="428" calcext:value-type="float">
            <text:p>428</text:p>
          </table:table-cell>
          <table:table-cell table:formula="of:=511+ROUND(511*SIN([.E167]*2*PI() /1024))"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table:formula="of:=ROUND(127*SIN([.A168]*2*PI() /256))" office:value-type="float" office:value="-96" calcext:value-type="float">
            <text:p>-96</text:p>
          </table:table-cell>
          <table:table-cell table:formula="of:=127+ROUND(127*SIN([.A168]*2*PI() /256))" office:value-type="float" office:value="31" calcext:value-type="float">
            <text:p>31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ROUND(511*SIN([.E168]*2*PI() /1024))" office:value-type="float" office:value="430" calcext:value-type="float">
            <text:p>430</text:p>
          </table:table-cell>
          <table:table-cell table:formula="of:=511+ROUND(511*SIN([.E168]*2*PI() /1024))"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table:formula="of:=ROUND(127*SIN([.A169]*2*PI() /256))" office:value-type="float" office:value="-98" calcext:value-type="float">
            <text:p>-98</text:p>
          </table:table-cell>
          <table:table-cell table:formula="of:=127+ROUND(127*SIN([.A169]*2*PI() /256))" office:value-type="float" office:value="29" calcext:value-type="float">
            <text:p>29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ROUND(511*SIN([.E169]*2*PI() /1024))" office:value-type="float" office:value="432" calcext:value-type="float">
            <text:p>432</text:p>
          </table:table-cell>
          <table:table-cell table:formula="of:=511+ROUND(511*SIN([.E169]*2*PI() /1024))"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table:formula="of:=ROUND(127*SIN([.A170]*2*PI() /256))" office:value-type="float" office:value="-100" calcext:value-type="float">
            <text:p>-100</text:p>
          </table:table-cell>
          <table:table-cell table:formula="of:=127+ROUND(127*SIN([.A170]*2*PI() /256))" office:value-type="float" office:value="27" calcext:value-type="float">
            <text:p>27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ROUND(511*SIN([.E170]*2*PI() /1024))" office:value-type="float" office:value="433" calcext:value-type="float">
            <text:p>433</text:p>
          </table:table-cell>
          <table:table-cell table:formula="of:=511+ROUND(511*SIN([.E170]*2*PI() /1024))"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table:formula="of:=ROUND(127*SIN([.A171]*2*PI() /256))" office:value-type="float" office:value="-102" calcext:value-type="float">
            <text:p>-102</text:p>
          </table:table-cell>
          <table:table-cell table:formula="of:=127+ROUND(127*SIN([.A171]*2*PI() /256))" office:value-type="float" office:value="25" calcext:value-type="float">
            <text:p>25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ROUND(511*SIN([.E171]*2*PI() /1024))" office:value-type="float" office:value="435" calcext:value-type="float">
            <text:p>435</text:p>
          </table:table-cell>
          <table:table-cell table:formula="of:=511+ROUND(511*SIN([.E171]*2*PI() /1024))"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table:formula="of:=ROUND(127*SIN([.A172]*2*PI() /256))" office:value-type="float" office:value="-104" calcext:value-type="float">
            <text:p>-104</text:p>
          </table:table-cell>
          <table:table-cell table:formula="of:=127+ROUND(127*SIN([.A172]*2*PI() /256))" office:value-type="float" office:value="23" calcext:value-type="float">
            <text:p>2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ROUND(511*SIN([.E172]*2*PI() /1024))" office:value-type="float" office:value="437" calcext:value-type="float">
            <text:p>437</text:p>
          </table:table-cell>
          <table:table-cell table:formula="of:=511+ROUND(511*SIN([.E172]*2*PI() /1024))"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table:formula="of:=ROUND(127*SIN([.A173]*2*PI() /256))" office:value-type="float" office:value="-106" calcext:value-type="float">
            <text:p>-106</text:p>
          </table:table-cell>
          <table:table-cell table:formula="of:=127+ROUND(127*SIN([.A173]*2*PI() /256))" office:value-type="float" office:value="21" calcext:value-type="float">
            <text:p>21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ROUND(511*SIN([.E173]*2*PI() /1024))" office:value-type="float" office:value="438" calcext:value-type="float">
            <text:p>438</text:p>
          </table:table-cell>
          <table:table-cell table:formula="of:=511+ROUND(511*SIN([.E173]*2*PI() /1024))"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table:formula="of:=ROUND(127*SIN([.A174]*2*PI() /256))" office:value-type="float" office:value="-107" calcext:value-type="float">
            <text:p>-107</text:p>
          </table:table-cell>
          <table:table-cell table:formula="of:=127+ROUND(127*SIN([.A174]*2*PI() /256))" office:value-type="float" office:value="20" calcext:value-type="float">
            <text:p>2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ROUND(511*SIN([.E174]*2*PI() /1024))" office:value-type="float" office:value="440" calcext:value-type="float">
            <text:p>440</text:p>
          </table:table-cell>
          <table:table-cell table:formula="of:=511+ROUND(511*SIN([.E174]*2*PI() /1024))"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formula="of:=ROUND(127*SIN([.A175]*2*PI() /256))" office:value-type="float" office:value="-109" calcext:value-type="float">
            <text:p>-109</text:p>
          </table:table-cell>
          <table:table-cell table:formula="of:=127+ROUND(127*SIN([.A175]*2*PI() /256))" office:value-type="float" office:value="18" calcext:value-type="float">
            <text:p>1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ROUND(511*SIN([.E175]*2*PI() /1024))" office:value-type="float" office:value="441" calcext:value-type="float">
            <text:p>441</text:p>
          </table:table-cell>
          <table:table-cell table:formula="of:=511+ROUND(511*SIN([.E175]*2*PI() /1024))"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table:formula="of:=ROUND(127*SIN([.A176]*2*PI() /256))" office:value-type="float" office:value="-111" calcext:value-type="float">
            <text:p>-111</text:p>
          </table:table-cell>
          <table:table-cell table:formula="of:=127+ROUND(127*SIN([.A176]*2*PI() /256))" office:value-type="float" office:value="16" calcext:value-type="float">
            <text:p>16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ROUND(511*SIN([.E176]*2*PI() /1024))" office:value-type="float" office:value="443" calcext:value-type="float">
            <text:p>443</text:p>
          </table:table-cell>
          <table:table-cell table:formula="of:=511+ROUND(511*SIN([.E176]*2*PI() /1024))"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table:formula="of:=ROUND(127*SIN([.A177]*2*PI() /256))" office:value-type="float" office:value="-112" calcext:value-type="float">
            <text:p>-112</text:p>
          </table:table-cell>
          <table:table-cell table:formula="of:=127+ROUND(127*SIN([.A177]*2*PI() /256))" office:value-type="float" office:value="15" calcext:value-type="float">
            <text:p>15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ROUND(511*SIN([.E177]*2*PI() /1024))" office:value-type="float" office:value="445" calcext:value-type="float">
            <text:p>445</text:p>
          </table:table-cell>
          <table:table-cell table:formula="of:=511+ROUND(511*SIN([.E177]*2*PI() /1024))"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table:formula="of:=ROUND(127*SIN([.A178]*2*PI() /256))" office:value-type="float" office:value="-113" calcext:value-type="float">
            <text:p>-113</text:p>
          </table:table-cell>
          <table:table-cell table:formula="of:=127+ROUND(127*SIN([.A178]*2*PI() /256))" office:value-type="float" office:value="14" calcext:value-type="float">
            <text:p>14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ROUND(511*SIN([.E178]*2*PI() /1024))" office:value-type="float" office:value="446" calcext:value-type="float">
            <text:p>446</text:p>
          </table:table-cell>
          <table:table-cell table:formula="of:=511+ROUND(511*SIN([.E178]*2*PI() /1024))"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table:formula="of:=ROUND(127*SIN([.A179]*2*PI() /256))" office:value-type="float" office:value="-115" calcext:value-type="float">
            <text:p>-115</text:p>
          </table:table-cell>
          <table:table-cell table:formula="of:=127+ROUND(127*SIN([.A179]*2*PI() /256))" office:value-type="float" office:value="12" calcext:value-type="float">
            <text:p>1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ROUND(511*SIN([.E179]*2*PI() /1024))" office:value-type="float" office:value="448" calcext:value-type="float">
            <text:p>448</text:p>
          </table:table-cell>
          <table:table-cell table:formula="of:=511+ROUND(511*SIN([.E179]*2*PI() /1024))"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table:formula="of:=ROUND(127*SIN([.A180]*2*PI() /256))" office:value-type="float" office:value="-116" calcext:value-type="float">
            <text:p>-116</text:p>
          </table:table-cell>
          <table:table-cell table:formula="of:=127+ROUND(127*SIN([.A180]*2*PI() /256))" office:value-type="float" office:value="11" calcext:value-type="float">
            <text:p>11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ROUND(511*SIN([.E180]*2*PI() /1024))" office:value-type="float" office:value="449" calcext:value-type="float">
            <text:p>449</text:p>
          </table:table-cell>
          <table:table-cell table:formula="of:=511+ROUND(511*SIN([.E180]*2*PI() /1024))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table:formula="of:=ROUND(127*SIN([.A181]*2*PI() /256))" office:value-type="float" office:value="-117" calcext:value-type="float">
            <text:p>-117</text:p>
          </table:table-cell>
          <table:table-cell table:formula="of:=127+ROUND(127*SIN([.A181]*2*PI() /256))" office:value-type="float" office:value="10" calcext:value-type="float">
            <text:p>10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ROUND(511*SIN([.E181]*2*PI() /1024))" office:value-type="float" office:value="451" calcext:value-type="float">
            <text:p>451</text:p>
          </table:table-cell>
          <table:table-cell table:formula="of:=511+ROUND(511*SIN([.E181]*2*PI() /1024))"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table:formula="of:=ROUND(127*SIN([.A182]*2*PI() /256))" office:value-type="float" office:value="-118" calcext:value-type="float">
            <text:p>-118</text:p>
          </table:table-cell>
          <table:table-cell table:formula="of:=127+ROUND(127*SIN([.A182]*2*PI() /256))" office:value-type="float" office:value="9" calcext:value-type="float">
            <text:p>9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ROUND(511*SIN([.E182]*2*PI() /1024))" office:value-type="float" office:value="452" calcext:value-type="float">
            <text:p>452</text:p>
          </table:table-cell>
          <table:table-cell table:formula="of:=511+ROUND(511*SIN([.E182]*2*PI() /1024))"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table:formula="of:=ROUND(127*SIN([.A183]*2*PI() /256))" office:value-type="float" office:value="-120" calcext:value-type="float">
            <text:p>-120</text:p>
          </table:table-cell>
          <table:table-cell table:formula="of:=127+ROUND(127*SIN([.A183]*2*PI() /256))" office:value-type="float" office:value="7" calcext:value-type="float">
            <text:p>7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ROUND(511*SIN([.E183]*2*PI() /1024))" office:value-type="float" office:value="454" calcext:value-type="float">
            <text:p>454</text:p>
          </table:table-cell>
          <table:table-cell table:formula="of:=511+ROUND(511*SIN([.E183]*2*PI() /1024))"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table:formula="of:=ROUND(127*SIN([.A184]*2*PI() /256))" office:value-type="float" office:value="-121" calcext:value-type="float">
            <text:p>-121</text:p>
          </table:table-cell>
          <table:table-cell table:formula="of:=127+ROUND(127*SIN([.A184]*2*PI() /256))" office:value-type="float" office:value="6" calcext:value-type="float">
            <text:p>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ROUND(511*SIN([.E184]*2*PI() /1024))" office:value-type="float" office:value="455" calcext:value-type="float">
            <text:p>455</text:p>
          </table:table-cell>
          <table:table-cell table:formula="of:=511+ROUND(511*SIN([.E184]*2*PI() /1024))"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ROUND(127*SIN([.A185]*2*PI() /256))" office:value-type="float" office:value="-122" calcext:value-type="float">
            <text:p>-122</text:p>
          </table:table-cell>
          <table:table-cell table:formula="of:=127+ROUND(127*SIN([.A185]*2*PI() /256))"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ROUND(511*SIN([.E185]*2*PI() /1024))" office:value-type="float" office:value="456" calcext:value-type="float">
            <text:p>456</text:p>
          </table:table-cell>
          <table:table-cell table:formula="of:=511+ROUND(511*SIN([.E185]*2*PI() /1024))"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table:formula="of:=ROUND(127*SIN([.A186]*2*PI() /256))" office:value-type="float" office:value="-122" calcext:value-type="float">
            <text:p>-122</text:p>
          </table:table-cell>
          <table:table-cell table:formula="of:=127+ROUND(127*SIN([.A186]*2*PI() /256))" office:value-type="float" office:value="5" calcext:value-type="float">
            <text:p>5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ROUND(511*SIN([.E186]*2*PI() /1024))" office:value-type="float" office:value="458" calcext:value-type="float">
            <text:p>458</text:p>
          </table:table-cell>
          <table:table-cell table:formula="of:=511+ROUND(511*SIN([.E186]*2*PI() /1024))"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table:formula="of:=ROUND(127*SIN([.A187]*2*PI() /256))" office:value-type="float" office:value="-123" calcext:value-type="float">
            <text:p>-123</text:p>
          </table:table-cell>
          <table:table-cell table:formula="of:=127+ROUND(127*SIN([.A187]*2*PI() /256))" office:value-type="float" office:value="4" calcext:value-type="float">
            <text:p>4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ROUND(511*SIN([.E187]*2*PI() /1024))" office:value-type="float" office:value="459" calcext:value-type="float">
            <text:p>459</text:p>
          </table:table-cell>
          <table:table-cell table:formula="of:=511+ROUND(511*SIN([.E187]*2*PI() /1024))" office:value-type="float" office:value="970" calcext:value-type="float">
            <text:p>97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table:formula="of:=ROUND(127*SIN([.A188]*2*PI() /256))" office:value-type="float" office:value="-124" calcext:value-type="float">
            <text:p>-124</text:p>
          </table:table-cell>
          <table:table-cell table:formula="of:=127+ROUND(127*SIN([.A188]*2*PI() /256))" office:value-type="float" office:value="3" calcext:value-type="float">
            <text:p>3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ROUND(511*SIN([.E188]*2*PI() /1024))" office:value-type="float" office:value="461" calcext:value-type="float">
            <text:p>461</text:p>
          </table:table-cell>
          <table:table-cell table:formula="of:=511+ROUND(511*SIN([.E188]*2*PI() /1024))"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table:formula="of:=ROUND(127*SIN([.A189]*2*PI() /256))" office:value-type="float" office:value="-125" calcext:value-type="float">
            <text:p>-125</text:p>
          </table:table-cell>
          <table:table-cell table:formula="of:=127+ROUND(127*SIN([.A189]*2*PI() /256))" office:value-type="float" office:value="2" calcext:value-type="float">
            <text:p>2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ROUND(511*SIN([.E189]*2*PI() /1024))" office:value-type="float" office:value="462" calcext:value-type="float">
            <text:p>462</text:p>
          </table:table-cell>
          <table:table-cell table:formula="of:=511+ROUND(511*SIN([.E189]*2*PI() /1024))"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table:formula="of:=ROUND(127*SIN([.A190]*2*PI() /256))" office:value-type="float" office:value="-125" calcext:value-type="float">
            <text:p>-125</text:p>
          </table:table-cell>
          <table:table-cell table:formula="of:=127+ROUND(127*SIN([.A190]*2*PI() /256))" office:value-type="float" office:value="2" calcext:value-type="float">
            <text:p>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ROUND(511*SIN([.E190]*2*PI() /1024))" office:value-type="float" office:value="463" calcext:value-type="float">
            <text:p>463</text:p>
          </table:table-cell>
          <table:table-cell table:formula="of:=511+ROUND(511*SIN([.E190]*2*PI() /1024))"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table:formula="of:=ROUND(127*SIN([.A191]*2*PI() /256))" office:value-type="float" office:value="-126" calcext:value-type="float">
            <text:p>-126</text:p>
          </table:table-cell>
          <table:table-cell table:formula="of:=127+ROUND(127*SIN([.A191]*2*PI() /256))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ROUND(511*SIN([.E191]*2*PI() /1024))" office:value-type="float" office:value="465" calcext:value-type="float">
            <text:p>465</text:p>
          </table:table-cell>
          <table:table-cell table:formula="of:=511+ROUND(511*SIN([.E191]*2*PI() /1024))"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table:formula="of:=ROUND(127*SIN([.A192]*2*PI() /256))" office:value-type="float" office:value="-126" calcext:value-type="float">
            <text:p>-126</text:p>
          </table:table-cell>
          <table:table-cell table:formula="of:=127+ROUND(127*SIN([.A192]*2*PI() /256))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ROUND(511*SIN([.E192]*2*PI() /1024))" office:value-type="float" office:value="466" calcext:value-type="float">
            <text:p>466</text:p>
          </table:table-cell>
          <table:table-cell table:formula="of:=511+ROUND(511*SIN([.E192]*2*PI() /1024))"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table:formula="of:=ROUND(127*SIN([.A193]*2*PI() /256))" office:value-type="float" office:value="-126" calcext:value-type="float">
            <text:p>-126</text:p>
          </table:table-cell>
          <table:table-cell table:formula="of:=127+ROUND(127*SIN([.A193]*2*PI() /256))"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ROUND(511*SIN([.E193]*2*PI() /1024))" office:value-type="float" office:value="467" calcext:value-type="float">
            <text:p>467</text:p>
          </table:table-cell>
          <table:table-cell table:formula="of:=511+ROUND(511*SIN([.E193]*2*PI() /1024))"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table:formula="of:=ROUND(127*SIN([.A194]*2*PI() /256))" office:value-type="float" office:value="-127" calcext:value-type="float">
            <text:p>-127</text:p>
          </table:table-cell>
          <table:table-cell table:formula="of:=127+ROUND(127*SIN([.A194]*2*PI() /256))"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ROUND(511*SIN([.E194]*2*PI() /1024))" office:value-type="float" office:value="468" calcext:value-type="float">
            <text:p>468</text:p>
          </table:table-cell>
          <table:table-cell table:formula="of:=511+ROUND(511*SIN([.E194]*2*PI() /1024))"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formula="of:=ROUND(127*SIN([.A195]*2*PI() /256))" office:value-type="float" office:value="-127" calcext:value-type="float">
            <text:p>-127</text:p>
          </table:table-cell>
          <table:table-cell table:formula="of:=127+ROUND(127*SIN([.A195]*2*PI() /256))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ROUND(511*SIN([.E195]*2*PI() /1024))" office:value-type="float" office:value="470" calcext:value-type="float">
            <text:p>470</text:p>
          </table:table-cell>
          <table:table-cell table:formula="of:=511+ROUND(511*SIN([.E195]*2*PI() /1024))" office:value-type="float" office:value="981" calcext:value-type="float">
            <text:p>98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table:formula="of:=ROUND(127*SIN([.A196]*2*PI() /256))" office:value-type="float" office:value="-127" calcext:value-type="float">
            <text:p>-127</text:p>
          </table:table-cell>
          <table:table-cell table:formula="of:=127+ROUND(127*SIN([.A196]*2*PI() /256))"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ROUND(511*SIN([.E196]*2*PI() /1024))" office:value-type="float" office:value="471" calcext:value-type="float">
            <text:p>471</text:p>
          </table:table-cell>
          <table:table-cell table:formula="of:=511+ROUND(511*SIN([.E196]*2*PI() /1024))"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table:formula="of:=ROUND(127*SIN([.A197]*2*PI() /256))" office:value-type="float" office:value="-127" calcext:value-type="float">
            <text:p>-127</text:p>
          </table:table-cell>
          <table:table-cell table:formula="of:=127+ROUND(127*SIN([.A197]*2*PI() /256))"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ROUND(511*SIN([.E197]*2*PI() /1024))" office:value-type="float" office:value="472" calcext:value-type="float">
            <text:p>472</text:p>
          </table:table-cell>
          <table:table-cell table:formula="of:=511+ROUND(511*SIN([.E197]*2*PI() /1024))"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table:formula="of:=ROUND(127*SIN([.A198]*2*PI() /256))" office:value-type="float" office:value="-127" calcext:value-type="float">
            <text:p>-127</text:p>
          </table:table-cell>
          <table:table-cell table:formula="of:=127+ROUND(127*SIN([.A198]*2*PI() /256))"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ROUND(511*SIN([.E198]*2*PI() /1024))" office:value-type="float" office:value="473" calcext:value-type="float">
            <text:p>473</text:p>
          </table:table-cell>
          <table:table-cell table:formula="of:=511+ROUND(511*SIN([.E198]*2*PI() /1024))"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table:formula="of:=ROUND(127*SIN([.A199]*2*PI() /256))" office:value-type="float" office:value="-127" calcext:value-type="float">
            <text:p>-127</text:p>
          </table:table-cell>
          <table:table-cell table:formula="of:=127+ROUND(127*SIN([.A199]*2*PI() /256))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ROUND(511*SIN([.E199]*2*PI() /1024))" office:value-type="float" office:value="474" calcext:value-type="float">
            <text:p>474</text:p>
          </table:table-cell>
          <table:table-cell table:formula="of:=511+ROUND(511*SIN([.E199]*2*PI() /1024))"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table:formula="of:=ROUND(127*SIN([.A200]*2*PI() /256))" office:value-type="float" office:value="-127" calcext:value-type="float">
            <text:p>-127</text:p>
          </table:table-cell>
          <table:table-cell table:formula="of:=127+ROUND(127*SIN([.A200]*2*PI() /256))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ROUND(511*SIN([.E200]*2*PI() /1024))" office:value-type="float" office:value="476" calcext:value-type="float">
            <text:p>476</text:p>
          </table:table-cell>
          <table:table-cell table:formula="of:=511+ROUND(511*SIN([.E200]*2*PI() /1024))"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table:formula="of:=ROUND(127*SIN([.A201]*2*PI() /256))" office:value-type="float" office:value="-126" calcext:value-type="float">
            <text:p>-126</text:p>
          </table:table-cell>
          <table:table-cell table:formula="of:=127+ROUND(127*SIN([.A201]*2*PI() /256))" office:value-type="float" office:value="1" calcext:value-type="float">
            <text:p>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ROUND(511*SIN([.E201]*2*PI() /1024))" office:value-type="float" office:value="477" calcext:value-type="float">
            <text:p>477</text:p>
          </table:table-cell>
          <table:table-cell table:formula="of:=511+ROUND(511*SIN([.E201]*2*PI() /1024))"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table:formula="of:=ROUND(127*SIN([.A202]*2*PI() /256))" office:value-type="float" office:value="-126" calcext:value-type="float">
            <text:p>-126</text:p>
          </table:table-cell>
          <table:table-cell table:formula="of:=127+ROUND(127*SIN([.A202]*2*PI() /256))" office:value-type="float" office:value="1" calcext:value-type="float">
            <text:p>1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ROUND(511*SIN([.E202]*2*PI() /1024))" office:value-type="float" office:value="478" calcext:value-type="float">
            <text:p>478</text:p>
          </table:table-cell>
          <table:table-cell table:formula="of:=511+ROUND(511*SIN([.E202]*2*PI() /1024))"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table:formula="of:=ROUND(127*SIN([.A203]*2*PI() /256))" office:value-type="float" office:value="-126" calcext:value-type="float">
            <text:p>-126</text:p>
          </table:table-cell>
          <table:table-cell table:formula="of:=127+ROUND(127*SIN([.A203]*2*PI() /256))" office:value-type="float" office:value="1" calcext:value-type="float">
            <text:p>1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ROUND(511*SIN([.E203]*2*PI() /1024))" office:value-type="float" office:value="479" calcext:value-type="float">
            <text:p>479</text:p>
          </table:table-cell>
          <table:table-cell table:formula="of:=511+ROUND(511*SIN([.E203]*2*PI() /1024))"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table:formula="of:=ROUND(127*SIN([.A204]*2*PI() /256))" office:value-type="float" office:value="-125" calcext:value-type="float">
            <text:p>-125</text:p>
          </table:table-cell>
          <table:table-cell table:formula="of:=127+ROUND(127*SIN([.A204]*2*PI() /256))" office:value-type="float" office:value="2" calcext:value-type="float">
            <text:p>2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ROUND(511*SIN([.E204]*2*PI() /1024))" office:value-type="float" office:value="480" calcext:value-type="float">
            <text:p>480</text:p>
          </table:table-cell>
          <table:table-cell table:formula="of:=511+ROUND(511*SIN([.E204]*2*PI() /1024))"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formula="of:=ROUND(127*SIN([.A205]*2*PI() /256))" office:value-type="float" office:value="-125" calcext:value-type="float">
            <text:p>-125</text:p>
          </table:table-cell>
          <table:table-cell table:formula="of:=127+ROUND(127*SIN([.A205]*2*PI() /256))"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ROUND(511*SIN([.E205]*2*PI() /1024))" office:value-type="float" office:value="481" calcext:value-type="float">
            <text:p>481</text:p>
          </table:table-cell>
          <table:table-cell table:formula="of:=511+ROUND(511*SIN([.E205]*2*PI() /1024))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table:formula="of:=ROUND(127*SIN([.A206]*2*PI() /256))" office:value-type="float" office:value="-124" calcext:value-type="float">
            <text:p>-124</text:p>
          </table:table-cell>
          <table:table-cell table:formula="of:=127+ROUND(127*SIN([.A206]*2*PI() /256))" office:value-type="float" office:value="3" calcext:value-type="float">
            <text:p>3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ROUND(511*SIN([.E206]*2*PI() /1024))" office:value-type="float" office:value="482" calcext:value-type="float">
            <text:p>482</text:p>
          </table:table-cell>
          <table:table-cell table:formula="of:=511+ROUND(511*SIN([.E206]*2*PI() /1024))"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table:formula="of:=ROUND(127*SIN([.A207]*2*PI() /256))" office:value-type="float" office:value="-123" calcext:value-type="float">
            <text:p>-123</text:p>
          </table:table-cell>
          <table:table-cell table:formula="of:=127+ROUND(127*SIN([.A207]*2*PI() /256))" office:value-type="float" office:value="4" calcext:value-type="float">
            <text:p>4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ROUND(511*SIN([.E207]*2*PI() /1024))" office:value-type="float" office:value="483" calcext:value-type="float">
            <text:p>483</text:p>
          </table:table-cell>
          <table:table-cell table:formula="of:=511+ROUND(511*SIN([.E207]*2*PI() /1024))"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table:formula="of:=ROUND(127*SIN([.A208]*2*PI() /256))" office:value-type="float" office:value="-122" calcext:value-type="float">
            <text:p>-122</text:p>
          </table:table-cell>
          <table:table-cell table:formula="of:=127+ROUND(127*SIN([.A208]*2*PI() /256))" office:value-type="float" office:value="5" calcext:value-type="float">
            <text:p>5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ROUND(511*SIN([.E208]*2*PI() /1024))" office:value-type="float" office:value="484" calcext:value-type="float">
            <text:p>484</text:p>
          </table:table-cell>
          <table:table-cell table:formula="of:=511+ROUND(511*SIN([.E208]*2*PI() /1024))"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table:formula="of:=ROUND(127*SIN([.A209]*2*PI() /256))" office:value-type="float" office:value="-122" calcext:value-type="float">
            <text:p>-122</text:p>
          </table:table-cell>
          <table:table-cell table:formula="of:=127+ROUND(127*SIN([.A209]*2*PI() /256))" office:value-type="float" office:value="5" calcext:value-type="float">
            <text:p>5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ROUND(511*SIN([.E209]*2*PI() /1024))" office:value-type="float" office:value="485" calcext:value-type="float">
            <text:p>485</text:p>
          </table:table-cell>
          <table:table-cell table:formula="of:=511+ROUND(511*SIN([.E209]*2*PI() /1024))"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table:formula="of:=ROUND(127*SIN([.A210]*2*PI() /256))" office:value-type="float" office:value="-121" calcext:value-type="float">
            <text:p>-121</text:p>
          </table:table-cell>
          <table:table-cell table:formula="of:=127+ROUND(127*SIN([.A210]*2*PI() /256))" office:value-type="float" office:value="6" calcext:value-type="float">
            <text:p>6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ROUND(511*SIN([.E210]*2*PI() /1024))" office:value-type="float" office:value="486" calcext:value-type="float">
            <text:p>486</text:p>
          </table:table-cell>
          <table:table-cell table:formula="of:=511+ROUND(511*SIN([.E210]*2*PI() /1024))"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table:formula="of:=ROUND(127*SIN([.A211]*2*PI() /256))" office:value-type="float" office:value="-120" calcext:value-type="float">
            <text:p>-120</text:p>
          </table:table-cell>
          <table:table-cell table:formula="of:=127+ROUND(127*SIN([.A211]*2*PI() /256))" office:value-type="float" office:value="7" calcext:value-type="float">
            <text:p>7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ROUND(511*SIN([.E211]*2*PI() /1024))" office:value-type="float" office:value="487" calcext:value-type="float">
            <text:p>487</text:p>
          </table:table-cell>
          <table:table-cell table:formula="of:=511+ROUND(511*SIN([.E211]*2*PI() /1024))"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table:formula="of:=ROUND(127*SIN([.A212]*2*PI() /256))" office:value-type="float" office:value="-118" calcext:value-type="float">
            <text:p>-118</text:p>
          </table:table-cell>
          <table:table-cell table:formula="of:=127+ROUND(127*SIN([.A212]*2*PI() /256))" office:value-type="float" office:value="9" calcext:value-type="float">
            <text:p>9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ROUND(511*SIN([.E212]*2*PI() /1024))" office:value-type="float" office:value="488" calcext:value-type="float">
            <text:p>488</text:p>
          </table:table-cell>
          <table:table-cell table:formula="of:=511+ROUND(511*SIN([.E212]*2*PI() /1024))"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table:formula="of:=ROUND(127*SIN([.A213]*2*PI() /256))" office:value-type="float" office:value="-117" calcext:value-type="float">
            <text:p>-117</text:p>
          </table:table-cell>
          <table:table-cell table:formula="of:=127+ROUND(127*SIN([.A213]*2*PI() /256))" office:value-type="float" office:value="10" calcext:value-type="float">
            <text:p>10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ROUND(511*SIN([.E213]*2*PI() /1024))" office:value-type="float" office:value="489" calcext:value-type="float">
            <text:p>489</text:p>
          </table:table-cell>
          <table:table-cell table:formula="of:=511+ROUND(511*SIN([.E213]*2*PI() /1024)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table:formula="of:=ROUND(127*SIN([.A214]*2*PI() /256))" office:value-type="float" office:value="-116" calcext:value-type="float">
            <text:p>-116</text:p>
          </table:table-cell>
          <table:table-cell table:formula="of:=127+ROUND(127*SIN([.A214]*2*PI() /256))" office:value-type="float" office:value="11" calcext:value-type="float">
            <text:p>11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ROUND(511*SIN([.E214]*2*PI() /1024))" office:value-type="float" office:value="490" calcext:value-type="float">
            <text:p>490</text:p>
          </table:table-cell>
          <table:table-cell table:formula="of:=511+ROUND(511*SIN([.E214]*2*PI() /1024))"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table:formula="of:=ROUND(127*SIN([.A215]*2*PI() /256))" office:value-type="float" office:value="-115" calcext:value-type="float">
            <text:p>-115</text:p>
          </table:table-cell>
          <table:table-cell table:formula="of:=127+ROUND(127*SIN([.A215]*2*PI() /256))" office:value-type="float" office:value="12" calcext:value-type="float">
            <text:p>12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ROUND(511*SIN([.E215]*2*PI() /1024))" office:value-type="float" office:value="491" calcext:value-type="float">
            <text:p>491</text:p>
          </table:table-cell>
          <table:table-cell table:formula="of:=511+ROUND(511*SIN([.E215]*2*PI() /1024))"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table:formula="of:=ROUND(127*SIN([.A216]*2*PI() /256))" office:value-type="float" office:value="-113" calcext:value-type="float">
            <text:p>-113</text:p>
          </table:table-cell>
          <table:table-cell table:formula="of:=127+ROUND(127*SIN([.A216]*2*PI() /256))" office:value-type="float" office:value="14" calcext:value-type="float">
            <text:p>14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ROUND(511*SIN([.E216]*2*PI() /1024))" office:value-type="float" office:value="492" calcext:value-type="float">
            <text:p>492</text:p>
          </table:table-cell>
          <table:table-cell table:formula="of:=511+ROUND(511*SIN([.E216]*2*PI() /1024))"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table:formula="of:=ROUND(127*SIN([.A217]*2*PI() /256))" office:value-type="float" office:value="-112" calcext:value-type="float">
            <text:p>-112</text:p>
          </table:table-cell>
          <table:table-cell table:formula="of:=127+ROUND(127*SIN([.A217]*2*PI() /256))" office:value-type="float" office:value="15" calcext:value-type="float">
            <text:p>15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ROUND(511*SIN([.E217]*2*PI() /1024))" office:value-type="float" office:value="492" calcext:value-type="float">
            <text:p>492</text:p>
          </table:table-cell>
          <table:table-cell table:formula="of:=511+ROUND(511*SIN([.E217]*2*PI() /1024))"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table:formula="of:=ROUND(127*SIN([.A218]*2*PI() /256))" office:value-type="float" office:value="-111" calcext:value-type="float">
            <text:p>-111</text:p>
          </table:table-cell>
          <table:table-cell table:formula="of:=127+ROUND(127*SIN([.A218]*2*PI() /256))" office:value-type="float" office:value="16" calcext:value-type="float">
            <text:p>16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ROUND(511*SIN([.E218]*2*PI() /1024))" office:value-type="float" office:value="493" calcext:value-type="float">
            <text:p>493</text:p>
          </table:table-cell>
          <table:table-cell table:formula="of:=511+ROUND(511*SIN([.E218]*2*PI() /1024))"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table:formula="of:=ROUND(127*SIN([.A219]*2*PI() /256))" office:value-type="float" office:value="-109" calcext:value-type="float">
            <text:p>-109</text:p>
          </table:table-cell>
          <table:table-cell table:formula="of:=127+ROUND(127*SIN([.A219]*2*PI() /256))" office:value-type="float" office:value="18" calcext:value-type="float">
            <text:p>18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ROUND(511*SIN([.E219]*2*PI() /1024))" office:value-type="float" office:value="494" calcext:value-type="float">
            <text:p>494</text:p>
          </table:table-cell>
          <table:table-cell table:formula="of:=511+ROUND(511*SIN([.E219]*2*PI() /1024))"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table:formula="of:=ROUND(127*SIN([.A220]*2*PI() /256))" office:value-type="float" office:value="-107" calcext:value-type="float">
            <text:p>-107</text:p>
          </table:table-cell>
          <table:table-cell table:formula="of:=127+ROUND(127*SIN([.A220]*2*PI() /256))" office:value-type="float" office:value="20" calcext:value-type="float">
            <text:p>2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ROUND(511*SIN([.E220]*2*PI() /1024))" office:value-type="float" office:value="495" calcext:value-type="float">
            <text:p>495</text:p>
          </table:table-cell>
          <table:table-cell table:formula="of:=511+ROUND(511*SIN([.E220]*2*PI() /1024))"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table:formula="of:=ROUND(127*SIN([.A221]*2*PI() /256))" office:value-type="float" office:value="-106" calcext:value-type="float">
            <text:p>-106</text:p>
          </table:table-cell>
          <table:table-cell table:formula="of:=127+ROUND(127*SIN([.A221]*2*PI() /256))" office:value-type="float" office:value="21" calcext:value-type="float">
            <text:p>2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ROUND(511*SIN([.E221]*2*PI() /1024))" office:value-type="float" office:value="496" calcext:value-type="float">
            <text:p>496</text:p>
          </table:table-cell>
          <table:table-cell table:formula="of:=511+ROUND(511*SIN([.E221]*2*PI() /1024))"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table:formula="of:=ROUND(127*SIN([.A222]*2*PI() /256))" office:value-type="float" office:value="-104" calcext:value-type="float">
            <text:p>-104</text:p>
          </table:table-cell>
          <table:table-cell table:formula="of:=127+ROUND(127*SIN([.A222]*2*PI() /256))" office:value-type="float" office:value="23" calcext:value-type="float">
            <text:p>23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ROUND(511*SIN([.E222]*2*PI() /1024))" office:value-type="float" office:value="496" calcext:value-type="float">
            <text:p>496</text:p>
          </table:table-cell>
          <table:table-cell table:formula="of:=511+ROUND(511*SIN([.E222]*2*PI() /1024))"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table:formula="of:=ROUND(127*SIN([.A223]*2*PI() /256))" office:value-type="float" office:value="-102" calcext:value-type="float">
            <text:p>-102</text:p>
          </table:table-cell>
          <table:table-cell table:formula="of:=127+ROUND(127*SIN([.A223]*2*PI() /256))" office:value-type="float" office:value="25" calcext:value-type="float">
            <text:p>25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ROUND(511*SIN([.E223]*2*PI() /1024))" office:value-type="float" office:value="497" calcext:value-type="float">
            <text:p>497</text:p>
          </table:table-cell>
          <table:table-cell table:formula="of:=511+ROUND(511*SIN([.E223]*2*PI() /1024))"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table:formula="of:=ROUND(127*SIN([.A224]*2*PI() /256))" office:value-type="float" office:value="-100" calcext:value-type="float">
            <text:p>-100</text:p>
          </table:table-cell>
          <table:table-cell table:formula="of:=127+ROUND(127*SIN([.A224]*2*PI() /256))" office:value-type="float" office:value="27" calcext:value-type="float">
            <text:p>27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ROUND(511*SIN([.E224]*2*PI() /1024))" office:value-type="float" office:value="498" calcext:value-type="float">
            <text:p>498</text:p>
          </table:table-cell>
          <table:table-cell table:formula="of:=511+ROUND(511*SIN([.E224]*2*PI() /1024))"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table:formula="of:=ROUND(127*SIN([.A225]*2*PI() /256))" office:value-type="float" office:value="-98" calcext:value-type="float">
            <text:p>-98</text:p>
          </table:table-cell>
          <table:table-cell table:formula="of:=127+ROUND(127*SIN([.A225]*2*PI() /256))" office:value-type="float" office:value="29" calcext:value-type="float">
            <text:p>29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ROUND(511*SIN([.E225]*2*PI() /1024))" office:value-type="float" office:value="499" calcext:value-type="float">
            <text:p>499</text:p>
          </table:table-cell>
          <table:table-cell table:formula="of:=511+ROUND(511*SIN([.E225]*2*PI() /1024))"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table:formula="of:=ROUND(127*SIN([.A226]*2*PI() /256))" office:value-type="float" office:value="-96" calcext:value-type="float">
            <text:p>-96</text:p>
          </table:table-cell>
          <table:table-cell table:formula="of:=127+ROUND(127*SIN([.A226]*2*PI() /256))" office:value-type="float" office:value="31" calcext:value-type="float">
            <text:p>31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ROUND(511*SIN([.E226]*2*PI() /1024))" office:value-type="float" office:value="499" calcext:value-type="float">
            <text:p>499</text:p>
          </table:table-cell>
          <table:table-cell table:formula="of:=511+ROUND(511*SIN([.E226]*2*PI() /1024))"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table:formula="of:=ROUND(127*SIN([.A227]*2*PI() /256))" office:value-type="float" office:value="-94" calcext:value-type="float">
            <text:p>-94</text:p>
          </table:table-cell>
          <table:table-cell table:formula="of:=127+ROUND(127*SIN([.A227]*2*PI() /256))" office:value-type="float" office:value="33" calcext:value-type="float">
            <text:p>33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ROUND(511*SIN([.E227]*2*PI() /1024))" office:value-type="float" office:value="500" calcext:value-type="float">
            <text:p>500</text:p>
          </table:table-cell>
          <table:table-cell table:formula="of:=511+ROUND(511*SIN([.E227]*2*PI() /1024))"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table:formula="of:=ROUND(127*SIN([.A228]*2*PI() /256))" office:value-type="float" office:value="-92" calcext:value-type="float">
            <text:p>-92</text:p>
          </table:table-cell>
          <table:table-cell table:formula="of:=127+ROUND(127*SIN([.A228]*2*PI() /256))" office:value-type="float" office:value="35" calcext:value-type="float">
            <text:p>35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ROUND(511*SIN([.E228]*2*PI() /1024))" office:value-type="float" office:value="501" calcext:value-type="float">
            <text:p>501</text:p>
          </table:table-cell>
          <table:table-cell table:formula="of:=511+ROUND(511*SIN([.E228]*2*PI() /1024))"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table:formula="of:=ROUND(127*SIN([.A229]*2*PI() /256))" office:value-type="float" office:value="-90" calcext:value-type="float">
            <text:p>-90</text:p>
          </table:table-cell>
          <table:table-cell table:formula="of:=127+ROUND(127*SIN([.A229]*2*PI() /256))" office:value-type="float" office:value="37" calcext:value-type="float">
            <text:p>37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ROUND(511*SIN([.E229]*2*PI() /1024))" office:value-type="float" office:value="501" calcext:value-type="float">
            <text:p>501</text:p>
          </table:table-cell>
          <table:table-cell table:formula="of:=511+ROUND(511*SIN([.E229]*2*PI() /1024))"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table:formula="of:=ROUND(127*SIN([.A230]*2*PI() /256))" office:value-type="float" office:value="-88" calcext:value-type="float">
            <text:p>-88</text:p>
          </table:table-cell>
          <table:table-cell table:formula="of:=127+ROUND(127*SIN([.A230]*2*PI() /256))" office:value-type="float" office:value="39" calcext:value-type="float">
            <text:p>39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ROUND(511*SIN([.E230]*2*PI() /1024))" office:value-type="float" office:value="502" calcext:value-type="float">
            <text:p>502</text:p>
          </table:table-cell>
          <table:table-cell table:formula="of:=511+ROUND(511*SIN([.E230]*2*PI() /1024))"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table:formula="of:=ROUND(127*SIN([.A231]*2*PI() /256))" office:value-type="float" office:value="-85" calcext:value-type="float">
            <text:p>-85</text:p>
          </table:table-cell>
          <table:table-cell table:formula="of:=127+ROUND(127*SIN([.A231]*2*PI() /256))" office:value-type="float" office:value="42" calcext:value-type="float">
            <text:p>4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ROUND(511*SIN([.E231]*2*PI() /1024))" office:value-type="float" office:value="502" calcext:value-type="float">
            <text:p>502</text:p>
          </table:table-cell>
          <table:table-cell table:formula="of:=511+ROUND(511*SIN([.E231]*2*PI() /1024))"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table:formula="of:=ROUND(127*SIN([.A232]*2*PI() /256))" office:value-type="float" office:value="-83" calcext:value-type="float">
            <text:p>-83</text:p>
          </table:table-cell>
          <table:table-cell table:formula="of:=127+ROUND(127*SIN([.A232]*2*PI() /256))" office:value-type="float" office:value="44" calcext:value-type="float">
            <text:p>44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ROUND(511*SIN([.E232]*2*PI() /1024))" office:value-type="float" office:value="503" calcext:value-type="float">
            <text:p>503</text:p>
          </table:table-cell>
          <table:table-cell table:formula="of:=511+ROUND(511*SIN([.E232]*2*PI() /1024))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table:formula="of:=ROUND(127*SIN([.A233]*2*PI() /256))" office:value-type="float" office:value="-81" calcext:value-type="float">
            <text:p>-81</text:p>
          </table:table-cell>
          <table:table-cell table:formula="of:=127+ROUND(127*SIN([.A233]*2*PI() /256))" office:value-type="float" office:value="46" calcext:value-type="float">
            <text:p>46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ROUND(511*SIN([.E233]*2*PI() /1024))" office:value-type="float" office:value="503" calcext:value-type="float">
            <text:p>503</text:p>
          </table:table-cell>
          <table:table-cell table:formula="of:=511+ROUND(511*SIN([.E233]*2*PI() /1024))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table:formula="of:=ROUND(127*SIN([.A234]*2*PI() /256))" office:value-type="float" office:value="-78" calcext:value-type="float">
            <text:p>-78</text:p>
          </table:table-cell>
          <table:table-cell table:formula="of:=127+ROUND(127*SIN([.A234]*2*PI() /256))" office:value-type="float" office:value="49" calcext:value-type="float">
            <text:p>49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ROUND(511*SIN([.E234]*2*PI() /1024))" office:value-type="float" office:value="504" calcext:value-type="float">
            <text:p>504</text:p>
          </table:table-cell>
          <table:table-cell table:formula="of:=511+ROUND(511*SIN([.E234]*2*PI() /1024))"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table:formula="of:=ROUND(127*SIN([.A235]*2*PI() /256))" office:value-type="float" office:value="-76" calcext:value-type="float">
            <text:p>-76</text:p>
          </table:table-cell>
          <table:table-cell table:formula="of:=127+ROUND(127*SIN([.A235]*2*PI() /256))" office:value-type="float" office:value="51" calcext:value-type="float">
            <text:p>5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ROUND(511*SIN([.E235]*2*PI() /1024))" office:value-type="float" office:value="505" calcext:value-type="float">
            <text:p>505</text:p>
          </table:table-cell>
          <table:table-cell table:formula="of:=511+ROUND(511*SIN([.E235]*2*PI() /1024))"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table:formula="of:=ROUND(127*SIN([.A236]*2*PI() /256))" office:value-type="float" office:value="-73" calcext:value-type="float">
            <text:p>-73</text:p>
          </table:table-cell>
          <table:table-cell table:formula="of:=127+ROUND(127*SIN([.A236]*2*PI() /256))" office:value-type="float" office:value="54" calcext:value-type="float">
            <text:p>54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ROUND(511*SIN([.E236]*2*PI() /1024))" office:value-type="float" office:value="505" calcext:value-type="float">
            <text:p>505</text:p>
          </table:table-cell>
          <table:table-cell table:formula="of:=511+ROUND(511*SIN([.E236]*2*PI() /1024))"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table:formula="of:=ROUND(127*SIN([.A237]*2*PI() /256))" office:value-type="float" office:value="-71" calcext:value-type="float">
            <text:p>-71</text:p>
          </table:table-cell>
          <table:table-cell table:formula="of:=127+ROUND(127*SIN([.A237]*2*PI() /256))" office:value-type="float" office:value="56" calcext:value-type="float">
            <text:p>56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ROUND(511*SIN([.E237]*2*PI() /1024))" office:value-type="float" office:value="505" calcext:value-type="float">
            <text:p>505</text:p>
          </table:table-cell>
          <table:table-cell table:formula="of:=511+ROUND(511*SIN([.E237]*2*PI() /1024))"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table:formula="of:=ROUND(127*SIN([.A238]*2*PI() /256))" office:value-type="float" office:value="-68" calcext:value-type="float">
            <text:p>-68</text:p>
          </table:table-cell>
          <table:table-cell table:formula="of:=127+ROUND(127*SIN([.A238]*2*PI() /256))" office:value-type="float" office:value="59" calcext:value-type="float">
            <text:p>59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ROUND(511*SIN([.E238]*2*PI() /1024))" office:value-type="float" office:value="506" calcext:value-type="float">
            <text:p>506</text:p>
          </table:table-cell>
          <table:table-cell table:formula="of:=511+ROUND(511*SIN([.E238]*2*PI() /1024))"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table:formula="of:=ROUND(127*SIN([.A239]*2*PI() /256))" office:value-type="float" office:value="-65" calcext:value-type="float">
            <text:p>-65</text:p>
          </table:table-cell>
          <table:table-cell table:formula="of:=127+ROUND(127*SIN([.A239]*2*PI() /256))" office:value-type="float" office:value="62" calcext:value-type="float">
            <text:p>62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ROUND(511*SIN([.E239]*2*PI() /1024))" office:value-type="float" office:value="506" calcext:value-type="float">
            <text:p>506</text:p>
          </table:table-cell>
          <table:table-cell table:formula="of:=511+ROUND(511*SIN([.E239]*2*PI() /1024))"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table:formula="of:=ROUND(127*SIN([.A240]*2*PI() /256))" office:value-type="float" office:value="-63" calcext:value-type="float">
            <text:p>-63</text:p>
          </table:table-cell>
          <table:table-cell table:formula="of:=127+ROUND(127*SIN([.A240]*2*PI() /256))" office:value-type="float" office:value="64" calcext:value-type="float">
            <text:p>64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ROUND(511*SIN([.E240]*2*PI() /1024))" office:value-type="float" office:value="507" calcext:value-type="float">
            <text:p>507</text:p>
          </table:table-cell>
          <table:table-cell table:formula="of:=511+ROUND(511*SIN([.E240]*2*PI() /1024))"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table:formula="of:=ROUND(127*SIN([.A241]*2*PI() /256))" office:value-type="float" office:value="-60" calcext:value-type="float">
            <text:p>-60</text:p>
          </table:table-cell>
          <table:table-cell table:formula="of:=127+ROUND(127*SIN([.A241]*2*PI() /256))" office:value-type="float" office:value="67" calcext:value-type="float">
            <text:p>67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ROUND(511*SIN([.E241]*2*PI() /1024))" office:value-type="float" office:value="507" calcext:value-type="float">
            <text:p>507</text:p>
          </table:table-cell>
          <table:table-cell table:formula="of:=511+ROUND(511*SIN([.E241]*2*PI() /1024))"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table:formula="of:=ROUND(127*SIN([.A242]*2*PI() /256))" office:value-type="float" office:value="-57" calcext:value-type="float">
            <text:p>-57</text:p>
          </table:table-cell>
          <table:table-cell table:formula="of:=127+ROUND(127*SIN([.A242]*2*PI() /256))" office:value-type="float" office:value="70" calcext:value-type="float">
            <text:p>70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ROUND(511*SIN([.E242]*2*PI() /1024))" office:value-type="float" office:value="508" calcext:value-type="float">
            <text:p>508</text:p>
          </table:table-cell>
          <table:table-cell table:formula="of:=511+ROUND(511*SIN([.E242]*2*PI() /1024))"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table:formula="of:=ROUND(127*SIN([.A243]*2*PI() /256))" office:value-type="float" office:value="-54" calcext:value-type="float">
            <text:p>-54</text:p>
          </table:table-cell>
          <table:table-cell table:formula="of:=127+ROUND(127*SIN([.A243]*2*PI() /256))" office:value-type="float" office:value="73" calcext:value-type="float">
            <text:p>73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ROUND(511*SIN([.E243]*2*PI() /1024))" office:value-type="float" office:value="508" calcext:value-type="float">
            <text:p>508</text:p>
          </table:table-cell>
          <table:table-cell table:formula="of:=511+ROUND(511*SIN([.E243]*2*PI() /1024))"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table:formula="of:=ROUND(127*SIN([.A244]*2*PI() /256))" office:value-type="float" office:value="-51" calcext:value-type="float">
            <text:p>-51</text:p>
          </table:table-cell>
          <table:table-cell table:formula="of:=127+ROUND(127*SIN([.A244]*2*PI() /256))" office:value-type="float" office:value="76" calcext:value-type="float">
            <text:p>76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ROUND(511*SIN([.E244]*2*PI() /1024))" office:value-type="float" office:value="508" calcext:value-type="float">
            <text:p>508</text:p>
          </table:table-cell>
          <table:table-cell table:formula="of:=511+ROUND(511*SIN([.E244]*2*PI() /1024))"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table:formula="of:=ROUND(127*SIN([.A245]*2*PI() /256))" office:value-type="float" office:value="-49" calcext:value-type="float">
            <text:p>-49</text:p>
          </table:table-cell>
          <table:table-cell table:formula="of:=127+ROUND(127*SIN([.A245]*2*PI() /256))" office:value-type="float" office:value="78" calcext:value-type="float">
            <text:p>7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ROUND(511*SIN([.E245]*2*PI() /1024))" office:value-type="float" office:value="509" calcext:value-type="float">
            <text:p>509</text:p>
          </table:table-cell>
          <table:table-cell table:formula="of:=511+ROUND(511*SIN([.E245]*2*PI() /1024))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table:formula="of:=ROUND(127*SIN([.A246]*2*PI() /256))" office:value-type="float" office:value="-46" calcext:value-type="float">
            <text:p>-46</text:p>
          </table:table-cell>
          <table:table-cell table:formula="of:=127+ROUND(127*SIN([.A246]*2*PI() /256))" office:value-type="float" office:value="81" calcext:value-type="float">
            <text:p>81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ROUND(511*SIN([.E246]*2*PI() /1024))" office:value-type="float" office:value="509" calcext:value-type="float">
            <text:p>509</text:p>
          </table:table-cell>
          <table:table-cell table:formula="of:=511+ROUND(511*SIN([.E246]*2*PI() /1024))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table:formula="of:=ROUND(127*SIN([.A247]*2*PI() /256))" office:value-type="float" office:value="-43" calcext:value-type="float">
            <text:p>-43</text:p>
          </table:table-cell>
          <table:table-cell table:formula="of:=127+ROUND(127*SIN([.A247]*2*PI() /256))" office:value-type="float" office:value="84" calcext:value-type="float">
            <text:p>84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ROUND(511*SIN([.E247]*2*PI() /1024))" office:value-type="float" office:value="509" calcext:value-type="float">
            <text:p>509</text:p>
          </table:table-cell>
          <table:table-cell table:formula="of:=511+ROUND(511*SIN([.E247]*2*PI() /1024))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table:formula="of:=ROUND(127*SIN([.A248]*2*PI() /256))" office:value-type="float" office:value="-40" calcext:value-type="float">
            <text:p>-40</text:p>
          </table:table-cell>
          <table:table-cell table:formula="of:=127+ROUND(127*SIN([.A248]*2*PI() /256))" office:value-type="float" office:value="87" calcext:value-type="float">
            <text:p>87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ROUND(511*SIN([.E248]*2*PI() /1024))" office:value-type="float" office:value="509" calcext:value-type="float">
            <text:p>509</text:p>
          </table:table-cell>
          <table:table-cell table:formula="of:=511+ROUND(511*SIN([.E248]*2*PI() /1024))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table:formula="of:=ROUND(127*SIN([.A249]*2*PI() /256))" office:value-type="float" office:value="-37" calcext:value-type="float">
            <text:p>-37</text:p>
          </table:table-cell>
          <table:table-cell table:formula="of:=127+ROUND(127*SIN([.A249]*2*PI() /256))" office:value-type="float" office:value="90" calcext:value-type="float">
            <text:p>9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ROUND(511*SIN([.E249]*2*PI() /1024))" office:value-type="float" office:value="510" calcext:value-type="float">
            <text:p>510</text:p>
          </table:table-cell>
          <table:table-cell table:formula="of:=511+ROUND(511*SIN([.E249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table:formula="of:=ROUND(127*SIN([.A250]*2*PI() /256))" office:value-type="float" office:value="-34" calcext:value-type="float">
            <text:p>-34</text:p>
          </table:table-cell>
          <table:table-cell table:formula="of:=127+ROUND(127*SIN([.A250]*2*PI() /256))" office:value-type="float" office:value="93" calcext:value-type="float">
            <text:p>93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ROUND(511*SIN([.E250]*2*PI() /1024))" office:value-type="float" office:value="510" calcext:value-type="float">
            <text:p>510</text:p>
          </table:table-cell>
          <table:table-cell table:formula="of:=511+ROUND(511*SIN([.E250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table:formula="of:=ROUND(127*SIN([.A251]*2*PI() /256))" office:value-type="float" office:value="-31" calcext:value-type="float">
            <text:p>-31</text:p>
          </table:table-cell>
          <table:table-cell table:formula="of:=127+ROUND(127*SIN([.A251]*2*PI() /256))" office:value-type="float" office:value="96" calcext:value-type="float">
            <text:p>96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ROUND(511*SIN([.E251]*2*PI() /1024))" office:value-type="float" office:value="510" calcext:value-type="float">
            <text:p>510</text:p>
          </table:table-cell>
          <table:table-cell table:formula="of:=511+ROUND(511*SIN([.E251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table:formula="of:=ROUND(127*SIN([.A252]*2*PI() /256))" office:value-type="float" office:value="-28" calcext:value-type="float">
            <text:p>-28</text:p>
          </table:table-cell>
          <table:table-cell table:formula="of:=127+ROUND(127*SIN([.A252]*2*PI() /256))" office:value-type="float" office:value="99" calcext:value-type="float">
            <text:p>99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ROUND(511*SIN([.E252]*2*PI() /1024))" office:value-type="float" office:value="510" calcext:value-type="float">
            <text:p>510</text:p>
          </table:table-cell>
          <table:table-cell table:formula="of:=511+ROUND(511*SIN([.E252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table:formula="of:=ROUND(127*SIN([.A253]*2*PI() /256))" office:value-type="float" office:value="-25" calcext:value-type="float">
            <text:p>-25</text:p>
          </table:table-cell>
          <table:table-cell table:formula="of:=127+ROUND(127*SIN([.A253]*2*PI() /256))" office:value-type="float" office:value="102" calcext:value-type="float">
            <text:p>102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ROUND(511*SIN([.E253]*2*PI() /1024))" office:value-type="float" office:value="510" calcext:value-type="float">
            <text:p>510</text:p>
          </table:table-cell>
          <table:table-cell table:formula="of:=511+ROUND(511*SIN([.E253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table:formula="of:=ROUND(127*SIN([.A254]*2*PI() /256))" office:value-type="float" office:value="-22" calcext:value-type="float">
            <text:p>-22</text:p>
          </table:table-cell>
          <table:table-cell table:formula="of:=127+ROUND(127*SIN([.A254]*2*PI() /256))" office:value-type="float" office:value="105" calcext:value-type="float">
            <text:p>105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ROUND(511*SIN([.E254]*2*PI() /1024))" office:value-type="float" office:value="511" calcext:value-type="float">
            <text:p>511</text:p>
          </table:table-cell>
          <table:table-cell table:formula="of:=511+ROUND(511*SIN([.E254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table:formula="of:=ROUND(127*SIN([.A255]*2*PI() /256))" office:value-type="float" office:value="-19" calcext:value-type="float">
            <text:p>-19</text:p>
          </table:table-cell>
          <table:table-cell table:formula="of:=127+ROUND(127*SIN([.A255]*2*PI() /256))" office:value-type="float" office:value="108" calcext:value-type="float">
            <text:p>108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ROUND(511*SIN([.E255]*2*PI() /1024))" office:value-type="float" office:value="511" calcext:value-type="float">
            <text:p>511</text:p>
          </table:table-cell>
          <table:table-cell table:formula="of:=511+ROUND(511*SIN([.E255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table:formula="of:=ROUND(127*SIN([.A256]*2*PI() /256))" office:value-type="float" office:value="-16" calcext:value-type="float">
            <text:p>-16</text:p>
          </table:table-cell>
          <table:table-cell table:formula="of:=127+ROUND(127*SIN([.A256]*2*PI() /256))" office:value-type="float" office:value="111" calcext:value-type="float">
            <text:p>111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ROUND(511*SIN([.E256]*2*PI() /1024))" office:value-type="float" office:value="511" calcext:value-type="float">
            <text:p>511</text:p>
          </table:table-cell>
          <table:table-cell table:formula="of:=511+ROUND(511*SIN([.E256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table:formula="of:=ROUND(127*SIN([.A257]*2*PI() /256))" office:value-type="float" office:value="-12" calcext:value-type="float">
            <text:p>-12</text:p>
          </table:table-cell>
          <table:table-cell table:formula="of:=127+ROUND(127*SIN([.A257]*2*PI() /256))" office:value-type="float" office:value="115" calcext:value-type="float">
            <text:p>115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ROUND(511*SIN([.E257]*2*PI() /1024))" office:value-type="float" office:value="511" calcext:value-type="float">
            <text:p>511</text:p>
          </table:table-cell>
          <table:table-cell table:formula="of:=511+ROUND(511*SIN([.E257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table:formula="of:=ROUND(127*SIN([.A258]*2*PI() /256))" office:value-type="float" office:value="-9" calcext:value-type="float">
            <text:p>-9</text:p>
          </table:table-cell>
          <table:table-cell table:formula="of:=127+ROUND(127*SIN([.A258]*2*PI() /256))" office:value-type="float" office:value="118" calcext:value-type="float">
            <text:p>118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ROUND(511*SIN([.E258]*2*PI() /1024))" office:value-type="float" office:value="511" calcext:value-type="float">
            <text:p>511</text:p>
          </table:table-cell>
          <table:table-cell table:formula="of:=511+ROUND(511*SIN([.E258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table:formula="of:=ROUND(127*SIN([.A259]*2*PI() /256))" office:value-type="float" office:value="-6" calcext:value-type="float">
            <text:p>-6</text:p>
          </table:table-cell>
          <table:table-cell table:formula="of:=127+ROUND(127*SIN([.A259]*2*PI() /256))" office:value-type="float" office:value="121" calcext:value-type="float">
            <text:p>121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ROUND(511*SIN([.E259]*2*PI() /1024))" office:value-type="float" office:value="511" calcext:value-type="float">
            <text:p>511</text:p>
          </table:table-cell>
          <table:table-cell table:formula="of:=511+ROUND(511*SIN([.E259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table:formula="of:=ROUND(127*SIN([.A260]*2*PI() /256))" office:value-type="float" office:value="-3" calcext:value-type="float">
            <text:p>-3</text:p>
          </table:table-cell>
          <table:table-cell table:formula="of:=127+ROUND(127*SIN([.A260]*2*PI() /256))" office:value-type="float" office:value="124" calcext:value-type="float">
            <text:p>124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ROUND(511*SIN([.E260]*2*PI() /1024))" office:value-type="float" office:value="511" calcext:value-type="float">
            <text:p>511</text:p>
          </table:table-cell>
          <table:table-cell table:formula="of:=511+ROUND(511*SIN([.E260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ROUND(511*SIN([.E261]*2*PI() /1024))" office:value-type="float" office:value="511" calcext:value-type="float">
            <text:p>511</text:p>
          </table:table-cell>
          <table:table-cell table:formula="of:=511+ROUND(511*SIN([.E261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table:style-name="ce1" office:value-type="string" calcext:value-type="string">
            <text:p>average:</text:p>
          </table:table-cell>
          <table:table-cell table:formula="of:=SUM([.B5:.B260])" office:value-type="float" office:value="0" calcext:value-type="float">
            <text:p>0</text:p>
          </table:table-cell>
          <table:table-cell table:formula="of:=SUM([.C5:.C260])/256" office:value-type="float" office:value="127" calcext:value-type="float">
            <text:p>127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ROUND(511*SIN([.E262]*2*PI() /1024))" office:value-type="float" office:value="511" calcext:value-type="float">
            <text:p>511</text:p>
          </table:table-cell>
          <table:table-cell table:formula="of:=511+ROUND(511*SIN([.E262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string" calcext:value-type="string">
            <text:p>(no DC)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formula="of:=ROUND(511*SIN([.E263]*2*PI() /1024))" office:value-type="float" office:value="511" calcext:value-type="float">
            <text:p>511</text:p>
          </table:table-cell>
          <table:table-cell table:formula="of:=511+ROUND(511*SIN([.E263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table:formula="of:=ROUND(511*SIN([.E264]*2*PI() /1024))" office:value-type="float" office:value="511" calcext:value-type="float">
            <text:p>511</text:p>
          </table:table-cell>
          <table:table-cell table:formula="of:=511+ROUND(511*SIN([.E264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ROUND(511*SIN([.E265]*2*PI() /1024))" office:value-type="float" office:value="511" calcext:value-type="float">
            <text:p>511</text:p>
          </table:table-cell>
          <table:table-cell table:formula="of:=511+ROUND(511*SIN([.E265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table:formula="of:=ROUND(511*SIN([.E266]*2*PI() /1024))" office:value-type="float" office:value="511" calcext:value-type="float">
            <text:p>511</text:p>
          </table:table-cell>
          <table:table-cell table:formula="of:=511+ROUND(511*SIN([.E266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table:formula="of:=ROUND(511*SIN([.E267]*2*PI() /1024))" office:value-type="float" office:value="511" calcext:value-type="float">
            <text:p>511</text:p>
          </table:table-cell>
          <table:table-cell table:formula="of:=511+ROUND(511*SIN([.E267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formula="of:=ROUND(511*SIN([.E268]*2*PI() /1024))" office:value-type="float" office:value="511" calcext:value-type="float">
            <text:p>511</text:p>
          </table:table-cell>
          <table:table-cell table:formula="of:=511+ROUND(511*SIN([.E268]*2*PI() /1024))" office:value-type="float" office:value="1022" calcext:value-type="float">
            <text:p>1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table:formula="of:=ROUND(511*SIN([.E269]*2*PI() /1024))" office:value-type="float" office:value="510" calcext:value-type="float">
            <text:p>510</text:p>
          </table:table-cell>
          <table:table-cell table:formula="of:=511+ROUND(511*SIN([.E269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table:formula="of:=ROUND(511*SIN([.E270]*2*PI() /1024))" office:value-type="float" office:value="510" calcext:value-type="float">
            <text:p>510</text:p>
          </table:table-cell>
          <table:table-cell table:formula="of:=511+ROUND(511*SIN([.E270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formula="of:=ROUND(511*SIN([.E271]*2*PI() /1024))" office:value-type="float" office:value="510" calcext:value-type="float">
            <text:p>510</text:p>
          </table:table-cell>
          <table:table-cell table:formula="of:=511+ROUND(511*SIN([.E271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formula="of:=ROUND(511*SIN([.E272]*2*PI() /1024))" office:value-type="float" office:value="510" calcext:value-type="float">
            <text:p>510</text:p>
          </table:table-cell>
          <table:table-cell table:formula="of:=511+ROUND(511*SIN([.E272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table:formula="of:=ROUND(511*SIN([.E273]*2*PI() /1024))" office:value-type="float" office:value="510" calcext:value-type="float">
            <text:p>510</text:p>
          </table:table-cell>
          <table:table-cell table:formula="of:=511+ROUND(511*SIN([.E273]*2*PI() /1024))" office:value-type="float" office:value="1021" calcext:value-type="float">
            <text:p>10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table:formula="of:=ROUND(511*SIN([.E274]*2*PI() /1024))" office:value-type="float" office:value="509" calcext:value-type="float">
            <text:p>509</text:p>
          </table:table-cell>
          <table:table-cell table:formula="of:=511+ROUND(511*SIN([.E274]*2*PI() /1024))" office:value-type="float" office:value="1020" calcext:value-type="float">
            <text:p>10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ROUND(511*SIN([.E275]*2*PI() /1024))" office:value-type="float" office:value="509" calcext:value-type="float">
            <text:p>509</text:p>
          </table:table-cell>
          <table:table-cell table:formula="of:=511+ROUND(511*SIN([.E275]*2*PI() /1024))" office:value-type="float" office:value="1020" calcext:value-type="float">
            <text:p>10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table:formula="of:=ROUND(511*SIN([.E276]*2*PI() /1024))" office:value-type="float" office:value="509" calcext:value-type="float">
            <text:p>509</text:p>
          </table:table-cell>
          <table:table-cell table:formula="of:=511+ROUND(511*SIN([.E276]*2*PI() /1024))" office:value-type="float" office:value="1020" calcext:value-type="float">
            <text:p>10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table:formula="of:=ROUND(511*SIN([.E277]*2*PI() /1024))" office:value-type="float" office:value="509" calcext:value-type="float">
            <text:p>509</text:p>
          </table:table-cell>
          <table:table-cell table:formula="of:=511+ROUND(511*SIN([.E277]*2*PI() /1024))" office:value-type="float" office:value="1020" calcext:value-type="float">
            <text:p>10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table:formula="of:=ROUND(511*SIN([.E278]*2*PI() /1024))" office:value-type="float" office:value="508" calcext:value-type="float">
            <text:p>508</text:p>
          </table:table-cell>
          <table:table-cell table:formula="of:=511+ROUND(511*SIN([.E278]*2*PI() /1024))" office:value-type="float" office:value="1019" calcext:value-type="float">
            <text:p>1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table:formula="of:=ROUND(511*SIN([.E279]*2*PI() /1024))" office:value-type="float" office:value="508" calcext:value-type="float">
            <text:p>508</text:p>
          </table:table-cell>
          <table:table-cell table:formula="of:=511+ROUND(511*SIN([.E279]*2*PI() /1024))" office:value-type="float" office:value="1019" calcext:value-type="float">
            <text:p>1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table:formula="of:=ROUND(511*SIN([.E280]*2*PI() /1024))" office:value-type="float" office:value="508" calcext:value-type="float">
            <text:p>508</text:p>
          </table:table-cell>
          <table:table-cell table:formula="of:=511+ROUND(511*SIN([.E280]*2*PI() /1024))" office:value-type="float" office:value="1019" calcext:value-type="float">
            <text:p>1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table:formula="of:=ROUND(511*SIN([.E281]*2*PI() /1024))" office:value-type="float" office:value="507" calcext:value-type="float">
            <text:p>507</text:p>
          </table:table-cell>
          <table:table-cell table:formula="of:=511+ROUND(511*SIN([.E281]*2*PI() /1024))" office:value-type="float" office:value="1018" calcext:value-type="float">
            <text:p>10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table:formula="of:=ROUND(511*SIN([.E282]*2*PI() /1024))" office:value-type="float" office:value="507" calcext:value-type="float">
            <text:p>507</text:p>
          </table:table-cell>
          <table:table-cell table:formula="of:=511+ROUND(511*SIN([.E282]*2*PI() /1024))" office:value-type="float" office:value="1018" calcext:value-type="float">
            <text:p>10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table:formula="of:=ROUND(511*SIN([.E283]*2*PI() /1024))" office:value-type="float" office:value="506" calcext:value-type="float">
            <text:p>506</text:p>
          </table:table-cell>
          <table:table-cell table:formula="of:=511+ROUND(511*SIN([.E283]*2*PI() /1024))" office:value-type="float" office:value="1017" calcext:value-type="float">
            <text:p>10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table:formula="of:=ROUND(511*SIN([.E284]*2*PI() /1024))" office:value-type="float" office:value="506" calcext:value-type="float">
            <text:p>506</text:p>
          </table:table-cell>
          <table:table-cell table:formula="of:=511+ROUND(511*SIN([.E284]*2*PI() /1024))" office:value-type="float" office:value="1017" calcext:value-type="float">
            <text:p>10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ROUND(511*SIN([.E285]*2*PI() /1024))" office:value-type="float" office:value="505" calcext:value-type="float">
            <text:p>505</text:p>
          </table:table-cell>
          <table:table-cell table:formula="of:=511+ROUND(511*SIN([.E285]*2*PI() /1024))" office:value-type="float" office:value="1016" calcext:value-type="float">
            <text:p>10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table:formula="of:=ROUND(511*SIN([.E286]*2*PI() /1024))" office:value-type="float" office:value="505" calcext:value-type="float">
            <text:p>505</text:p>
          </table:table-cell>
          <table:table-cell table:formula="of:=511+ROUND(511*SIN([.E286]*2*PI() /1024))" office:value-type="float" office:value="1016" calcext:value-type="float">
            <text:p>10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table:formula="of:=ROUND(511*SIN([.E287]*2*PI() /1024))" office:value-type="float" office:value="505" calcext:value-type="float">
            <text:p>505</text:p>
          </table:table-cell>
          <table:table-cell table:formula="of:=511+ROUND(511*SIN([.E287]*2*PI() /1024))" office:value-type="float" office:value="1016" calcext:value-type="float">
            <text:p>10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table:formula="of:=ROUND(511*SIN([.E288]*2*PI() /1024))" office:value-type="float" office:value="504" calcext:value-type="float">
            <text:p>504</text:p>
          </table:table-cell>
          <table:table-cell table:formula="of:=511+ROUND(511*SIN([.E288]*2*PI() /1024))" office:value-type="float" office:value="1015" calcext:value-type="float">
            <text:p>10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table:formula="of:=ROUND(511*SIN([.E289]*2*PI() /1024))" office:value-type="float" office:value="503" calcext:value-type="float">
            <text:p>503</text:p>
          </table:table-cell>
          <table:table-cell table:formula="of:=511+ROUND(511*SIN([.E289]*2*PI() /1024)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table:formula="of:=ROUND(511*SIN([.E290]*2*PI() /1024))" office:value-type="float" office:value="503" calcext:value-type="float">
            <text:p>503</text:p>
          </table:table-cell>
          <table:table-cell table:formula="of:=511+ROUND(511*SIN([.E290]*2*PI() /1024)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formula="of:=ROUND(511*SIN([.E291]*2*PI() /1024))" office:value-type="float" office:value="502" calcext:value-type="float">
            <text:p>502</text:p>
          </table:table-cell>
          <table:table-cell table:formula="of:=511+ROUND(511*SIN([.E291]*2*PI() /1024))" office:value-type="float" office:value="1013" calcext:value-type="float">
            <text:p>10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table:formula="of:=ROUND(511*SIN([.E292]*2*PI() /1024))" office:value-type="float" office:value="502" calcext:value-type="float">
            <text:p>502</text:p>
          </table:table-cell>
          <table:table-cell table:formula="of:=511+ROUND(511*SIN([.E292]*2*PI() /1024))" office:value-type="float" office:value="1013" calcext:value-type="float">
            <text:p>10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table:formula="of:=ROUND(511*SIN([.E293]*2*PI() /1024))" office:value-type="float" office:value="501" calcext:value-type="float">
            <text:p>501</text:p>
          </table:table-cell>
          <table:table-cell table:formula="of:=511+ROUND(511*SIN([.E293]*2*PI() /1024))" office:value-type="float" office:value="1012" calcext:value-type="float">
            <text:p>10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table:formula="of:=ROUND(511*SIN([.E294]*2*PI() /1024))" office:value-type="float" office:value="501" calcext:value-type="float">
            <text:p>501</text:p>
          </table:table-cell>
          <table:table-cell table:formula="of:=511+ROUND(511*SIN([.E294]*2*PI() /1024))" office:value-type="float" office:value="1012" calcext:value-type="float">
            <text:p>10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ROUND(511*SIN([.E295]*2*PI() /1024))" office:value-type="float" office:value="500" calcext:value-type="float">
            <text:p>500</text:p>
          </table:table-cell>
          <table:table-cell table:formula="of:=511+ROUND(511*SIN([.E295]*2*PI() /1024))" office:value-type="float" office:value="1011" calcext:value-type="float">
            <text:p>10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table:formula="of:=ROUND(511*SIN([.E296]*2*PI() /1024))" office:value-type="float" office:value="499" calcext:value-type="float">
            <text:p>499</text:p>
          </table:table-cell>
          <table:table-cell table:formula="of:=511+ROUND(511*SIN([.E296]*2*PI() /1024))" office:value-type="float" office:value="1010" calcext:value-type="float">
            <text:p>10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table:formula="of:=ROUND(511*SIN([.E297]*2*PI() /1024))" office:value-type="float" office:value="499" calcext:value-type="float">
            <text:p>499</text:p>
          </table:table-cell>
          <table:table-cell table:formula="of:=511+ROUND(511*SIN([.E297]*2*PI() /1024))" office:value-type="float" office:value="1010" calcext:value-type="float">
            <text:p>10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table:formula="of:=ROUND(511*SIN([.E298]*2*PI() /1024))" office:value-type="float" office:value="498" calcext:value-type="float">
            <text:p>498</text:p>
          </table:table-cell>
          <table:table-cell table:formula="of:=511+ROUND(511*SIN([.E298]*2*PI() /1024))" office:value-type="float" office:value="1009" calcext:value-type="float">
            <text:p>10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table:formula="of:=ROUND(511*SIN([.E299]*2*PI() /1024))" office:value-type="float" office:value="497" calcext:value-type="float">
            <text:p>497</text:p>
          </table:table-cell>
          <table:table-cell table:formula="of:=511+ROUND(511*SIN([.E299]*2*PI() /1024))" office:value-type="float" office:value="1008" calcext:value-type="float">
            <text:p>10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table:formula="of:=ROUND(511*SIN([.E300]*2*PI() /1024))" office:value-type="float" office:value="496" calcext:value-type="float">
            <text:p>496</text:p>
          </table:table-cell>
          <table:table-cell table:formula="of:=511+ROUND(511*SIN([.E300]*2*PI() /1024))" office:value-type="float" office:value="1007" calcext:value-type="float">
            <text:p>10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table:formula="of:=ROUND(511*SIN([.E301]*2*PI() /1024))" office:value-type="float" office:value="496" calcext:value-type="float">
            <text:p>496</text:p>
          </table:table-cell>
          <table:table-cell table:formula="of:=511+ROUND(511*SIN([.E301]*2*PI() /1024))" office:value-type="float" office:value="1007" calcext:value-type="float">
            <text:p>10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table:formula="of:=ROUND(511*SIN([.E302]*2*PI() /1024))" office:value-type="float" office:value="495" calcext:value-type="float">
            <text:p>495</text:p>
          </table:table-cell>
          <table:table-cell table:formula="of:=511+ROUND(511*SIN([.E302]*2*PI() /1024))" office:value-type="float" office:value="1006" calcext:value-type="float">
            <text:p>10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table:formula="of:=ROUND(511*SIN([.E303]*2*PI() /1024))" office:value-type="float" office:value="494" calcext:value-type="float">
            <text:p>494</text:p>
          </table:table-cell>
          <table:table-cell table:formula="of:=511+ROUND(511*SIN([.E303]*2*PI() /1024))" office:value-type="float" office:value="1005" calcext:value-type="float">
            <text:p>10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table:formula="of:=ROUND(511*SIN([.E304]*2*PI() /1024))" office:value-type="float" office:value="493" calcext:value-type="float">
            <text:p>493</text:p>
          </table:table-cell>
          <table:table-cell table:formula="of:=511+ROUND(511*SIN([.E304]*2*PI() /1024))" office:value-type="float" office:value="1004" calcext:value-type="float">
            <text:p>10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ROUND(511*SIN([.E305]*2*PI() /1024))" office:value-type="float" office:value="492" calcext:value-type="float">
            <text:p>492</text:p>
          </table:table-cell>
          <table:table-cell table:formula="of:=511+ROUND(511*SIN([.E305]*2*PI() /1024))" office:value-type="float" office:value="1003" calcext:value-type="float">
            <text:p>10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table:formula="of:=ROUND(511*SIN([.E306]*2*PI() /1024))" office:value-type="float" office:value="492" calcext:value-type="float">
            <text:p>492</text:p>
          </table:table-cell>
          <table:table-cell table:formula="of:=511+ROUND(511*SIN([.E306]*2*PI() /1024))" office:value-type="float" office:value="1003" calcext:value-type="float">
            <text:p>10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table:formula="of:=ROUND(511*SIN([.E307]*2*PI() /1024))" office:value-type="float" office:value="491" calcext:value-type="float">
            <text:p>491</text:p>
          </table:table-cell>
          <table:table-cell table:formula="of:=511+ROUND(511*SIN([.E307]*2*PI() /1024))" office:value-type="float" office:value="1002" calcext:value-type="float">
            <text:p>10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ROUND(511*SIN([.E308]*2*PI() /1024))" office:value-type="float" office:value="490" calcext:value-type="float">
            <text:p>490</text:p>
          </table:table-cell>
          <table:table-cell table:formula="of:=511+ROUND(511*SIN([.E308]*2*PI() /1024))" office:value-type="float" office:value="1001" calcext:value-type="float">
            <text:p>10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table:formula="of:=ROUND(511*SIN([.E309]*2*PI() /1024))" office:value-type="float" office:value="489" calcext:value-type="float">
            <text:p>489</text:p>
          </table:table-cell>
          <table:table-cell table:formula="of:=511+ROUND(511*SIN([.E309]*2*PI() /1024))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table:formula="of:=ROUND(511*SIN([.E310]*2*PI() /1024))" office:value-type="float" office:value="488" calcext:value-type="float">
            <text:p>488</text:p>
          </table:table-cell>
          <table:table-cell table:formula="of:=511+ROUND(511*SIN([.E310]*2*PI() /1024))" office:value-type="float" office:value="999" calcext:value-type="float">
            <text:p>9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table:formula="of:=ROUND(511*SIN([.E311]*2*PI() /1024))" office:value-type="float" office:value="487" calcext:value-type="float">
            <text:p>487</text:p>
          </table:table-cell>
          <table:table-cell table:formula="of:=511+ROUND(511*SIN([.E311]*2*PI() /1024))" office:value-type="float" office:value="998" calcext:value-type="float">
            <text:p>9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table:formula="of:=ROUND(511*SIN([.E312]*2*PI() /1024))" office:value-type="float" office:value="486" calcext:value-type="float">
            <text:p>486</text:p>
          </table:table-cell>
          <table:table-cell table:formula="of:=511+ROUND(511*SIN([.E312]*2*PI() /1024))" office:value-type="float" office:value="997" calcext:value-type="float">
            <text:p>9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formula="of:=ROUND(511*SIN([.E313]*2*PI() /1024))" office:value-type="float" office:value="485" calcext:value-type="float">
            <text:p>485</text:p>
          </table:table-cell>
          <table:table-cell table:formula="of:=511+ROUND(511*SIN([.E313]*2*PI() /1024))" office:value-type="float" office:value="996" calcext:value-type="float">
            <text:p>9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table:formula="of:=ROUND(511*SIN([.E314]*2*PI() /1024))" office:value-type="float" office:value="484" calcext:value-type="float">
            <text:p>484</text:p>
          </table:table-cell>
          <table:table-cell table:formula="of:=511+ROUND(511*SIN([.E314]*2*PI() /1024))" office:value-type="float" office:value="995" calcext:value-type="float">
            <text:p>9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ROUND(511*SIN([.E315]*2*PI() /1024))" office:value-type="float" office:value="483" calcext:value-type="float">
            <text:p>483</text:p>
          </table:table-cell>
          <table:table-cell table:formula="of:=511+ROUND(511*SIN([.E315]*2*PI() /1024))" office:value-type="float" office:value="994" calcext:value-type="float">
            <text:p>9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formula="of:=ROUND(511*SIN([.E316]*2*PI() /1024))" office:value-type="float" office:value="482" calcext:value-type="float">
            <text:p>482</text:p>
          </table:table-cell>
          <table:table-cell table:formula="of:=511+ROUND(511*SIN([.E316]*2*PI() /1024))" office:value-type="float" office:value="993" calcext:value-type="float">
            <text:p>9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table:formula="of:=ROUND(511*SIN([.E317]*2*PI() /1024))" office:value-type="float" office:value="481" calcext:value-type="float">
            <text:p>481</text:p>
          </table:table-cell>
          <table:table-cell table:formula="of:=511+ROUND(511*SIN([.E317]*2*PI() /1024))" office:value-type="float" office:value="992" calcext:value-type="float">
            <text:p>9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table:formula="of:=ROUND(511*SIN([.E318]*2*PI() /1024))" office:value-type="float" office:value="480" calcext:value-type="float">
            <text:p>480</text:p>
          </table:table-cell>
          <table:table-cell table:formula="of:=511+ROUND(511*SIN([.E318]*2*PI() /1024))" office:value-type="float" office:value="991" calcext:value-type="float">
            <text:p>9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formula="of:=ROUND(511*SIN([.E319]*2*PI() /1024))" office:value-type="float" office:value="479" calcext:value-type="float">
            <text:p>479</text:p>
          </table:table-cell>
          <table:table-cell table:formula="of:=511+ROUND(511*SIN([.E319]*2*PI() /1024))" office:value-type="float" office:value="990" calcext:value-type="float">
            <text:p>9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table:formula="of:=ROUND(511*SIN([.E320]*2*PI() /1024))" office:value-type="float" office:value="478" calcext:value-type="float">
            <text:p>478</text:p>
          </table:table-cell>
          <table:table-cell table:formula="of:=511+ROUND(511*SIN([.E320]*2*PI() /1024))" office:value-type="float" office:value="989" calcext:value-type="float">
            <text:p>9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formula="of:=ROUND(511*SIN([.E321]*2*PI() /1024))" office:value-type="float" office:value="477" calcext:value-type="float">
            <text:p>477</text:p>
          </table:table-cell>
          <table:table-cell table:formula="of:=511+ROUND(511*SIN([.E321]*2*PI() /1024))" office:value-type="float" office:value="988" calcext:value-type="float">
            <text:p>9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formula="of:=ROUND(511*SIN([.E322]*2*PI() /1024))" office:value-type="float" office:value="476" calcext:value-type="float">
            <text:p>476</text:p>
          </table:table-cell>
          <table:table-cell table:formula="of:=511+ROUND(511*SIN([.E322]*2*PI() /1024))" office:value-type="float" office:value="987" calcext:value-type="float">
            <text:p>9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formula="of:=ROUND(511*SIN([.E323]*2*PI() /1024))" office:value-type="float" office:value="474" calcext:value-type="float">
            <text:p>474</text:p>
          </table:table-cell>
          <table:table-cell table:formula="of:=511+ROUND(511*SIN([.E323]*2*PI() /1024))" office:value-type="float" office:value="985" calcext:value-type="float">
            <text:p>9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formula="of:=ROUND(511*SIN([.E324]*2*PI() /1024))" office:value-type="float" office:value="473" calcext:value-type="float">
            <text:p>473</text:p>
          </table:table-cell>
          <table:table-cell table:formula="of:=511+ROUND(511*SIN([.E324]*2*PI() /1024))" office:value-type="float" office:value="984" calcext:value-type="float">
            <text:p>9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ROUND(511*SIN([.E325]*2*PI() /1024))" office:value-type="float" office:value="472" calcext:value-type="float">
            <text:p>472</text:p>
          </table:table-cell>
          <table:table-cell table:formula="of:=511+ROUND(511*SIN([.E325]*2*PI() /1024))" office:value-type="float" office:value="983" calcext:value-type="float">
            <text:p>9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formula="of:=ROUND(511*SIN([.E326]*2*PI() /1024))" office:value-type="float" office:value="471" calcext:value-type="float">
            <text:p>471</text:p>
          </table:table-cell>
          <table:table-cell table:formula="of:=511+ROUND(511*SIN([.E326]*2*PI() /1024))" office:value-type="float" office:value="982" calcext:value-type="float">
            <text:p>9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formula="of:=ROUND(511*SIN([.E327]*2*PI() /1024))" office:value-type="float" office:value="470" calcext:value-type="float">
            <text:p>470</text:p>
          </table:table-cell>
          <table:table-cell table:formula="of:=511+ROUND(511*SIN([.E327]*2*PI() /1024))" office:value-type="float" office:value="981" calcext:value-type="float">
            <text:p>9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formula="of:=ROUND(511*SIN([.E328]*2*PI() /1024))" office:value-type="float" office:value="468" calcext:value-type="float">
            <text:p>468</text:p>
          </table:table-cell>
          <table:table-cell table:formula="of:=511+ROUND(511*SIN([.E328]*2*PI() /1024))" office:value-type="float" office:value="979" calcext:value-type="float">
            <text:p>9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formula="of:=ROUND(511*SIN([.E329]*2*PI() /1024))" office:value-type="float" office:value="467" calcext:value-type="float">
            <text:p>467</text:p>
          </table:table-cell>
          <table:table-cell table:formula="of:=511+ROUND(511*SIN([.E329]*2*PI() /1024))" office:value-type="float" office:value="978" calcext:value-type="float">
            <text:p>9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formula="of:=ROUND(511*SIN([.E330]*2*PI() /1024))" office:value-type="float" office:value="466" calcext:value-type="float">
            <text:p>466</text:p>
          </table:table-cell>
          <table:table-cell table:formula="of:=511+ROUND(511*SIN([.E330]*2*PI() /1024))" office:value-type="float" office:value="977" calcext:value-type="float">
            <text:p>9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formula="of:=ROUND(511*SIN([.E331]*2*PI() /1024))" office:value-type="float" office:value="465" calcext:value-type="float">
            <text:p>465</text:p>
          </table:table-cell>
          <table:table-cell table:formula="of:=511+ROUND(511*SIN([.E331]*2*PI() /1024))" office:value-type="float" office:value="976" calcext:value-type="float">
            <text:p>9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formula="of:=ROUND(511*SIN([.E332]*2*PI() /1024))" office:value-type="float" office:value="463" calcext:value-type="float">
            <text:p>463</text:p>
          </table:table-cell>
          <table:table-cell table:formula="of:=511+ROUND(511*SIN([.E332]*2*PI() /1024))" office:value-type="float" office:value="974" calcext:value-type="float">
            <text:p>9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formula="of:=ROUND(511*SIN([.E333]*2*PI() /1024))" office:value-type="float" office:value="462" calcext:value-type="float">
            <text:p>462</text:p>
          </table:table-cell>
          <table:table-cell table:formula="of:=511+ROUND(511*SIN([.E333]*2*PI() /1024))" office:value-type="float" office:value="973" calcext:value-type="float">
            <text:p>9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formula="of:=ROUND(511*SIN([.E334]*2*PI() /1024))" office:value-type="float" office:value="461" calcext:value-type="float">
            <text:p>461</text:p>
          </table:table-cell>
          <table:table-cell table:formula="of:=511+ROUND(511*SIN([.E334]*2*PI() /1024))" office:value-type="float" office:value="972" calcext:value-type="float">
            <text:p>9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ROUND(511*SIN([.E335]*2*PI() /1024))" office:value-type="float" office:value="459" calcext:value-type="float">
            <text:p>459</text:p>
          </table:table-cell>
          <table:table-cell table:formula="of:=511+ROUND(511*SIN([.E335]*2*PI() /1024))" office:value-type="float" office:value="970" calcext:value-type="float">
            <text:p>9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formula="of:=ROUND(511*SIN([.E336]*2*PI() /1024))" office:value-type="float" office:value="458" calcext:value-type="float">
            <text:p>458</text:p>
          </table:table-cell>
          <table:table-cell table:formula="of:=511+ROUND(511*SIN([.E336]*2*PI() /1024))" office:value-type="float" office:value="969" calcext:value-type="float">
            <text:p>9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formula="of:=ROUND(511*SIN([.E337]*2*PI() /1024))" office:value-type="float" office:value="456" calcext:value-type="float">
            <text:p>456</text:p>
          </table:table-cell>
          <table:table-cell table:formula="of:=511+ROUND(511*SIN([.E337]*2*PI() /1024))" office:value-type="float" office:value="967" calcext:value-type="float">
            <text:p>9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formula="of:=ROUND(511*SIN([.E338]*2*PI() /1024))" office:value-type="float" office:value="455" calcext:value-type="float">
            <text:p>455</text:p>
          </table:table-cell>
          <table:table-cell table:formula="of:=511+ROUND(511*SIN([.E338]*2*PI() /1024))" office:value-type="float" office:value="966" calcext:value-type="float">
            <text:p>9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formula="of:=ROUND(511*SIN([.E339]*2*PI() /1024))" office:value-type="float" office:value="454" calcext:value-type="float">
            <text:p>454</text:p>
          </table:table-cell>
          <table:table-cell table:formula="of:=511+ROUND(511*SIN([.E339]*2*PI() /1024))" office:value-type="float" office:value="965" calcext:value-type="float">
            <text:p>9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formula="of:=ROUND(511*SIN([.E340]*2*PI() /1024))" office:value-type="float" office:value="452" calcext:value-type="float">
            <text:p>452</text:p>
          </table:table-cell>
          <table:table-cell table:formula="of:=511+ROUND(511*SIN([.E340]*2*PI() /1024)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formula="of:=ROUND(511*SIN([.E341]*2*PI() /1024))" office:value-type="float" office:value="451" calcext:value-type="float">
            <text:p>451</text:p>
          </table:table-cell>
          <table:table-cell table:formula="of:=511+ROUND(511*SIN([.E341]*2*PI() /1024))" office:value-type="float" office:value="962" calcext:value-type="float">
            <text:p>9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formula="of:=ROUND(511*SIN([.E342]*2*PI() /1024))" office:value-type="float" office:value="449" calcext:value-type="float">
            <text:p>449</text:p>
          </table:table-cell>
          <table:table-cell table:formula="of:=511+ROUND(511*SIN([.E342]*2*PI() /1024))" office:value-type="float" office:value="960" calcext:value-type="float">
            <text:p>9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formula="of:=ROUND(511*SIN([.E343]*2*PI() /1024))" office:value-type="float" office:value="448" calcext:value-type="float">
            <text:p>448</text:p>
          </table:table-cell>
          <table:table-cell table:formula="of:=511+ROUND(511*SIN([.E343]*2*PI() /1024))" office:value-type="float" office:value="959" calcext:value-type="float">
            <text:p>9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formula="of:=ROUND(511*SIN([.E344]*2*PI() /1024))" office:value-type="float" office:value="446" calcext:value-type="float">
            <text:p>446</text:p>
          </table:table-cell>
          <table:table-cell table:formula="of:=511+ROUND(511*SIN([.E344]*2*PI() /1024))" office:value-type="float" office:value="957" calcext:value-type="float">
            <text:p>9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ROUND(511*SIN([.E345]*2*PI() /1024))" office:value-type="float" office:value="445" calcext:value-type="float">
            <text:p>445</text:p>
          </table:table-cell>
          <table:table-cell table:formula="of:=511+ROUND(511*SIN([.E345]*2*PI() /1024))" office:value-type="float" office:value="956" calcext:value-type="float">
            <text:p>9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formula="of:=ROUND(511*SIN([.E346]*2*PI() /1024))" office:value-type="float" office:value="443" calcext:value-type="float">
            <text:p>443</text:p>
          </table:table-cell>
          <table:table-cell table:formula="of:=511+ROUND(511*SIN([.E346]*2*PI() /1024))" office:value-type="float" office:value="954" calcext:value-type="float">
            <text:p>9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formula="of:=ROUND(511*SIN([.E347]*2*PI() /1024))" office:value-type="float" office:value="441" calcext:value-type="float">
            <text:p>441</text:p>
          </table:table-cell>
          <table:table-cell table:formula="of:=511+ROUND(511*SIN([.E347]*2*PI() /1024))" office:value-type="float" office:value="952" calcext:value-type="float">
            <text:p>9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formula="of:=ROUND(511*SIN([.E348]*2*PI() /1024))" office:value-type="float" office:value="440" calcext:value-type="float">
            <text:p>440</text:p>
          </table:table-cell>
          <table:table-cell table:formula="of:=511+ROUND(511*SIN([.E348]*2*PI() /1024))" office:value-type="float" office:value="951" calcext:value-type="float">
            <text:p>9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formula="of:=ROUND(511*SIN([.E349]*2*PI() /1024))" office:value-type="float" office:value="438" calcext:value-type="float">
            <text:p>438</text:p>
          </table:table-cell>
          <table:table-cell table:formula="of:=511+ROUND(511*SIN([.E349]*2*PI() /1024))" office:value-type="float" office:value="949" calcext:value-type="float">
            <text:p>9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formula="of:=ROUND(511*SIN([.E350]*2*PI() /1024))" office:value-type="float" office:value="437" calcext:value-type="float">
            <text:p>437</text:p>
          </table:table-cell>
          <table:table-cell table:formula="of:=511+ROUND(511*SIN([.E350]*2*PI() /1024))" office:value-type="float" office:value="948" calcext:value-type="float">
            <text:p>9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formula="of:=ROUND(511*SIN([.E351]*2*PI() /1024))" office:value-type="float" office:value="435" calcext:value-type="float">
            <text:p>435</text:p>
          </table:table-cell>
          <table:table-cell table:formula="of:=511+ROUND(511*SIN([.E351]*2*PI() /1024))" office:value-type="float" office:value="946" calcext:value-type="float">
            <text:p>9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formula="of:=ROUND(511*SIN([.E352]*2*PI() /1024))" office:value-type="float" office:value="433" calcext:value-type="float">
            <text:p>433</text:p>
          </table:table-cell>
          <table:table-cell table:formula="of:=511+ROUND(511*SIN([.E352]*2*PI() /1024))" office:value-type="float" office:value="944" calcext:value-type="float">
            <text:p>9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formula="of:=ROUND(511*SIN([.E353]*2*PI() /1024))" office:value-type="float" office:value="432" calcext:value-type="float">
            <text:p>432</text:p>
          </table:table-cell>
          <table:table-cell table:formula="of:=511+ROUND(511*SIN([.E353]*2*PI() /1024))" office:value-type="float" office:value="943" calcext:value-type="float">
            <text:p>9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formula="of:=ROUND(511*SIN([.E354]*2*PI() /1024))" office:value-type="float" office:value="430" calcext:value-type="float">
            <text:p>430</text:p>
          </table:table-cell>
          <table:table-cell table:formula="of:=511+ROUND(511*SIN([.E354]*2*PI() /1024))" office:value-type="float" office:value="941" calcext:value-type="float">
            <text:p>9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ROUND(511*SIN([.E355]*2*PI() /1024))" office:value-type="float" office:value="428" calcext:value-type="float">
            <text:p>428</text:p>
          </table:table-cell>
          <table:table-cell table:formula="of:=511+ROUND(511*SIN([.E355]*2*PI() /1024))" office:value-type="float" office:value="939" calcext:value-type="float">
            <text:p>9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formula="of:=ROUND(511*SIN([.E356]*2*PI() /1024))" office:value-type="float" office:value="427" calcext:value-type="float">
            <text:p>427</text:p>
          </table:table-cell>
          <table:table-cell table:formula="of:=511+ROUND(511*SIN([.E356]*2*PI() /1024))" office:value-type="float" office:value="938" calcext:value-type="float">
            <text:p>9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formula="of:=ROUND(511*SIN([.E357]*2*PI() /1024))" office:value-type="float" office:value="425" calcext:value-type="float">
            <text:p>425</text:p>
          </table:table-cell>
          <table:table-cell table:formula="of:=511+ROUND(511*SIN([.E357]*2*PI() /1024))" office:value-type="float" office:value="936" calcext:value-type="float">
            <text:p>9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table:formula="of:=ROUND(511*SIN([.E358]*2*PI() /1024))" office:value-type="float" office:value="423" calcext:value-type="float">
            <text:p>423</text:p>
          </table:table-cell>
          <table:table-cell table:formula="of:=511+ROUND(511*SIN([.E358]*2*PI() /1024))" office:value-type="float" office:value="934" calcext:value-type="float">
            <text:p>9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formula="of:=ROUND(511*SIN([.E359]*2*PI() /1024))" office:value-type="float" office:value="421" calcext:value-type="float">
            <text:p>421</text:p>
          </table:table-cell>
          <table:table-cell table:formula="of:=511+ROUND(511*SIN([.E359]*2*PI() /1024))" office:value-type="float" office:value="932" calcext:value-type="float">
            <text:p>9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table:formula="of:=ROUND(511*SIN([.E360]*2*PI() /1024))" office:value-type="float" office:value="420" calcext:value-type="float">
            <text:p>420</text:p>
          </table:table-cell>
          <table:table-cell table:formula="of:=511+ROUND(511*SIN([.E360]*2*PI() /1024))" office:value-type="float" office:value="931" calcext:value-type="float">
            <text:p>9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formula="of:=ROUND(511*SIN([.E361]*2*PI() /1024))" office:value-type="float" office:value="418" calcext:value-type="float">
            <text:p>418</text:p>
          </table:table-cell>
          <table:table-cell table:formula="of:=511+ROUND(511*SIN([.E361]*2*PI() /1024))" office:value-type="float" office:value="929" calcext:value-type="float">
            <text:p>9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formula="of:=ROUND(511*SIN([.E362]*2*PI() /1024))" office:value-type="float" office:value="416" calcext:value-type="float">
            <text:p>416</text:p>
          </table:table-cell>
          <table:table-cell table:formula="of:=511+ROUND(511*SIN([.E362]*2*PI() /1024))" office:value-type="float" office:value="927" calcext:value-type="float">
            <text:p>9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formula="of:=ROUND(511*SIN([.E363]*2*PI() /1024))" office:value-type="float" office:value="414" calcext:value-type="float">
            <text:p>414</text:p>
          </table:table-cell>
          <table:table-cell table:formula="of:=511+ROUND(511*SIN([.E363]*2*PI() /1024))" office:value-type="float" office:value="925" calcext:value-type="float">
            <text:p>9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formula="of:=ROUND(511*SIN([.E364]*2*PI() /1024))" office:value-type="float" office:value="412" calcext:value-type="float">
            <text:p>412</text:p>
          </table:table-cell>
          <table:table-cell table:formula="of:=511+ROUND(511*SIN([.E364]*2*PI() /1024))" office:value-type="float" office:value="923" calcext:value-type="float">
            <text:p>9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ROUND(511*SIN([.E365]*2*PI() /1024))" office:value-type="float" office:value="410" calcext:value-type="float">
            <text:p>410</text:p>
          </table:table-cell>
          <table:table-cell table:formula="of:=511+ROUND(511*SIN([.E365]*2*PI() /1024))" office:value-type="float" office:value="921" calcext:value-type="float">
            <text:p>9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formula="of:=ROUND(511*SIN([.E366]*2*PI() /1024))" office:value-type="float" office:value="409" calcext:value-type="float">
            <text:p>409</text:p>
          </table:table-cell>
          <table:table-cell table:formula="of:=511+ROUND(511*SIN([.E366]*2*PI() /1024))" office:value-type="float" office:value="920" calcext:value-type="float">
            <text:p>9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formula="of:=ROUND(511*SIN([.E367]*2*PI() /1024))" office:value-type="float" office:value="407" calcext:value-type="float">
            <text:p>407</text:p>
          </table:table-cell>
          <table:table-cell table:formula="of:=511+ROUND(511*SIN([.E367]*2*PI() /1024))" office:value-type="float" office:value="918" calcext:value-type="float">
            <text:p>9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formula="of:=ROUND(511*SIN([.E368]*2*PI() /1024))" office:value-type="float" office:value="405" calcext:value-type="float">
            <text:p>405</text:p>
          </table:table-cell>
          <table:table-cell table:formula="of:=511+ROUND(511*SIN([.E368]*2*PI() /1024))" office:value-type="float" office:value="916" calcext:value-type="float">
            <text:p>9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formula="of:=ROUND(511*SIN([.E369]*2*PI() /1024))" office:value-type="float" office:value="403" calcext:value-type="float">
            <text:p>403</text:p>
          </table:table-cell>
          <table:table-cell table:formula="of:=511+ROUND(511*SIN([.E369]*2*PI() /1024))" office:value-type="float" office:value="914" calcext:value-type="float">
            <text:p>9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formula="of:=ROUND(511*SIN([.E370]*2*PI() /1024))" office:value-type="float" office:value="401" calcext:value-type="float">
            <text:p>401</text:p>
          </table:table-cell>
          <table:table-cell table:formula="of:=511+ROUND(511*SIN([.E370]*2*PI() /1024))" office:value-type="float" office:value="912" calcext:value-type="float">
            <text:p>9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table:formula="of:=ROUND(511*SIN([.E371]*2*PI() /1024))" office:value-type="float" office:value="399" calcext:value-type="float">
            <text:p>399</text:p>
          </table:table-cell>
          <table:table-cell table:formula="of:=511+ROUND(511*SIN([.E371]*2*PI() /1024))" office:value-type="float" office:value="910" calcext:value-type="float">
            <text:p>9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formula="of:=ROUND(511*SIN([.E372]*2*PI() /1024))" office:value-type="float" office:value="397" calcext:value-type="float">
            <text:p>397</text:p>
          </table:table-cell>
          <table:table-cell table:formula="of:=511+ROUND(511*SIN([.E372]*2*PI() /1024))" office:value-type="float" office:value="908" calcext:value-type="float">
            <text:p>9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formula="of:=ROUND(511*SIN([.E373]*2*PI() /1024))" office:value-type="float" office:value="395" calcext:value-type="float">
            <text:p>395</text:p>
          </table:table-cell>
          <table:table-cell table:formula="of:=511+ROUND(511*SIN([.E373]*2*PI() /1024))" office:value-type="float" office:value="906" calcext:value-type="float">
            <text:p>9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formula="of:=ROUND(511*SIN([.E374]*2*PI() /1024))" office:value-type="float" office:value="393" calcext:value-type="float">
            <text:p>393</text:p>
          </table:table-cell>
          <table:table-cell table:formula="of:=511+ROUND(511*SIN([.E374]*2*PI() /1024))" office:value-type="float" office:value="904" calcext:value-type="float">
            <text:p>9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table:formula="of:=ROUND(511*SIN([.E375]*2*PI() /1024))" office:value-type="float" office:value="391" calcext:value-type="float">
            <text:p>391</text:p>
          </table:table-cell>
          <table:table-cell table:formula="of:=511+ROUND(511*SIN([.E375]*2*PI() /1024))" office:value-type="float" office:value="902" calcext:value-type="float">
            <text:p>9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formula="of:=ROUND(511*SIN([.E376]*2*PI() /1024))" office:value-type="float" office:value="389" calcext:value-type="float">
            <text:p>389</text:p>
          </table:table-cell>
          <table:table-cell table:formula="of:=511+ROUND(511*SIN([.E376]*2*PI() /1024))"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table:formula="of:=ROUND(511*SIN([.E377]*2*PI() /1024))" office:value-type="float" office:value="387" calcext:value-type="float">
            <text:p>387</text:p>
          </table:table-cell>
          <table:table-cell table:formula="of:=511+ROUND(511*SIN([.E377]*2*PI() /1024))" office:value-type="float" office:value="898" calcext:value-type="float">
            <text:p>8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formula="of:=ROUND(511*SIN([.E378]*2*PI() /1024))" office:value-type="float" office:value="385" calcext:value-type="float">
            <text:p>385</text:p>
          </table:table-cell>
          <table:table-cell table:formula="of:=511+ROUND(511*SIN([.E378]*2*PI() /1024))" office:value-type="float" office:value="896" calcext:value-type="float">
            <text:p>8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formula="of:=ROUND(511*SIN([.E379]*2*PI() /1024))" office:value-type="float" office:value="383" calcext:value-type="float">
            <text:p>383</text:p>
          </table:table-cell>
          <table:table-cell table:formula="of:=511+ROUND(511*SIN([.E379]*2*PI() /1024))"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table:formula="of:=ROUND(511*SIN([.E380]*2*PI() /1024))" office:value-type="float" office:value="381" calcext:value-type="float">
            <text:p>381</text:p>
          </table:table-cell>
          <table:table-cell table:formula="of:=511+ROUND(511*SIN([.E380]*2*PI() /1024))" office:value-type="float" office:value="892" calcext:value-type="float">
            <text:p>8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formula="of:=ROUND(511*SIN([.E381]*2*PI() /1024))" office:value-type="float" office:value="379" calcext:value-type="float">
            <text:p>379</text:p>
          </table:table-cell>
          <table:table-cell table:formula="of:=511+ROUND(511*SIN([.E381]*2*PI() /1024))" office:value-type="float" office:value="890" calcext:value-type="float">
            <text:p>8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table:formula="of:=ROUND(511*SIN([.E382]*2*PI() /1024))" office:value-type="float" office:value="377" calcext:value-type="float">
            <text:p>377</text:p>
          </table:table-cell>
          <table:table-cell table:formula="of:=511+ROUND(511*SIN([.E382]*2*PI() /1024))" office:value-type="float" office:value="888" calcext:value-type="float">
            <text:p>8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table:formula="of:=ROUND(511*SIN([.E383]*2*PI() /1024))" office:value-type="float" office:value="374" calcext:value-type="float">
            <text:p>374</text:p>
          </table:table-cell>
          <table:table-cell table:formula="of:=511+ROUND(511*SIN([.E383]*2*PI() /1024))" office:value-type="float" office:value="885" calcext:value-type="float">
            <text:p>8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formula="of:=ROUND(511*SIN([.E384]*2*PI() /1024))" office:value-type="float" office:value="372" calcext:value-type="float">
            <text:p>372</text:p>
          </table:table-cell>
          <table:table-cell table:formula="of:=511+ROUND(511*SIN([.E384]*2*PI() /1024))" office:value-type="float" office:value="883" calcext:value-type="float">
            <text:p>8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formula="of:=ROUND(511*SIN([.E385]*2*PI() /1024))" office:value-type="float" office:value="370" calcext:value-type="float">
            <text:p>370</text:p>
          </table:table-cell>
          <table:table-cell table:formula="of:=511+ROUND(511*SIN([.E385]*2*PI() /1024))" office:value-type="float" office:value="881" calcext:value-type="float">
            <text:p>8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table:formula="of:=ROUND(511*SIN([.E386]*2*PI() /1024))" office:value-type="float" office:value="368" calcext:value-type="float">
            <text:p>368</text:p>
          </table:table-cell>
          <table:table-cell table:formula="of:=511+ROUND(511*SIN([.E386]*2*PI() /1024))" office:value-type="float" office:value="879" calcext:value-type="float">
            <text:p>8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table:formula="of:=ROUND(511*SIN([.E387]*2*PI() /1024))" office:value-type="float" office:value="366" calcext:value-type="float">
            <text:p>366</text:p>
          </table:table-cell>
          <table:table-cell table:formula="of:=511+ROUND(511*SIN([.E387]*2*PI() /1024))" office:value-type="float" office:value="877" calcext:value-type="float">
            <text:p>8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formula="of:=ROUND(511*SIN([.E388]*2*PI() /1024))" office:value-type="float" office:value="364" calcext:value-type="float">
            <text:p>364</text:p>
          </table:table-cell>
          <table:table-cell table:formula="of:=511+ROUND(511*SIN([.E388]*2*PI() /1024))" office:value-type="float" office:value="875" calcext:value-type="float">
            <text:p>8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table:formula="of:=ROUND(511*SIN([.E389]*2*PI() /1024))" office:value-type="float" office:value="361" calcext:value-type="float">
            <text:p>361</text:p>
          </table:table-cell>
          <table:table-cell table:formula="of:=511+ROUND(511*SIN([.E389]*2*PI() /1024))" office:value-type="float" office:value="872" calcext:value-type="float">
            <text:p>8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table:formula="of:=ROUND(511*SIN([.E390]*2*PI() /1024))" office:value-type="float" office:value="359" calcext:value-type="float">
            <text:p>359</text:p>
          </table:table-cell>
          <table:table-cell table:formula="of:=511+ROUND(511*SIN([.E390]*2*PI() /1024))" office:value-type="float" office:value="870" calcext:value-type="float">
            <text:p>8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formula="of:=ROUND(511*SIN([.E391]*2*PI() /1024))" office:value-type="float" office:value="357" calcext:value-type="float">
            <text:p>357</text:p>
          </table:table-cell>
          <table:table-cell table:formula="of:=511+ROUND(511*SIN([.E391]*2*PI() /1024))" office:value-type="float" office:value="868" calcext:value-type="float">
            <text:p>8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table:formula="of:=ROUND(511*SIN([.E392]*2*PI() /1024))" office:value-type="float" office:value="355" calcext:value-type="float">
            <text:p>355</text:p>
          </table:table-cell>
          <table:table-cell table:formula="of:=511+ROUND(511*SIN([.E392]*2*PI() /1024))" office:value-type="float" office:value="866" calcext:value-type="float">
            <text:p>8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table:formula="of:=ROUND(511*SIN([.E393]*2*PI() /1024))" office:value-type="float" office:value="352" calcext:value-type="float">
            <text:p>352</text:p>
          </table:table-cell>
          <table:table-cell table:formula="of:=511+ROUND(511*SIN([.E393]*2*PI() /1024))" office:value-type="float" office:value="863" calcext:value-type="float">
            <text:p>8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formula="of:=ROUND(511*SIN([.E394]*2*PI() /1024))" office:value-type="float" office:value="350" calcext:value-type="float">
            <text:p>350</text:p>
          </table:table-cell>
          <table:table-cell table:formula="of:=511+ROUND(511*SIN([.E394]*2*PI() /1024))" office:value-type="float" office:value="861" calcext:value-type="float">
            <text:p>8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formula="of:=ROUND(511*SIN([.E395]*2*PI() /1024))" office:value-type="float" office:value="348" calcext:value-type="float">
            <text:p>348</text:p>
          </table:table-cell>
          <table:table-cell table:formula="of:=511+ROUND(511*SIN([.E395]*2*PI() /1024))" office:value-type="float" office:value="859" calcext:value-type="float">
            <text:p>8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table:formula="of:=ROUND(511*SIN([.E396]*2*PI() /1024))" office:value-type="float" office:value="345" calcext:value-type="float">
            <text:p>345</text:p>
          </table:table-cell>
          <table:table-cell table:formula="of:=511+ROUND(511*SIN([.E396]*2*PI() /1024))" office:value-type="float" office:value="856" calcext:value-type="float">
            <text:p>8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formula="of:=ROUND(511*SIN([.E397]*2*PI() /1024))" office:value-type="float" office:value="343" calcext:value-type="float">
            <text:p>343</text:p>
          </table:table-cell>
          <table:table-cell table:formula="of:=511+ROUND(511*SIN([.E397]*2*PI() /1024))" office:value-type="float" office:value="854" calcext:value-type="float">
            <text:p>8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table:formula="of:=ROUND(511*SIN([.E398]*2*PI() /1024))" office:value-type="float" office:value="341" calcext:value-type="float">
            <text:p>341</text:p>
          </table:table-cell>
          <table:table-cell table:formula="of:=511+ROUND(511*SIN([.E398]*2*PI() /1024))" office:value-type="float" office:value="852" calcext:value-type="float">
            <text:p>8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table:formula="of:=ROUND(511*SIN([.E399]*2*PI() /1024))" office:value-type="float" office:value="338" calcext:value-type="float">
            <text:p>338</text:p>
          </table:table-cell>
          <table:table-cell table:formula="of:=511+ROUND(511*SIN([.E399]*2*PI() /1024))" office:value-type="float" office:value="849" calcext:value-type="float">
            <text:p>8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formula="of:=ROUND(511*SIN([.E400]*2*PI() /1024))" office:value-type="float" office:value="336" calcext:value-type="float">
            <text:p>336</text:p>
          </table:table-cell>
          <table:table-cell table:formula="of:=511+ROUND(511*SIN([.E400]*2*PI() /1024))" office:value-type="float" office:value="847" calcext:value-type="float">
            <text:p>8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formula="of:=ROUND(511*SIN([.E401]*2*PI() /1024))" office:value-type="float" office:value="334" calcext:value-type="float">
            <text:p>334</text:p>
          </table:table-cell>
          <table:table-cell table:formula="of:=511+ROUND(511*SIN([.E401]*2*PI() /1024))" office:value-type="float" office:value="845" calcext:value-type="float">
            <text:p>8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formula="of:=ROUND(511*SIN([.E402]*2*PI() /1024))" office:value-type="float" office:value="331" calcext:value-type="float">
            <text:p>331</text:p>
          </table:table-cell>
          <table:table-cell table:formula="of:=511+ROUND(511*SIN([.E402]*2*PI() /1024))" office:value-type="float" office:value="842" calcext:value-type="float">
            <text:p>8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table:formula="of:=ROUND(511*SIN([.E403]*2*PI() /1024))" office:value-type="float" office:value="329" calcext:value-type="float">
            <text:p>329</text:p>
          </table:table-cell>
          <table:table-cell table:formula="of:=511+ROUND(511*SIN([.E403]*2*PI() /1024))" office:value-type="float" office:value="840" calcext:value-type="float">
            <text:p>8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formula="of:=ROUND(511*SIN([.E404]*2*PI() /1024))" office:value-type="float" office:value="327" calcext:value-type="float">
            <text:p>327</text:p>
          </table:table-cell>
          <table:table-cell table:formula="of:=511+ROUND(511*SIN([.E404]*2*PI() /1024))" office:value-type="float" office:value="838" calcext:value-type="float">
            <text:p>8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formula="of:=ROUND(511*SIN([.E405]*2*PI() /1024))" office:value-type="float" office:value="324" calcext:value-type="float">
            <text:p>324</text:p>
          </table:table-cell>
          <table:table-cell table:formula="of:=511+ROUND(511*SIN([.E405]*2*PI() /1024))" office:value-type="float" office:value="835" calcext:value-type="float">
            <text:p>8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table:formula="of:=ROUND(511*SIN([.E406]*2*PI() /1024))" office:value-type="float" office:value="322" calcext:value-type="float">
            <text:p>322</text:p>
          </table:table-cell>
          <table:table-cell table:formula="of:=511+ROUND(511*SIN([.E406]*2*PI() /1024))" office:value-type="float" office:value="833" calcext:value-type="float">
            <text:p>8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table:formula="of:=ROUND(511*SIN([.E407]*2*PI() /1024))" office:value-type="float" office:value="319" calcext:value-type="float">
            <text:p>319</text:p>
          </table:table-cell>
          <table:table-cell table:formula="of:=511+ROUND(511*SIN([.E407]*2*PI() /1024))" office:value-type="float" office:value="830" calcext:value-type="float">
            <text:p>8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table:formula="of:=ROUND(511*SIN([.E408]*2*PI() /1024))" office:value-type="float" office:value="317" calcext:value-type="float">
            <text:p>317</text:p>
          </table:table-cell>
          <table:table-cell table:formula="of:=511+ROUND(511*SIN([.E408]*2*PI() /1024))" office:value-type="float" office:value="828" calcext:value-type="float">
            <text:p>8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table:formula="of:=ROUND(511*SIN([.E409]*2*PI() /1024))" office:value-type="float" office:value="314" calcext:value-type="float">
            <text:p>314</text:p>
          </table:table-cell>
          <table:table-cell table:formula="of:=511+ROUND(511*SIN([.E409]*2*PI() /1024))" office:value-type="float" office:value="825" calcext:value-type="float">
            <text:p>8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table:formula="of:=ROUND(511*SIN([.E410]*2*PI() /1024))" office:value-type="float" office:value="312" calcext:value-type="float">
            <text:p>312</text:p>
          </table:table-cell>
          <table:table-cell table:formula="of:=511+ROUND(511*SIN([.E410]*2*PI() /1024))" office:value-type="float" office:value="823" calcext:value-type="float">
            <text:p>8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table:formula="of:=ROUND(511*SIN([.E411]*2*PI() /1024))" office:value-type="float" office:value="309" calcext:value-type="float">
            <text:p>309</text:p>
          </table:table-cell>
          <table:table-cell table:formula="of:=511+ROUND(511*SIN([.E411]*2*PI() /1024))" office:value-type="float" office:value="820" calcext:value-type="float">
            <text:p>8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formula="of:=ROUND(511*SIN([.E412]*2*PI() /1024))" office:value-type="float" office:value="307" calcext:value-type="float">
            <text:p>307</text:p>
          </table:table-cell>
          <table:table-cell table:formula="of:=511+ROUND(511*SIN([.E412]*2*PI() /1024))" office:value-type="float" office:value="818" calcext:value-type="float">
            <text:p>8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table:formula="of:=ROUND(511*SIN([.E413]*2*PI() /1024))" office:value-type="float" office:value="304" calcext:value-type="float">
            <text:p>304</text:p>
          </table:table-cell>
          <table:table-cell table:formula="of:=511+ROUND(511*SIN([.E413]*2*PI() /1024))" office:value-type="float" office:value="815" calcext:value-type="float">
            <text:p>8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9" calcext:value-type="float">
            <text:p>409</text:p>
          </table:table-cell>
          <table:table-cell table:formula="of:=ROUND(511*SIN([.E414]*2*PI() /1024))" office:value-type="float" office:value="302" calcext:value-type="float">
            <text:p>302</text:p>
          </table:table-cell>
          <table:table-cell table:formula="of:=511+ROUND(511*SIN([.E414]*2*PI() /1024))" office:value-type="float" office:value="813" calcext:value-type="float">
            <text:p>8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table:formula="of:=ROUND(511*SIN([.E415]*2*PI() /1024))" office:value-type="float" office:value="299" calcext:value-type="float">
            <text:p>299</text:p>
          </table:table-cell>
          <table:table-cell table:formula="of:=511+ROUND(511*SIN([.E415]*2*PI() /1024))" office:value-type="float" office:value="810" calcext:value-type="float">
            <text:p>8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 table:formula="of:=ROUND(511*SIN([.E416]*2*PI() /1024))" office:value-type="float" office:value="297" calcext:value-type="float">
            <text:p>297</text:p>
          </table:table-cell>
          <table:table-cell table:formula="of:=511+ROUND(511*SIN([.E416]*2*PI() /1024))" office:value-type="float" office:value="808" calcext:value-type="float">
            <text:p>8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2" calcext:value-type="float">
            <text:p>412</text:p>
          </table:table-cell>
          <table:table-cell table:formula="of:=ROUND(511*SIN([.E417]*2*PI() /1024))" office:value-type="float" office:value="294" calcext:value-type="float">
            <text:p>294</text:p>
          </table:table-cell>
          <table:table-cell table:formula="of:=511+ROUND(511*SIN([.E417]*2*PI() /1024))" office:value-type="float" office:value="805" calcext:value-type="float">
            <text:p>8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 table:formula="of:=ROUND(511*SIN([.E418]*2*PI() /1024))" office:value-type="float" office:value="292" calcext:value-type="float">
            <text:p>292</text:p>
          </table:table-cell>
          <table:table-cell table:formula="of:=511+ROUND(511*SIN([.E418]*2*PI() /1024))" office:value-type="float" office:value="803" calcext:value-type="float">
            <text:p>8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 table:formula="of:=ROUND(511*SIN([.E419]*2*PI() /1024))" office:value-type="float" office:value="289" calcext:value-type="float">
            <text:p>289</text:p>
          </table:table-cell>
          <table:table-cell table:formula="of:=511+ROUND(511*SIN([.E419]*2*PI() /1024))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formula="of:=ROUND(511*SIN([.E420]*2*PI() /1024))" office:value-type="float" office:value="286" calcext:value-type="float">
            <text:p>286</text:p>
          </table:table-cell>
          <table:table-cell table:formula="of:=511+ROUND(511*SIN([.E420]*2*PI() /1024))" office:value-type="float" office:value="797" calcext:value-type="float">
            <text:p>7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 table:formula="of:=ROUND(511*SIN([.E421]*2*PI() /1024))" office:value-type="float" office:value="284" calcext:value-type="float">
            <text:p>284</text:p>
          </table:table-cell>
          <table:table-cell table:formula="of:=511+ROUND(511*SIN([.E421]*2*PI() /1024))" office:value-type="float" office:value="795" calcext:value-type="float">
            <text:p>7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7" calcext:value-type="float">
            <text:p>417</text:p>
          </table:table-cell>
          <table:table-cell table:formula="of:=ROUND(511*SIN([.E422]*2*PI() /1024))" office:value-type="float" office:value="281" calcext:value-type="float">
            <text:p>281</text:p>
          </table:table-cell>
          <table:table-cell table:formula="of:=511+ROUND(511*SIN([.E422]*2*PI() /1024))" office:value-type="float" office:value="792" calcext:value-type="float">
            <text:p>7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table:formula="of:=ROUND(511*SIN([.E423]*2*PI() /1024))" office:value-type="float" office:value="279" calcext:value-type="float">
            <text:p>279</text:p>
          </table:table-cell>
          <table:table-cell table:formula="of:=511+ROUND(511*SIN([.E423]*2*PI() /1024))" office:value-type="float" office:value="790" calcext:value-type="float">
            <text:p>7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 table:formula="of:=ROUND(511*SIN([.E424]*2*PI() /1024))" office:value-type="float" office:value="276" calcext:value-type="float">
            <text:p>276</text:p>
          </table:table-cell>
          <table:table-cell table:formula="of:=511+ROUND(511*SIN([.E424]*2*PI() /1024))" office:value-type="float" office:value="787" calcext:value-type="float">
            <text:p>7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" calcext:value-type="float">
            <text:p>420</text:p>
          </table:table-cell>
          <table:table-cell table:formula="of:=ROUND(511*SIN([.E425]*2*PI() /1024))" office:value-type="float" office:value="273" calcext:value-type="float">
            <text:p>273</text:p>
          </table:table-cell>
          <table:table-cell table:formula="of:=511+ROUND(511*SIN([.E425]*2*PI() /1024))" office:value-type="float" office:value="784" calcext:value-type="float">
            <text:p>7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table:formula="of:=ROUND(511*SIN([.E426]*2*PI() /1024))" office:value-type="float" office:value="271" calcext:value-type="float">
            <text:p>271</text:p>
          </table:table-cell>
          <table:table-cell table:formula="of:=511+ROUND(511*SIN([.E426]*2*PI() /1024))" office:value-type="float" office:value="782" calcext:value-type="float">
            <text:p>7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2" calcext:value-type="float">
            <text:p>422</text:p>
          </table:table-cell>
          <table:table-cell table:formula="of:=ROUND(511*SIN([.E427]*2*PI() /1024))" office:value-type="float" office:value="268" calcext:value-type="float">
            <text:p>268</text:p>
          </table:table-cell>
          <table:table-cell table:formula="of:=511+ROUND(511*SIN([.E427]*2*PI() /1024))" office:value-type="float" office:value="779" calcext:value-type="float">
            <text:p>7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3" calcext:value-type="float">
            <text:p>423</text:p>
          </table:table-cell>
          <table:table-cell table:formula="of:=ROUND(511*SIN([.E428]*2*PI() /1024))" office:value-type="float" office:value="265" calcext:value-type="float">
            <text:p>265</text:p>
          </table:table-cell>
          <table:table-cell table:formula="of:=511+ROUND(511*SIN([.E428]*2*PI() /1024))" office:value-type="float" office:value="776" calcext:value-type="float">
            <text:p>7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4" calcext:value-type="float">
            <text:p>424</text:p>
          </table:table-cell>
          <table:table-cell table:formula="of:=ROUND(511*SIN([.E429]*2*PI() /1024))" office:value-type="float" office:value="263" calcext:value-type="float">
            <text:p>263</text:p>
          </table:table-cell>
          <table:table-cell table:formula="of:=511+ROUND(511*SIN([.E429]*2*PI() /1024))" office:value-type="float" office:value="774" calcext:value-type="float">
            <text:p>7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formula="of:=ROUND(511*SIN([.E430]*2*PI() /1024))" office:value-type="float" office:value="260" calcext:value-type="float">
            <text:p>260</text:p>
          </table:table-cell>
          <table:table-cell table:formula="of:=511+ROUND(511*SIN([.E430]*2*PI() /1024))" office:value-type="float" office:value="771" calcext:value-type="float">
            <text:p>7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table:formula="of:=ROUND(511*SIN([.E431]*2*PI() /1024))" office:value-type="float" office:value="257" calcext:value-type="float">
            <text:p>257</text:p>
          </table:table-cell>
          <table:table-cell table:formula="of:=511+ROUND(511*SIN([.E431]*2*PI() /1024))" office:value-type="float" office:value="768" calcext:value-type="float">
            <text:p>7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7" calcext:value-type="float">
            <text:p>427</text:p>
          </table:table-cell>
          <table:table-cell table:formula="of:=ROUND(511*SIN([.E432]*2*PI() /1024))" office:value-type="float" office:value="255" calcext:value-type="float">
            <text:p>255</text:p>
          </table:table-cell>
          <table:table-cell table:formula="of:=511+ROUND(511*SIN([.E432]*2*PI() /1024))" office:value-type="float" office:value="766" calcext:value-type="float">
            <text:p>7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8" calcext:value-type="float">
            <text:p>428</text:p>
          </table:table-cell>
          <table:table-cell table:formula="of:=ROUND(511*SIN([.E433]*2*PI() /1024))" office:value-type="float" office:value="252" calcext:value-type="float">
            <text:p>252</text:p>
          </table:table-cell>
          <table:table-cell table:formula="of:=511+ROUND(511*SIN([.E433]*2*PI() /1024))" office:value-type="float" office:value="763" calcext:value-type="float">
            <text:p>7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9" calcext:value-type="float">
            <text:p>429</text:p>
          </table:table-cell>
          <table:table-cell table:formula="of:=ROUND(511*SIN([.E434]*2*PI() /1024))" office:value-type="float" office:value="249" calcext:value-type="float">
            <text:p>249</text:p>
          </table:table-cell>
          <table:table-cell table:formula="of:=511+ROUND(511*SIN([.E434]*2*PI() /1024))" office:value-type="float" office:value="760" calcext:value-type="float">
            <text:p>7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0" calcext:value-type="float">
            <text:p>430</text:p>
          </table:table-cell>
          <table:table-cell table:formula="of:=ROUND(511*SIN([.E435]*2*PI() /1024))" office:value-type="float" office:value="246" calcext:value-type="float">
            <text:p>246</text:p>
          </table:table-cell>
          <table:table-cell table:formula="of:=511+ROUND(511*SIN([.E435]*2*PI() /1024))" office:value-type="float" office:value="757" calcext:value-type="float">
            <text:p>7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1" calcext:value-type="float">
            <text:p>431</text:p>
          </table:table-cell>
          <table:table-cell table:formula="of:=ROUND(511*SIN([.E436]*2*PI() /1024))" office:value-type="float" office:value="244" calcext:value-type="float">
            <text:p>244</text:p>
          </table:table-cell>
          <table:table-cell table:formula="of:=511+ROUND(511*SIN([.E436]*2*PI() /1024))"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2" calcext:value-type="float">
            <text:p>432</text:p>
          </table:table-cell>
          <table:table-cell table:formula="of:=ROUND(511*SIN([.E437]*2*PI() /1024))" office:value-type="float" office:value="241" calcext:value-type="float">
            <text:p>241</text:p>
          </table:table-cell>
          <table:table-cell table:formula="of:=511+ROUND(511*SIN([.E437]*2*PI() /1024))" office:value-type="float" office:value="752" calcext:value-type="float">
            <text:p>7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3" calcext:value-type="float">
            <text:p>433</text:p>
          </table:table-cell>
          <table:table-cell table:formula="of:=ROUND(511*SIN([.E438]*2*PI() /1024))" office:value-type="float" office:value="238" calcext:value-type="float">
            <text:p>238</text:p>
          </table:table-cell>
          <table:table-cell table:formula="of:=511+ROUND(511*SIN([.E438]*2*PI() /1024))" office:value-type="float" office:value="749" calcext:value-type="float">
            <text:p>7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4" calcext:value-type="float">
            <text:p>434</text:p>
          </table:table-cell>
          <table:table-cell table:formula="of:=ROUND(511*SIN([.E439]*2*PI() /1024))" office:value-type="float" office:value="235" calcext:value-type="float">
            <text:p>235</text:p>
          </table:table-cell>
          <table:table-cell table:formula="of:=511+ROUND(511*SIN([.E439]*2*PI() /1024))" office:value-type="float" office:value="746" calcext:value-type="float">
            <text:p>7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5" calcext:value-type="float">
            <text:p>435</text:p>
          </table:table-cell>
          <table:table-cell table:formula="of:=ROUND(511*SIN([.E440]*2*PI() /1024))" office:value-type="float" office:value="233" calcext:value-type="float">
            <text:p>233</text:p>
          </table:table-cell>
          <table:table-cell table:formula="of:=511+ROUND(511*SIN([.E440]*2*PI() /1024))" office:value-type="float" office:value="744" calcext:value-type="float">
            <text:p>7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6" calcext:value-type="float">
            <text:p>436</text:p>
          </table:table-cell>
          <table:table-cell table:formula="of:=ROUND(511*SIN([.E441]*2*PI() /1024))" office:value-type="float" office:value="230" calcext:value-type="float">
            <text:p>230</text:p>
          </table:table-cell>
          <table:table-cell table:formula="of:=511+ROUND(511*SIN([.E441]*2*PI() /1024))" office:value-type="float" office:value="741" calcext:value-type="float">
            <text:p>7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7" calcext:value-type="float">
            <text:p>437</text:p>
          </table:table-cell>
          <table:table-cell table:formula="of:=ROUND(511*SIN([.E442]*2*PI() /1024))" office:value-type="float" office:value="227" calcext:value-type="float">
            <text:p>227</text:p>
          </table:table-cell>
          <table:table-cell table:formula="of:=511+ROUND(511*SIN([.E442]*2*PI() /1024))" office:value-type="float" office:value="738" calcext:value-type="float">
            <text:p>7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8" calcext:value-type="float">
            <text:p>438</text:p>
          </table:table-cell>
          <table:table-cell table:formula="of:=ROUND(511*SIN([.E443]*2*PI() /1024))" office:value-type="float" office:value="224" calcext:value-type="float">
            <text:p>224</text:p>
          </table:table-cell>
          <table:table-cell table:formula="of:=511+ROUND(511*SIN([.E443]*2*PI() /1024))" office:value-type="float" office:value="735" calcext:value-type="float">
            <text:p>7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9" calcext:value-type="float">
            <text:p>439</text:p>
          </table:table-cell>
          <table:table-cell table:formula="of:=ROUND(511*SIN([.E444]*2*PI() /1024))" office:value-type="float" office:value="221" calcext:value-type="float">
            <text:p>221</text:p>
          </table:table-cell>
          <table:table-cell table:formula="of:=511+ROUND(511*SIN([.E444]*2*PI() /1024))" office:value-type="float" office:value="732" calcext:value-type="float">
            <text:p>7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" calcext:value-type="float">
            <text:p>440</text:p>
          </table:table-cell>
          <table:table-cell table:formula="of:=ROUND(511*SIN([.E445]*2*PI() /1024))" office:value-type="float" office:value="218" calcext:value-type="float">
            <text:p>218</text:p>
          </table:table-cell>
          <table:table-cell table:formula="of:=511+ROUND(511*SIN([.E445]*2*PI() /1024))" office:value-type="float" office:value="729" calcext:value-type="float">
            <text:p>7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1" calcext:value-type="float">
            <text:p>441</text:p>
          </table:table-cell>
          <table:table-cell table:formula="of:=ROUND(511*SIN([.E446]*2*PI() /1024))" office:value-type="float" office:value="216" calcext:value-type="float">
            <text:p>216</text:p>
          </table:table-cell>
          <table:table-cell table:formula="of:=511+ROUND(511*SIN([.E446]*2*PI() /1024))" office:value-type="float" office:value="727" calcext:value-type="float">
            <text:p>7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2" calcext:value-type="float">
            <text:p>442</text:p>
          </table:table-cell>
          <table:table-cell table:formula="of:=ROUND(511*SIN([.E447]*2*PI() /1024))" office:value-type="float" office:value="213" calcext:value-type="float">
            <text:p>213</text:p>
          </table:table-cell>
          <table:table-cell table:formula="of:=511+ROUND(511*SIN([.E447]*2*PI() /1024))" office:value-type="float" office:value="724" calcext:value-type="float">
            <text:p>7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3" calcext:value-type="float">
            <text:p>443</text:p>
          </table:table-cell>
          <table:table-cell table:formula="of:=ROUND(511*SIN([.E448]*2*PI() /1024))" office:value-type="float" office:value="210" calcext:value-type="float">
            <text:p>210</text:p>
          </table:table-cell>
          <table:table-cell table:formula="of:=511+ROUND(511*SIN([.E448]*2*PI() /1024))" office:value-type="float" office:value="721" calcext:value-type="float">
            <text:p>7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4" calcext:value-type="float">
            <text:p>444</text:p>
          </table:table-cell>
          <table:table-cell table:formula="of:=ROUND(511*SIN([.E449]*2*PI() /1024))" office:value-type="float" office:value="207" calcext:value-type="float">
            <text:p>207</text:p>
          </table:table-cell>
          <table:table-cell table:formula="of:=511+ROUND(511*SIN([.E449]*2*PI() /1024))" office:value-type="float" office:value="718" calcext:value-type="float">
            <text:p>7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5" calcext:value-type="float">
            <text:p>445</text:p>
          </table:table-cell>
          <table:table-cell table:formula="of:=ROUND(511*SIN([.E450]*2*PI() /1024))" office:value-type="float" office:value="204" calcext:value-type="float">
            <text:p>204</text:p>
          </table:table-cell>
          <table:table-cell table:formula="of:=511+ROUND(511*SIN([.E450]*2*PI() /1024))" office:value-type="float" office:value="715" calcext:value-type="float">
            <text:p>7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6" calcext:value-type="float">
            <text:p>446</text:p>
          </table:table-cell>
          <table:table-cell table:formula="of:=ROUND(511*SIN([.E451]*2*PI() /1024))" office:value-type="float" office:value="201" calcext:value-type="float">
            <text:p>201</text:p>
          </table:table-cell>
          <table:table-cell table:formula="of:=511+ROUND(511*SIN([.E451]*2*PI() /1024))" office:value-type="float" office:value="712" calcext:value-type="float">
            <text:p>7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7" calcext:value-type="float">
            <text:p>447</text:p>
          </table:table-cell>
          <table:table-cell table:formula="of:=ROUND(511*SIN([.E452]*2*PI() /1024))" office:value-type="float" office:value="198" calcext:value-type="float">
            <text:p>198</text:p>
          </table:table-cell>
          <table:table-cell table:formula="of:=511+ROUND(511*SIN([.E452]*2*PI() /1024))" office:value-type="float" office:value="709" calcext:value-type="float">
            <text:p>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8" calcext:value-type="float">
            <text:p>448</text:p>
          </table:table-cell>
          <table:table-cell table:formula="of:=ROUND(511*SIN([.E453]*2*PI() /1024))" office:value-type="float" office:value="196" calcext:value-type="float">
            <text:p>196</text:p>
          </table:table-cell>
          <table:table-cell table:formula="of:=511+ROUND(511*SIN([.E453]*2*PI() /1024))" office:value-type="float" office:value="707" calcext:value-type="float">
            <text:p>7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9" calcext:value-type="float">
            <text:p>449</text:p>
          </table:table-cell>
          <table:table-cell table:formula="of:=ROUND(511*SIN([.E454]*2*PI() /1024))" office:value-type="float" office:value="193" calcext:value-type="float">
            <text:p>193</text:p>
          </table:table-cell>
          <table:table-cell table:formula="of:=511+ROUND(511*SIN([.E454]*2*PI() /1024))" office:value-type="float" office:value="704" calcext:value-type="float">
            <text:p>7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table:formula="of:=ROUND(511*SIN([.E455]*2*PI() /1024))" office:value-type="float" office:value="190" calcext:value-type="float">
            <text:p>190</text:p>
          </table:table-cell>
          <table:table-cell table:formula="of:=511+ROUND(511*SIN([.E455]*2*PI() /1024))" office:value-type="float" office:value="701" calcext:value-type="float">
            <text:p>7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table:formula="of:=ROUND(511*SIN([.E456]*2*PI() /1024))" office:value-type="float" office:value="187" calcext:value-type="float">
            <text:p>187</text:p>
          </table:table-cell>
          <table:table-cell table:formula="of:=511+ROUND(511*SIN([.E456]*2*PI() /1024))" office:value-type="float" office:value="698" calcext:value-type="float">
            <text:p>6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2" calcext:value-type="float">
            <text:p>452</text:p>
          </table:table-cell>
          <table:table-cell table:formula="of:=ROUND(511*SIN([.E457]*2*PI() /1024))" office:value-type="float" office:value="184" calcext:value-type="float">
            <text:p>184</text:p>
          </table:table-cell>
          <table:table-cell table:formula="of:=511+ROUND(511*SIN([.E457]*2*PI() /1024))" office:value-type="float" office:value="695" calcext:value-type="float">
            <text:p>6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3" calcext:value-type="float">
            <text:p>453</text:p>
          </table:table-cell>
          <table:table-cell table:formula="of:=ROUND(511*SIN([.E458]*2*PI() /1024))" office:value-type="float" office:value="181" calcext:value-type="float">
            <text:p>181</text:p>
          </table:table-cell>
          <table:table-cell table:formula="of:=511+ROUND(511*SIN([.E458]*2*PI() /1024))" office:value-type="float" office:value="692" calcext:value-type="float">
            <text:p>6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4" calcext:value-type="float">
            <text:p>454</text:p>
          </table:table-cell>
          <table:table-cell table:formula="of:=ROUND(511*SIN([.E459]*2*PI() /1024))" office:value-type="float" office:value="178" calcext:value-type="float">
            <text:p>178</text:p>
          </table:table-cell>
          <table:table-cell table:formula="of:=511+ROUND(511*SIN([.E459]*2*PI() /1024))" office:value-type="float" office:value="689" calcext:value-type="float">
            <text:p>6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5" calcext:value-type="float">
            <text:p>455</text:p>
          </table:table-cell>
          <table:table-cell table:formula="of:=ROUND(511*SIN([.E460]*2*PI() /1024))" office:value-type="float" office:value="175" calcext:value-type="float">
            <text:p>175</text:p>
          </table:table-cell>
          <table:table-cell table:formula="of:=511+ROUND(511*SIN([.E460]*2*PI() /1024))" office:value-type="float" office:value="686" calcext:value-type="float">
            <text:p>6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6" calcext:value-type="float">
            <text:p>456</text:p>
          </table:table-cell>
          <table:table-cell table:formula="of:=ROUND(511*SIN([.E461]*2*PI() /1024))" office:value-type="float" office:value="172" calcext:value-type="float">
            <text:p>172</text:p>
          </table:table-cell>
          <table:table-cell table:formula="of:=511+ROUND(511*SIN([.E461]*2*PI() /1024))" office:value-type="float" office:value="683" calcext:value-type="float">
            <text:p>6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7" calcext:value-type="float">
            <text:p>457</text:p>
          </table:table-cell>
          <table:table-cell table:formula="of:=ROUND(511*SIN([.E462]*2*PI() /1024))" office:value-type="float" office:value="169" calcext:value-type="float">
            <text:p>169</text:p>
          </table:table-cell>
          <table:table-cell table:formula="of:=511+ROUND(511*SIN([.E462]*2*PI() /1024))" office:value-type="float" office:value="680" calcext:value-type="float">
            <text:p>6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8" calcext:value-type="float">
            <text:p>458</text:p>
          </table:table-cell>
          <table:table-cell table:formula="of:=ROUND(511*SIN([.E463]*2*PI() /1024))" office:value-type="float" office:value="166" calcext:value-type="float">
            <text:p>166</text:p>
          </table:table-cell>
          <table:table-cell table:formula="of:=511+ROUND(511*SIN([.E463]*2*PI() /1024))" office:value-type="float" office:value="677" calcext:value-type="float">
            <text:p>6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9" calcext:value-type="float">
            <text:p>459</text:p>
          </table:table-cell>
          <table:table-cell table:formula="of:=ROUND(511*SIN([.E464]*2*PI() /1024))" office:value-type="float" office:value="163" calcext:value-type="float">
            <text:p>163</text:p>
          </table:table-cell>
          <table:table-cell table:formula="of:=511+ROUND(511*SIN([.E464]*2*PI() /1024))" office:value-type="float" office:value="674" calcext:value-type="float">
            <text:p>6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" calcext:value-type="float">
            <text:p>460</text:p>
          </table:table-cell>
          <table:table-cell table:formula="of:=ROUND(511*SIN([.E465]*2*PI() /1024))" office:value-type="float" office:value="160" calcext:value-type="float">
            <text:p>160</text:p>
          </table:table-cell>
          <table:table-cell table:formula="of:=511+ROUND(511*SIN([.E465]*2*PI() /1024))" office:value-type="float" office:value="671" calcext:value-type="float">
            <text:p>6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1" calcext:value-type="float">
            <text:p>461</text:p>
          </table:table-cell>
          <table:table-cell table:formula="of:=ROUND(511*SIN([.E466]*2*PI() /1024))" office:value-type="float" office:value="157" calcext:value-type="float">
            <text:p>157</text:p>
          </table:table-cell>
          <table:table-cell table:formula="of:=511+ROUND(511*SIN([.E466]*2*PI() /1024))" office:value-type="float" office:value="668" calcext:value-type="float">
            <text:p>6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2" calcext:value-type="float">
            <text:p>462</text:p>
          </table:table-cell>
          <table:table-cell table:formula="of:=ROUND(511*SIN([.E467]*2*PI() /1024))" office:value-type="float" office:value="154" calcext:value-type="float">
            <text:p>154</text:p>
          </table:table-cell>
          <table:table-cell table:formula="of:=511+ROUND(511*SIN([.E467]*2*PI() /1024))" office:value-type="float" office:value="665" calcext:value-type="float">
            <text:p>6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3" calcext:value-type="float">
            <text:p>463</text:p>
          </table:table-cell>
          <table:table-cell table:formula="of:=ROUND(511*SIN([.E468]*2*PI() /1024))" office:value-type="float" office:value="151" calcext:value-type="float">
            <text:p>151</text:p>
          </table:table-cell>
          <table:table-cell table:formula="of:=511+ROUND(511*SIN([.E468]*2*PI() /1024))" office:value-type="float" office:value="662" calcext:value-type="float">
            <text:p>6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4" calcext:value-type="float">
            <text:p>464</text:p>
          </table:table-cell>
          <table:table-cell table:formula="of:=ROUND(511*SIN([.E469]*2*PI() /1024))" office:value-type="float" office:value="148" calcext:value-type="float">
            <text:p>148</text:p>
          </table:table-cell>
          <table:table-cell table:formula="of:=511+ROUND(511*SIN([.E469]*2*PI() /1024))" office:value-type="float" office:value="659" calcext:value-type="float">
            <text:p>6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5" calcext:value-type="float">
            <text:p>465</text:p>
          </table:table-cell>
          <table:table-cell table:formula="of:=ROUND(511*SIN([.E470]*2*PI() /1024))" office:value-type="float" office:value="145" calcext:value-type="float">
            <text:p>145</text:p>
          </table:table-cell>
          <table:table-cell table:formula="of:=511+ROUND(511*SIN([.E470]*2*PI() /1024))" office:value-type="float" office:value="656" calcext:value-type="float">
            <text:p>6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6" calcext:value-type="float">
            <text:p>466</text:p>
          </table:table-cell>
          <table:table-cell table:formula="of:=ROUND(511*SIN([.E471]*2*PI() /1024))" office:value-type="float" office:value="142" calcext:value-type="float">
            <text:p>142</text:p>
          </table:table-cell>
          <table:table-cell table:formula="of:=511+ROUND(511*SIN([.E471]*2*PI() /1024))" office:value-type="float" office:value="653" calcext:value-type="float">
            <text:p>6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7" calcext:value-type="float">
            <text:p>467</text:p>
          </table:table-cell>
          <table:table-cell table:formula="of:=ROUND(511*SIN([.E472]*2*PI() /1024))" office:value-type="float" office:value="139" calcext:value-type="float">
            <text:p>139</text:p>
          </table:table-cell>
          <table:table-cell table:formula="of:=511+ROUND(511*SIN([.E472]*2*PI() /1024))" office:value-type="float" office:value="650" calcext:value-type="float">
            <text:p>6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8" calcext:value-type="float">
            <text:p>468</text:p>
          </table:table-cell>
          <table:table-cell table:formula="of:=ROUND(511*SIN([.E473]*2*PI() /1024))" office:value-type="float" office:value="136" calcext:value-type="float">
            <text:p>136</text:p>
          </table:table-cell>
          <table:table-cell table:formula="of:=511+ROUND(511*SIN([.E473]*2*PI() /1024))" office:value-type="float" office:value="647" calcext:value-type="float">
            <text:p>6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9" calcext:value-type="float">
            <text:p>469</text:p>
          </table:table-cell>
          <table:table-cell table:formula="of:=ROUND(511*SIN([.E474]*2*PI() /1024))" office:value-type="float" office:value="133" calcext:value-type="float">
            <text:p>133</text:p>
          </table:table-cell>
          <table:table-cell table:formula="of:=511+ROUND(511*SIN([.E474]*2*PI() /1024))" office:value-type="float" office:value="644" calcext:value-type="float">
            <text:p>6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" calcext:value-type="float">
            <text:p>470</text:p>
          </table:table-cell>
          <table:table-cell table:formula="of:=ROUND(511*SIN([.E475]*2*PI() /1024))" office:value-type="float" office:value="130" calcext:value-type="float">
            <text:p>130</text:p>
          </table:table-cell>
          <table:table-cell table:formula="of:=511+ROUND(511*SIN([.E475]*2*PI() /1024))" office:value-type="float" office:value="641" calcext:value-type="float">
            <text:p>6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1" calcext:value-type="float">
            <text:p>471</text:p>
          </table:table-cell>
          <table:table-cell table:formula="of:=ROUND(511*SIN([.E476]*2*PI() /1024))" office:value-type="float" office:value="127" calcext:value-type="float">
            <text:p>127</text:p>
          </table:table-cell>
          <table:table-cell table:formula="of:=511+ROUND(511*SIN([.E476]*2*PI() /1024))" office:value-type="float" office:value="638" calcext:value-type="float">
            <text:p>6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2" calcext:value-type="float">
            <text:p>472</text:p>
          </table:table-cell>
          <table:table-cell table:formula="of:=ROUND(511*SIN([.E477]*2*PI() /1024))" office:value-type="float" office:value="124" calcext:value-type="float">
            <text:p>124</text:p>
          </table:table-cell>
          <table:table-cell table:formula="of:=511+ROUND(511*SIN([.E477]*2*PI() /1024))" office:value-type="float" office:value="635" calcext:value-type="float">
            <text:p>6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3" calcext:value-type="float">
            <text:p>473</text:p>
          </table:table-cell>
          <table:table-cell table:formula="of:=ROUND(511*SIN([.E478]*2*PI() /1024))" office:value-type="float" office:value="121" calcext:value-type="float">
            <text:p>121</text:p>
          </table:table-cell>
          <table:table-cell table:formula="of:=511+ROUND(511*SIN([.E478]*2*PI() /1024))" office:value-type="float" office:value="632" calcext:value-type="float">
            <text:p>6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4" calcext:value-type="float">
            <text:p>474</text:p>
          </table:table-cell>
          <table:table-cell table:formula="of:=ROUND(511*SIN([.E479]*2*PI() /1024))" office:value-type="float" office:value="118" calcext:value-type="float">
            <text:p>118</text:p>
          </table:table-cell>
          <table:table-cell table:formula="of:=511+ROUND(511*SIN([.E479]*2*PI() /1024))" office:value-type="float" office:value="629" calcext:value-type="float">
            <text:p>6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5" calcext:value-type="float">
            <text:p>475</text:p>
          </table:table-cell>
          <table:table-cell table:formula="of:=ROUND(511*SIN([.E480]*2*PI() /1024))" office:value-type="float" office:value="115" calcext:value-type="float">
            <text:p>115</text:p>
          </table:table-cell>
          <table:table-cell table:formula="of:=511+ROUND(511*SIN([.E480]*2*PI() /1024))" office:value-type="float" office:value="626" calcext:value-type="float">
            <text:p>6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6" calcext:value-type="float">
            <text:p>476</text:p>
          </table:table-cell>
          <table:table-cell table:formula="of:=ROUND(511*SIN([.E481]*2*PI() /1024))" office:value-type="float" office:value="112" calcext:value-type="float">
            <text:p>112</text:p>
          </table:table-cell>
          <table:table-cell table:formula="of:=511+ROUND(511*SIN([.E481]*2*PI() /1024))" office:value-type="float" office:value="623" calcext:value-type="float">
            <text:p>6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7" calcext:value-type="float">
            <text:p>477</text:p>
          </table:table-cell>
          <table:table-cell table:formula="of:=ROUND(511*SIN([.E482]*2*PI() /1024))" office:value-type="float" office:value="109" calcext:value-type="float">
            <text:p>109</text:p>
          </table:table-cell>
          <table:table-cell table:formula="of:=511+ROUND(511*SIN([.E482]*2*PI() /1024))" office:value-type="float" office:value="620" calcext:value-type="float">
            <text:p>6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8" calcext:value-type="float">
            <text:p>478</text:p>
          </table:table-cell>
          <table:table-cell table:formula="of:=ROUND(511*SIN([.E483]*2*PI() /1024))" office:value-type="float" office:value="106" calcext:value-type="float">
            <text:p>106</text:p>
          </table:table-cell>
          <table:table-cell table:formula="of:=511+ROUND(511*SIN([.E483]*2*PI() /1024))" office:value-type="float" office:value="617" calcext:value-type="float">
            <text:p>6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9" calcext:value-type="float">
            <text:p>479</text:p>
          </table:table-cell>
          <table:table-cell table:formula="of:=ROUND(511*SIN([.E484]*2*PI() /1024))" office:value-type="float" office:value="103" calcext:value-type="float">
            <text:p>103</text:p>
          </table:table-cell>
          <table:table-cell table:formula="of:=511+ROUND(511*SIN([.E484]*2*PI() /1024))" office:value-type="float" office:value="614" calcext:value-type="float">
            <text:p>6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table:formula="of:=ROUND(511*SIN([.E485]*2*PI() /1024))" office:value-type="float" office:value="100" calcext:value-type="float">
            <text:p>100</text:p>
          </table:table-cell>
          <table:table-cell table:formula="of:=511+ROUND(511*SIN([.E485]*2*PI() /1024))" office:value-type="float" office:value="611" calcext:value-type="float">
            <text:p>6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1" calcext:value-type="float">
            <text:p>481</text:p>
          </table:table-cell>
          <table:table-cell table:formula="of:=ROUND(511*SIN([.E486]*2*PI() /1024))" office:value-type="float" office:value="97" calcext:value-type="float">
            <text:p>97</text:p>
          </table:table-cell>
          <table:table-cell table:formula="of:=511+ROUND(511*SIN([.E486]*2*PI() /1024))" office:value-type="float" office:value="608" calcext:value-type="float">
            <text:p>6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2" calcext:value-type="float">
            <text:p>482</text:p>
          </table:table-cell>
          <table:table-cell table:formula="of:=ROUND(511*SIN([.E487]*2*PI() /1024))" office:value-type="float" office:value="94" calcext:value-type="float">
            <text:p>94</text:p>
          </table:table-cell>
          <table:table-cell table:formula="of:=511+ROUND(511*SIN([.E487]*2*PI() /1024))" office:value-type="float" office:value="605" calcext:value-type="float">
            <text:p>6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3" calcext:value-type="float">
            <text:p>483</text:p>
          </table:table-cell>
          <table:table-cell table:formula="of:=ROUND(511*SIN([.E488]*2*PI() /1024))" office:value-type="float" office:value="90" calcext:value-type="float">
            <text:p>90</text:p>
          </table:table-cell>
          <table:table-cell table:formula="of:=511+ROUND(511*SIN([.E488]*2*PI() /1024))" office:value-type="float" office:value="601" calcext:value-type="float">
            <text:p>6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4" calcext:value-type="float">
            <text:p>484</text:p>
          </table:table-cell>
          <table:table-cell table:formula="of:=ROUND(511*SIN([.E489]*2*PI() /1024))" office:value-type="float" office:value="87" calcext:value-type="float">
            <text:p>87</text:p>
          </table:table-cell>
          <table:table-cell table:formula="of:=511+ROUND(511*SIN([.E489]*2*PI() /1024))" office:value-type="float" office:value="598" calcext:value-type="float">
            <text:p>5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5" calcext:value-type="float">
            <text:p>485</text:p>
          </table:table-cell>
          <table:table-cell table:formula="of:=ROUND(511*SIN([.E490]*2*PI() /1024))" office:value-type="float" office:value="84" calcext:value-type="float">
            <text:p>84</text:p>
          </table:table-cell>
          <table:table-cell table:formula="of:=511+ROUND(511*SIN([.E490]*2*PI() /1024))" office:value-type="float" office:value="595" calcext:value-type="float">
            <text:p>5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6" calcext:value-type="float">
            <text:p>486</text:p>
          </table:table-cell>
          <table:table-cell table:formula="of:=ROUND(511*SIN([.E491]*2*PI() /1024))" office:value-type="float" office:value="81" calcext:value-type="float">
            <text:p>81</text:p>
          </table:table-cell>
          <table:table-cell table:formula="of:=511+ROUND(511*SIN([.E491]*2*PI() /1024))" office:value-type="float" office:value="592" calcext:value-type="float">
            <text:p>5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7" calcext:value-type="float">
            <text:p>487</text:p>
          </table:table-cell>
          <table:table-cell table:formula="of:=ROUND(511*SIN([.E492]*2*PI() /1024))" office:value-type="float" office:value="78" calcext:value-type="float">
            <text:p>78</text:p>
          </table:table-cell>
          <table:table-cell table:formula="of:=511+ROUND(511*SIN([.E492]*2*PI() /1024))" office:value-type="float" office:value="589" calcext:value-type="float">
            <text:p>5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8" calcext:value-type="float">
            <text:p>488</text:p>
          </table:table-cell>
          <table:table-cell table:formula="of:=ROUND(511*SIN([.E493]*2*PI() /1024))" office:value-type="float" office:value="75" calcext:value-type="float">
            <text:p>75</text:p>
          </table:table-cell>
          <table:table-cell table:formula="of:=511+ROUND(511*SIN([.E493]*2*PI() /1024))" office:value-type="float" office:value="586" calcext:value-type="float">
            <text:p>5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9" calcext:value-type="float">
            <text:p>489</text:p>
          </table:table-cell>
          <table:table-cell table:formula="of:=ROUND(511*SIN([.E494]*2*PI() /1024))" office:value-type="float" office:value="72" calcext:value-type="float">
            <text:p>72</text:p>
          </table:table-cell>
          <table:table-cell table:formula="of:=511+ROUND(511*SIN([.E494]*2*PI() /1024))" office:value-type="float" office:value="583" calcext:value-type="float">
            <text:p>5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" calcext:value-type="float">
            <text:p>490</text:p>
          </table:table-cell>
          <table:table-cell table:formula="of:=ROUND(511*SIN([.E495]*2*PI() /1024))" office:value-type="float" office:value="69" calcext:value-type="float">
            <text:p>69</text:p>
          </table:table-cell>
          <table:table-cell table:formula="of:=511+ROUND(511*SIN([.E495]*2*PI() /1024))" office:value-type="float" office:value="580" calcext:value-type="float">
            <text:p>5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 table:formula="of:=ROUND(511*SIN([.E496]*2*PI() /1024))" office:value-type="float" office:value="66" calcext:value-type="float">
            <text:p>66</text:p>
          </table:table-cell>
          <table:table-cell table:formula="of:=511+ROUND(511*SIN([.E496]*2*PI() /1024))" office:value-type="float" office:value="577" calcext:value-type="float">
            <text:p>5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2" calcext:value-type="float">
            <text:p>492</text:p>
          </table:table-cell>
          <table:table-cell table:formula="of:=ROUND(511*SIN([.E497]*2*PI() /1024))" office:value-type="float" office:value="63" calcext:value-type="float">
            <text:p>63</text:p>
          </table:table-cell>
          <table:table-cell table:formula="of:=511+ROUND(511*SIN([.E497]*2*PI() /1024))" office:value-type="float" office:value="574" calcext:value-type="float">
            <text:p>5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3" calcext:value-type="float">
            <text:p>493</text:p>
          </table:table-cell>
          <table:table-cell table:formula="of:=ROUND(511*SIN([.E498]*2*PI() /1024))" office:value-type="float" office:value="59" calcext:value-type="float">
            <text:p>59</text:p>
          </table:table-cell>
          <table:table-cell table:formula="of:=511+ROUND(511*SIN([.E498]*2*PI() /1024))" office:value-type="float" office:value="570" calcext:value-type="float">
            <text:p>5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4" calcext:value-type="float">
            <text:p>494</text:p>
          </table:table-cell>
          <table:table-cell table:formula="of:=ROUND(511*SIN([.E499]*2*PI() /1024))" office:value-type="float" office:value="56" calcext:value-type="float">
            <text:p>56</text:p>
          </table:table-cell>
          <table:table-cell table:formula="of:=511+ROUND(511*SIN([.E499]*2*PI() /1024))" office:value-type="float" office:value="567" calcext:value-type="float">
            <text:p>5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5" calcext:value-type="float">
            <text:p>495</text:p>
          </table:table-cell>
          <table:table-cell table:formula="of:=ROUND(511*SIN([.E500]*2*PI() /1024))" office:value-type="float" office:value="53" calcext:value-type="float">
            <text:p>53</text:p>
          </table:table-cell>
          <table:table-cell table:formula="of:=511+ROUND(511*SIN([.E500]*2*PI() /1024))" office:value-type="float" office:value="564" calcext:value-type="float">
            <text:p>5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6" calcext:value-type="float">
            <text:p>496</text:p>
          </table:table-cell>
          <table:table-cell table:formula="of:=ROUND(511*SIN([.E501]*2*PI() /1024))" office:value-type="float" office:value="50" calcext:value-type="float">
            <text:p>50</text:p>
          </table:table-cell>
          <table:table-cell table:formula="of:=511+ROUND(511*SIN([.E501]*2*PI() /1024))" office:value-type="float" office:value="561" calcext:value-type="float">
            <text:p>5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7" calcext:value-type="float">
            <text:p>497</text:p>
          </table:table-cell>
          <table:table-cell table:formula="of:=ROUND(511*SIN([.E502]*2*PI() /1024))" office:value-type="float" office:value="47" calcext:value-type="float">
            <text:p>47</text:p>
          </table:table-cell>
          <table:table-cell table:formula="of:=511+ROUND(511*SIN([.E502]*2*PI() /1024))" office:value-type="float" office:value="558" calcext:value-type="float">
            <text:p>5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8" calcext:value-type="float">
            <text:p>498</text:p>
          </table:table-cell>
          <table:table-cell table:formula="of:=ROUND(511*SIN([.E503]*2*PI() /1024))" office:value-type="float" office:value="44" calcext:value-type="float">
            <text:p>44</text:p>
          </table:table-cell>
          <table:table-cell table:formula="of:=511+ROUND(511*SIN([.E503]*2*PI() /1024))" office:value-type="float" office:value="555" calcext:value-type="float">
            <text:p>5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9" calcext:value-type="float">
            <text:p>499</text:p>
          </table:table-cell>
          <table:table-cell table:formula="of:=ROUND(511*SIN([.E504]*2*PI() /1024))" office:value-type="float" office:value="41" calcext:value-type="float">
            <text:p>41</text:p>
          </table:table-cell>
          <table:table-cell table:formula="of:=511+ROUND(511*SIN([.E504]*2*PI() /1024))" office:value-type="float" office:value="552" calcext:value-type="float">
            <text:p>5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ROUND(511*SIN([.E505]*2*PI() /1024))" office:value-type="float" office:value="38" calcext:value-type="float">
            <text:p>38</text:p>
          </table:table-cell>
          <table:table-cell table:formula="of:=511+ROUND(511*SIN([.E505]*2*PI() /1024))" office:value-type="float" office:value="549" calcext:value-type="float">
            <text:p>5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1" calcext:value-type="float">
            <text:p>501</text:p>
          </table:table-cell>
          <table:table-cell table:formula="of:=ROUND(511*SIN([.E506]*2*PI() /1024))" office:value-type="float" office:value="34" calcext:value-type="float">
            <text:p>34</text:p>
          </table:table-cell>
          <table:table-cell table:formula="of:=511+ROUND(511*SIN([.E506]*2*PI() /1024))" office:value-type="float" office:value="545" calcext:value-type="float">
            <text:p>5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2" calcext:value-type="float">
            <text:p>502</text:p>
          </table:table-cell>
          <table:table-cell table:formula="of:=ROUND(511*SIN([.E507]*2*PI() /1024))" office:value-type="float" office:value="31" calcext:value-type="float">
            <text:p>31</text:p>
          </table:table-cell>
          <table:table-cell table:formula="of:=511+ROUND(511*SIN([.E507]*2*PI() /1024))" office:value-type="float" office:value="542" calcext:value-type="float">
            <text:p>5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table:formula="of:=ROUND(511*SIN([.E508]*2*PI() /1024))" office:value-type="float" office:value="28" calcext:value-type="float">
            <text:p>28</text:p>
          </table:table-cell>
          <table:table-cell table:formula="of:=511+ROUND(511*SIN([.E508]*2*PI() /1024))" office:value-type="float" office:value="539" calcext:value-type="float">
            <text:p>5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4" calcext:value-type="float">
            <text:p>504</text:p>
          </table:table-cell>
          <table:table-cell table:formula="of:=ROUND(511*SIN([.E509]*2*PI() /1024))" office:value-type="float" office:value="25" calcext:value-type="float">
            <text:p>25</text:p>
          </table:table-cell>
          <table:table-cell table:formula="of:=511+ROUND(511*SIN([.E509]*2*PI() /1024))" office:value-type="float" office:value="536" calcext:value-type="float">
            <text:p>5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5" calcext:value-type="float">
            <text:p>505</text:p>
          </table:table-cell>
          <table:table-cell table:formula="of:=ROUND(511*SIN([.E510]*2*PI() /1024))" office:value-type="float" office:value="22" calcext:value-type="float">
            <text:p>22</text:p>
          </table:table-cell>
          <table:table-cell table:formula="of:=511+ROUND(511*SIN([.E510]*2*PI() /1024))" office:value-type="float" office:value="533" calcext:value-type="float">
            <text:p>5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6" calcext:value-type="float">
            <text:p>506</text:p>
          </table:table-cell>
          <table:table-cell table:formula="of:=ROUND(511*SIN([.E511]*2*PI() /1024))" office:value-type="float" office:value="19" calcext:value-type="float">
            <text:p>19</text:p>
          </table:table-cell>
          <table:table-cell table:formula="of:=511+ROUND(511*SIN([.E511]*2*PI() /1024))" office:value-type="float" office:value="530" calcext:value-type="float">
            <text:p>5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7" calcext:value-type="float">
            <text:p>507</text:p>
          </table:table-cell>
          <table:table-cell table:formula="of:=ROUND(511*SIN([.E512]*2*PI() /1024))" office:value-type="float" office:value="16" calcext:value-type="float">
            <text:p>16</text:p>
          </table:table-cell>
          <table:table-cell table:formula="of:=511+ROUND(511*SIN([.E512]*2*PI() /1024))" office:value-type="float" office:value="527" calcext:value-type="float">
            <text:p>5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8" calcext:value-type="float">
            <text:p>508</text:p>
          </table:table-cell>
          <table:table-cell table:formula="of:=ROUND(511*SIN([.E513]*2*PI() /1024))" office:value-type="float" office:value="13" calcext:value-type="float">
            <text:p>13</text:p>
          </table:table-cell>
          <table:table-cell table:formula="of:=511+ROUND(511*SIN([.E513]*2*PI() /1024))" office:value-type="float" office:value="524" calcext:value-type="float">
            <text:p>5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9" calcext:value-type="float">
            <text:p>509</text:p>
          </table:table-cell>
          <table:table-cell table:formula="of:=ROUND(511*SIN([.E514]*2*PI() /1024))" office:value-type="float" office:value="9" calcext:value-type="float">
            <text:p>9</text:p>
          </table:table-cell>
          <table:table-cell table:formula="of:=511+ROUND(511*SIN([.E514]*2*PI() /1024))" office:value-type="float" office:value="520" calcext:value-type="float">
            <text:p>5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0" calcext:value-type="float">
            <text:p>510</text:p>
          </table:table-cell>
          <table:table-cell table:formula="of:=ROUND(511*SIN([.E515]*2*PI() /1024))" office:value-type="float" office:value="6" calcext:value-type="float">
            <text:p>6</text:p>
          </table:table-cell>
          <table:table-cell table:formula="of:=511+ROUND(511*SIN([.E515]*2*PI() /1024))" office:value-type="float" office:value="517" calcext:value-type="float">
            <text:p>5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1" calcext:value-type="float">
            <text:p>511</text:p>
          </table:table-cell>
          <table:table-cell table:formula="of:=ROUND(511*SIN([.E516]*2*PI() /1024))" office:value-type="float" office:value="3" calcext:value-type="float">
            <text:p>3</text:p>
          </table:table-cell>
          <table:table-cell table:formula="of:=511+ROUND(511*SIN([.E516]*2*PI() /1024))" office:value-type="float" office:value="514" calcext:value-type="float">
            <text:p>5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formula="of:=ROUND(511*SIN([.E517]*2*PI() /1024))" office:value-type="float" office:value="0" calcext:value-type="float">
            <text:p>0</text:p>
          </table:table-cell>
          <table:table-cell table:formula="of:=511+ROUND(511*SIN([.E517]*2*PI() /1024))" office:value-type="float" office:value="511" calcext:value-type="float">
            <text:p>5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3" calcext:value-type="float">
            <text:p>513</text:p>
          </table:table-cell>
          <table:table-cell table:formula="of:=ROUND(511*SIN([.E518]*2*PI() /1024))" office:value-type="float" office:value="-3" calcext:value-type="float">
            <text:p>-3</text:p>
          </table:table-cell>
          <table:table-cell table:formula="of:=511+ROUND(511*SIN([.E518]*2*PI() /1024))" office:value-type="float" office:value="508" calcext:value-type="float">
            <text:p>5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4" calcext:value-type="float">
            <text:p>514</text:p>
          </table:table-cell>
          <table:table-cell table:formula="of:=ROUND(511*SIN([.E519]*2*PI() /1024))" office:value-type="float" office:value="-6" calcext:value-type="float">
            <text:p>-6</text:p>
          </table:table-cell>
          <table:table-cell table:formula="of:=511+ROUND(511*SIN([.E519]*2*PI() /1024))" office:value-type="float" office:value="505" calcext:value-type="float">
            <text:p>5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5" calcext:value-type="float">
            <text:p>515</text:p>
          </table:table-cell>
          <table:table-cell table:formula="of:=ROUND(511*SIN([.E520]*2*PI() /1024))" office:value-type="float" office:value="-9" calcext:value-type="float">
            <text:p>-9</text:p>
          </table:table-cell>
          <table:table-cell table:formula="of:=511+ROUND(511*SIN([.E520]*2*PI() /1024))" office:value-type="float" office:value="502" calcext:value-type="float">
            <text:p>5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6" calcext:value-type="float">
            <text:p>516</text:p>
          </table:table-cell>
          <table:table-cell table:formula="of:=ROUND(511*SIN([.E521]*2*PI() /1024))" office:value-type="float" office:value="-13" calcext:value-type="float">
            <text:p>-13</text:p>
          </table:table-cell>
          <table:table-cell table:formula="of:=511+ROUND(511*SIN([.E521]*2*PI() /1024)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7" calcext:value-type="float">
            <text:p>517</text:p>
          </table:table-cell>
          <table:table-cell table:formula="of:=ROUND(511*SIN([.E522]*2*PI() /1024))" office:value-type="float" office:value="-16" calcext:value-type="float">
            <text:p>-16</text:p>
          </table:table-cell>
          <table:table-cell table:formula="of:=511+ROUND(511*SIN([.E522]*2*PI() /1024))" office:value-type="float" office:value="495" calcext:value-type="float">
            <text:p>4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8" calcext:value-type="float">
            <text:p>518</text:p>
          </table:table-cell>
          <table:table-cell table:formula="of:=ROUND(511*SIN([.E523]*2*PI() /1024))" office:value-type="float" office:value="-19" calcext:value-type="float">
            <text:p>-19</text:p>
          </table:table-cell>
          <table:table-cell table:formula="of:=511+ROUND(511*SIN([.E523]*2*PI() /1024))" office:value-type="float" office:value="492" calcext:value-type="float">
            <text:p>4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9" calcext:value-type="float">
            <text:p>519</text:p>
          </table:table-cell>
          <table:table-cell table:formula="of:=ROUND(511*SIN([.E524]*2*PI() /1024))" office:value-type="float" office:value="-22" calcext:value-type="float">
            <text:p>-22</text:p>
          </table:table-cell>
          <table:table-cell table:formula="of:=511+ROUND(511*SIN([.E524]*2*PI() /1024))" office:value-type="float" office:value="489" calcext:value-type="float">
            <text:p>4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0" calcext:value-type="float">
            <text:p>520</text:p>
          </table:table-cell>
          <table:table-cell table:formula="of:=ROUND(511*SIN([.E525]*2*PI() /1024))" office:value-type="float" office:value="-25" calcext:value-type="float">
            <text:p>-25</text:p>
          </table:table-cell>
          <table:table-cell table:formula="of:=511+ROUND(511*SIN([.E525]*2*PI() /1024))" office:value-type="float" office:value="486" calcext:value-type="float">
            <text:p>4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1" calcext:value-type="float">
            <text:p>521</text:p>
          </table:table-cell>
          <table:table-cell table:formula="of:=ROUND(511*SIN([.E526]*2*PI() /1024))" office:value-type="float" office:value="-28" calcext:value-type="float">
            <text:p>-28</text:p>
          </table:table-cell>
          <table:table-cell table:formula="of:=511+ROUND(511*SIN([.E526]*2*PI() /1024))" office:value-type="float" office:value="483" calcext:value-type="float">
            <text:p>4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2" calcext:value-type="float">
            <text:p>522</text:p>
          </table:table-cell>
          <table:table-cell table:formula="of:=ROUND(511*SIN([.E527]*2*PI() /1024))" office:value-type="float" office:value="-31" calcext:value-type="float">
            <text:p>-31</text:p>
          </table:table-cell>
          <table:table-cell table:formula="of:=511+ROUND(511*SIN([.E527]*2*PI() /1024))" office:value-type="float" office:value="480" calcext:value-type="float">
            <text:p>4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table:formula="of:=ROUND(511*SIN([.E528]*2*PI() /1024))" office:value-type="float" office:value="-34" calcext:value-type="float">
            <text:p>-34</text:p>
          </table:table-cell>
          <table:table-cell table:formula="of:=511+ROUND(511*SIN([.E528]*2*PI() /1024))" office:value-type="float" office:value="477" calcext:value-type="float">
            <text:p>4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4" calcext:value-type="float">
            <text:p>524</text:p>
          </table:table-cell>
          <table:table-cell table:formula="of:=ROUND(511*SIN([.E529]*2*PI() /1024))" office:value-type="float" office:value="-38" calcext:value-type="float">
            <text:p>-38</text:p>
          </table:table-cell>
          <table:table-cell table:formula="of:=511+ROUND(511*SIN([.E529]*2*PI() /1024))" office:value-type="float" office:value="473" calcext:value-type="float">
            <text:p>4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5" calcext:value-type="float">
            <text:p>525</text:p>
          </table:table-cell>
          <table:table-cell table:formula="of:=ROUND(511*SIN([.E530]*2*PI() /1024))" office:value-type="float" office:value="-41" calcext:value-type="float">
            <text:p>-41</text:p>
          </table:table-cell>
          <table:table-cell table:formula="of:=511+ROUND(511*SIN([.E530]*2*PI() /1024))" office:value-type="float" office:value="470" calcext:value-type="float">
            <text:p>4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6" calcext:value-type="float">
            <text:p>526</text:p>
          </table:table-cell>
          <table:table-cell table:formula="of:=ROUND(511*SIN([.E531]*2*PI() /1024))" office:value-type="float" office:value="-44" calcext:value-type="float">
            <text:p>-44</text:p>
          </table:table-cell>
          <table:table-cell table:formula="of:=511+ROUND(511*SIN([.E531]*2*PI() /1024))" office:value-type="float" office:value="467" calcext:value-type="float">
            <text:p>4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7" calcext:value-type="float">
            <text:p>527</text:p>
          </table:table-cell>
          <table:table-cell table:formula="of:=ROUND(511*SIN([.E532]*2*PI() /1024))" office:value-type="float" office:value="-47" calcext:value-type="float">
            <text:p>-47</text:p>
          </table:table-cell>
          <table:table-cell table:formula="of:=511+ROUND(511*SIN([.E532]*2*PI() /1024))" office:value-type="float" office:value="464" calcext:value-type="float">
            <text:p>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8" calcext:value-type="float">
            <text:p>528</text:p>
          </table:table-cell>
          <table:table-cell table:formula="of:=ROUND(511*SIN([.E533]*2*PI() /1024))" office:value-type="float" office:value="-50" calcext:value-type="float">
            <text:p>-50</text:p>
          </table:table-cell>
          <table:table-cell table:formula="of:=511+ROUND(511*SIN([.E533]*2*PI() /1024))" office:value-type="float" office:value="461" calcext:value-type="float">
            <text:p>4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9" calcext:value-type="float">
            <text:p>529</text:p>
          </table:table-cell>
          <table:table-cell table:formula="of:=ROUND(511*SIN([.E534]*2*PI() /1024))" office:value-type="float" office:value="-53" calcext:value-type="float">
            <text:p>-53</text:p>
          </table:table-cell>
          <table:table-cell table:formula="of:=511+ROUND(511*SIN([.E534]*2*PI() /1024))" office:value-type="float" office:value="458" calcext:value-type="float">
            <text:p>4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0" calcext:value-type="float">
            <text:p>530</text:p>
          </table:table-cell>
          <table:table-cell table:formula="of:=ROUND(511*SIN([.E535]*2*PI() /1024))" office:value-type="float" office:value="-56" calcext:value-type="float">
            <text:p>-56</text:p>
          </table:table-cell>
          <table:table-cell table:formula="of:=511+ROUND(511*SIN([.E535]*2*PI() /1024))" office:value-type="float" office:value="455" calcext:value-type="float">
            <text:p>4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1" calcext:value-type="float">
            <text:p>531</text:p>
          </table:table-cell>
          <table:table-cell table:formula="of:=ROUND(511*SIN([.E536]*2*PI() /1024))" office:value-type="float" office:value="-59" calcext:value-type="float">
            <text:p>-59</text:p>
          </table:table-cell>
          <table:table-cell table:formula="of:=511+ROUND(511*SIN([.E536]*2*PI() /1024))" office:value-type="float" office:value="452" calcext:value-type="float">
            <text:p>4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2" calcext:value-type="float">
            <text:p>532</text:p>
          </table:table-cell>
          <table:table-cell table:formula="of:=ROUND(511*SIN([.E537]*2*PI() /1024))" office:value-type="float" office:value="-63" calcext:value-type="float">
            <text:p>-63</text:p>
          </table:table-cell>
          <table:table-cell table:formula="of:=511+ROUND(511*SIN([.E537]*2*PI() /1024))" office:value-type="float" office:value="448" calcext:value-type="float">
            <text:p>4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3" calcext:value-type="float">
            <text:p>533</text:p>
          </table:table-cell>
          <table:table-cell table:formula="of:=ROUND(511*SIN([.E538]*2*PI() /1024))" office:value-type="float" office:value="-66" calcext:value-type="float">
            <text:p>-66</text:p>
          </table:table-cell>
          <table:table-cell table:formula="of:=511+ROUND(511*SIN([.E538]*2*PI() /1024))" office:value-type="float" office:value="445" calcext:value-type="float">
            <text:p>4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4" calcext:value-type="float">
            <text:p>534</text:p>
          </table:table-cell>
          <table:table-cell table:formula="of:=ROUND(511*SIN([.E539]*2*PI() /1024))" office:value-type="float" office:value="-69" calcext:value-type="float">
            <text:p>-69</text:p>
          </table:table-cell>
          <table:table-cell table:formula="of:=511+ROUND(511*SIN([.E539]*2*PI() /1024))" office:value-type="float" office:value="442" calcext:value-type="float">
            <text:p>4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5" calcext:value-type="float">
            <text:p>535</text:p>
          </table:table-cell>
          <table:table-cell table:formula="of:=ROUND(511*SIN([.E540]*2*PI() /1024))" office:value-type="float" office:value="-72" calcext:value-type="float">
            <text:p>-72</text:p>
          </table:table-cell>
          <table:table-cell table:formula="of:=511+ROUND(511*SIN([.E540]*2*PI() /1024))" office:value-type="float" office:value="439" calcext:value-type="float">
            <text:p>4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table:formula="of:=ROUND(511*SIN([.E541]*2*PI() /1024))" office:value-type="float" office:value="-75" calcext:value-type="float">
            <text:p>-75</text:p>
          </table:table-cell>
          <table:table-cell table:formula="of:=511+ROUND(511*SIN([.E541]*2*PI() /1024))" office:value-type="float" office:value="436" calcext:value-type="float">
            <text:p>4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7" calcext:value-type="float">
            <text:p>537</text:p>
          </table:table-cell>
          <table:table-cell table:formula="of:=ROUND(511*SIN([.E542]*2*PI() /1024))" office:value-type="float" office:value="-78" calcext:value-type="float">
            <text:p>-78</text:p>
          </table:table-cell>
          <table:table-cell table:formula="of:=511+ROUND(511*SIN([.E542]*2*PI() /1024))" office:value-type="float" office:value="433" calcext:value-type="float">
            <text:p>4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8" calcext:value-type="float">
            <text:p>538</text:p>
          </table:table-cell>
          <table:table-cell table:formula="of:=ROUND(511*SIN([.E543]*2*PI() /1024))" office:value-type="float" office:value="-81" calcext:value-type="float">
            <text:p>-81</text:p>
          </table:table-cell>
          <table:table-cell table:formula="of:=511+ROUND(511*SIN([.E543]*2*PI() /1024))" office:value-type="float" office:value="430" calcext:value-type="float">
            <text:p>4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9" calcext:value-type="float">
            <text:p>539</text:p>
          </table:table-cell>
          <table:table-cell table:formula="of:=ROUND(511*SIN([.E544]*2*PI() /1024))" office:value-type="float" office:value="-84" calcext:value-type="float">
            <text:p>-84</text:p>
          </table:table-cell>
          <table:table-cell table:formula="of:=511+ROUND(511*SIN([.E544]*2*PI() /1024))" office:value-type="float" office:value="427" calcext:value-type="float">
            <text:p>4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0" calcext:value-type="float">
            <text:p>540</text:p>
          </table:table-cell>
          <table:table-cell table:formula="of:=ROUND(511*SIN([.E545]*2*PI() /1024))" office:value-type="float" office:value="-87" calcext:value-type="float">
            <text:p>-87</text:p>
          </table:table-cell>
          <table:table-cell table:formula="of:=511+ROUND(511*SIN([.E545]*2*PI() /1024))" office:value-type="float" office:value="424" calcext:value-type="float">
            <text:p>4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1" calcext:value-type="float">
            <text:p>541</text:p>
          </table:table-cell>
          <table:table-cell table:formula="of:=ROUND(511*SIN([.E546]*2*PI() /1024))" office:value-type="float" office:value="-90" calcext:value-type="float">
            <text:p>-90</text:p>
          </table:table-cell>
          <table:table-cell table:formula="of:=511+ROUND(511*SIN([.E546]*2*PI() /1024))" office:value-type="float" office:value="421" calcext:value-type="float">
            <text:p>4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2" calcext:value-type="float">
            <text:p>542</text:p>
          </table:table-cell>
          <table:table-cell table:formula="of:=ROUND(511*SIN([.E547]*2*PI() /1024))" office:value-type="float" office:value="-94" calcext:value-type="float">
            <text:p>-94</text:p>
          </table:table-cell>
          <table:table-cell table:formula="of:=511+ROUND(511*SIN([.E547]*2*PI() /1024))" office:value-type="float" office:value="417" calcext:value-type="float">
            <text:p>4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formula="of:=ROUND(511*SIN([.E548]*2*PI() /1024))" office:value-type="float" office:value="-97" calcext:value-type="float">
            <text:p>-97</text:p>
          </table:table-cell>
          <table:table-cell table:formula="of:=511+ROUND(511*SIN([.E548]*2*PI() /1024))" office:value-type="float" office:value="414" calcext:value-type="float">
            <text:p>4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4" calcext:value-type="float">
            <text:p>544</text:p>
          </table:table-cell>
          <table:table-cell table:formula="of:=ROUND(511*SIN([.E549]*2*PI() /1024))" office:value-type="float" office:value="-100" calcext:value-type="float">
            <text:p>-100</text:p>
          </table:table-cell>
          <table:table-cell table:formula="of:=511+ROUND(511*SIN([.E549]*2*PI() /1024))" office:value-type="float" office:value="411" calcext:value-type="float">
            <text:p>4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5" calcext:value-type="float">
            <text:p>545</text:p>
          </table:table-cell>
          <table:table-cell table:formula="of:=ROUND(511*SIN([.E550]*2*PI() /1024))" office:value-type="float" office:value="-103" calcext:value-type="float">
            <text:p>-103</text:p>
          </table:table-cell>
          <table:table-cell table:formula="of:=511+ROUND(511*SIN([.E550]*2*PI() /1024))" office:value-type="float" office:value="408" calcext:value-type="float">
            <text:p>4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6" calcext:value-type="float">
            <text:p>546</text:p>
          </table:table-cell>
          <table:table-cell table:formula="of:=ROUND(511*SIN([.E551]*2*PI() /1024))" office:value-type="float" office:value="-106" calcext:value-type="float">
            <text:p>-106</text:p>
          </table:table-cell>
          <table:table-cell table:formula="of:=511+ROUND(511*SIN([.E551]*2*PI() /1024))" office:value-type="float" office:value="405" calcext:value-type="float">
            <text:p>4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7" calcext:value-type="float">
            <text:p>547</text:p>
          </table:table-cell>
          <table:table-cell table:formula="of:=ROUND(511*SIN([.E552]*2*PI() /1024))" office:value-type="float" office:value="-109" calcext:value-type="float">
            <text:p>-109</text:p>
          </table:table-cell>
          <table:table-cell table:formula="of:=511+ROUND(511*SIN([.E552]*2*PI() /1024))" office:value-type="float" office:value="402" calcext:value-type="float">
            <text:p>4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8" calcext:value-type="float">
            <text:p>548</text:p>
          </table:table-cell>
          <table:table-cell table:formula="of:=ROUND(511*SIN([.E553]*2*PI() /1024))" office:value-type="float" office:value="-112" calcext:value-type="float">
            <text:p>-112</text:p>
          </table:table-cell>
          <table:table-cell table:formula="of:=511+ROUND(511*SIN([.E553]*2*PI() /1024))" office:value-type="float" office:value="399" calcext:value-type="float">
            <text:p>3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9" calcext:value-type="float">
            <text:p>549</text:p>
          </table:table-cell>
          <table:table-cell table:formula="of:=ROUND(511*SIN([.E554]*2*PI() /1024))" office:value-type="float" office:value="-115" calcext:value-type="float">
            <text:p>-115</text:p>
          </table:table-cell>
          <table:table-cell table:formula="of:=511+ROUND(511*SIN([.E554]*2*PI() /1024))" office:value-type="float" office:value="396" calcext:value-type="float">
            <text:p>3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table:formula="of:=ROUND(511*SIN([.E555]*2*PI() /1024))" office:value-type="float" office:value="-118" calcext:value-type="float">
            <text:p>-118</text:p>
          </table:table-cell>
          <table:table-cell table:formula="of:=511+ROUND(511*SIN([.E555]*2*PI() /1024))" office:value-type="float" office:value="393" calcext:value-type="float">
            <text:p>3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1" calcext:value-type="float">
            <text:p>551</text:p>
          </table:table-cell>
          <table:table-cell table:formula="of:=ROUND(511*SIN([.E556]*2*PI() /1024))" office:value-type="float" office:value="-121" calcext:value-type="float">
            <text:p>-121</text:p>
          </table:table-cell>
          <table:table-cell table:formula="of:=511+ROUND(511*SIN([.E556]*2*PI() /1024))" office:value-type="float" office:value="390" calcext:value-type="float">
            <text:p>3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2" calcext:value-type="float">
            <text:p>552</text:p>
          </table:table-cell>
          <table:table-cell table:formula="of:=ROUND(511*SIN([.E557]*2*PI() /1024))" office:value-type="float" office:value="-124" calcext:value-type="float">
            <text:p>-124</text:p>
          </table:table-cell>
          <table:table-cell table:formula="of:=511+ROUND(511*SIN([.E557]*2*PI() /1024))" office:value-type="float" office:value="387" calcext:value-type="float">
            <text:p>3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3" calcext:value-type="float">
            <text:p>553</text:p>
          </table:table-cell>
          <table:table-cell table:formula="of:=ROUND(511*SIN([.E558]*2*PI() /1024))" office:value-type="float" office:value="-127" calcext:value-type="float">
            <text:p>-127</text:p>
          </table:table-cell>
          <table:table-cell table:formula="of:=511+ROUND(511*SIN([.E558]*2*PI() /1024))" office:value-type="float" office:value="384" calcext:value-type="float">
            <text:p>3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4" calcext:value-type="float">
            <text:p>554</text:p>
          </table:table-cell>
          <table:table-cell table:formula="of:=ROUND(511*SIN([.E559]*2*PI() /1024))" office:value-type="float" office:value="-130" calcext:value-type="float">
            <text:p>-130</text:p>
          </table:table-cell>
          <table:table-cell table:formula="of:=511+ROUND(511*SIN([.E559]*2*PI() /1024))" office:value-type="float" office:value="381" calcext:value-type="float">
            <text:p>3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5" calcext:value-type="float">
            <text:p>555</text:p>
          </table:table-cell>
          <table:table-cell table:formula="of:=ROUND(511*SIN([.E560]*2*PI() /1024))" office:value-type="float" office:value="-133" calcext:value-type="float">
            <text:p>-133</text:p>
          </table:table-cell>
          <table:table-cell table:formula="of:=511+ROUND(511*SIN([.E560]*2*PI() /1024))" office:value-type="float" office:value="378" calcext:value-type="float">
            <text:p>3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6" calcext:value-type="float">
            <text:p>556</text:p>
          </table:table-cell>
          <table:table-cell table:formula="of:=ROUND(511*SIN([.E561]*2*PI() /1024))" office:value-type="float" office:value="-136" calcext:value-type="float">
            <text:p>-136</text:p>
          </table:table-cell>
          <table:table-cell table:formula="of:=511+ROUND(511*SIN([.E561]*2*PI() /1024))" office:value-type="float" office:value="375" calcext:value-type="float">
            <text:p>3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7" calcext:value-type="float">
            <text:p>557</text:p>
          </table:table-cell>
          <table:table-cell table:formula="of:=ROUND(511*SIN([.E562]*2*PI() /1024))" office:value-type="float" office:value="-139" calcext:value-type="float">
            <text:p>-139</text:p>
          </table:table-cell>
          <table:table-cell table:formula="of:=511+ROUND(511*SIN([.E562]*2*PI() /1024))"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8" calcext:value-type="float">
            <text:p>558</text:p>
          </table:table-cell>
          <table:table-cell table:formula="of:=ROUND(511*SIN([.E563]*2*PI() /1024))" office:value-type="float" office:value="-142" calcext:value-type="float">
            <text:p>-142</text:p>
          </table:table-cell>
          <table:table-cell table:formula="of:=511+ROUND(511*SIN([.E563]*2*PI() /1024))" office:value-type="float" office:value="369" calcext:value-type="float">
            <text:p>3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9" calcext:value-type="float">
            <text:p>559</text:p>
          </table:table-cell>
          <table:table-cell table:formula="of:=ROUND(511*SIN([.E564]*2*PI() /1024))" office:value-type="float" office:value="-145" calcext:value-type="float">
            <text:p>-145</text:p>
          </table:table-cell>
          <table:table-cell table:formula="of:=511+ROUND(511*SIN([.E564]*2*PI() /1024))" office:value-type="float" office:value="366" calcext:value-type="float">
            <text:p>3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0" calcext:value-type="float">
            <text:p>560</text:p>
          </table:table-cell>
          <table:table-cell table:formula="of:=ROUND(511*SIN([.E565]*2*PI() /1024))" office:value-type="float" office:value="-148" calcext:value-type="float">
            <text:p>-148</text:p>
          </table:table-cell>
          <table:table-cell table:formula="of:=511+ROUND(511*SIN([.E565]*2*PI() /1024))" office:value-type="float" office:value="363" calcext:value-type="float">
            <text:p>3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1" calcext:value-type="float">
            <text:p>561</text:p>
          </table:table-cell>
          <table:table-cell table:formula="of:=ROUND(511*SIN([.E566]*2*PI() /1024))" office:value-type="float" office:value="-151" calcext:value-type="float">
            <text:p>-151</text:p>
          </table:table-cell>
          <table:table-cell table:formula="of:=511+ROUND(511*SIN([.E566]*2*PI() /1024))" office:value-type="float" office:value="360" calcext:value-type="float">
            <text:p>3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2" calcext:value-type="float">
            <text:p>562</text:p>
          </table:table-cell>
          <table:table-cell table:formula="of:=ROUND(511*SIN([.E567]*2*PI() /1024))" office:value-type="float" office:value="-154" calcext:value-type="float">
            <text:p>-154</text:p>
          </table:table-cell>
          <table:table-cell table:formula="of:=511+ROUND(511*SIN([.E567]*2*PI() /1024))" office:value-type="float" office:value="357" calcext:value-type="float">
            <text:p>3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3" calcext:value-type="float">
            <text:p>563</text:p>
          </table:table-cell>
          <table:table-cell table:formula="of:=ROUND(511*SIN([.E568]*2*PI() /1024))" office:value-type="float" office:value="-157" calcext:value-type="float">
            <text:p>-157</text:p>
          </table:table-cell>
          <table:table-cell table:formula="of:=511+ROUND(511*SIN([.E568]*2*PI() /1024))" office:value-type="float" office:value="354" calcext:value-type="float">
            <text:p>3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4" calcext:value-type="float">
            <text:p>564</text:p>
          </table:table-cell>
          <table:table-cell table:formula="of:=ROUND(511*SIN([.E569]*2*PI() /1024))" office:value-type="float" office:value="-160" calcext:value-type="float">
            <text:p>-160</text:p>
          </table:table-cell>
          <table:table-cell table:formula="of:=511+ROUND(511*SIN([.E569]*2*PI() /1024))" office:value-type="float" office:value="351" calcext:value-type="float">
            <text:p>3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5" calcext:value-type="float">
            <text:p>565</text:p>
          </table:table-cell>
          <table:table-cell table:formula="of:=ROUND(511*SIN([.E570]*2*PI() /1024))" office:value-type="float" office:value="-163" calcext:value-type="float">
            <text:p>-163</text:p>
          </table:table-cell>
          <table:table-cell table:formula="of:=511+ROUND(511*SIN([.E570]*2*PI() /1024))" office:value-type="float" office:value="348" calcext:value-type="float">
            <text:p>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6" calcext:value-type="float">
            <text:p>566</text:p>
          </table:table-cell>
          <table:table-cell table:formula="of:=ROUND(511*SIN([.E571]*2*PI() /1024))" office:value-type="float" office:value="-166" calcext:value-type="float">
            <text:p>-166</text:p>
          </table:table-cell>
          <table:table-cell table:formula="of:=511+ROUND(511*SIN([.E571]*2*PI() /1024))" office:value-type="float" office:value="345" calcext:value-type="float">
            <text:p>3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7" calcext:value-type="float">
            <text:p>567</text:p>
          </table:table-cell>
          <table:table-cell table:formula="of:=ROUND(511*SIN([.E572]*2*PI() /1024))" office:value-type="float" office:value="-169" calcext:value-type="float">
            <text:p>-169</text:p>
          </table:table-cell>
          <table:table-cell table:formula="of:=511+ROUND(511*SIN([.E572]*2*PI() /1024))" office:value-type="float" office:value="342" calcext:value-type="float">
            <text:p>3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8" calcext:value-type="float">
            <text:p>568</text:p>
          </table:table-cell>
          <table:table-cell table:formula="of:=ROUND(511*SIN([.E573]*2*PI() /1024))" office:value-type="float" office:value="-172" calcext:value-type="float">
            <text:p>-172</text:p>
          </table:table-cell>
          <table:table-cell table:formula="of:=511+ROUND(511*SIN([.E573]*2*PI() /1024))" office:value-type="float" office:value="339" calcext:value-type="float">
            <text:p>3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9" calcext:value-type="float">
            <text:p>569</text:p>
          </table:table-cell>
          <table:table-cell table:formula="of:=ROUND(511*SIN([.E574]*2*PI() /1024))" office:value-type="float" office:value="-175" calcext:value-type="float">
            <text:p>-175</text:p>
          </table:table-cell>
          <table:table-cell table:formula="of:=511+ROUND(511*SIN([.E574]*2*PI() /1024))" office:value-type="float" office:value="336" calcext:value-type="float">
            <text:p>3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0" calcext:value-type="float">
            <text:p>570</text:p>
          </table:table-cell>
          <table:table-cell table:formula="of:=ROUND(511*SIN([.E575]*2*PI() /1024))" office:value-type="float" office:value="-178" calcext:value-type="float">
            <text:p>-178</text:p>
          </table:table-cell>
          <table:table-cell table:formula="of:=511+ROUND(511*SIN([.E575]*2*PI() /1024))" office:value-type="float" office:value="333" calcext:value-type="float">
            <text:p>3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1" calcext:value-type="float">
            <text:p>571</text:p>
          </table:table-cell>
          <table:table-cell table:formula="of:=ROUND(511*SIN([.E576]*2*PI() /1024))" office:value-type="float" office:value="-181" calcext:value-type="float">
            <text:p>-181</text:p>
          </table:table-cell>
          <table:table-cell table:formula="of:=511+ROUND(511*SIN([.E576]*2*PI() /1024))" office:value-type="float" office:value="330" calcext:value-type="float">
            <text:p>3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2" calcext:value-type="float">
            <text:p>572</text:p>
          </table:table-cell>
          <table:table-cell table:formula="of:=ROUND(511*SIN([.E577]*2*PI() /1024))" office:value-type="float" office:value="-184" calcext:value-type="float">
            <text:p>-184</text:p>
          </table:table-cell>
          <table:table-cell table:formula="of:=511+ROUND(511*SIN([.E577]*2*PI() /1024))" office:value-type="float" office:value="327" calcext:value-type="float">
            <text:p>3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3" calcext:value-type="float">
            <text:p>573</text:p>
          </table:table-cell>
          <table:table-cell table:formula="of:=ROUND(511*SIN([.E578]*2*PI() /1024))" office:value-type="float" office:value="-187" calcext:value-type="float">
            <text:p>-187</text:p>
          </table:table-cell>
          <table:table-cell table:formula="of:=511+ROUND(511*SIN([.E578]*2*PI() /1024))" office:value-type="float" office:value="324" calcext:value-type="float">
            <text:p>3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4" calcext:value-type="float">
            <text:p>574</text:p>
          </table:table-cell>
          <table:table-cell table:formula="of:=ROUND(511*SIN([.E579]*2*PI() /1024))" office:value-type="float" office:value="-190" calcext:value-type="float">
            <text:p>-190</text:p>
          </table:table-cell>
          <table:table-cell table:formula="of:=511+ROUND(511*SIN([.E579]*2*PI() /1024))" office:value-type="float" office:value="321" calcext:value-type="float">
            <text:p>3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5" calcext:value-type="float">
            <text:p>575</text:p>
          </table:table-cell>
          <table:table-cell table:formula="of:=ROUND(511*SIN([.E580]*2*PI() /1024))" office:value-type="float" office:value="-193" calcext:value-type="float">
            <text:p>-193</text:p>
          </table:table-cell>
          <table:table-cell table:formula="of:=511+ROUND(511*SIN([.E580]*2*PI() /1024))" office:value-type="float" office:value="318" calcext:value-type="float">
            <text:p>3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6" calcext:value-type="float">
            <text:p>576</text:p>
          </table:table-cell>
          <table:table-cell table:formula="of:=ROUND(511*SIN([.E581]*2*PI() /1024))" office:value-type="float" office:value="-196" calcext:value-type="float">
            <text:p>-196</text:p>
          </table:table-cell>
          <table:table-cell table:formula="of:=511+ROUND(511*SIN([.E581]*2*PI() /1024))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7" calcext:value-type="float">
            <text:p>577</text:p>
          </table:table-cell>
          <table:table-cell table:formula="of:=ROUND(511*SIN([.E582]*2*PI() /1024))" office:value-type="float" office:value="-198" calcext:value-type="float">
            <text:p>-198</text:p>
          </table:table-cell>
          <table:table-cell table:formula="of:=511+ROUND(511*SIN([.E582]*2*PI() /1024))" office:value-type="float" office:value="313" calcext:value-type="float">
            <text:p>3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8" calcext:value-type="float">
            <text:p>578</text:p>
          </table:table-cell>
          <table:table-cell table:formula="of:=ROUND(511*SIN([.E583]*2*PI() /1024))" office:value-type="float" office:value="-201" calcext:value-type="float">
            <text:p>-201</text:p>
          </table:table-cell>
          <table:table-cell table:formula="of:=511+ROUND(511*SIN([.E583]*2*PI() /1024))" office:value-type="float" office:value="310" calcext:value-type="float">
            <text:p>3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9" calcext:value-type="float">
            <text:p>579</text:p>
          </table:table-cell>
          <table:table-cell table:formula="of:=ROUND(511*SIN([.E584]*2*PI() /1024))" office:value-type="float" office:value="-204" calcext:value-type="float">
            <text:p>-204</text:p>
          </table:table-cell>
          <table:table-cell table:formula="of:=511+ROUND(511*SIN([.E584]*2*PI() /1024))" office:value-type="float" office:value="307" calcext:value-type="float">
            <text:p>3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0" calcext:value-type="float">
            <text:p>580</text:p>
          </table:table-cell>
          <table:table-cell table:formula="of:=ROUND(511*SIN([.E585]*2*PI() /1024))" office:value-type="float" office:value="-207" calcext:value-type="float">
            <text:p>-207</text:p>
          </table:table-cell>
          <table:table-cell table:formula="of:=511+ROUND(511*SIN([.E585]*2*PI() /1024)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1" calcext:value-type="float">
            <text:p>581</text:p>
          </table:table-cell>
          <table:table-cell table:formula="of:=ROUND(511*SIN([.E586]*2*PI() /1024))" office:value-type="float" office:value="-210" calcext:value-type="float">
            <text:p>-210</text:p>
          </table:table-cell>
          <table:table-cell table:formula="of:=511+ROUND(511*SIN([.E586]*2*PI() /1024))" office:value-type="float" office:value="301" calcext:value-type="float">
            <text:p>3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2" calcext:value-type="float">
            <text:p>582</text:p>
          </table:table-cell>
          <table:table-cell table:formula="of:=ROUND(511*SIN([.E587]*2*PI() /1024))" office:value-type="float" office:value="-213" calcext:value-type="float">
            <text:p>-213</text:p>
          </table:table-cell>
          <table:table-cell table:formula="of:=511+ROUND(511*SIN([.E587]*2*PI() /1024))" office:value-type="float" office:value="298" calcext:value-type="float">
            <text:p>2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3" calcext:value-type="float">
            <text:p>583</text:p>
          </table:table-cell>
          <table:table-cell table:formula="of:=ROUND(511*SIN([.E588]*2*PI() /1024))" office:value-type="float" office:value="-216" calcext:value-type="float">
            <text:p>-216</text:p>
          </table:table-cell>
          <table:table-cell table:formula="of:=511+ROUND(511*SIN([.E588]*2*PI() /1024))" office:value-type="float" office:value="295" calcext:value-type="float">
            <text:p>2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4" calcext:value-type="float">
            <text:p>584</text:p>
          </table:table-cell>
          <table:table-cell table:formula="of:=ROUND(511*SIN([.E589]*2*PI() /1024))" office:value-type="float" office:value="-218" calcext:value-type="float">
            <text:p>-218</text:p>
          </table:table-cell>
          <table:table-cell table:formula="of:=511+ROUND(511*SIN([.E589]*2*PI() /1024))" office:value-type="float" office:value="293" calcext:value-type="float">
            <text:p>2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5" calcext:value-type="float">
            <text:p>585</text:p>
          </table:table-cell>
          <table:table-cell table:formula="of:=ROUND(511*SIN([.E590]*2*PI() /1024))" office:value-type="float" office:value="-221" calcext:value-type="float">
            <text:p>-221</text:p>
          </table:table-cell>
          <table:table-cell table:formula="of:=511+ROUND(511*SIN([.E590]*2*PI() /1024))" office:value-type="float" office:value="290" calcext:value-type="float">
            <text:p>2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6" calcext:value-type="float">
            <text:p>586</text:p>
          </table:table-cell>
          <table:table-cell table:formula="of:=ROUND(511*SIN([.E591]*2*PI() /1024))" office:value-type="float" office:value="-224" calcext:value-type="float">
            <text:p>-224</text:p>
          </table:table-cell>
          <table:table-cell table:formula="of:=511+ROUND(511*SIN([.E591]*2*PI() /1024))" office:value-type="float" office:value="287" calcext:value-type="float">
            <text:p>2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7" calcext:value-type="float">
            <text:p>587</text:p>
          </table:table-cell>
          <table:table-cell table:formula="of:=ROUND(511*SIN([.E592]*2*PI() /1024))" office:value-type="float" office:value="-227" calcext:value-type="float">
            <text:p>-227</text:p>
          </table:table-cell>
          <table:table-cell table:formula="of:=511+ROUND(511*SIN([.E592]*2*PI() /1024))" office:value-type="float" office:value="284" calcext:value-type="float">
            <text:p>2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8" calcext:value-type="float">
            <text:p>588</text:p>
          </table:table-cell>
          <table:table-cell table:formula="of:=ROUND(511*SIN([.E593]*2*PI() /1024))" office:value-type="float" office:value="-230" calcext:value-type="float">
            <text:p>-230</text:p>
          </table:table-cell>
          <table:table-cell table:formula="of:=511+ROUND(511*SIN([.E593]*2*PI() /1024))" office:value-type="float" office:value="281" calcext:value-type="float">
            <text:p>2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9" calcext:value-type="float">
            <text:p>589</text:p>
          </table:table-cell>
          <table:table-cell table:formula="of:=ROUND(511*SIN([.E594]*2*PI() /1024))" office:value-type="float" office:value="-233" calcext:value-type="float">
            <text:p>-233</text:p>
          </table:table-cell>
          <table:table-cell table:formula="of:=511+ROUND(511*SIN([.E594]*2*PI() /1024))" office:value-type="float" office:value="278" calcext:value-type="float">
            <text:p>2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0" calcext:value-type="float">
            <text:p>590</text:p>
          </table:table-cell>
          <table:table-cell table:formula="of:=ROUND(511*SIN([.E595]*2*PI() /1024))" office:value-type="float" office:value="-235" calcext:value-type="float">
            <text:p>-235</text:p>
          </table:table-cell>
          <table:table-cell table:formula="of:=511+ROUND(511*SIN([.E595]*2*PI() /1024))" office:value-type="float" office:value="276" calcext:value-type="float">
            <text:p>2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1" calcext:value-type="float">
            <text:p>591</text:p>
          </table:table-cell>
          <table:table-cell table:formula="of:=ROUND(511*SIN([.E596]*2*PI() /1024))" office:value-type="float" office:value="-238" calcext:value-type="float">
            <text:p>-238</text:p>
          </table:table-cell>
          <table:table-cell table:formula="of:=511+ROUND(511*SIN([.E596]*2*PI() /1024))" office:value-type="float" office:value="273" calcext:value-type="float">
            <text:p>2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2" calcext:value-type="float">
            <text:p>592</text:p>
          </table:table-cell>
          <table:table-cell table:formula="of:=ROUND(511*SIN([.E597]*2*PI() /1024))" office:value-type="float" office:value="-241" calcext:value-type="float">
            <text:p>-241</text:p>
          </table:table-cell>
          <table:table-cell table:formula="of:=511+ROUND(511*SIN([.E597]*2*PI() /1024))" office:value-type="float" office:value="270" calcext:value-type="float">
            <text:p>2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3" calcext:value-type="float">
            <text:p>593</text:p>
          </table:table-cell>
          <table:table-cell table:formula="of:=ROUND(511*SIN([.E598]*2*PI() /1024))" office:value-type="float" office:value="-244" calcext:value-type="float">
            <text:p>-244</text:p>
          </table:table-cell>
          <table:table-cell table:formula="of:=511+ROUND(511*SIN([.E598]*2*PI() /1024))" office:value-type="float" office:value="267" calcext:value-type="float">
            <text:p>2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4" calcext:value-type="float">
            <text:p>594</text:p>
          </table:table-cell>
          <table:table-cell table:formula="of:=ROUND(511*SIN([.E599]*2*PI() /1024))" office:value-type="float" office:value="-246" calcext:value-type="float">
            <text:p>-246</text:p>
          </table:table-cell>
          <table:table-cell table:formula="of:=511+ROUND(511*SIN([.E599]*2*PI() /1024))" office:value-type="float" office:value="265" calcext:value-type="float">
            <text:p>2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5" calcext:value-type="float">
            <text:p>595</text:p>
          </table:table-cell>
          <table:table-cell table:formula="of:=ROUND(511*SIN([.E600]*2*PI() /1024))" office:value-type="float" office:value="-249" calcext:value-type="float">
            <text:p>-249</text:p>
          </table:table-cell>
          <table:table-cell table:formula="of:=511+ROUND(511*SIN([.E600]*2*PI() /1024))" office:value-type="float" office:value="262" calcext:value-type="float">
            <text:p>2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6" calcext:value-type="float">
            <text:p>596</text:p>
          </table:table-cell>
          <table:table-cell table:formula="of:=ROUND(511*SIN([.E601]*2*PI() /1024))" office:value-type="float" office:value="-252" calcext:value-type="float">
            <text:p>-252</text:p>
          </table:table-cell>
          <table:table-cell table:formula="of:=511+ROUND(511*SIN([.E601]*2*PI() /1024))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7" calcext:value-type="float">
            <text:p>597</text:p>
          </table:table-cell>
          <table:table-cell table:formula="of:=ROUND(511*SIN([.E602]*2*PI() /1024))" office:value-type="float" office:value="-255" calcext:value-type="float">
            <text:p>-255</text:p>
          </table:table-cell>
          <table:table-cell table:formula="of:=511+ROUND(511*SIN([.E602]*2*PI() /1024)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8" calcext:value-type="float">
            <text:p>598</text:p>
          </table:table-cell>
          <table:table-cell table:formula="of:=ROUND(511*SIN([.E603]*2*PI() /1024))" office:value-type="float" office:value="-257" calcext:value-type="float">
            <text:p>-257</text:p>
          </table:table-cell>
          <table:table-cell table:formula="of:=511+ROUND(511*SIN([.E603]*2*PI() /1024))" office:value-type="float" office:value="254" calcext:value-type="float">
            <text:p>2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9" calcext:value-type="float">
            <text:p>599</text:p>
          </table:table-cell>
          <table:table-cell table:formula="of:=ROUND(511*SIN([.E604]*2*PI() /1024))" office:value-type="float" office:value="-260" calcext:value-type="float">
            <text:p>-260</text:p>
          </table:table-cell>
          <table:table-cell table:formula="of:=511+ROUND(511*SIN([.E604]*2*PI() /1024))" office:value-type="float" office:value="251" calcext:value-type="float">
            <text:p>2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formula="of:=ROUND(511*SIN([.E605]*2*PI() /1024))" office:value-type="float" office:value="-263" calcext:value-type="float">
            <text:p>-263</text:p>
          </table:table-cell>
          <table:table-cell table:formula="of:=511+ROUND(511*SIN([.E605]*2*PI() /1024))" office:value-type="float" office:value="248" calcext:value-type="float">
            <text:p>2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1" calcext:value-type="float">
            <text:p>601</text:p>
          </table:table-cell>
          <table:table-cell table:formula="of:=ROUND(511*SIN([.E606]*2*PI() /1024))" office:value-type="float" office:value="-265" calcext:value-type="float">
            <text:p>-265</text:p>
          </table:table-cell>
          <table:table-cell table:formula="of:=511+ROUND(511*SIN([.E606]*2*PI() /1024))" office:value-type="float" office:value="246" calcext:value-type="float">
            <text:p>2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2" calcext:value-type="float">
            <text:p>602</text:p>
          </table:table-cell>
          <table:table-cell table:formula="of:=ROUND(511*SIN([.E607]*2*PI() /1024))" office:value-type="float" office:value="-268" calcext:value-type="float">
            <text:p>-268</text:p>
          </table:table-cell>
          <table:table-cell table:formula="of:=511+ROUND(511*SIN([.E607]*2*PI() /1024))" office:value-type="float" office:value="243" calcext:value-type="float">
            <text:p>2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3" calcext:value-type="float">
            <text:p>603</text:p>
          </table:table-cell>
          <table:table-cell table:formula="of:=ROUND(511*SIN([.E608]*2*PI() /1024))" office:value-type="float" office:value="-271" calcext:value-type="float">
            <text:p>-271</text:p>
          </table:table-cell>
          <table:table-cell table:formula="of:=511+ROUND(511*SIN([.E608]*2*PI() /1024))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4" calcext:value-type="float">
            <text:p>604</text:p>
          </table:table-cell>
          <table:table-cell table:formula="of:=ROUND(511*SIN([.E609]*2*PI() /1024))" office:value-type="float" office:value="-273" calcext:value-type="float">
            <text:p>-273</text:p>
          </table:table-cell>
          <table:table-cell table:formula="of:=511+ROUND(511*SIN([.E609]*2*PI() /1024))" office:value-type="float" office:value="238" calcext:value-type="float">
            <text:p>2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5" calcext:value-type="float">
            <text:p>605</text:p>
          </table:table-cell>
          <table:table-cell table:formula="of:=ROUND(511*SIN([.E610]*2*PI() /1024))" office:value-type="float" office:value="-276" calcext:value-type="float">
            <text:p>-276</text:p>
          </table:table-cell>
          <table:table-cell table:formula="of:=511+ROUND(511*SIN([.E610]*2*PI() /1024))" office:value-type="float" office:value="235" calcext:value-type="float">
            <text:p>2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6" calcext:value-type="float">
            <text:p>606</text:p>
          </table:table-cell>
          <table:table-cell table:formula="of:=ROUND(511*SIN([.E611]*2*PI() /1024))" office:value-type="float" office:value="-279" calcext:value-type="float">
            <text:p>-279</text:p>
          </table:table-cell>
          <table:table-cell table:formula="of:=511+ROUND(511*SIN([.E611]*2*PI() /1024))" office:value-type="float" office:value="232" calcext:value-type="float">
            <text:p>2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7" calcext:value-type="float">
            <text:p>607</text:p>
          </table:table-cell>
          <table:table-cell table:formula="of:=ROUND(511*SIN([.E612]*2*PI() /1024))" office:value-type="float" office:value="-281" calcext:value-type="float">
            <text:p>-281</text:p>
          </table:table-cell>
          <table:table-cell table:formula="of:=511+ROUND(511*SIN([.E612]*2*PI() /1024))" office:value-type="float" office:value="230" calcext:value-type="float">
            <text:p>2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8" calcext:value-type="float">
            <text:p>608</text:p>
          </table:table-cell>
          <table:table-cell table:formula="of:=ROUND(511*SIN([.E613]*2*PI() /1024))" office:value-type="float" office:value="-284" calcext:value-type="float">
            <text:p>-284</text:p>
          </table:table-cell>
          <table:table-cell table:formula="of:=511+ROUND(511*SIN([.E613]*2*PI() /1024))" office:value-type="float" office:value="227" calcext:value-type="float">
            <text:p>2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table:formula="of:=ROUND(511*SIN([.E614]*2*PI() /1024))" office:value-type="float" office:value="-286" calcext:value-type="float">
            <text:p>-286</text:p>
          </table:table-cell>
          <table:table-cell table:formula="of:=511+ROUND(511*SIN([.E614]*2*PI() /1024))" office:value-type="float" office:value="225" calcext:value-type="float">
            <text:p>2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0" calcext:value-type="float">
            <text:p>610</text:p>
          </table:table-cell>
          <table:table-cell table:formula="of:=ROUND(511*SIN([.E615]*2*PI() /1024))" office:value-type="float" office:value="-289" calcext:value-type="float">
            <text:p>-289</text:p>
          </table:table-cell>
          <table:table-cell table:formula="of:=511+ROUND(511*SIN([.E615]*2*PI() /1024))" office:value-type="float" office:value="222" calcext:value-type="float">
            <text:p>2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1" calcext:value-type="float">
            <text:p>611</text:p>
          </table:table-cell>
          <table:table-cell table:formula="of:=ROUND(511*SIN([.E616]*2*PI() /1024))" office:value-type="float" office:value="-292" calcext:value-type="float">
            <text:p>-292</text:p>
          </table:table-cell>
          <table:table-cell table:formula="of:=511+ROUND(511*SIN([.E616]*2*PI() /1024))" office:value-type="float" office:value="219" calcext:value-type="float">
            <text:p>2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2" calcext:value-type="float">
            <text:p>612</text:p>
          </table:table-cell>
          <table:table-cell table:formula="of:=ROUND(511*SIN([.E617]*2*PI() /1024))" office:value-type="float" office:value="-294" calcext:value-type="float">
            <text:p>-294</text:p>
          </table:table-cell>
          <table:table-cell table:formula="of:=511+ROUND(511*SIN([.E617]*2*PI() /1024))" office:value-type="float" office:value="217" calcext:value-type="float">
            <text:p>2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3" calcext:value-type="float">
            <text:p>613</text:p>
          </table:table-cell>
          <table:table-cell table:formula="of:=ROUND(511*SIN([.E618]*2*PI() /1024))" office:value-type="float" office:value="-297" calcext:value-type="float">
            <text:p>-297</text:p>
          </table:table-cell>
          <table:table-cell table:formula="of:=511+ROUND(511*SIN([.E618]*2*PI() /1024))" office:value-type="float" office:value="214" calcext:value-type="float">
            <text:p>2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4" calcext:value-type="float">
            <text:p>614</text:p>
          </table:table-cell>
          <table:table-cell table:formula="of:=ROUND(511*SIN([.E619]*2*PI() /1024))" office:value-type="float" office:value="-299" calcext:value-type="float">
            <text:p>-299</text:p>
          </table:table-cell>
          <table:table-cell table:formula="of:=511+ROUND(511*SIN([.E619]*2*PI() /1024))" office:value-type="float" office:value="212" calcext:value-type="float">
            <text:p>2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5" calcext:value-type="float">
            <text:p>615</text:p>
          </table:table-cell>
          <table:table-cell table:formula="of:=ROUND(511*SIN([.E620]*2*PI() /1024))" office:value-type="float" office:value="-302" calcext:value-type="float">
            <text:p>-302</text:p>
          </table:table-cell>
          <table:table-cell table:formula="of:=511+ROUND(511*SIN([.E620]*2*PI() /1024))"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6" calcext:value-type="float">
            <text:p>616</text:p>
          </table:table-cell>
          <table:table-cell table:formula="of:=ROUND(511*SIN([.E621]*2*PI() /1024))" office:value-type="float" office:value="-304" calcext:value-type="float">
            <text:p>-304</text:p>
          </table:table-cell>
          <table:table-cell table:formula="of:=511+ROUND(511*SIN([.E621]*2*PI() /1024))"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7" calcext:value-type="float">
            <text:p>617</text:p>
          </table:table-cell>
          <table:table-cell table:formula="of:=ROUND(511*SIN([.E622]*2*PI() /1024))" office:value-type="float" office:value="-307" calcext:value-type="float">
            <text:p>-307</text:p>
          </table:table-cell>
          <table:table-cell table:formula="of:=511+ROUND(511*SIN([.E622]*2*PI() /1024))" office:value-type="float" office:value="204" calcext:value-type="float">
            <text:p>2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8" calcext:value-type="float">
            <text:p>618</text:p>
          </table:table-cell>
          <table:table-cell table:formula="of:=ROUND(511*SIN([.E623]*2*PI() /1024))" office:value-type="float" office:value="-309" calcext:value-type="float">
            <text:p>-309</text:p>
          </table:table-cell>
          <table:table-cell table:formula="of:=511+ROUND(511*SIN([.E623]*2*PI() /1024))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9" calcext:value-type="float">
            <text:p>619</text:p>
          </table:table-cell>
          <table:table-cell table:formula="of:=ROUND(511*SIN([.E624]*2*PI() /1024))" office:value-type="float" office:value="-312" calcext:value-type="float">
            <text:p>-312</text:p>
          </table:table-cell>
          <table:table-cell table:formula="of:=511+ROUND(511*SIN([.E624]*2*PI() /1024))" office:value-type="float" office:value="199" calcext:value-type="float">
            <text:p>1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0" calcext:value-type="float">
            <text:p>620</text:p>
          </table:table-cell>
          <table:table-cell table:formula="of:=ROUND(511*SIN([.E625]*2*PI() /1024))" office:value-type="float" office:value="-314" calcext:value-type="float">
            <text:p>-314</text:p>
          </table:table-cell>
          <table:table-cell table:formula="of:=511+ROUND(511*SIN([.E625]*2*PI() /1024))" office:value-type="float" office:value="197" calcext:value-type="float">
            <text:p>1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1" calcext:value-type="float">
            <text:p>621</text:p>
          </table:table-cell>
          <table:table-cell table:formula="of:=ROUND(511*SIN([.E626]*2*PI() /1024))" office:value-type="float" office:value="-317" calcext:value-type="float">
            <text:p>-317</text:p>
          </table:table-cell>
          <table:table-cell table:formula="of:=511+ROUND(511*SIN([.E626]*2*PI() /1024))" office:value-type="float" office:value="194" calcext:value-type="float">
            <text:p>1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2" calcext:value-type="float">
            <text:p>622</text:p>
          </table:table-cell>
          <table:table-cell table:formula="of:=ROUND(511*SIN([.E627]*2*PI() /1024))" office:value-type="float" office:value="-319" calcext:value-type="float">
            <text:p>-319</text:p>
          </table:table-cell>
          <table:table-cell table:formula="of:=511+ROUND(511*SIN([.E627]*2*PI() /1024))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3" calcext:value-type="float">
            <text:p>623</text:p>
          </table:table-cell>
          <table:table-cell table:formula="of:=ROUND(511*SIN([.E628]*2*PI() /1024))" office:value-type="float" office:value="-322" calcext:value-type="float">
            <text:p>-322</text:p>
          </table:table-cell>
          <table:table-cell table:formula="of:=511+ROUND(511*SIN([.E628]*2*PI() /1024))"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4" calcext:value-type="float">
            <text:p>624</text:p>
          </table:table-cell>
          <table:table-cell table:formula="of:=ROUND(511*SIN([.E629]*2*PI() /1024))" office:value-type="float" office:value="-324" calcext:value-type="float">
            <text:p>-324</text:p>
          </table:table-cell>
          <table:table-cell table:formula="of:=511+ROUND(511*SIN([.E629]*2*PI() /1024)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5" calcext:value-type="float">
            <text:p>625</text:p>
          </table:table-cell>
          <table:table-cell table:formula="of:=ROUND(511*SIN([.E630]*2*PI() /1024))" office:value-type="float" office:value="-327" calcext:value-type="float">
            <text:p>-327</text:p>
          </table:table-cell>
          <table:table-cell table:formula="of:=511+ROUND(511*SIN([.E630]*2*PI() /1024))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6" calcext:value-type="float">
            <text:p>626</text:p>
          </table:table-cell>
          <table:table-cell table:formula="of:=ROUND(511*SIN([.E631]*2*PI() /1024))" office:value-type="float" office:value="-329" calcext:value-type="float">
            <text:p>-329</text:p>
          </table:table-cell>
          <table:table-cell table:formula="of:=511+ROUND(511*SIN([.E631]*2*PI() /1024))" office:value-type="float" office:value="182" calcext:value-type="float">
            <text:p>1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7" calcext:value-type="float">
            <text:p>627</text:p>
          </table:table-cell>
          <table:table-cell table:formula="of:=ROUND(511*SIN([.E632]*2*PI() /1024))" office:value-type="float" office:value="-331" calcext:value-type="float">
            <text:p>-331</text:p>
          </table:table-cell>
          <table:table-cell table:formula="of:=511+ROUND(511*SIN([.E632]*2*PI() /1024))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8" calcext:value-type="float">
            <text:p>628</text:p>
          </table:table-cell>
          <table:table-cell table:formula="of:=ROUND(511*SIN([.E633]*2*PI() /1024))" office:value-type="float" office:value="-334" calcext:value-type="float">
            <text:p>-334</text:p>
          </table:table-cell>
          <table:table-cell table:formula="of:=511+ROUND(511*SIN([.E633]*2*PI() /1024))" office:value-type="float" office:value="177" calcext:value-type="float">
            <text:p>1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9" calcext:value-type="float">
            <text:p>629</text:p>
          </table:table-cell>
          <table:table-cell table:formula="of:=ROUND(511*SIN([.E634]*2*PI() /1024))" office:value-type="float" office:value="-336" calcext:value-type="float">
            <text:p>-336</text:p>
          </table:table-cell>
          <table:table-cell table:formula="of:=511+ROUND(511*SIN([.E634]*2*PI() /1024))"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0" calcext:value-type="float">
            <text:p>630</text:p>
          </table:table-cell>
          <table:table-cell table:formula="of:=ROUND(511*SIN([.E635]*2*PI() /1024))" office:value-type="float" office:value="-338" calcext:value-type="float">
            <text:p>-338</text:p>
          </table:table-cell>
          <table:table-cell table:formula="of:=511+ROUND(511*SIN([.E635]*2*PI() /1024))"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1" calcext:value-type="float">
            <text:p>631</text:p>
          </table:table-cell>
          <table:table-cell table:formula="of:=ROUND(511*SIN([.E636]*2*PI() /1024))" office:value-type="float" office:value="-341" calcext:value-type="float">
            <text:p>-341</text:p>
          </table:table-cell>
          <table:table-cell table:formula="of:=511+ROUND(511*SIN([.E636]*2*PI() /1024))"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table:formula="of:=ROUND(511*SIN([.E637]*2*PI() /1024))" office:value-type="float" office:value="-343" calcext:value-type="float">
            <text:p>-343</text:p>
          </table:table-cell>
          <table:table-cell table:formula="of:=511+ROUND(511*SIN([.E637]*2*PI() /1024))" office:value-type="float" office:value="168" calcext:value-type="float">
            <text:p>1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3" calcext:value-type="float">
            <text:p>633</text:p>
          </table:table-cell>
          <table:table-cell table:formula="of:=ROUND(511*SIN([.E638]*2*PI() /1024))" office:value-type="float" office:value="-345" calcext:value-type="float">
            <text:p>-345</text:p>
          </table:table-cell>
          <table:table-cell table:formula="of:=511+ROUND(511*SIN([.E638]*2*PI() /1024))"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4" calcext:value-type="float">
            <text:p>634</text:p>
          </table:table-cell>
          <table:table-cell table:formula="of:=ROUND(511*SIN([.E639]*2*PI() /1024))" office:value-type="float" office:value="-348" calcext:value-type="float">
            <text:p>-348</text:p>
          </table:table-cell>
          <table:table-cell table:formula="of:=511+ROUND(511*SIN([.E639]*2*PI() /1024))"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5" calcext:value-type="float">
            <text:p>635</text:p>
          </table:table-cell>
          <table:table-cell table:formula="of:=ROUND(511*SIN([.E640]*2*PI() /1024))" office:value-type="float" office:value="-350" calcext:value-type="float">
            <text:p>-350</text:p>
          </table:table-cell>
          <table:table-cell table:formula="of:=511+ROUND(511*SIN([.E640]*2*PI() /1024))" office:value-type="float" office:value="161" calcext:value-type="float">
            <text:p>1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table:formula="of:=ROUND(511*SIN([.E641]*2*PI() /1024))" office:value-type="float" office:value="-352" calcext:value-type="float">
            <text:p>-352</text:p>
          </table:table-cell>
          <table:table-cell table:formula="of:=511+ROUND(511*SIN([.E641]*2*PI() /1024))" office:value-type="float" office:value="159" calcext:value-type="float">
            <text:p>1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7" calcext:value-type="float">
            <text:p>637</text:p>
          </table:table-cell>
          <table:table-cell table:formula="of:=ROUND(511*SIN([.E642]*2*PI() /1024))" office:value-type="float" office:value="-355" calcext:value-type="float">
            <text:p>-355</text:p>
          </table:table-cell>
          <table:table-cell table:formula="of:=511+ROUND(511*SIN([.E642]*2*PI() /1024))" office:value-type="float" office:value="156" calcext:value-type="float">
            <text:p>1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8" calcext:value-type="float">
            <text:p>638</text:p>
          </table:table-cell>
          <table:table-cell table:formula="of:=ROUND(511*SIN([.E643]*2*PI() /1024))" office:value-type="float" office:value="-357" calcext:value-type="float">
            <text:p>-357</text:p>
          </table:table-cell>
          <table:table-cell table:formula="of:=511+ROUND(511*SIN([.E643]*2*PI() /1024))" office:value-type="float" office:value="154" calcext:value-type="float">
            <text:p>1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9" calcext:value-type="float">
            <text:p>639</text:p>
          </table:table-cell>
          <table:table-cell table:formula="of:=ROUND(511*SIN([.E644]*2*PI() /1024))" office:value-type="float" office:value="-359" calcext:value-type="float">
            <text:p>-359</text:p>
          </table:table-cell>
          <table:table-cell table:formula="of:=511+ROUND(511*SIN([.E644]*2*PI() /1024))"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0" calcext:value-type="float">
            <text:p>640</text:p>
          </table:table-cell>
          <table:table-cell table:formula="of:=ROUND(511*SIN([.E645]*2*PI() /1024))" office:value-type="float" office:value="-361" calcext:value-type="float">
            <text:p>-361</text:p>
          </table:table-cell>
          <table:table-cell table:formula="of:=511+ROUND(511*SIN([.E645]*2*PI() /1024))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1" calcext:value-type="float">
            <text:p>641</text:p>
          </table:table-cell>
          <table:table-cell table:formula="of:=ROUND(511*SIN([.E646]*2*PI() /1024))" office:value-type="float" office:value="-364" calcext:value-type="float">
            <text:p>-364</text:p>
          </table:table-cell>
          <table:table-cell table:formula="of:=511+ROUND(511*SIN([.E646]*2*PI() /1024))"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2" calcext:value-type="float">
            <text:p>642</text:p>
          </table:table-cell>
          <table:table-cell table:formula="of:=ROUND(511*SIN([.E647]*2*PI() /1024))" office:value-type="float" office:value="-366" calcext:value-type="float">
            <text:p>-366</text:p>
          </table:table-cell>
          <table:table-cell table:formula="of:=511+ROUND(511*SIN([.E647]*2*PI() /1024))"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3" calcext:value-type="float">
            <text:p>643</text:p>
          </table:table-cell>
          <table:table-cell table:formula="of:=ROUND(511*SIN([.E648]*2*PI() /1024))" office:value-type="float" office:value="-368" calcext:value-type="float">
            <text:p>-368</text:p>
          </table:table-cell>
          <table:table-cell table:formula="of:=511+ROUND(511*SIN([.E648]*2*PI() /1024))"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4" calcext:value-type="float">
            <text:p>644</text:p>
          </table:table-cell>
          <table:table-cell table:formula="of:=ROUND(511*SIN([.E649]*2*PI() /1024))" office:value-type="float" office:value="-370" calcext:value-type="float">
            <text:p>-370</text:p>
          </table:table-cell>
          <table:table-cell table:formula="of:=511+ROUND(511*SIN([.E649]*2*PI() /1024))" office:value-type="float" office:value="141" calcext:value-type="float">
            <text:p>1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table:formula="of:=ROUND(511*SIN([.E650]*2*PI() /1024))" office:value-type="float" office:value="-372" calcext:value-type="float">
            <text:p>-372</text:p>
          </table:table-cell>
          <table:table-cell table:formula="of:=511+ROUND(511*SIN([.E650]*2*PI() /1024))"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6" calcext:value-type="float">
            <text:p>646</text:p>
          </table:table-cell>
          <table:table-cell table:formula="of:=ROUND(511*SIN([.E651]*2*PI() /1024))" office:value-type="float" office:value="-374" calcext:value-type="float">
            <text:p>-374</text:p>
          </table:table-cell>
          <table:table-cell table:formula="of:=511+ROUND(511*SIN([.E651]*2*PI() /1024))"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7" calcext:value-type="float">
            <text:p>647</text:p>
          </table:table-cell>
          <table:table-cell table:formula="of:=ROUND(511*SIN([.E652]*2*PI() /1024))" office:value-type="float" office:value="-377" calcext:value-type="float">
            <text:p>-377</text:p>
          </table:table-cell>
          <table:table-cell table:formula="of:=511+ROUND(511*SIN([.E652]*2*PI() /1024))"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8" calcext:value-type="float">
            <text:p>648</text:p>
          </table:table-cell>
          <table:table-cell table:formula="of:=ROUND(511*SIN([.E653]*2*PI() /1024))" office:value-type="float" office:value="-379" calcext:value-type="float">
            <text:p>-379</text:p>
          </table:table-cell>
          <table:table-cell table:formula="of:=511+ROUND(511*SIN([.E653]*2*PI() /1024))"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9" calcext:value-type="float">
            <text:p>649</text:p>
          </table:table-cell>
          <table:table-cell table:formula="of:=ROUND(511*SIN([.E654]*2*PI() /1024))" office:value-type="float" office:value="-381" calcext:value-type="float">
            <text:p>-381</text:p>
          </table:table-cell>
          <table:table-cell table:formula="of:=511+ROUND(511*SIN([.E654]*2*PI() /1024))"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table:formula="of:=ROUND(511*SIN([.E655]*2*PI() /1024))" office:value-type="float" office:value="-383" calcext:value-type="float">
            <text:p>-383</text:p>
          </table:table-cell>
          <table:table-cell table:formula="of:=511+ROUND(511*SIN([.E655]*2*PI() /1024))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1" calcext:value-type="float">
            <text:p>651</text:p>
          </table:table-cell>
          <table:table-cell table:formula="of:=ROUND(511*SIN([.E656]*2*PI() /1024))" office:value-type="float" office:value="-385" calcext:value-type="float">
            <text:p>-385</text:p>
          </table:table-cell>
          <table:table-cell table:formula="of:=511+ROUND(511*SIN([.E656]*2*PI() /1024))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2" calcext:value-type="float">
            <text:p>652</text:p>
          </table:table-cell>
          <table:table-cell table:formula="of:=ROUND(511*SIN([.E657]*2*PI() /1024))" office:value-type="float" office:value="-387" calcext:value-type="float">
            <text:p>-387</text:p>
          </table:table-cell>
          <table:table-cell table:formula="of:=511+ROUND(511*SIN([.E657]*2*PI() /1024))"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3" calcext:value-type="float">
            <text:p>653</text:p>
          </table:table-cell>
          <table:table-cell table:formula="of:=ROUND(511*SIN([.E658]*2*PI() /1024))" office:value-type="float" office:value="-389" calcext:value-type="float">
            <text:p>-389</text:p>
          </table:table-cell>
          <table:table-cell table:formula="of:=511+ROUND(511*SIN([.E658]*2*PI() /1024))"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4" calcext:value-type="float">
            <text:p>654</text:p>
          </table:table-cell>
          <table:table-cell table:formula="of:=ROUND(511*SIN([.E659]*2*PI() /1024))" office:value-type="float" office:value="-391" calcext:value-type="float">
            <text:p>-391</text:p>
          </table:table-cell>
          <table:table-cell table:formula="of:=511+ROUND(511*SIN([.E659]*2*PI() /1024))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5" calcext:value-type="float">
            <text:p>655</text:p>
          </table:table-cell>
          <table:table-cell table:formula="of:=ROUND(511*SIN([.E660]*2*PI() /1024))" office:value-type="float" office:value="-393" calcext:value-type="float">
            <text:p>-393</text:p>
          </table:table-cell>
          <table:table-cell table:formula="of:=511+ROUND(511*SIN([.E660]*2*PI() /1024))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6" calcext:value-type="float">
            <text:p>656</text:p>
          </table:table-cell>
          <table:table-cell table:formula="of:=ROUND(511*SIN([.E661]*2*PI() /1024))" office:value-type="float" office:value="-395" calcext:value-type="float">
            <text:p>-395</text:p>
          </table:table-cell>
          <table:table-cell table:formula="of:=511+ROUND(511*SIN([.E661]*2*PI() /1024))"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7" calcext:value-type="float">
            <text:p>657</text:p>
          </table:table-cell>
          <table:table-cell table:formula="of:=ROUND(511*SIN([.E662]*2*PI() /1024))" office:value-type="float" office:value="-397" calcext:value-type="float">
            <text:p>-397</text:p>
          </table:table-cell>
          <table:table-cell table:formula="of:=511+ROUND(511*SIN([.E662]*2*PI() /1024))"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8" calcext:value-type="float">
            <text:p>658</text:p>
          </table:table-cell>
          <table:table-cell table:formula="of:=ROUND(511*SIN([.E663]*2*PI() /1024))" office:value-type="float" office:value="-399" calcext:value-type="float">
            <text:p>-399</text:p>
          </table:table-cell>
          <table:table-cell table:formula="of:=511+ROUND(511*SIN([.E663]*2*PI() /1024))"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9" calcext:value-type="float">
            <text:p>659</text:p>
          </table:table-cell>
          <table:table-cell table:formula="of:=ROUND(511*SIN([.E664]*2*PI() /1024))" office:value-type="float" office:value="-401" calcext:value-type="float">
            <text:p>-401</text:p>
          </table:table-cell>
          <table:table-cell table:formula="of:=511+ROUND(511*SIN([.E664]*2*PI() /1024))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0" calcext:value-type="float">
            <text:p>660</text:p>
          </table:table-cell>
          <table:table-cell table:formula="of:=ROUND(511*SIN([.E665]*2*PI() /1024))" office:value-type="float" office:value="-403" calcext:value-type="float">
            <text:p>-403</text:p>
          </table:table-cell>
          <table:table-cell table:formula="of:=511+ROUND(511*SIN([.E665]*2*PI() /1024))"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1" calcext:value-type="float">
            <text:p>661</text:p>
          </table:table-cell>
          <table:table-cell table:formula="of:=ROUND(511*SIN([.E666]*2*PI() /1024))" office:value-type="float" office:value="-405" calcext:value-type="float">
            <text:p>-405</text:p>
          </table:table-cell>
          <table:table-cell table:formula="of:=511+ROUND(511*SIN([.E666]*2*PI() /1024))"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2" calcext:value-type="float">
            <text:p>662</text:p>
          </table:table-cell>
          <table:table-cell table:formula="of:=ROUND(511*SIN([.E667]*2*PI() /1024))" office:value-type="float" office:value="-407" calcext:value-type="float">
            <text:p>-407</text:p>
          </table:table-cell>
          <table:table-cell table:formula="of:=511+ROUND(511*SIN([.E667]*2*PI() /1024))"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3" calcext:value-type="float">
            <text:p>663</text:p>
          </table:table-cell>
          <table:table-cell table:formula="of:=ROUND(511*SIN([.E668]*2*PI() /1024))" office:value-type="float" office:value="-409" calcext:value-type="float">
            <text:p>-409</text:p>
          </table:table-cell>
          <table:table-cell table:formula="of:=511+ROUND(511*SIN([.E668]*2*PI() /1024))"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4" calcext:value-type="float">
            <text:p>664</text:p>
          </table:table-cell>
          <table:table-cell table:formula="of:=ROUND(511*SIN([.E669]*2*PI() /1024))" office:value-type="float" office:value="-410" calcext:value-type="float">
            <text:p>-410</text:p>
          </table:table-cell>
          <table:table-cell table:formula="of:=511+ROUND(511*SIN([.E669]*2*PI() /1024))"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5" calcext:value-type="float">
            <text:p>665</text:p>
          </table:table-cell>
          <table:table-cell table:formula="of:=ROUND(511*SIN([.E670]*2*PI() /1024))" office:value-type="float" office:value="-412" calcext:value-type="float">
            <text:p>-412</text:p>
          </table:table-cell>
          <table:table-cell table:formula="of:=511+ROUND(511*SIN([.E670]*2*PI() /1024)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6" calcext:value-type="float">
            <text:p>666</text:p>
          </table:table-cell>
          <table:table-cell table:formula="of:=ROUND(511*SIN([.E671]*2*PI() /1024))" office:value-type="float" office:value="-414" calcext:value-type="float">
            <text:p>-414</text:p>
          </table:table-cell>
          <table:table-cell table:formula="of:=511+ROUND(511*SIN([.E671]*2*PI() /1024))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7" calcext:value-type="float">
            <text:p>667</text:p>
          </table:table-cell>
          <table:table-cell table:formula="of:=ROUND(511*SIN([.E672]*2*PI() /1024))" office:value-type="float" office:value="-416" calcext:value-type="float">
            <text:p>-416</text:p>
          </table:table-cell>
          <table:table-cell table:formula="of:=511+ROUND(511*SIN([.E672]*2*PI() /1024))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8" calcext:value-type="float">
            <text:p>668</text:p>
          </table:table-cell>
          <table:table-cell table:formula="of:=ROUND(511*SIN([.E673]*2*PI() /1024))" office:value-type="float" office:value="-418" calcext:value-type="float">
            <text:p>-418</text:p>
          </table:table-cell>
          <table:table-cell table:formula="of:=511+ROUND(511*SIN([.E673]*2*PI() /1024))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9" calcext:value-type="float">
            <text:p>669</text:p>
          </table:table-cell>
          <table:table-cell table:formula="of:=ROUND(511*SIN([.E674]*2*PI() /1024))" office:value-type="float" office:value="-420" calcext:value-type="float">
            <text:p>-420</text:p>
          </table:table-cell>
          <table:table-cell table:formula="of:=511+ROUND(511*SIN([.E674]*2*PI() /1024))"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0" calcext:value-type="float">
            <text:p>670</text:p>
          </table:table-cell>
          <table:table-cell table:formula="of:=ROUND(511*SIN([.E675]*2*PI() /1024))" office:value-type="float" office:value="-421" calcext:value-type="float">
            <text:p>-421</text:p>
          </table:table-cell>
          <table:table-cell table:formula="of:=511+ROUND(511*SIN([.E675]*2*PI() /1024)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1" calcext:value-type="float">
            <text:p>671</text:p>
          </table:table-cell>
          <table:table-cell table:formula="of:=ROUND(511*SIN([.E676]*2*PI() /1024))" office:value-type="float" office:value="-423" calcext:value-type="float">
            <text:p>-423</text:p>
          </table:table-cell>
          <table:table-cell table:formula="of:=511+ROUND(511*SIN([.E676]*2*PI() /1024))"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2" calcext:value-type="float">
            <text:p>672</text:p>
          </table:table-cell>
          <table:table-cell table:formula="of:=ROUND(511*SIN([.E677]*2*PI() /1024))" office:value-type="float" office:value="-425" calcext:value-type="float">
            <text:p>-425</text:p>
          </table:table-cell>
          <table:table-cell table:formula="of:=511+ROUND(511*SIN([.E677]*2*PI() /1024))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3" calcext:value-type="float">
            <text:p>673</text:p>
          </table:table-cell>
          <table:table-cell table:formula="of:=ROUND(511*SIN([.E678]*2*PI() /1024))" office:value-type="float" office:value="-427" calcext:value-type="float">
            <text:p>-427</text:p>
          </table:table-cell>
          <table:table-cell table:formula="of:=511+ROUND(511*SIN([.E678]*2*PI() /1024))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4" calcext:value-type="float">
            <text:p>674</text:p>
          </table:table-cell>
          <table:table-cell table:formula="of:=ROUND(511*SIN([.E679]*2*PI() /1024))" office:value-type="float" office:value="-428" calcext:value-type="float">
            <text:p>-428</text:p>
          </table:table-cell>
          <table:table-cell table:formula="of:=511+ROUND(511*SIN([.E679]*2*PI() /1024))"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5" calcext:value-type="float">
            <text:p>675</text:p>
          </table:table-cell>
          <table:table-cell table:formula="of:=ROUND(511*SIN([.E680]*2*PI() /1024))" office:value-type="float" office:value="-430" calcext:value-type="float">
            <text:p>-430</text:p>
          </table:table-cell>
          <table:table-cell table:formula="of:=511+ROUND(511*SIN([.E680]*2*PI() /1024))"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6" calcext:value-type="float">
            <text:p>676</text:p>
          </table:table-cell>
          <table:table-cell table:formula="of:=ROUND(511*SIN([.E681]*2*PI() /1024))" office:value-type="float" office:value="-432" calcext:value-type="float">
            <text:p>-432</text:p>
          </table:table-cell>
          <table:table-cell table:formula="of:=511+ROUND(511*SIN([.E681]*2*PI() /1024))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7" calcext:value-type="float">
            <text:p>677</text:p>
          </table:table-cell>
          <table:table-cell table:formula="of:=ROUND(511*SIN([.E682]*2*PI() /1024))" office:value-type="float" office:value="-433" calcext:value-type="float">
            <text:p>-433</text:p>
          </table:table-cell>
          <table:table-cell table:formula="of:=511+ROUND(511*SIN([.E682]*2*PI() /1024))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8" calcext:value-type="float">
            <text:p>678</text:p>
          </table:table-cell>
          <table:table-cell table:formula="of:=ROUND(511*SIN([.E683]*2*PI() /1024))" office:value-type="float" office:value="-435" calcext:value-type="float">
            <text:p>-435</text:p>
          </table:table-cell>
          <table:table-cell table:formula="of:=511+ROUND(511*SIN([.E683]*2*PI() /1024))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9" calcext:value-type="float">
            <text:p>679</text:p>
          </table:table-cell>
          <table:table-cell table:formula="of:=ROUND(511*SIN([.E684]*2*PI() /1024))" office:value-type="float" office:value="-437" calcext:value-type="float">
            <text:p>-437</text:p>
          </table:table-cell>
          <table:table-cell table:formula="of:=511+ROUND(511*SIN([.E684]*2*PI() /1024))"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0" calcext:value-type="float">
            <text:p>680</text:p>
          </table:table-cell>
          <table:table-cell table:formula="of:=ROUND(511*SIN([.E685]*2*PI() /1024))" office:value-type="float" office:value="-438" calcext:value-type="float">
            <text:p>-438</text:p>
          </table:table-cell>
          <table:table-cell table:formula="of:=511+ROUND(511*SIN([.E685]*2*PI() /1024))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1" calcext:value-type="float">
            <text:p>681</text:p>
          </table:table-cell>
          <table:table-cell table:formula="of:=ROUND(511*SIN([.E686]*2*PI() /1024))" office:value-type="float" office:value="-440" calcext:value-type="float">
            <text:p>-440</text:p>
          </table:table-cell>
          <table:table-cell table:formula="of:=511+ROUND(511*SIN([.E686]*2*PI() /1024)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2" calcext:value-type="float">
            <text:p>682</text:p>
          </table:table-cell>
          <table:table-cell table:formula="of:=ROUND(511*SIN([.E687]*2*PI() /1024))" office:value-type="float" office:value="-441" calcext:value-type="float">
            <text:p>-441</text:p>
          </table:table-cell>
          <table:table-cell table:formula="of:=511+ROUND(511*SIN([.E687]*2*PI() /1024)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3" calcext:value-type="float">
            <text:p>683</text:p>
          </table:table-cell>
          <table:table-cell table:formula="of:=ROUND(511*SIN([.E688]*2*PI() /1024))" office:value-type="float" office:value="-443" calcext:value-type="float">
            <text:p>-443</text:p>
          </table:table-cell>
          <table:table-cell table:formula="of:=511+ROUND(511*SIN([.E688]*2*PI() /1024)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4" calcext:value-type="float">
            <text:p>684</text:p>
          </table:table-cell>
          <table:table-cell table:formula="of:=ROUND(511*SIN([.E689]*2*PI() /1024))" office:value-type="float" office:value="-445" calcext:value-type="float">
            <text:p>-445</text:p>
          </table:table-cell>
          <table:table-cell table:formula="of:=511+ROUND(511*SIN([.E689]*2*PI() /1024)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5" calcext:value-type="float">
            <text:p>685</text:p>
          </table:table-cell>
          <table:table-cell table:formula="of:=ROUND(511*SIN([.E690]*2*PI() /1024))" office:value-type="float" office:value="-446" calcext:value-type="float">
            <text:p>-446</text:p>
          </table:table-cell>
          <table:table-cell table:formula="of:=511+ROUND(511*SIN([.E690]*2*PI() /1024)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6" calcext:value-type="float">
            <text:p>686</text:p>
          </table:table-cell>
          <table:table-cell table:formula="of:=ROUND(511*SIN([.E691]*2*PI() /1024))" office:value-type="float" office:value="-448" calcext:value-type="float">
            <text:p>-448</text:p>
          </table:table-cell>
          <table:table-cell table:formula="of:=511+ROUND(511*SIN([.E691]*2*PI() /1024)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7" calcext:value-type="float">
            <text:p>687</text:p>
          </table:table-cell>
          <table:table-cell table:formula="of:=ROUND(511*SIN([.E692]*2*PI() /1024))" office:value-type="float" office:value="-449" calcext:value-type="float">
            <text:p>-449</text:p>
          </table:table-cell>
          <table:table-cell table:formula="of:=511+ROUND(511*SIN([.E692]*2*PI() /1024)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8" calcext:value-type="float">
            <text:p>688</text:p>
          </table:table-cell>
          <table:table-cell table:formula="of:=ROUND(511*SIN([.E693]*2*PI() /1024))" office:value-type="float" office:value="-451" calcext:value-type="float">
            <text:p>-451</text:p>
          </table:table-cell>
          <table:table-cell table:formula="of:=511+ROUND(511*SIN([.E693]*2*PI() /1024)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9" calcext:value-type="float">
            <text:p>689</text:p>
          </table:table-cell>
          <table:table-cell table:formula="of:=ROUND(511*SIN([.E694]*2*PI() /1024))" office:value-type="float" office:value="-452" calcext:value-type="float">
            <text:p>-452</text:p>
          </table:table-cell>
          <table:table-cell table:formula="of:=511+ROUND(511*SIN([.E694]*2*PI() /1024)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0" calcext:value-type="float">
            <text:p>690</text:p>
          </table:table-cell>
          <table:table-cell table:formula="of:=ROUND(511*SIN([.E695]*2*PI() /1024))" office:value-type="float" office:value="-454" calcext:value-type="float">
            <text:p>-454</text:p>
          </table:table-cell>
          <table:table-cell table:formula="of:=511+ROUND(511*SIN([.E695]*2*PI() /1024)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1" calcext:value-type="float">
            <text:p>691</text:p>
          </table:table-cell>
          <table:table-cell table:formula="of:=ROUND(511*SIN([.E696]*2*PI() /1024))" office:value-type="float" office:value="-455" calcext:value-type="float">
            <text:p>-455</text:p>
          </table:table-cell>
          <table:table-cell table:formula="of:=511+ROUND(511*SIN([.E696]*2*PI() /1024)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2" calcext:value-type="float">
            <text:p>692</text:p>
          </table:table-cell>
          <table:table-cell table:formula="of:=ROUND(511*SIN([.E697]*2*PI() /1024))" office:value-type="float" office:value="-456" calcext:value-type="float">
            <text:p>-456</text:p>
          </table:table-cell>
          <table:table-cell table:formula="of:=511+ROUND(511*SIN([.E697]*2*PI() /1024))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3" calcext:value-type="float">
            <text:p>693</text:p>
          </table:table-cell>
          <table:table-cell table:formula="of:=ROUND(511*SIN([.E698]*2*PI() /1024))" office:value-type="float" office:value="-458" calcext:value-type="float">
            <text:p>-458</text:p>
          </table:table-cell>
          <table:table-cell table:formula="of:=511+ROUND(511*SIN([.E698]*2*PI() /1024))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4" calcext:value-type="float">
            <text:p>694</text:p>
          </table:table-cell>
          <table:table-cell table:formula="of:=ROUND(511*SIN([.E699]*2*PI() /1024))" office:value-type="float" office:value="-459" calcext:value-type="float">
            <text:p>-459</text:p>
          </table:table-cell>
          <table:table-cell table:formula="of:=511+ROUND(511*SIN([.E699]*2*PI() /1024))"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5" calcext:value-type="float">
            <text:p>695</text:p>
          </table:table-cell>
          <table:table-cell table:formula="of:=ROUND(511*SIN([.E700]*2*PI() /1024))" office:value-type="float" office:value="-461" calcext:value-type="float">
            <text:p>-461</text:p>
          </table:table-cell>
          <table:table-cell table:formula="of:=511+ROUND(511*SIN([.E700]*2*PI() /1024)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6" calcext:value-type="float">
            <text:p>696</text:p>
          </table:table-cell>
          <table:table-cell table:formula="of:=ROUND(511*SIN([.E701]*2*PI() /1024))" office:value-type="float" office:value="-462" calcext:value-type="float">
            <text:p>-462</text:p>
          </table:table-cell>
          <table:table-cell table:formula="of:=511+ROUND(511*SIN([.E701]*2*PI() /1024))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7" calcext:value-type="float">
            <text:p>697</text:p>
          </table:table-cell>
          <table:table-cell table:formula="of:=ROUND(511*SIN([.E702]*2*PI() /1024))" office:value-type="float" office:value="-463" calcext:value-type="float">
            <text:p>-463</text:p>
          </table:table-cell>
          <table:table-cell table:formula="of:=511+ROUND(511*SIN([.E702]*2*PI() /1024)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8" calcext:value-type="float">
            <text:p>698</text:p>
          </table:table-cell>
          <table:table-cell table:formula="of:=ROUND(511*SIN([.E703]*2*PI() /1024))" office:value-type="float" office:value="-465" calcext:value-type="float">
            <text:p>-465</text:p>
          </table:table-cell>
          <table:table-cell table:formula="of:=511+ROUND(511*SIN([.E703]*2*PI() /1024))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9" calcext:value-type="float">
            <text:p>699</text:p>
          </table:table-cell>
          <table:table-cell table:formula="of:=ROUND(511*SIN([.E704]*2*PI() /1024))" office:value-type="float" office:value="-466" calcext:value-type="float">
            <text:p>-466</text:p>
          </table:table-cell>
          <table:table-cell table:formula="of:=511+ROUND(511*SIN([.E704]*2*PI() /1024))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table:formula="of:=ROUND(511*SIN([.E705]*2*PI() /1024))" office:value-type="float" office:value="-467" calcext:value-type="float">
            <text:p>-467</text:p>
          </table:table-cell>
          <table:table-cell table:formula="of:=511+ROUND(511*SIN([.E705]*2*PI() /1024))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1" calcext:value-type="float">
            <text:p>701</text:p>
          </table:table-cell>
          <table:table-cell table:formula="of:=ROUND(511*SIN([.E706]*2*PI() /1024))" office:value-type="float" office:value="-468" calcext:value-type="float">
            <text:p>-468</text:p>
          </table:table-cell>
          <table:table-cell table:formula="of:=511+ROUND(511*SIN([.E706]*2*PI() /1024))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2" calcext:value-type="float">
            <text:p>702</text:p>
          </table:table-cell>
          <table:table-cell table:formula="of:=ROUND(511*SIN([.E707]*2*PI() /1024))" office:value-type="float" office:value="-470" calcext:value-type="float">
            <text:p>-470</text:p>
          </table:table-cell>
          <table:table-cell table:formula="of:=511+ROUND(511*SIN([.E707]*2*PI() /1024))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3" calcext:value-type="float">
            <text:p>703</text:p>
          </table:table-cell>
          <table:table-cell table:formula="of:=ROUND(511*SIN([.E708]*2*PI() /1024))" office:value-type="float" office:value="-471" calcext:value-type="float">
            <text:p>-471</text:p>
          </table:table-cell>
          <table:table-cell table:formula="of:=511+ROUND(511*SIN([.E708]*2*PI() /1024)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4" calcext:value-type="float">
            <text:p>704</text:p>
          </table:table-cell>
          <table:table-cell table:formula="of:=ROUND(511*SIN([.E709]*2*PI() /1024))" office:value-type="float" office:value="-472" calcext:value-type="float">
            <text:p>-472</text:p>
          </table:table-cell>
          <table:table-cell table:formula="of:=511+ROUND(511*SIN([.E709]*2*PI() /1024))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5" calcext:value-type="float">
            <text:p>705</text:p>
          </table:table-cell>
          <table:table-cell table:formula="of:=ROUND(511*SIN([.E710]*2*PI() /1024))" office:value-type="float" office:value="-473" calcext:value-type="float">
            <text:p>-473</text:p>
          </table:table-cell>
          <table:table-cell table:formula="of:=511+ROUND(511*SIN([.E710]*2*PI() /1024))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6" calcext:value-type="float">
            <text:p>706</text:p>
          </table:table-cell>
          <table:table-cell table:formula="of:=ROUND(511*SIN([.E711]*2*PI() /1024))" office:value-type="float" office:value="-474" calcext:value-type="float">
            <text:p>-474</text:p>
          </table:table-cell>
          <table:table-cell table:formula="of:=511+ROUND(511*SIN([.E711]*2*PI() /1024))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7" calcext:value-type="float">
            <text:p>707</text:p>
          </table:table-cell>
          <table:table-cell table:formula="of:=ROUND(511*SIN([.E712]*2*PI() /1024))" office:value-type="float" office:value="-476" calcext:value-type="float">
            <text:p>-476</text:p>
          </table:table-cell>
          <table:table-cell table:formula="of:=511+ROUND(511*SIN([.E712]*2*PI() /1024)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8" calcext:value-type="float">
            <text:p>708</text:p>
          </table:table-cell>
          <table:table-cell table:formula="of:=ROUND(511*SIN([.E713]*2*PI() /1024))" office:value-type="float" office:value="-477" calcext:value-type="float">
            <text:p>-477</text:p>
          </table:table-cell>
          <table:table-cell table:formula="of:=511+ROUND(511*SIN([.E713]*2*PI() /1024))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9" calcext:value-type="float">
            <text:p>709</text:p>
          </table:table-cell>
          <table:table-cell table:formula="of:=ROUND(511*SIN([.E714]*2*PI() /1024))" office:value-type="float" office:value="-478" calcext:value-type="float">
            <text:p>-478</text:p>
          </table:table-cell>
          <table:table-cell table:formula="of:=511+ROUND(511*SIN([.E714]*2*PI() /1024))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0" calcext:value-type="float">
            <text:p>710</text:p>
          </table:table-cell>
          <table:table-cell table:formula="of:=ROUND(511*SIN([.E715]*2*PI() /1024))" office:value-type="float" office:value="-479" calcext:value-type="float">
            <text:p>-479</text:p>
          </table:table-cell>
          <table:table-cell table:formula="of:=511+ROUND(511*SIN([.E715]*2*PI() /1024)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1" calcext:value-type="float">
            <text:p>711</text:p>
          </table:table-cell>
          <table:table-cell table:formula="of:=ROUND(511*SIN([.E716]*2*PI() /1024))" office:value-type="float" office:value="-480" calcext:value-type="float">
            <text:p>-480</text:p>
          </table:table-cell>
          <table:table-cell table:formula="of:=511+ROUND(511*SIN([.E716]*2*PI() /1024))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2" calcext:value-type="float">
            <text:p>712</text:p>
          </table:table-cell>
          <table:table-cell table:formula="of:=ROUND(511*SIN([.E717]*2*PI() /1024))" office:value-type="float" office:value="-481" calcext:value-type="float">
            <text:p>-481</text:p>
          </table:table-cell>
          <table:table-cell table:formula="of:=511+ROUND(511*SIN([.E717]*2*PI() /1024)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3" calcext:value-type="float">
            <text:p>713</text:p>
          </table:table-cell>
          <table:table-cell table:formula="of:=ROUND(511*SIN([.E718]*2*PI() /1024))" office:value-type="float" office:value="-482" calcext:value-type="float">
            <text:p>-482</text:p>
          </table:table-cell>
          <table:table-cell table:formula="of:=511+ROUND(511*SIN([.E718]*2*PI() /1024))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4" calcext:value-type="float">
            <text:p>714</text:p>
          </table:table-cell>
          <table:table-cell table:formula="of:=ROUND(511*SIN([.E719]*2*PI() /1024))" office:value-type="float" office:value="-483" calcext:value-type="float">
            <text:p>-483</text:p>
          </table:table-cell>
          <table:table-cell table:formula="of:=511+ROUND(511*SIN([.E719]*2*PI() /1024))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5" calcext:value-type="float">
            <text:p>715</text:p>
          </table:table-cell>
          <table:table-cell table:formula="of:=ROUND(511*SIN([.E720]*2*PI() /1024))" office:value-type="float" office:value="-484" calcext:value-type="float">
            <text:p>-484</text:p>
          </table:table-cell>
          <table:table-cell table:formula="of:=511+ROUND(511*SIN([.E720]*2*PI() /1024))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6" calcext:value-type="float">
            <text:p>716</text:p>
          </table:table-cell>
          <table:table-cell table:formula="of:=ROUND(511*SIN([.E721]*2*PI() /1024))" office:value-type="float" office:value="-485" calcext:value-type="float">
            <text:p>-485</text:p>
          </table:table-cell>
          <table:table-cell table:formula="of:=511+ROUND(511*SIN([.E721]*2*PI() /1024)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7" calcext:value-type="float">
            <text:p>717</text:p>
          </table:table-cell>
          <table:table-cell table:formula="of:=ROUND(511*SIN([.E722]*2*PI() /1024))" office:value-type="float" office:value="-486" calcext:value-type="float">
            <text:p>-486</text:p>
          </table:table-cell>
          <table:table-cell table:formula="of:=511+ROUND(511*SIN([.E722]*2*PI() /1024)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8" calcext:value-type="float">
            <text:p>718</text:p>
          </table:table-cell>
          <table:table-cell table:formula="of:=ROUND(511*SIN([.E723]*2*PI() /1024))" office:value-type="float" office:value="-487" calcext:value-type="float">
            <text:p>-487</text:p>
          </table:table-cell>
          <table:table-cell table:formula="of:=511+ROUND(511*SIN([.E723]*2*PI() /1024)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9" calcext:value-type="float">
            <text:p>719</text:p>
          </table:table-cell>
          <table:table-cell table:formula="of:=ROUND(511*SIN([.E724]*2*PI() /1024))" office:value-type="float" office:value="-488" calcext:value-type="float">
            <text:p>-488</text:p>
          </table:table-cell>
          <table:table-cell table:formula="of:=511+ROUND(511*SIN([.E724]*2*PI() /1024)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0" calcext:value-type="float">
            <text:p>720</text:p>
          </table:table-cell>
          <table:table-cell table:formula="of:=ROUND(511*SIN([.E725]*2*PI() /1024))" office:value-type="float" office:value="-489" calcext:value-type="float">
            <text:p>-489</text:p>
          </table:table-cell>
          <table:table-cell table:formula="of:=511+ROUND(511*SIN([.E725]*2*PI() /1024))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table:formula="of:=ROUND(511*SIN([.E726]*2*PI() /1024))" office:value-type="float" office:value="-490" calcext:value-type="float">
            <text:p>-490</text:p>
          </table:table-cell>
          <table:table-cell table:formula="of:=511+ROUND(511*SIN([.E726]*2*PI() /1024)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2" calcext:value-type="float">
            <text:p>722</text:p>
          </table:table-cell>
          <table:table-cell table:formula="of:=ROUND(511*SIN([.E727]*2*PI() /1024))" office:value-type="float" office:value="-491" calcext:value-type="float">
            <text:p>-491</text:p>
          </table:table-cell>
          <table:table-cell table:formula="of:=511+ROUND(511*SIN([.E727]*2*PI() /1024)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3" calcext:value-type="float">
            <text:p>723</text:p>
          </table:table-cell>
          <table:table-cell table:formula="of:=ROUND(511*SIN([.E728]*2*PI() /1024))" office:value-type="float" office:value="-492" calcext:value-type="float">
            <text:p>-492</text:p>
          </table:table-cell>
          <table:table-cell table:formula="of:=511+ROUND(511*SIN([.E728]*2*PI() /1024)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4" calcext:value-type="float">
            <text:p>724</text:p>
          </table:table-cell>
          <table:table-cell table:formula="of:=ROUND(511*SIN([.E729]*2*PI() /1024))" office:value-type="float" office:value="-492" calcext:value-type="float">
            <text:p>-492</text:p>
          </table:table-cell>
          <table:table-cell table:formula="of:=511+ROUND(511*SIN([.E729]*2*PI() /1024)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5" calcext:value-type="float">
            <text:p>725</text:p>
          </table:table-cell>
          <table:table-cell table:formula="of:=ROUND(511*SIN([.E730]*2*PI() /1024))" office:value-type="float" office:value="-493" calcext:value-type="float">
            <text:p>-493</text:p>
          </table:table-cell>
          <table:table-cell table:formula="of:=511+ROUND(511*SIN([.E730]*2*PI() /1024)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6" calcext:value-type="float">
            <text:p>726</text:p>
          </table:table-cell>
          <table:table-cell table:formula="of:=ROUND(511*SIN([.E731]*2*PI() /1024))" office:value-type="float" office:value="-494" calcext:value-type="float">
            <text:p>-494</text:p>
          </table:table-cell>
          <table:table-cell table:formula="of:=511+ROUND(511*SIN([.E731]*2*PI() /1024)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7" calcext:value-type="float">
            <text:p>727</text:p>
          </table:table-cell>
          <table:table-cell table:formula="of:=ROUND(511*SIN([.E732]*2*PI() /1024))" office:value-type="float" office:value="-495" calcext:value-type="float">
            <text:p>-495</text:p>
          </table:table-cell>
          <table:table-cell table:formula="of:=511+ROUND(511*SIN([.E732]*2*PI() /1024)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8" calcext:value-type="float">
            <text:p>728</text:p>
          </table:table-cell>
          <table:table-cell table:formula="of:=ROUND(511*SIN([.E733]*2*PI() /1024))" office:value-type="float" office:value="-496" calcext:value-type="float">
            <text:p>-496</text:p>
          </table:table-cell>
          <table:table-cell table:formula="of:=511+ROUND(511*SIN([.E733]*2*PI() /1024)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9" calcext:value-type="float">
            <text:p>729</text:p>
          </table:table-cell>
          <table:table-cell table:formula="of:=ROUND(511*SIN([.E734]*2*PI() /1024))" office:value-type="float" office:value="-496" calcext:value-type="float">
            <text:p>-496</text:p>
          </table:table-cell>
          <table:table-cell table:formula="of:=511+ROUND(511*SIN([.E734]*2*PI() /1024)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0" calcext:value-type="float">
            <text:p>730</text:p>
          </table:table-cell>
          <table:table-cell table:formula="of:=ROUND(511*SIN([.E735]*2*PI() /1024))" office:value-type="float" office:value="-497" calcext:value-type="float">
            <text:p>-497</text:p>
          </table:table-cell>
          <table:table-cell table:formula="of:=511+ROUND(511*SIN([.E735]*2*PI() /1024)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1" calcext:value-type="float">
            <text:p>731</text:p>
          </table:table-cell>
          <table:table-cell table:formula="of:=ROUND(511*SIN([.E736]*2*PI() /1024))" office:value-type="float" office:value="-498" calcext:value-type="float">
            <text:p>-498</text:p>
          </table:table-cell>
          <table:table-cell table:formula="of:=511+ROUND(511*SIN([.E736]*2*PI() /1024)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2" calcext:value-type="float">
            <text:p>732</text:p>
          </table:table-cell>
          <table:table-cell table:formula="of:=ROUND(511*SIN([.E737]*2*PI() /1024))" office:value-type="float" office:value="-499" calcext:value-type="float">
            <text:p>-499</text:p>
          </table:table-cell>
          <table:table-cell table:formula="of:=511+ROUND(511*SIN([.E737]*2*PI() /1024)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3" calcext:value-type="float">
            <text:p>733</text:p>
          </table:table-cell>
          <table:table-cell table:formula="of:=ROUND(511*SIN([.E738]*2*PI() /1024))" office:value-type="float" office:value="-499" calcext:value-type="float">
            <text:p>-499</text:p>
          </table:table-cell>
          <table:table-cell table:formula="of:=511+ROUND(511*SIN([.E738]*2*PI() /1024)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4" calcext:value-type="float">
            <text:p>734</text:p>
          </table:table-cell>
          <table:table-cell table:formula="of:=ROUND(511*SIN([.E739]*2*PI() /1024))" office:value-type="float" office:value="-500" calcext:value-type="float">
            <text:p>-500</text:p>
          </table:table-cell>
          <table:table-cell table:formula="of:=511+ROUND(511*SIN([.E739]*2*PI() /1024)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table:formula="of:=ROUND(511*SIN([.E740]*2*PI() /1024))" office:value-type="float" office:value="-501" calcext:value-type="float">
            <text:p>-501</text:p>
          </table:table-cell>
          <table:table-cell table:formula="of:=511+ROUND(511*SIN([.E740]*2*PI() /1024)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6" calcext:value-type="float">
            <text:p>736</text:p>
          </table:table-cell>
          <table:table-cell table:formula="of:=ROUND(511*SIN([.E741]*2*PI() /1024))" office:value-type="float" office:value="-501" calcext:value-type="float">
            <text:p>-501</text:p>
          </table:table-cell>
          <table:table-cell table:formula="of:=511+ROUND(511*SIN([.E741]*2*PI() /1024)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7" calcext:value-type="float">
            <text:p>737</text:p>
          </table:table-cell>
          <table:table-cell table:formula="of:=ROUND(511*SIN([.E742]*2*PI() /1024))" office:value-type="float" office:value="-502" calcext:value-type="float">
            <text:p>-502</text:p>
          </table:table-cell>
          <table:table-cell table:formula="of:=511+ROUND(511*SIN([.E742]*2*PI() /1024)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8" calcext:value-type="float">
            <text:p>738</text:p>
          </table:table-cell>
          <table:table-cell table:formula="of:=ROUND(511*SIN([.E743]*2*PI() /1024))" office:value-type="float" office:value="-502" calcext:value-type="float">
            <text:p>-502</text:p>
          </table:table-cell>
          <table:table-cell table:formula="of:=511+ROUND(511*SIN([.E743]*2*PI() /1024)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9" calcext:value-type="float">
            <text:p>739</text:p>
          </table:table-cell>
          <table:table-cell table:formula="of:=ROUND(511*SIN([.E744]*2*PI() /1024))" office:value-type="float" office:value="-503" calcext:value-type="float">
            <text:p>-503</text:p>
          </table:table-cell>
          <table:table-cell table:formula="of:=511+ROUND(511*SIN([.E744]*2*PI() /1024)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0" calcext:value-type="float">
            <text:p>740</text:p>
          </table:table-cell>
          <table:table-cell table:formula="of:=ROUND(511*SIN([.E745]*2*PI() /1024))" office:value-type="float" office:value="-503" calcext:value-type="float">
            <text:p>-503</text:p>
          </table:table-cell>
          <table:table-cell table:formula="of:=511+ROUND(511*SIN([.E745]*2*PI() /1024)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1" calcext:value-type="float">
            <text:p>741</text:p>
          </table:table-cell>
          <table:table-cell table:formula="of:=ROUND(511*SIN([.E746]*2*PI() /1024))" office:value-type="float" office:value="-504" calcext:value-type="float">
            <text:p>-504</text:p>
          </table:table-cell>
          <table:table-cell table:formula="of:=511+ROUND(511*SIN([.E746]*2*PI() /1024)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2" calcext:value-type="float">
            <text:p>742</text:p>
          </table:table-cell>
          <table:table-cell table:formula="of:=ROUND(511*SIN([.E747]*2*PI() /1024))" office:value-type="float" office:value="-505" calcext:value-type="float">
            <text:p>-505</text:p>
          </table:table-cell>
          <table:table-cell table:formula="of:=511+ROUND(511*SIN([.E747]*2*PI() /1024)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3" calcext:value-type="float">
            <text:p>743</text:p>
          </table:table-cell>
          <table:table-cell table:formula="of:=ROUND(511*SIN([.E748]*2*PI() /1024))" office:value-type="float" office:value="-505" calcext:value-type="float">
            <text:p>-505</text:p>
          </table:table-cell>
          <table:table-cell table:formula="of:=511+ROUND(511*SIN([.E748]*2*PI() /1024)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4" calcext:value-type="float">
            <text:p>744</text:p>
          </table:table-cell>
          <table:table-cell table:formula="of:=ROUND(511*SIN([.E749]*2*PI() /1024))" office:value-type="float" office:value="-505" calcext:value-type="float">
            <text:p>-505</text:p>
          </table:table-cell>
          <table:table-cell table:formula="of:=511+ROUND(511*SIN([.E749]*2*PI() /1024)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5" calcext:value-type="float">
            <text:p>745</text:p>
          </table:table-cell>
          <table:table-cell table:formula="of:=ROUND(511*SIN([.E750]*2*PI() /1024))" office:value-type="float" office:value="-506" calcext:value-type="float">
            <text:p>-506</text:p>
          </table:table-cell>
          <table:table-cell table:formula="of:=511+ROUND(511*SIN([.E750]*2*PI() /1024)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6" calcext:value-type="float">
            <text:p>746</text:p>
          </table:table-cell>
          <table:table-cell table:formula="of:=ROUND(511*SIN([.E751]*2*PI() /1024))" office:value-type="float" office:value="-506" calcext:value-type="float">
            <text:p>-506</text:p>
          </table:table-cell>
          <table:table-cell table:formula="of:=511+ROUND(511*SIN([.E751]*2*PI() /1024)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7" calcext:value-type="float">
            <text:p>747</text:p>
          </table:table-cell>
          <table:table-cell table:formula="of:=ROUND(511*SIN([.E752]*2*PI() /1024))" office:value-type="float" office:value="-507" calcext:value-type="float">
            <text:p>-507</text:p>
          </table:table-cell>
          <table:table-cell table:formula="of:=511+ROUND(511*SIN([.E752]*2*PI() /1024)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8" calcext:value-type="float">
            <text:p>748</text:p>
          </table:table-cell>
          <table:table-cell table:formula="of:=ROUND(511*SIN([.E753]*2*PI() /1024))" office:value-type="float" office:value="-507" calcext:value-type="float">
            <text:p>-507</text:p>
          </table:table-cell>
          <table:table-cell table:formula="of:=511+ROUND(511*SIN([.E753]*2*PI() /1024)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9" calcext:value-type="float">
            <text:p>749</text:p>
          </table:table-cell>
          <table:table-cell table:formula="of:=ROUND(511*SIN([.E754]*2*PI() /1024))" office:value-type="float" office:value="-508" calcext:value-type="float">
            <text:p>-508</text:p>
          </table:table-cell>
          <table:table-cell table:formula="of:=511+ROUND(511*SIN([.E754]*2*PI() /1024)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0" calcext:value-type="float">
            <text:p>750</text:p>
          </table:table-cell>
          <table:table-cell table:formula="of:=ROUND(511*SIN([.E755]*2*PI() /1024))" office:value-type="float" office:value="-508" calcext:value-type="float">
            <text:p>-508</text:p>
          </table:table-cell>
          <table:table-cell table:formula="of:=511+ROUND(511*SIN([.E755]*2*PI() /1024)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1" calcext:value-type="float">
            <text:p>751</text:p>
          </table:table-cell>
          <table:table-cell table:formula="of:=ROUND(511*SIN([.E756]*2*PI() /1024))" office:value-type="float" office:value="-508" calcext:value-type="float">
            <text:p>-508</text:p>
          </table:table-cell>
          <table:table-cell table:formula="of:=511+ROUND(511*SIN([.E756]*2*PI() /1024)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2" calcext:value-type="float">
            <text:p>752</text:p>
          </table:table-cell>
          <table:table-cell table:formula="of:=ROUND(511*SIN([.E757]*2*PI() /1024))" office:value-type="float" office:value="-509" calcext:value-type="float">
            <text:p>-509</text:p>
          </table:table-cell>
          <table:table-cell table:formula="of:=511+ROUND(511*SIN([.E757]*2*PI() /1024)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3" calcext:value-type="float">
            <text:p>753</text:p>
          </table:table-cell>
          <table:table-cell table:formula="of:=ROUND(511*SIN([.E758]*2*PI() /1024))" office:value-type="float" office:value="-509" calcext:value-type="float">
            <text:p>-509</text:p>
          </table:table-cell>
          <table:table-cell table:formula="of:=511+ROUND(511*SIN([.E758]*2*PI() /1024)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4" calcext:value-type="float">
            <text:p>754</text:p>
          </table:table-cell>
          <table:table-cell table:formula="of:=ROUND(511*SIN([.E759]*2*PI() /1024))" office:value-type="float" office:value="-509" calcext:value-type="float">
            <text:p>-509</text:p>
          </table:table-cell>
          <table:table-cell table:formula="of:=511+ROUND(511*SIN([.E759]*2*PI() /1024)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5" calcext:value-type="float">
            <text:p>755</text:p>
          </table:table-cell>
          <table:table-cell table:formula="of:=ROUND(511*SIN([.E760]*2*PI() /1024))" office:value-type="float" office:value="-509" calcext:value-type="float">
            <text:p>-509</text:p>
          </table:table-cell>
          <table:table-cell table:formula="of:=511+ROUND(511*SIN([.E760]*2*PI() /1024)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6" calcext:value-type="float">
            <text:p>756</text:p>
          </table:table-cell>
          <table:table-cell table:formula="of:=ROUND(511*SIN([.E761]*2*PI() /1024))" office:value-type="float" office:value="-510" calcext:value-type="float">
            <text:p>-510</text:p>
          </table:table-cell>
          <table:table-cell table:formula="of:=511+ROUND(511*SIN([.E761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7" calcext:value-type="float">
            <text:p>757</text:p>
          </table:table-cell>
          <table:table-cell table:formula="of:=ROUND(511*SIN([.E762]*2*PI() /1024))" office:value-type="float" office:value="-510" calcext:value-type="float">
            <text:p>-510</text:p>
          </table:table-cell>
          <table:table-cell table:formula="of:=511+ROUND(511*SIN([.E762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8" calcext:value-type="float">
            <text:p>758</text:p>
          </table:table-cell>
          <table:table-cell table:formula="of:=ROUND(511*SIN([.E763]*2*PI() /1024))" office:value-type="float" office:value="-510" calcext:value-type="float">
            <text:p>-510</text:p>
          </table:table-cell>
          <table:table-cell table:formula="of:=511+ROUND(511*SIN([.E763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9" calcext:value-type="float">
            <text:p>759</text:p>
          </table:table-cell>
          <table:table-cell table:formula="of:=ROUND(511*SIN([.E764]*2*PI() /1024))" office:value-type="float" office:value="-510" calcext:value-type="float">
            <text:p>-510</text:p>
          </table:table-cell>
          <table:table-cell table:formula="of:=511+ROUND(511*SIN([.E764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0" calcext:value-type="float">
            <text:p>760</text:p>
          </table:table-cell>
          <table:table-cell table:formula="of:=ROUND(511*SIN([.E765]*2*PI() /1024))" office:value-type="float" office:value="-510" calcext:value-type="float">
            <text:p>-510</text:p>
          </table:table-cell>
          <table:table-cell table:formula="of:=511+ROUND(511*SIN([.E765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1" calcext:value-type="float">
            <text:p>761</text:p>
          </table:table-cell>
          <table:table-cell table:formula="of:=ROUND(511*SIN([.E766]*2*PI() /1024))" office:value-type="float" office:value="-511" calcext:value-type="float">
            <text:p>-511</text:p>
          </table:table-cell>
          <table:table-cell table:formula="of:=511+ROUND(511*SIN([.E766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2" calcext:value-type="float">
            <text:p>762</text:p>
          </table:table-cell>
          <table:table-cell table:formula="of:=ROUND(511*SIN([.E767]*2*PI() /1024))" office:value-type="float" office:value="-511" calcext:value-type="float">
            <text:p>-511</text:p>
          </table:table-cell>
          <table:table-cell table:formula="of:=511+ROUND(511*SIN([.E767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3" calcext:value-type="float">
            <text:p>763</text:p>
          </table:table-cell>
          <table:table-cell table:formula="of:=ROUND(511*SIN([.E768]*2*PI() /1024))" office:value-type="float" office:value="-511" calcext:value-type="float">
            <text:p>-511</text:p>
          </table:table-cell>
          <table:table-cell table:formula="of:=511+ROUND(511*SIN([.E768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4" calcext:value-type="float">
            <text:p>764</text:p>
          </table:table-cell>
          <table:table-cell table:formula="of:=ROUND(511*SIN([.E769]*2*PI() /1024))" office:value-type="float" office:value="-511" calcext:value-type="float">
            <text:p>-511</text:p>
          </table:table-cell>
          <table:table-cell table:formula="of:=511+ROUND(511*SIN([.E769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5" calcext:value-type="float">
            <text:p>765</text:p>
          </table:table-cell>
          <table:table-cell table:formula="of:=ROUND(511*SIN([.E770]*2*PI() /1024))" office:value-type="float" office:value="-511" calcext:value-type="float">
            <text:p>-511</text:p>
          </table:table-cell>
          <table:table-cell table:formula="of:=511+ROUND(511*SIN([.E770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6" calcext:value-type="float">
            <text:p>766</text:p>
          </table:table-cell>
          <table:table-cell table:formula="of:=ROUND(511*SIN([.E771]*2*PI() /1024))" office:value-type="float" office:value="-511" calcext:value-type="float">
            <text:p>-511</text:p>
          </table:table-cell>
          <table:table-cell table:formula="of:=511+ROUND(511*SIN([.E771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7" calcext:value-type="float">
            <text:p>767</text:p>
          </table:table-cell>
          <table:table-cell table:formula="of:=ROUND(511*SIN([.E772]*2*PI() /1024))" office:value-type="float" office:value="-511" calcext:value-type="float">
            <text:p>-511</text:p>
          </table:table-cell>
          <table:table-cell table:formula="of:=511+ROUND(511*SIN([.E772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8" calcext:value-type="float">
            <text:p>768</text:p>
          </table:table-cell>
          <table:table-cell table:formula="of:=ROUND(511*SIN([.E773]*2*PI() /1024))" office:value-type="float" office:value="-511" calcext:value-type="float">
            <text:p>-511</text:p>
          </table:table-cell>
          <table:table-cell table:formula="of:=511+ROUND(511*SIN([.E773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9" calcext:value-type="float">
            <text:p>769</text:p>
          </table:table-cell>
          <table:table-cell table:formula="of:=ROUND(511*SIN([.E774]*2*PI() /1024))" office:value-type="float" office:value="-511" calcext:value-type="float">
            <text:p>-511</text:p>
          </table:table-cell>
          <table:table-cell table:formula="of:=511+ROUND(511*SIN([.E774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0" calcext:value-type="float">
            <text:p>770</text:p>
          </table:table-cell>
          <table:table-cell table:formula="of:=ROUND(511*SIN([.E775]*2*PI() /1024))" office:value-type="float" office:value="-511" calcext:value-type="float">
            <text:p>-511</text:p>
          </table:table-cell>
          <table:table-cell table:formula="of:=511+ROUND(511*SIN([.E775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1" calcext:value-type="float">
            <text:p>771</text:p>
          </table:table-cell>
          <table:table-cell table:formula="of:=ROUND(511*SIN([.E776]*2*PI() /1024))" office:value-type="float" office:value="-511" calcext:value-type="float">
            <text:p>-511</text:p>
          </table:table-cell>
          <table:table-cell table:formula="of:=511+ROUND(511*SIN([.E776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2" calcext:value-type="float">
            <text:p>772</text:p>
          </table:table-cell>
          <table:table-cell table:formula="of:=ROUND(511*SIN([.E777]*2*PI() /1024))" office:value-type="float" office:value="-511" calcext:value-type="float">
            <text:p>-511</text:p>
          </table:table-cell>
          <table:table-cell table:formula="of:=511+ROUND(511*SIN([.E777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3" calcext:value-type="float">
            <text:p>773</text:p>
          </table:table-cell>
          <table:table-cell table:formula="of:=ROUND(511*SIN([.E778]*2*PI() /1024))" office:value-type="float" office:value="-511" calcext:value-type="float">
            <text:p>-511</text:p>
          </table:table-cell>
          <table:table-cell table:formula="of:=511+ROUND(511*SIN([.E778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4" calcext:value-type="float">
            <text:p>774</text:p>
          </table:table-cell>
          <table:table-cell table:formula="of:=ROUND(511*SIN([.E779]*2*PI() /1024))" office:value-type="float" office:value="-511" calcext:value-type="float">
            <text:p>-511</text:p>
          </table:table-cell>
          <table:table-cell table:formula="of:=511+ROUND(511*SIN([.E779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5" calcext:value-type="float">
            <text:p>775</text:p>
          </table:table-cell>
          <table:table-cell table:formula="of:=ROUND(511*SIN([.E780]*2*PI() /1024))" office:value-type="float" office:value="-511" calcext:value-type="float">
            <text:p>-511</text:p>
          </table:table-cell>
          <table:table-cell table:formula="of:=511+ROUND(511*SIN([.E780]*2*PI() /1024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6" calcext:value-type="float">
            <text:p>776</text:p>
          </table:table-cell>
          <table:table-cell table:formula="of:=ROUND(511*SIN([.E781]*2*PI() /1024))" office:value-type="float" office:value="-510" calcext:value-type="float">
            <text:p>-510</text:p>
          </table:table-cell>
          <table:table-cell table:formula="of:=511+ROUND(511*SIN([.E781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7" calcext:value-type="float">
            <text:p>777</text:p>
          </table:table-cell>
          <table:table-cell table:formula="of:=ROUND(511*SIN([.E782]*2*PI() /1024))" office:value-type="float" office:value="-510" calcext:value-type="float">
            <text:p>-510</text:p>
          </table:table-cell>
          <table:table-cell table:formula="of:=511+ROUND(511*SIN([.E782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8" calcext:value-type="float">
            <text:p>778</text:p>
          </table:table-cell>
          <table:table-cell table:formula="of:=ROUND(511*SIN([.E783]*2*PI() /1024))" office:value-type="float" office:value="-510" calcext:value-type="float">
            <text:p>-510</text:p>
          </table:table-cell>
          <table:table-cell table:formula="of:=511+ROUND(511*SIN([.E783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9" calcext:value-type="float">
            <text:p>779</text:p>
          </table:table-cell>
          <table:table-cell table:formula="of:=ROUND(511*SIN([.E784]*2*PI() /1024))" office:value-type="float" office:value="-510" calcext:value-type="float">
            <text:p>-510</text:p>
          </table:table-cell>
          <table:table-cell table:formula="of:=511+ROUND(511*SIN([.E784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0" calcext:value-type="float">
            <text:p>780</text:p>
          </table:table-cell>
          <table:table-cell table:formula="of:=ROUND(511*SIN([.E785]*2*PI() /1024))" office:value-type="float" office:value="-510" calcext:value-type="float">
            <text:p>-510</text:p>
          </table:table-cell>
          <table:table-cell table:formula="of:=511+ROUND(511*SIN([.E785]*2*PI() /1024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1" calcext:value-type="float">
            <text:p>781</text:p>
          </table:table-cell>
          <table:table-cell table:formula="of:=ROUND(511*SIN([.E786]*2*PI() /1024))" office:value-type="float" office:value="-509" calcext:value-type="float">
            <text:p>-509</text:p>
          </table:table-cell>
          <table:table-cell table:formula="of:=511+ROUND(511*SIN([.E786]*2*PI() /1024)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2" calcext:value-type="float">
            <text:p>782</text:p>
          </table:table-cell>
          <table:table-cell table:formula="of:=ROUND(511*SIN([.E787]*2*PI() /1024))" office:value-type="float" office:value="-509" calcext:value-type="float">
            <text:p>-509</text:p>
          </table:table-cell>
          <table:table-cell table:formula="of:=511+ROUND(511*SIN([.E787]*2*PI() /1024)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3" calcext:value-type="float">
            <text:p>783</text:p>
          </table:table-cell>
          <table:table-cell table:formula="of:=ROUND(511*SIN([.E788]*2*PI() /1024))" office:value-type="float" office:value="-509" calcext:value-type="float">
            <text:p>-509</text:p>
          </table:table-cell>
          <table:table-cell table:formula="of:=511+ROUND(511*SIN([.E788]*2*PI() /1024)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4" calcext:value-type="float">
            <text:p>784</text:p>
          </table:table-cell>
          <table:table-cell table:formula="of:=ROUND(511*SIN([.E789]*2*PI() /1024))" office:value-type="float" office:value="-509" calcext:value-type="float">
            <text:p>-509</text:p>
          </table:table-cell>
          <table:table-cell table:formula="of:=511+ROUND(511*SIN([.E789]*2*PI() /1024)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5" calcext:value-type="float">
            <text:p>785</text:p>
          </table:table-cell>
          <table:table-cell table:formula="of:=ROUND(511*SIN([.E790]*2*PI() /1024))" office:value-type="float" office:value="-508" calcext:value-type="float">
            <text:p>-508</text:p>
          </table:table-cell>
          <table:table-cell table:formula="of:=511+ROUND(511*SIN([.E790]*2*PI() /1024)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6" calcext:value-type="float">
            <text:p>786</text:p>
          </table:table-cell>
          <table:table-cell table:formula="of:=ROUND(511*SIN([.E791]*2*PI() /1024))" office:value-type="float" office:value="-508" calcext:value-type="float">
            <text:p>-508</text:p>
          </table:table-cell>
          <table:table-cell table:formula="of:=511+ROUND(511*SIN([.E791]*2*PI() /1024)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7" calcext:value-type="float">
            <text:p>787</text:p>
          </table:table-cell>
          <table:table-cell table:formula="of:=ROUND(511*SIN([.E792]*2*PI() /1024))" office:value-type="float" office:value="-508" calcext:value-type="float">
            <text:p>-508</text:p>
          </table:table-cell>
          <table:table-cell table:formula="of:=511+ROUND(511*SIN([.E792]*2*PI() /1024)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8" calcext:value-type="float">
            <text:p>788</text:p>
          </table:table-cell>
          <table:table-cell table:formula="of:=ROUND(511*SIN([.E793]*2*PI() /1024))" office:value-type="float" office:value="-507" calcext:value-type="float">
            <text:p>-507</text:p>
          </table:table-cell>
          <table:table-cell table:formula="of:=511+ROUND(511*SIN([.E793]*2*PI() /1024)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9" calcext:value-type="float">
            <text:p>789</text:p>
          </table:table-cell>
          <table:table-cell table:formula="of:=ROUND(511*SIN([.E794]*2*PI() /1024))" office:value-type="float" office:value="-507" calcext:value-type="float">
            <text:p>-507</text:p>
          </table:table-cell>
          <table:table-cell table:formula="of:=511+ROUND(511*SIN([.E794]*2*PI() /1024)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0" calcext:value-type="float">
            <text:p>790</text:p>
          </table:table-cell>
          <table:table-cell table:formula="of:=ROUND(511*SIN([.E795]*2*PI() /1024))" office:value-type="float" office:value="-506" calcext:value-type="float">
            <text:p>-506</text:p>
          </table:table-cell>
          <table:table-cell table:formula="of:=511+ROUND(511*SIN([.E795]*2*PI() /1024)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1" calcext:value-type="float">
            <text:p>791</text:p>
          </table:table-cell>
          <table:table-cell table:formula="of:=ROUND(511*SIN([.E796]*2*PI() /1024))" office:value-type="float" office:value="-506" calcext:value-type="float">
            <text:p>-506</text:p>
          </table:table-cell>
          <table:table-cell table:formula="of:=511+ROUND(511*SIN([.E796]*2*PI() /1024)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2" calcext:value-type="float">
            <text:p>792</text:p>
          </table:table-cell>
          <table:table-cell table:formula="of:=ROUND(511*SIN([.E797]*2*PI() /1024))" office:value-type="float" office:value="-505" calcext:value-type="float">
            <text:p>-505</text:p>
          </table:table-cell>
          <table:table-cell table:formula="of:=511+ROUND(511*SIN([.E797]*2*PI() /1024)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3" calcext:value-type="float">
            <text:p>793</text:p>
          </table:table-cell>
          <table:table-cell table:formula="of:=ROUND(511*SIN([.E798]*2*PI() /1024))" office:value-type="float" office:value="-505" calcext:value-type="float">
            <text:p>-505</text:p>
          </table:table-cell>
          <table:table-cell table:formula="of:=511+ROUND(511*SIN([.E798]*2*PI() /1024)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4" calcext:value-type="float">
            <text:p>794</text:p>
          </table:table-cell>
          <table:table-cell table:formula="of:=ROUND(511*SIN([.E799]*2*PI() /1024))" office:value-type="float" office:value="-505" calcext:value-type="float">
            <text:p>-505</text:p>
          </table:table-cell>
          <table:table-cell table:formula="of:=511+ROUND(511*SIN([.E799]*2*PI() /1024)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5" calcext:value-type="float">
            <text:p>795</text:p>
          </table:table-cell>
          <table:table-cell table:formula="of:=ROUND(511*SIN([.E800]*2*PI() /1024))" office:value-type="float" office:value="-504" calcext:value-type="float">
            <text:p>-504</text:p>
          </table:table-cell>
          <table:table-cell table:formula="of:=511+ROUND(511*SIN([.E800]*2*PI() /1024)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6" calcext:value-type="float">
            <text:p>796</text:p>
          </table:table-cell>
          <table:table-cell table:formula="of:=ROUND(511*SIN([.E801]*2*PI() /1024))" office:value-type="float" office:value="-503" calcext:value-type="float">
            <text:p>-503</text:p>
          </table:table-cell>
          <table:table-cell table:formula="of:=511+ROUND(511*SIN([.E801]*2*PI() /1024)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7" calcext:value-type="float">
            <text:p>797</text:p>
          </table:table-cell>
          <table:table-cell table:formula="of:=ROUND(511*SIN([.E802]*2*PI() /1024))" office:value-type="float" office:value="-503" calcext:value-type="float">
            <text:p>-503</text:p>
          </table:table-cell>
          <table:table-cell table:formula="of:=511+ROUND(511*SIN([.E802]*2*PI() /1024)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8" calcext:value-type="float">
            <text:p>798</text:p>
          </table:table-cell>
          <table:table-cell table:formula="of:=ROUND(511*SIN([.E803]*2*PI() /1024))" office:value-type="float" office:value="-502" calcext:value-type="float">
            <text:p>-502</text:p>
          </table:table-cell>
          <table:table-cell table:formula="of:=511+ROUND(511*SIN([.E803]*2*PI() /1024)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9" calcext:value-type="float">
            <text:p>799</text:p>
          </table:table-cell>
          <table:table-cell table:formula="of:=ROUND(511*SIN([.E804]*2*PI() /1024))" office:value-type="float" office:value="-502" calcext:value-type="float">
            <text:p>-502</text:p>
          </table:table-cell>
          <table:table-cell table:formula="of:=511+ROUND(511*SIN([.E804]*2*PI() /1024)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table:formula="of:=ROUND(511*SIN([.E805]*2*PI() /1024))" office:value-type="float" office:value="-501" calcext:value-type="float">
            <text:p>-501</text:p>
          </table:table-cell>
          <table:table-cell table:formula="of:=511+ROUND(511*SIN([.E805]*2*PI() /1024)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1" calcext:value-type="float">
            <text:p>801</text:p>
          </table:table-cell>
          <table:table-cell table:formula="of:=ROUND(511*SIN([.E806]*2*PI() /1024))" office:value-type="float" office:value="-501" calcext:value-type="float">
            <text:p>-501</text:p>
          </table:table-cell>
          <table:table-cell table:formula="of:=511+ROUND(511*SIN([.E806]*2*PI() /1024)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2" calcext:value-type="float">
            <text:p>802</text:p>
          </table:table-cell>
          <table:table-cell table:formula="of:=ROUND(511*SIN([.E807]*2*PI() /1024))" office:value-type="float" office:value="-500" calcext:value-type="float">
            <text:p>-500</text:p>
          </table:table-cell>
          <table:table-cell table:formula="of:=511+ROUND(511*SIN([.E807]*2*PI() /1024)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3" calcext:value-type="float">
            <text:p>803</text:p>
          </table:table-cell>
          <table:table-cell table:formula="of:=ROUND(511*SIN([.E808]*2*PI() /1024))" office:value-type="float" office:value="-499" calcext:value-type="float">
            <text:p>-499</text:p>
          </table:table-cell>
          <table:table-cell table:formula="of:=511+ROUND(511*SIN([.E808]*2*PI() /1024)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4" calcext:value-type="float">
            <text:p>804</text:p>
          </table:table-cell>
          <table:table-cell table:formula="of:=ROUND(511*SIN([.E809]*2*PI() /1024))" office:value-type="float" office:value="-499" calcext:value-type="float">
            <text:p>-499</text:p>
          </table:table-cell>
          <table:table-cell table:formula="of:=511+ROUND(511*SIN([.E809]*2*PI() /1024)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5" calcext:value-type="float">
            <text:p>805</text:p>
          </table:table-cell>
          <table:table-cell table:formula="of:=ROUND(511*SIN([.E810]*2*PI() /1024))" office:value-type="float" office:value="-498" calcext:value-type="float">
            <text:p>-498</text:p>
          </table:table-cell>
          <table:table-cell table:formula="of:=511+ROUND(511*SIN([.E810]*2*PI() /1024)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6" calcext:value-type="float">
            <text:p>806</text:p>
          </table:table-cell>
          <table:table-cell table:formula="of:=ROUND(511*SIN([.E811]*2*PI() /1024))" office:value-type="float" office:value="-497" calcext:value-type="float">
            <text:p>-497</text:p>
          </table:table-cell>
          <table:table-cell table:formula="of:=511+ROUND(511*SIN([.E811]*2*PI() /1024)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7" calcext:value-type="float">
            <text:p>807</text:p>
          </table:table-cell>
          <table:table-cell table:formula="of:=ROUND(511*SIN([.E812]*2*PI() /1024))" office:value-type="float" office:value="-496" calcext:value-type="float">
            <text:p>-496</text:p>
          </table:table-cell>
          <table:table-cell table:formula="of:=511+ROUND(511*SIN([.E812]*2*PI() /1024)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8" calcext:value-type="float">
            <text:p>808</text:p>
          </table:table-cell>
          <table:table-cell table:formula="of:=ROUND(511*SIN([.E813]*2*PI() /1024))" office:value-type="float" office:value="-496" calcext:value-type="float">
            <text:p>-496</text:p>
          </table:table-cell>
          <table:table-cell table:formula="of:=511+ROUND(511*SIN([.E813]*2*PI() /1024)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9" calcext:value-type="float">
            <text:p>809</text:p>
          </table:table-cell>
          <table:table-cell table:formula="of:=ROUND(511*SIN([.E814]*2*PI() /1024))" office:value-type="float" office:value="-495" calcext:value-type="float">
            <text:p>-495</text:p>
          </table:table-cell>
          <table:table-cell table:formula="of:=511+ROUND(511*SIN([.E814]*2*PI() /1024)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0" calcext:value-type="float">
            <text:p>810</text:p>
          </table:table-cell>
          <table:table-cell table:formula="of:=ROUND(511*SIN([.E815]*2*PI() /1024))" office:value-type="float" office:value="-494" calcext:value-type="float">
            <text:p>-494</text:p>
          </table:table-cell>
          <table:table-cell table:formula="of:=511+ROUND(511*SIN([.E815]*2*PI() /1024)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1" calcext:value-type="float">
            <text:p>811</text:p>
          </table:table-cell>
          <table:table-cell table:formula="of:=ROUND(511*SIN([.E816]*2*PI() /1024))" office:value-type="float" office:value="-493" calcext:value-type="float">
            <text:p>-493</text:p>
          </table:table-cell>
          <table:table-cell table:formula="of:=511+ROUND(511*SIN([.E816]*2*PI() /1024)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2" calcext:value-type="float">
            <text:p>812</text:p>
          </table:table-cell>
          <table:table-cell table:formula="of:=ROUND(511*SIN([.E817]*2*PI() /1024))" office:value-type="float" office:value="-492" calcext:value-type="float">
            <text:p>-492</text:p>
          </table:table-cell>
          <table:table-cell table:formula="of:=511+ROUND(511*SIN([.E817]*2*PI() /1024)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3" calcext:value-type="float">
            <text:p>813</text:p>
          </table:table-cell>
          <table:table-cell table:formula="of:=ROUND(511*SIN([.E818]*2*PI() /1024))" office:value-type="float" office:value="-492" calcext:value-type="float">
            <text:p>-492</text:p>
          </table:table-cell>
          <table:table-cell table:formula="of:=511+ROUND(511*SIN([.E818]*2*PI() /1024)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4" calcext:value-type="float">
            <text:p>814</text:p>
          </table:table-cell>
          <table:table-cell table:formula="of:=ROUND(511*SIN([.E819]*2*PI() /1024))" office:value-type="float" office:value="-491" calcext:value-type="float">
            <text:p>-491</text:p>
          </table:table-cell>
          <table:table-cell table:formula="of:=511+ROUND(511*SIN([.E819]*2*PI() /1024)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5" calcext:value-type="float">
            <text:p>815</text:p>
          </table:table-cell>
          <table:table-cell table:formula="of:=ROUND(511*SIN([.E820]*2*PI() /1024))" office:value-type="float" office:value="-490" calcext:value-type="float">
            <text:p>-490</text:p>
          </table:table-cell>
          <table:table-cell table:formula="of:=511+ROUND(511*SIN([.E820]*2*PI() /1024)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6" calcext:value-type="float">
            <text:p>816</text:p>
          </table:table-cell>
          <table:table-cell table:formula="of:=ROUND(511*SIN([.E821]*2*PI() /1024))" office:value-type="float" office:value="-489" calcext:value-type="float">
            <text:p>-489</text:p>
          </table:table-cell>
          <table:table-cell table:formula="of:=511+ROUND(511*SIN([.E821]*2*PI() /1024))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7" calcext:value-type="float">
            <text:p>817</text:p>
          </table:table-cell>
          <table:table-cell table:formula="of:=ROUND(511*SIN([.E822]*2*PI() /1024))" office:value-type="float" office:value="-488" calcext:value-type="float">
            <text:p>-488</text:p>
          </table:table-cell>
          <table:table-cell table:formula="of:=511+ROUND(511*SIN([.E822]*2*PI() /1024)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8" calcext:value-type="float">
            <text:p>818</text:p>
          </table:table-cell>
          <table:table-cell table:formula="of:=ROUND(511*SIN([.E823]*2*PI() /1024))" office:value-type="float" office:value="-487" calcext:value-type="float">
            <text:p>-487</text:p>
          </table:table-cell>
          <table:table-cell table:formula="of:=511+ROUND(511*SIN([.E823]*2*PI() /1024)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9" calcext:value-type="float">
            <text:p>819</text:p>
          </table:table-cell>
          <table:table-cell table:formula="of:=ROUND(511*SIN([.E824]*2*PI() /1024))" office:value-type="float" office:value="-486" calcext:value-type="float">
            <text:p>-486</text:p>
          </table:table-cell>
          <table:table-cell table:formula="of:=511+ROUND(511*SIN([.E824]*2*PI() /1024)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0" calcext:value-type="float">
            <text:p>820</text:p>
          </table:table-cell>
          <table:table-cell table:formula="of:=ROUND(511*SIN([.E825]*2*PI() /1024))" office:value-type="float" office:value="-485" calcext:value-type="float">
            <text:p>-485</text:p>
          </table:table-cell>
          <table:table-cell table:formula="of:=511+ROUND(511*SIN([.E825]*2*PI() /1024)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1" calcext:value-type="float">
            <text:p>821</text:p>
          </table:table-cell>
          <table:table-cell table:formula="of:=ROUND(511*SIN([.E826]*2*PI() /1024))" office:value-type="float" office:value="-484" calcext:value-type="float">
            <text:p>-484</text:p>
          </table:table-cell>
          <table:table-cell table:formula="of:=511+ROUND(511*SIN([.E826]*2*PI() /1024))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2" calcext:value-type="float">
            <text:p>822</text:p>
          </table:table-cell>
          <table:table-cell table:formula="of:=ROUND(511*SIN([.E827]*2*PI() /1024))" office:value-type="float" office:value="-483" calcext:value-type="float">
            <text:p>-483</text:p>
          </table:table-cell>
          <table:table-cell table:formula="of:=511+ROUND(511*SIN([.E827]*2*PI() /1024))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3" calcext:value-type="float">
            <text:p>823</text:p>
          </table:table-cell>
          <table:table-cell table:formula="of:=ROUND(511*SIN([.E828]*2*PI() /1024))" office:value-type="float" office:value="-482" calcext:value-type="float">
            <text:p>-482</text:p>
          </table:table-cell>
          <table:table-cell table:formula="of:=511+ROUND(511*SIN([.E828]*2*PI() /1024))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4" calcext:value-type="float">
            <text:p>824</text:p>
          </table:table-cell>
          <table:table-cell table:formula="of:=ROUND(511*SIN([.E829]*2*PI() /1024))" office:value-type="float" office:value="-481" calcext:value-type="float">
            <text:p>-481</text:p>
          </table:table-cell>
          <table:table-cell table:formula="of:=511+ROUND(511*SIN([.E829]*2*PI() /1024)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5" calcext:value-type="float">
            <text:p>825</text:p>
          </table:table-cell>
          <table:table-cell table:formula="of:=ROUND(511*SIN([.E830]*2*PI() /1024))" office:value-type="float" office:value="-480" calcext:value-type="float">
            <text:p>-480</text:p>
          </table:table-cell>
          <table:table-cell table:formula="of:=511+ROUND(511*SIN([.E830]*2*PI() /1024))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6" calcext:value-type="float">
            <text:p>826</text:p>
          </table:table-cell>
          <table:table-cell table:formula="of:=ROUND(511*SIN([.E831]*2*PI() /1024))" office:value-type="float" office:value="-479" calcext:value-type="float">
            <text:p>-479</text:p>
          </table:table-cell>
          <table:table-cell table:formula="of:=511+ROUND(511*SIN([.E831]*2*PI() /1024)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table:formula="of:=ROUND(511*SIN([.E832]*2*PI() /1024))" office:value-type="float" office:value="-478" calcext:value-type="float">
            <text:p>-478</text:p>
          </table:table-cell>
          <table:table-cell table:formula="of:=511+ROUND(511*SIN([.E832]*2*PI() /1024))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8" calcext:value-type="float">
            <text:p>828</text:p>
          </table:table-cell>
          <table:table-cell table:formula="of:=ROUND(511*SIN([.E833]*2*PI() /1024))" office:value-type="float" office:value="-477" calcext:value-type="float">
            <text:p>-477</text:p>
          </table:table-cell>
          <table:table-cell table:formula="of:=511+ROUND(511*SIN([.E833]*2*PI() /1024))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9" calcext:value-type="float">
            <text:p>829</text:p>
          </table:table-cell>
          <table:table-cell table:formula="of:=ROUND(511*SIN([.E834]*2*PI() /1024))" office:value-type="float" office:value="-476" calcext:value-type="float">
            <text:p>-476</text:p>
          </table:table-cell>
          <table:table-cell table:formula="of:=511+ROUND(511*SIN([.E834]*2*PI() /1024)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0" calcext:value-type="float">
            <text:p>830</text:p>
          </table:table-cell>
          <table:table-cell table:formula="of:=ROUND(511*SIN([.E835]*2*PI() /1024))" office:value-type="float" office:value="-474" calcext:value-type="float">
            <text:p>-474</text:p>
          </table:table-cell>
          <table:table-cell table:formula="of:=511+ROUND(511*SIN([.E835]*2*PI() /1024))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1" calcext:value-type="float">
            <text:p>831</text:p>
          </table:table-cell>
          <table:table-cell table:formula="of:=ROUND(511*SIN([.E836]*2*PI() /1024))" office:value-type="float" office:value="-473" calcext:value-type="float">
            <text:p>-473</text:p>
          </table:table-cell>
          <table:table-cell table:formula="of:=511+ROUND(511*SIN([.E836]*2*PI() /1024))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2" calcext:value-type="float">
            <text:p>832</text:p>
          </table:table-cell>
          <table:table-cell table:formula="of:=ROUND(511*SIN([.E837]*2*PI() /1024))" office:value-type="float" office:value="-472" calcext:value-type="float">
            <text:p>-472</text:p>
          </table:table-cell>
          <table:table-cell table:formula="of:=511+ROUND(511*SIN([.E837]*2*PI() /1024))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3" calcext:value-type="float">
            <text:p>833</text:p>
          </table:table-cell>
          <table:table-cell table:formula="of:=ROUND(511*SIN([.E838]*2*PI() /1024))" office:value-type="float" office:value="-471" calcext:value-type="float">
            <text:p>-471</text:p>
          </table:table-cell>
          <table:table-cell table:formula="of:=511+ROUND(511*SIN([.E838]*2*PI() /1024)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4" calcext:value-type="float">
            <text:p>834</text:p>
          </table:table-cell>
          <table:table-cell table:formula="of:=ROUND(511*SIN([.E839]*2*PI() /1024))" office:value-type="float" office:value="-470" calcext:value-type="float">
            <text:p>-470</text:p>
          </table:table-cell>
          <table:table-cell table:formula="of:=511+ROUND(511*SIN([.E839]*2*PI() /1024))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5" calcext:value-type="float">
            <text:p>835</text:p>
          </table:table-cell>
          <table:table-cell table:formula="of:=ROUND(511*SIN([.E840]*2*PI() /1024))" office:value-type="float" office:value="-468" calcext:value-type="float">
            <text:p>-468</text:p>
          </table:table-cell>
          <table:table-cell table:formula="of:=511+ROUND(511*SIN([.E840]*2*PI() /1024))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6" calcext:value-type="float">
            <text:p>836</text:p>
          </table:table-cell>
          <table:table-cell table:formula="of:=ROUND(511*SIN([.E841]*2*PI() /1024))" office:value-type="float" office:value="-467" calcext:value-type="float">
            <text:p>-467</text:p>
          </table:table-cell>
          <table:table-cell table:formula="of:=511+ROUND(511*SIN([.E841]*2*PI() /1024))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7" calcext:value-type="float">
            <text:p>837</text:p>
          </table:table-cell>
          <table:table-cell table:formula="of:=ROUND(511*SIN([.E842]*2*PI() /1024))" office:value-type="float" office:value="-466" calcext:value-type="float">
            <text:p>-466</text:p>
          </table:table-cell>
          <table:table-cell table:formula="of:=511+ROUND(511*SIN([.E842]*2*PI() /1024))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8" calcext:value-type="float">
            <text:p>838</text:p>
          </table:table-cell>
          <table:table-cell table:formula="of:=ROUND(511*SIN([.E843]*2*PI() /1024))" office:value-type="float" office:value="-465" calcext:value-type="float">
            <text:p>-465</text:p>
          </table:table-cell>
          <table:table-cell table:formula="of:=511+ROUND(511*SIN([.E843]*2*PI() /1024))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table:formula="of:=ROUND(511*SIN([.E844]*2*PI() /1024))" office:value-type="float" office:value="-463" calcext:value-type="float">
            <text:p>-463</text:p>
          </table:table-cell>
          <table:table-cell table:formula="of:=511+ROUND(511*SIN([.E844]*2*PI() /1024)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0" calcext:value-type="float">
            <text:p>840</text:p>
          </table:table-cell>
          <table:table-cell table:formula="of:=ROUND(511*SIN([.E845]*2*PI() /1024))" office:value-type="float" office:value="-462" calcext:value-type="float">
            <text:p>-462</text:p>
          </table:table-cell>
          <table:table-cell table:formula="of:=511+ROUND(511*SIN([.E845]*2*PI() /1024))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1" calcext:value-type="float">
            <text:p>841</text:p>
          </table:table-cell>
          <table:table-cell table:formula="of:=ROUND(511*SIN([.E846]*2*PI() /1024))" office:value-type="float" office:value="-461" calcext:value-type="float">
            <text:p>-461</text:p>
          </table:table-cell>
          <table:table-cell table:formula="of:=511+ROUND(511*SIN([.E846]*2*PI() /1024)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2" calcext:value-type="float">
            <text:p>842</text:p>
          </table:table-cell>
          <table:table-cell table:formula="of:=ROUND(511*SIN([.E847]*2*PI() /1024))" office:value-type="float" office:value="-459" calcext:value-type="float">
            <text:p>-459</text:p>
          </table:table-cell>
          <table:table-cell table:formula="of:=511+ROUND(511*SIN([.E847]*2*PI() /1024))"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3" calcext:value-type="float">
            <text:p>843</text:p>
          </table:table-cell>
          <table:table-cell table:formula="of:=ROUND(511*SIN([.E848]*2*PI() /1024))" office:value-type="float" office:value="-458" calcext:value-type="float">
            <text:p>-458</text:p>
          </table:table-cell>
          <table:table-cell table:formula="of:=511+ROUND(511*SIN([.E848]*2*PI() /1024))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4" calcext:value-type="float">
            <text:p>844</text:p>
          </table:table-cell>
          <table:table-cell table:formula="of:=ROUND(511*SIN([.E849]*2*PI() /1024))" office:value-type="float" office:value="-456" calcext:value-type="float">
            <text:p>-456</text:p>
          </table:table-cell>
          <table:table-cell table:formula="of:=511+ROUND(511*SIN([.E849]*2*PI() /1024))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5" calcext:value-type="float">
            <text:p>845</text:p>
          </table:table-cell>
          <table:table-cell table:formula="of:=ROUND(511*SIN([.E850]*2*PI() /1024))" office:value-type="float" office:value="-455" calcext:value-type="float">
            <text:p>-455</text:p>
          </table:table-cell>
          <table:table-cell table:formula="of:=511+ROUND(511*SIN([.E850]*2*PI() /1024)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6" calcext:value-type="float">
            <text:p>846</text:p>
          </table:table-cell>
          <table:table-cell table:formula="of:=ROUND(511*SIN([.E851]*2*PI() /1024))" office:value-type="float" office:value="-454" calcext:value-type="float">
            <text:p>-454</text:p>
          </table:table-cell>
          <table:table-cell table:formula="of:=511+ROUND(511*SIN([.E851]*2*PI() /1024)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7" calcext:value-type="float">
            <text:p>847</text:p>
          </table:table-cell>
          <table:table-cell table:formula="of:=ROUND(511*SIN([.E852]*2*PI() /1024))" office:value-type="float" office:value="-452" calcext:value-type="float">
            <text:p>-452</text:p>
          </table:table-cell>
          <table:table-cell table:formula="of:=511+ROUND(511*SIN([.E852]*2*PI() /1024)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8" calcext:value-type="float">
            <text:p>848</text:p>
          </table:table-cell>
          <table:table-cell table:formula="of:=ROUND(511*SIN([.E853]*2*PI() /1024))" office:value-type="float" office:value="-451" calcext:value-type="float">
            <text:p>-451</text:p>
          </table:table-cell>
          <table:table-cell table:formula="of:=511+ROUND(511*SIN([.E853]*2*PI() /1024)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9" calcext:value-type="float">
            <text:p>849</text:p>
          </table:table-cell>
          <table:table-cell table:formula="of:=ROUND(511*SIN([.E854]*2*PI() /1024))" office:value-type="float" office:value="-449" calcext:value-type="float">
            <text:p>-449</text:p>
          </table:table-cell>
          <table:table-cell table:formula="of:=511+ROUND(511*SIN([.E854]*2*PI() /1024)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0" calcext:value-type="float">
            <text:p>850</text:p>
          </table:table-cell>
          <table:table-cell table:formula="of:=ROUND(511*SIN([.E855]*2*PI() /1024))" office:value-type="float" office:value="-448" calcext:value-type="float">
            <text:p>-448</text:p>
          </table:table-cell>
          <table:table-cell table:formula="of:=511+ROUND(511*SIN([.E855]*2*PI() /1024)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1" calcext:value-type="float">
            <text:p>851</text:p>
          </table:table-cell>
          <table:table-cell table:formula="of:=ROUND(511*SIN([.E856]*2*PI() /1024))" office:value-type="float" office:value="-446" calcext:value-type="float">
            <text:p>-446</text:p>
          </table:table-cell>
          <table:table-cell table:formula="of:=511+ROUND(511*SIN([.E856]*2*PI() /1024)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2" calcext:value-type="float">
            <text:p>852</text:p>
          </table:table-cell>
          <table:table-cell table:formula="of:=ROUND(511*SIN([.E857]*2*PI() /1024))" office:value-type="float" office:value="-445" calcext:value-type="float">
            <text:p>-445</text:p>
          </table:table-cell>
          <table:table-cell table:formula="of:=511+ROUND(511*SIN([.E857]*2*PI() /1024)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3" calcext:value-type="float">
            <text:p>853</text:p>
          </table:table-cell>
          <table:table-cell table:formula="of:=ROUND(511*SIN([.E858]*2*PI() /1024))" office:value-type="float" office:value="-443" calcext:value-type="float">
            <text:p>-443</text:p>
          </table:table-cell>
          <table:table-cell table:formula="of:=511+ROUND(511*SIN([.E858]*2*PI() /1024)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4" calcext:value-type="float">
            <text:p>854</text:p>
          </table:table-cell>
          <table:table-cell table:formula="of:=ROUND(511*SIN([.E859]*2*PI() /1024))" office:value-type="float" office:value="-441" calcext:value-type="float">
            <text:p>-441</text:p>
          </table:table-cell>
          <table:table-cell table:formula="of:=511+ROUND(511*SIN([.E859]*2*PI() /1024)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5" calcext:value-type="float">
            <text:p>855</text:p>
          </table:table-cell>
          <table:table-cell table:formula="of:=ROUND(511*SIN([.E860]*2*PI() /1024))" office:value-type="float" office:value="-440" calcext:value-type="float">
            <text:p>-440</text:p>
          </table:table-cell>
          <table:table-cell table:formula="of:=511+ROUND(511*SIN([.E860]*2*PI() /1024)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6" calcext:value-type="float">
            <text:p>856</text:p>
          </table:table-cell>
          <table:table-cell table:formula="of:=ROUND(511*SIN([.E861]*2*PI() /1024))" office:value-type="float" office:value="-438" calcext:value-type="float">
            <text:p>-438</text:p>
          </table:table-cell>
          <table:table-cell table:formula="of:=511+ROUND(511*SIN([.E861]*2*PI() /1024))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7" calcext:value-type="float">
            <text:p>857</text:p>
          </table:table-cell>
          <table:table-cell table:formula="of:=ROUND(511*SIN([.E862]*2*PI() /1024))" office:value-type="float" office:value="-437" calcext:value-type="float">
            <text:p>-437</text:p>
          </table:table-cell>
          <table:table-cell table:formula="of:=511+ROUND(511*SIN([.E862]*2*PI() /1024))"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8" calcext:value-type="float">
            <text:p>858</text:p>
          </table:table-cell>
          <table:table-cell table:formula="of:=ROUND(511*SIN([.E863]*2*PI() /1024))" office:value-type="float" office:value="-435" calcext:value-type="float">
            <text:p>-435</text:p>
          </table:table-cell>
          <table:table-cell table:formula="of:=511+ROUND(511*SIN([.E863]*2*PI() /1024))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9" calcext:value-type="float">
            <text:p>859</text:p>
          </table:table-cell>
          <table:table-cell table:formula="of:=ROUND(511*SIN([.E864]*2*PI() /1024))" office:value-type="float" office:value="-433" calcext:value-type="float">
            <text:p>-433</text:p>
          </table:table-cell>
          <table:table-cell table:formula="of:=511+ROUND(511*SIN([.E864]*2*PI() /1024))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0" calcext:value-type="float">
            <text:p>860</text:p>
          </table:table-cell>
          <table:table-cell table:formula="of:=ROUND(511*SIN([.E865]*2*PI() /1024))" office:value-type="float" office:value="-432" calcext:value-type="float">
            <text:p>-432</text:p>
          </table:table-cell>
          <table:table-cell table:formula="of:=511+ROUND(511*SIN([.E865]*2*PI() /1024))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1" calcext:value-type="float">
            <text:p>861</text:p>
          </table:table-cell>
          <table:table-cell table:formula="of:=ROUND(511*SIN([.E866]*2*PI() /1024))" office:value-type="float" office:value="-430" calcext:value-type="float">
            <text:p>-430</text:p>
          </table:table-cell>
          <table:table-cell table:formula="of:=511+ROUND(511*SIN([.E866]*2*PI() /1024))"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2" calcext:value-type="float">
            <text:p>862</text:p>
          </table:table-cell>
          <table:table-cell table:formula="of:=ROUND(511*SIN([.E867]*2*PI() /1024))" office:value-type="float" office:value="-428" calcext:value-type="float">
            <text:p>-428</text:p>
          </table:table-cell>
          <table:table-cell table:formula="of:=511+ROUND(511*SIN([.E867]*2*PI() /1024))"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3" calcext:value-type="float">
            <text:p>863</text:p>
          </table:table-cell>
          <table:table-cell table:formula="of:=ROUND(511*SIN([.E868]*2*PI() /1024))" office:value-type="float" office:value="-427" calcext:value-type="float">
            <text:p>-427</text:p>
          </table:table-cell>
          <table:table-cell table:formula="of:=511+ROUND(511*SIN([.E868]*2*PI() /1024))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4" calcext:value-type="float">
            <text:p>864</text:p>
          </table:table-cell>
          <table:table-cell table:formula="of:=ROUND(511*SIN([.E869]*2*PI() /1024))" office:value-type="float" office:value="-425" calcext:value-type="float">
            <text:p>-425</text:p>
          </table:table-cell>
          <table:table-cell table:formula="of:=511+ROUND(511*SIN([.E869]*2*PI() /1024))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5" calcext:value-type="float">
            <text:p>865</text:p>
          </table:table-cell>
          <table:table-cell table:formula="of:=ROUND(511*SIN([.E870]*2*PI() /1024))" office:value-type="float" office:value="-423" calcext:value-type="float">
            <text:p>-423</text:p>
          </table:table-cell>
          <table:table-cell table:formula="of:=511+ROUND(511*SIN([.E870]*2*PI() /1024))"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6" calcext:value-type="float">
            <text:p>866</text:p>
          </table:table-cell>
          <table:table-cell table:formula="of:=ROUND(511*SIN([.E871]*2*PI() /1024))" office:value-type="float" office:value="-421" calcext:value-type="float">
            <text:p>-421</text:p>
          </table:table-cell>
          <table:table-cell table:formula="of:=511+ROUND(511*SIN([.E871]*2*PI() /1024)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7" calcext:value-type="float">
            <text:p>867</text:p>
          </table:table-cell>
          <table:table-cell table:formula="of:=ROUND(511*SIN([.E872]*2*PI() /1024))" office:value-type="float" office:value="-420" calcext:value-type="float">
            <text:p>-420</text:p>
          </table:table-cell>
          <table:table-cell table:formula="of:=511+ROUND(511*SIN([.E872]*2*PI() /1024))"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8" calcext:value-type="float">
            <text:p>868</text:p>
          </table:table-cell>
          <table:table-cell table:formula="of:=ROUND(511*SIN([.E873]*2*PI() /1024))" office:value-type="float" office:value="-418" calcext:value-type="float">
            <text:p>-418</text:p>
          </table:table-cell>
          <table:table-cell table:formula="of:=511+ROUND(511*SIN([.E873]*2*PI() /1024))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9" calcext:value-type="float">
            <text:p>869</text:p>
          </table:table-cell>
          <table:table-cell table:formula="of:=ROUND(511*SIN([.E874]*2*PI() /1024))" office:value-type="float" office:value="-416" calcext:value-type="float">
            <text:p>-416</text:p>
          </table:table-cell>
          <table:table-cell table:formula="of:=511+ROUND(511*SIN([.E874]*2*PI() /1024))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0" calcext:value-type="float">
            <text:p>870</text:p>
          </table:table-cell>
          <table:table-cell table:formula="of:=ROUND(511*SIN([.E875]*2*PI() /1024))" office:value-type="float" office:value="-414" calcext:value-type="float">
            <text:p>-414</text:p>
          </table:table-cell>
          <table:table-cell table:formula="of:=511+ROUND(511*SIN([.E875]*2*PI() /1024))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1" calcext:value-type="float">
            <text:p>871</text:p>
          </table:table-cell>
          <table:table-cell table:formula="of:=ROUND(511*SIN([.E876]*2*PI() /1024))" office:value-type="float" office:value="-412" calcext:value-type="float">
            <text:p>-412</text:p>
          </table:table-cell>
          <table:table-cell table:formula="of:=511+ROUND(511*SIN([.E876]*2*PI() /1024)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2" calcext:value-type="float">
            <text:p>872</text:p>
          </table:table-cell>
          <table:table-cell table:formula="of:=ROUND(511*SIN([.E877]*2*PI() /1024))" office:value-type="float" office:value="-410" calcext:value-type="float">
            <text:p>-410</text:p>
          </table:table-cell>
          <table:table-cell table:formula="of:=511+ROUND(511*SIN([.E877]*2*PI() /1024))"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3" calcext:value-type="float">
            <text:p>873</text:p>
          </table:table-cell>
          <table:table-cell table:formula="of:=ROUND(511*SIN([.E878]*2*PI() /1024))" office:value-type="float" office:value="-409" calcext:value-type="float">
            <text:p>-409</text:p>
          </table:table-cell>
          <table:table-cell table:formula="of:=511+ROUND(511*SIN([.E878]*2*PI() /1024))"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4" calcext:value-type="float">
            <text:p>874</text:p>
          </table:table-cell>
          <table:table-cell table:formula="of:=ROUND(511*SIN([.E879]*2*PI() /1024))" office:value-type="float" office:value="-407" calcext:value-type="float">
            <text:p>-407</text:p>
          </table:table-cell>
          <table:table-cell table:formula="of:=511+ROUND(511*SIN([.E879]*2*PI() /1024))"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5" calcext:value-type="float">
            <text:p>875</text:p>
          </table:table-cell>
          <table:table-cell table:formula="of:=ROUND(511*SIN([.E880]*2*PI() /1024))" office:value-type="float" office:value="-405" calcext:value-type="float">
            <text:p>-405</text:p>
          </table:table-cell>
          <table:table-cell table:formula="of:=511+ROUND(511*SIN([.E880]*2*PI() /1024))"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6" calcext:value-type="float">
            <text:p>876</text:p>
          </table:table-cell>
          <table:table-cell table:formula="of:=ROUND(511*SIN([.E881]*2*PI() /1024))" office:value-type="float" office:value="-403" calcext:value-type="float">
            <text:p>-403</text:p>
          </table:table-cell>
          <table:table-cell table:formula="of:=511+ROUND(511*SIN([.E881]*2*PI() /1024))"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7" calcext:value-type="float">
            <text:p>877</text:p>
          </table:table-cell>
          <table:table-cell table:formula="of:=ROUND(511*SIN([.E882]*2*PI() /1024))" office:value-type="float" office:value="-401" calcext:value-type="float">
            <text:p>-401</text:p>
          </table:table-cell>
          <table:table-cell table:formula="of:=511+ROUND(511*SIN([.E882]*2*PI() /1024))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8" calcext:value-type="float">
            <text:p>878</text:p>
          </table:table-cell>
          <table:table-cell table:formula="of:=ROUND(511*SIN([.E883]*2*PI() /1024))" office:value-type="float" office:value="-399" calcext:value-type="float">
            <text:p>-399</text:p>
          </table:table-cell>
          <table:table-cell table:formula="of:=511+ROUND(511*SIN([.E883]*2*PI() /1024))"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9" calcext:value-type="float">
            <text:p>879</text:p>
          </table:table-cell>
          <table:table-cell table:formula="of:=ROUND(511*SIN([.E884]*2*PI() /1024))" office:value-type="float" office:value="-397" calcext:value-type="float">
            <text:p>-397</text:p>
          </table:table-cell>
          <table:table-cell table:formula="of:=511+ROUND(511*SIN([.E884]*2*PI() /1024))"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0" calcext:value-type="float">
            <text:p>880</text:p>
          </table:table-cell>
          <table:table-cell table:formula="of:=ROUND(511*SIN([.E885]*2*PI() /1024))" office:value-type="float" office:value="-395" calcext:value-type="float">
            <text:p>-395</text:p>
          </table:table-cell>
          <table:table-cell table:formula="of:=511+ROUND(511*SIN([.E885]*2*PI() /1024))"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1" calcext:value-type="float">
            <text:p>881</text:p>
          </table:table-cell>
          <table:table-cell table:formula="of:=ROUND(511*SIN([.E886]*2*PI() /1024))" office:value-type="float" office:value="-393" calcext:value-type="float">
            <text:p>-393</text:p>
          </table:table-cell>
          <table:table-cell table:formula="of:=511+ROUND(511*SIN([.E886]*2*PI() /1024))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2" calcext:value-type="float">
            <text:p>882</text:p>
          </table:table-cell>
          <table:table-cell table:formula="of:=ROUND(511*SIN([.E887]*2*PI() /1024))" office:value-type="float" office:value="-391" calcext:value-type="float">
            <text:p>-391</text:p>
          </table:table-cell>
          <table:table-cell table:formula="of:=511+ROUND(511*SIN([.E887]*2*PI() /1024))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3" calcext:value-type="float">
            <text:p>883</text:p>
          </table:table-cell>
          <table:table-cell table:formula="of:=ROUND(511*SIN([.E888]*2*PI() /1024))" office:value-type="float" office:value="-389" calcext:value-type="float">
            <text:p>-389</text:p>
          </table:table-cell>
          <table:table-cell table:formula="of:=511+ROUND(511*SIN([.E888]*2*PI() /1024))"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4" calcext:value-type="float">
            <text:p>884</text:p>
          </table:table-cell>
          <table:table-cell table:formula="of:=ROUND(511*SIN([.E889]*2*PI() /1024))" office:value-type="float" office:value="-387" calcext:value-type="float">
            <text:p>-387</text:p>
          </table:table-cell>
          <table:table-cell table:formula="of:=511+ROUND(511*SIN([.E889]*2*PI() /1024))"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5" calcext:value-type="float">
            <text:p>885</text:p>
          </table:table-cell>
          <table:table-cell table:formula="of:=ROUND(511*SIN([.E890]*2*PI() /1024))" office:value-type="float" office:value="-385" calcext:value-type="float">
            <text:p>-385</text:p>
          </table:table-cell>
          <table:table-cell table:formula="of:=511+ROUND(511*SIN([.E890]*2*PI() /1024))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6" calcext:value-type="float">
            <text:p>886</text:p>
          </table:table-cell>
          <table:table-cell table:formula="of:=ROUND(511*SIN([.E891]*2*PI() /1024))" office:value-type="float" office:value="-383" calcext:value-type="float">
            <text:p>-383</text:p>
          </table:table-cell>
          <table:table-cell table:formula="of:=511+ROUND(511*SIN([.E891]*2*PI() /1024))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7" calcext:value-type="float">
            <text:p>887</text:p>
          </table:table-cell>
          <table:table-cell table:formula="of:=ROUND(511*SIN([.E892]*2*PI() /1024))" office:value-type="float" office:value="-381" calcext:value-type="float">
            <text:p>-381</text:p>
          </table:table-cell>
          <table:table-cell table:formula="of:=511+ROUND(511*SIN([.E892]*2*PI() /1024))"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8" calcext:value-type="float">
            <text:p>888</text:p>
          </table:table-cell>
          <table:table-cell table:formula="of:=ROUND(511*SIN([.E893]*2*PI() /1024))" office:value-type="float" office:value="-379" calcext:value-type="float">
            <text:p>-379</text:p>
          </table:table-cell>
          <table:table-cell table:formula="of:=511+ROUND(511*SIN([.E893]*2*PI() /1024))"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9" calcext:value-type="float">
            <text:p>889</text:p>
          </table:table-cell>
          <table:table-cell table:formula="of:=ROUND(511*SIN([.E894]*2*PI() /1024))" office:value-type="float" office:value="-377" calcext:value-type="float">
            <text:p>-377</text:p>
          </table:table-cell>
          <table:table-cell table:formula="of:=511+ROUND(511*SIN([.E894]*2*PI() /1024))"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0" calcext:value-type="float">
            <text:p>890</text:p>
          </table:table-cell>
          <table:table-cell table:formula="of:=ROUND(511*SIN([.E895]*2*PI() /1024))" office:value-type="float" office:value="-374" calcext:value-type="float">
            <text:p>-374</text:p>
          </table:table-cell>
          <table:table-cell table:formula="of:=511+ROUND(511*SIN([.E895]*2*PI() /1024))"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1" calcext:value-type="float">
            <text:p>891</text:p>
          </table:table-cell>
          <table:table-cell table:formula="of:=ROUND(511*SIN([.E896]*2*PI() /1024))" office:value-type="float" office:value="-372" calcext:value-type="float">
            <text:p>-372</text:p>
          </table:table-cell>
          <table:table-cell table:formula="of:=511+ROUND(511*SIN([.E896]*2*PI() /1024))"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2" calcext:value-type="float">
            <text:p>892</text:p>
          </table:table-cell>
          <table:table-cell table:formula="of:=ROUND(511*SIN([.E897]*2*PI() /1024))" office:value-type="float" office:value="-370" calcext:value-type="float">
            <text:p>-370</text:p>
          </table:table-cell>
          <table:table-cell table:formula="of:=511+ROUND(511*SIN([.E897]*2*PI() /1024))" office:value-type="float" office:value="141" calcext:value-type="float">
            <text:p>1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3" calcext:value-type="float">
            <text:p>893</text:p>
          </table:table-cell>
          <table:table-cell table:formula="of:=ROUND(511*SIN([.E898]*2*PI() /1024))" office:value-type="float" office:value="-368" calcext:value-type="float">
            <text:p>-368</text:p>
          </table:table-cell>
          <table:table-cell table:formula="of:=511+ROUND(511*SIN([.E898]*2*PI() /1024))"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4" calcext:value-type="float">
            <text:p>894</text:p>
          </table:table-cell>
          <table:table-cell table:formula="of:=ROUND(511*SIN([.E899]*2*PI() /1024))" office:value-type="float" office:value="-366" calcext:value-type="float">
            <text:p>-366</text:p>
          </table:table-cell>
          <table:table-cell table:formula="of:=511+ROUND(511*SIN([.E899]*2*PI() /1024))"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5" calcext:value-type="float">
            <text:p>895</text:p>
          </table:table-cell>
          <table:table-cell table:formula="of:=ROUND(511*SIN([.E900]*2*PI() /1024))" office:value-type="float" office:value="-364" calcext:value-type="float">
            <text:p>-364</text:p>
          </table:table-cell>
          <table:table-cell table:formula="of:=511+ROUND(511*SIN([.E900]*2*PI() /1024))"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6" calcext:value-type="float">
            <text:p>896</text:p>
          </table:table-cell>
          <table:table-cell table:formula="of:=ROUND(511*SIN([.E901]*2*PI() /1024))" office:value-type="float" office:value="-361" calcext:value-type="float">
            <text:p>-361</text:p>
          </table:table-cell>
          <table:table-cell table:formula="of:=511+ROUND(511*SIN([.E901]*2*PI() /1024))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7" calcext:value-type="float">
            <text:p>897</text:p>
          </table:table-cell>
          <table:table-cell table:formula="of:=ROUND(511*SIN([.E902]*2*PI() /1024))" office:value-type="float" office:value="-359" calcext:value-type="float">
            <text:p>-359</text:p>
          </table:table-cell>
          <table:table-cell table:formula="of:=511+ROUND(511*SIN([.E902]*2*PI() /1024))"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8" calcext:value-type="float">
            <text:p>898</text:p>
          </table:table-cell>
          <table:table-cell table:formula="of:=ROUND(511*SIN([.E903]*2*PI() /1024))" office:value-type="float" office:value="-357" calcext:value-type="float">
            <text:p>-357</text:p>
          </table:table-cell>
          <table:table-cell table:formula="of:=511+ROUND(511*SIN([.E903]*2*PI() /1024))" office:value-type="float" office:value="154" calcext:value-type="float">
            <text:p>1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9" calcext:value-type="float">
            <text:p>899</text:p>
          </table:table-cell>
          <table:table-cell table:formula="of:=ROUND(511*SIN([.E904]*2*PI() /1024))" office:value-type="float" office:value="-355" calcext:value-type="float">
            <text:p>-355</text:p>
          </table:table-cell>
          <table:table-cell table:formula="of:=511+ROUND(511*SIN([.E904]*2*PI() /1024))" office:value-type="float" office:value="156" calcext:value-type="float">
            <text:p>1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table:formula="of:=ROUND(511*SIN([.E905]*2*PI() /1024))" office:value-type="float" office:value="-352" calcext:value-type="float">
            <text:p>-352</text:p>
          </table:table-cell>
          <table:table-cell table:formula="of:=511+ROUND(511*SIN([.E905]*2*PI() /1024))" office:value-type="float" office:value="159" calcext:value-type="float">
            <text:p>1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1" calcext:value-type="float">
            <text:p>901</text:p>
          </table:table-cell>
          <table:table-cell table:formula="of:=ROUND(511*SIN([.E906]*2*PI() /1024))" office:value-type="float" office:value="-350" calcext:value-type="float">
            <text:p>-350</text:p>
          </table:table-cell>
          <table:table-cell table:formula="of:=511+ROUND(511*SIN([.E906]*2*PI() /1024))" office:value-type="float" office:value="161" calcext:value-type="float">
            <text:p>1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2" calcext:value-type="float">
            <text:p>902</text:p>
          </table:table-cell>
          <table:table-cell table:formula="of:=ROUND(511*SIN([.E907]*2*PI() /1024))" office:value-type="float" office:value="-348" calcext:value-type="float">
            <text:p>-348</text:p>
          </table:table-cell>
          <table:table-cell table:formula="of:=511+ROUND(511*SIN([.E907]*2*PI() /1024))"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3" calcext:value-type="float">
            <text:p>903</text:p>
          </table:table-cell>
          <table:table-cell table:formula="of:=ROUND(511*SIN([.E908]*2*PI() /1024))" office:value-type="float" office:value="-345" calcext:value-type="float">
            <text:p>-345</text:p>
          </table:table-cell>
          <table:table-cell table:formula="of:=511+ROUND(511*SIN([.E908]*2*PI() /1024))"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4" calcext:value-type="float">
            <text:p>904</text:p>
          </table:table-cell>
          <table:table-cell table:formula="of:=ROUND(511*SIN([.E909]*2*PI() /1024))" office:value-type="float" office:value="-343" calcext:value-type="float">
            <text:p>-343</text:p>
          </table:table-cell>
          <table:table-cell table:formula="of:=511+ROUND(511*SIN([.E909]*2*PI() /1024))" office:value-type="float" office:value="168" calcext:value-type="float">
            <text:p>1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5" calcext:value-type="float">
            <text:p>905</text:p>
          </table:table-cell>
          <table:table-cell table:formula="of:=ROUND(511*SIN([.E910]*2*PI() /1024))" office:value-type="float" office:value="-341" calcext:value-type="float">
            <text:p>-341</text:p>
          </table:table-cell>
          <table:table-cell table:formula="of:=511+ROUND(511*SIN([.E910]*2*PI() /1024))"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6" calcext:value-type="float">
            <text:p>906</text:p>
          </table:table-cell>
          <table:table-cell table:formula="of:=ROUND(511*SIN([.E911]*2*PI() /1024))" office:value-type="float" office:value="-338" calcext:value-type="float">
            <text:p>-338</text:p>
          </table:table-cell>
          <table:table-cell table:formula="of:=511+ROUND(511*SIN([.E911]*2*PI() /1024))"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7" calcext:value-type="float">
            <text:p>907</text:p>
          </table:table-cell>
          <table:table-cell table:formula="of:=ROUND(511*SIN([.E912]*2*PI() /1024))" office:value-type="float" office:value="-336" calcext:value-type="float">
            <text:p>-336</text:p>
          </table:table-cell>
          <table:table-cell table:formula="of:=511+ROUND(511*SIN([.E912]*2*PI() /1024))"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8" calcext:value-type="float">
            <text:p>908</text:p>
          </table:table-cell>
          <table:table-cell table:formula="of:=ROUND(511*SIN([.E913]*2*PI() /1024))" office:value-type="float" office:value="-334" calcext:value-type="float">
            <text:p>-334</text:p>
          </table:table-cell>
          <table:table-cell table:formula="of:=511+ROUND(511*SIN([.E913]*2*PI() /1024))" office:value-type="float" office:value="177" calcext:value-type="float">
            <text:p>1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9" calcext:value-type="float">
            <text:p>909</text:p>
          </table:table-cell>
          <table:table-cell table:formula="of:=ROUND(511*SIN([.E914]*2*PI() /1024))" office:value-type="float" office:value="-331" calcext:value-type="float">
            <text:p>-331</text:p>
          </table:table-cell>
          <table:table-cell table:formula="of:=511+ROUND(511*SIN([.E914]*2*PI() /1024))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0" calcext:value-type="float">
            <text:p>910</text:p>
          </table:table-cell>
          <table:table-cell table:formula="of:=ROUND(511*SIN([.E915]*2*PI() /1024))" office:value-type="float" office:value="-329" calcext:value-type="float">
            <text:p>-329</text:p>
          </table:table-cell>
          <table:table-cell table:formula="of:=511+ROUND(511*SIN([.E915]*2*PI() /1024))" office:value-type="float" office:value="182" calcext:value-type="float">
            <text:p>1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1" calcext:value-type="float">
            <text:p>911</text:p>
          </table:table-cell>
          <table:table-cell table:formula="of:=ROUND(511*SIN([.E916]*2*PI() /1024))" office:value-type="float" office:value="-327" calcext:value-type="float">
            <text:p>-327</text:p>
          </table:table-cell>
          <table:table-cell table:formula="of:=511+ROUND(511*SIN([.E916]*2*PI() /1024))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2" calcext:value-type="float">
            <text:p>912</text:p>
          </table:table-cell>
          <table:table-cell table:formula="of:=ROUND(511*SIN([.E917]*2*PI() /1024))" office:value-type="float" office:value="-324" calcext:value-type="float">
            <text:p>-324</text:p>
          </table:table-cell>
          <table:table-cell table:formula="of:=511+ROUND(511*SIN([.E917]*2*PI() /1024)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3" calcext:value-type="float">
            <text:p>913</text:p>
          </table:table-cell>
          <table:table-cell table:formula="of:=ROUND(511*SIN([.E918]*2*PI() /1024))" office:value-type="float" office:value="-322" calcext:value-type="float">
            <text:p>-322</text:p>
          </table:table-cell>
          <table:table-cell table:formula="of:=511+ROUND(511*SIN([.E918]*2*PI() /1024))"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4" calcext:value-type="float">
            <text:p>914</text:p>
          </table:table-cell>
          <table:table-cell table:formula="of:=ROUND(511*SIN([.E919]*2*PI() /1024))" office:value-type="float" office:value="-319" calcext:value-type="float">
            <text:p>-319</text:p>
          </table:table-cell>
          <table:table-cell table:formula="of:=511+ROUND(511*SIN([.E919]*2*PI() /1024))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5" calcext:value-type="float">
            <text:p>915</text:p>
          </table:table-cell>
          <table:table-cell table:formula="of:=ROUND(511*SIN([.E920]*2*PI() /1024))" office:value-type="float" office:value="-317" calcext:value-type="float">
            <text:p>-317</text:p>
          </table:table-cell>
          <table:table-cell table:formula="of:=511+ROUND(511*SIN([.E920]*2*PI() /1024))" office:value-type="float" office:value="194" calcext:value-type="float">
            <text:p>1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6" calcext:value-type="float">
            <text:p>916</text:p>
          </table:table-cell>
          <table:table-cell table:formula="of:=ROUND(511*SIN([.E921]*2*PI() /1024))" office:value-type="float" office:value="-314" calcext:value-type="float">
            <text:p>-314</text:p>
          </table:table-cell>
          <table:table-cell table:formula="of:=511+ROUND(511*SIN([.E921]*2*PI() /1024))" office:value-type="float" office:value="197" calcext:value-type="float">
            <text:p>1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7" calcext:value-type="float">
            <text:p>917</text:p>
          </table:table-cell>
          <table:table-cell table:formula="of:=ROUND(511*SIN([.E922]*2*PI() /1024))" office:value-type="float" office:value="-312" calcext:value-type="float">
            <text:p>-312</text:p>
          </table:table-cell>
          <table:table-cell table:formula="of:=511+ROUND(511*SIN([.E922]*2*PI() /1024))" office:value-type="float" office:value="199" calcext:value-type="float">
            <text:p>1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8" calcext:value-type="float">
            <text:p>918</text:p>
          </table:table-cell>
          <table:table-cell table:formula="of:=ROUND(511*SIN([.E923]*2*PI() /1024))" office:value-type="float" office:value="-309" calcext:value-type="float">
            <text:p>-309</text:p>
          </table:table-cell>
          <table:table-cell table:formula="of:=511+ROUND(511*SIN([.E923]*2*PI() /1024))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9" calcext:value-type="float">
            <text:p>919</text:p>
          </table:table-cell>
          <table:table-cell table:formula="of:=ROUND(511*SIN([.E924]*2*PI() /1024))" office:value-type="float" office:value="-307" calcext:value-type="float">
            <text:p>-307</text:p>
          </table:table-cell>
          <table:table-cell table:formula="of:=511+ROUND(511*SIN([.E924]*2*PI() /1024))" office:value-type="float" office:value="204" calcext:value-type="float">
            <text:p>2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0" calcext:value-type="float">
            <text:p>920</text:p>
          </table:table-cell>
          <table:table-cell table:formula="of:=ROUND(511*SIN([.E925]*2*PI() /1024))" office:value-type="float" office:value="-304" calcext:value-type="float">
            <text:p>-304</text:p>
          </table:table-cell>
          <table:table-cell table:formula="of:=511+ROUND(511*SIN([.E925]*2*PI() /1024))"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1" calcext:value-type="float">
            <text:p>921</text:p>
          </table:table-cell>
          <table:table-cell table:formula="of:=ROUND(511*SIN([.E926]*2*PI() /1024))" office:value-type="float" office:value="-302" calcext:value-type="float">
            <text:p>-302</text:p>
          </table:table-cell>
          <table:table-cell table:formula="of:=511+ROUND(511*SIN([.E926]*2*PI() /1024))"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2" calcext:value-type="float">
            <text:p>922</text:p>
          </table:table-cell>
          <table:table-cell table:formula="of:=ROUND(511*SIN([.E927]*2*PI() /1024))" office:value-type="float" office:value="-299" calcext:value-type="float">
            <text:p>-299</text:p>
          </table:table-cell>
          <table:table-cell table:formula="of:=511+ROUND(511*SIN([.E927]*2*PI() /1024))" office:value-type="float" office:value="212" calcext:value-type="float">
            <text:p>2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3" calcext:value-type="float">
            <text:p>923</text:p>
          </table:table-cell>
          <table:table-cell table:formula="of:=ROUND(511*SIN([.E928]*2*PI() /1024))" office:value-type="float" office:value="-297" calcext:value-type="float">
            <text:p>-297</text:p>
          </table:table-cell>
          <table:table-cell table:formula="of:=511+ROUND(511*SIN([.E928]*2*PI() /1024))" office:value-type="float" office:value="214" calcext:value-type="float">
            <text:p>2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4" calcext:value-type="float">
            <text:p>924</text:p>
          </table:table-cell>
          <table:table-cell table:formula="of:=ROUND(511*SIN([.E929]*2*PI() /1024))" office:value-type="float" office:value="-294" calcext:value-type="float">
            <text:p>-294</text:p>
          </table:table-cell>
          <table:table-cell table:formula="of:=511+ROUND(511*SIN([.E929]*2*PI() /1024))" office:value-type="float" office:value="217" calcext:value-type="float">
            <text:p>2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5" calcext:value-type="float">
            <text:p>925</text:p>
          </table:table-cell>
          <table:table-cell table:formula="of:=ROUND(511*SIN([.E930]*2*PI() /1024))" office:value-type="float" office:value="-292" calcext:value-type="float">
            <text:p>-292</text:p>
          </table:table-cell>
          <table:table-cell table:formula="of:=511+ROUND(511*SIN([.E930]*2*PI() /1024))" office:value-type="float" office:value="219" calcext:value-type="float">
            <text:p>2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6" calcext:value-type="float">
            <text:p>926</text:p>
          </table:table-cell>
          <table:table-cell table:formula="of:=ROUND(511*SIN([.E931]*2*PI() /1024))" office:value-type="float" office:value="-289" calcext:value-type="float">
            <text:p>-289</text:p>
          </table:table-cell>
          <table:table-cell table:formula="of:=511+ROUND(511*SIN([.E931]*2*PI() /1024))" office:value-type="float" office:value="222" calcext:value-type="float">
            <text:p>2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7" calcext:value-type="float">
            <text:p>927</text:p>
          </table:table-cell>
          <table:table-cell table:formula="of:=ROUND(511*SIN([.E932]*2*PI() /1024))" office:value-type="float" office:value="-286" calcext:value-type="float">
            <text:p>-286</text:p>
          </table:table-cell>
          <table:table-cell table:formula="of:=511+ROUND(511*SIN([.E932]*2*PI() /1024))" office:value-type="float" office:value="225" calcext:value-type="float">
            <text:p>2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8" calcext:value-type="float">
            <text:p>928</text:p>
          </table:table-cell>
          <table:table-cell table:formula="of:=ROUND(511*SIN([.E933]*2*PI() /1024))" office:value-type="float" office:value="-284" calcext:value-type="float">
            <text:p>-284</text:p>
          </table:table-cell>
          <table:table-cell table:formula="of:=511+ROUND(511*SIN([.E933]*2*PI() /1024))" office:value-type="float" office:value="227" calcext:value-type="float">
            <text:p>2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9" calcext:value-type="float">
            <text:p>929</text:p>
          </table:table-cell>
          <table:table-cell table:formula="of:=ROUND(511*SIN([.E934]*2*PI() /1024))" office:value-type="float" office:value="-281" calcext:value-type="float">
            <text:p>-281</text:p>
          </table:table-cell>
          <table:table-cell table:formula="of:=511+ROUND(511*SIN([.E934]*2*PI() /1024))" office:value-type="float" office:value="230" calcext:value-type="float">
            <text:p>2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0" calcext:value-type="float">
            <text:p>930</text:p>
          </table:table-cell>
          <table:table-cell table:formula="of:=ROUND(511*SIN([.E935]*2*PI() /1024))" office:value-type="float" office:value="-279" calcext:value-type="float">
            <text:p>-279</text:p>
          </table:table-cell>
          <table:table-cell table:formula="of:=511+ROUND(511*SIN([.E935]*2*PI() /1024))" office:value-type="float" office:value="232" calcext:value-type="float">
            <text:p>2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1" calcext:value-type="float">
            <text:p>931</text:p>
          </table:table-cell>
          <table:table-cell table:formula="of:=ROUND(511*SIN([.E936]*2*PI() /1024))" office:value-type="float" office:value="-276" calcext:value-type="float">
            <text:p>-276</text:p>
          </table:table-cell>
          <table:table-cell table:formula="of:=511+ROUND(511*SIN([.E936]*2*PI() /1024))" office:value-type="float" office:value="235" calcext:value-type="float">
            <text:p>2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2" calcext:value-type="float">
            <text:p>932</text:p>
          </table:table-cell>
          <table:table-cell table:formula="of:=ROUND(511*SIN([.E937]*2*PI() /1024))" office:value-type="float" office:value="-273" calcext:value-type="float">
            <text:p>-273</text:p>
          </table:table-cell>
          <table:table-cell table:formula="of:=511+ROUND(511*SIN([.E937]*2*PI() /1024))" office:value-type="float" office:value="238" calcext:value-type="float">
            <text:p>2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3" calcext:value-type="float">
            <text:p>933</text:p>
          </table:table-cell>
          <table:table-cell table:formula="of:=ROUND(511*SIN([.E938]*2*PI() /1024))" office:value-type="float" office:value="-271" calcext:value-type="float">
            <text:p>-271</text:p>
          </table:table-cell>
          <table:table-cell table:formula="of:=511+ROUND(511*SIN([.E938]*2*PI() /1024))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4" calcext:value-type="float">
            <text:p>934</text:p>
          </table:table-cell>
          <table:table-cell table:formula="of:=ROUND(511*SIN([.E939]*2*PI() /1024))" office:value-type="float" office:value="-268" calcext:value-type="float">
            <text:p>-268</text:p>
          </table:table-cell>
          <table:table-cell table:formula="of:=511+ROUND(511*SIN([.E939]*2*PI() /1024))" office:value-type="float" office:value="243" calcext:value-type="float">
            <text:p>2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5" calcext:value-type="float">
            <text:p>935</text:p>
          </table:table-cell>
          <table:table-cell table:formula="of:=ROUND(511*SIN([.E940]*2*PI() /1024))" office:value-type="float" office:value="-265" calcext:value-type="float">
            <text:p>-265</text:p>
          </table:table-cell>
          <table:table-cell table:formula="of:=511+ROUND(511*SIN([.E940]*2*PI() /1024))" office:value-type="float" office:value="246" calcext:value-type="float">
            <text:p>2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6" calcext:value-type="float">
            <text:p>936</text:p>
          </table:table-cell>
          <table:table-cell table:formula="of:=ROUND(511*SIN([.E941]*2*PI() /1024))" office:value-type="float" office:value="-263" calcext:value-type="float">
            <text:p>-263</text:p>
          </table:table-cell>
          <table:table-cell table:formula="of:=511+ROUND(511*SIN([.E941]*2*PI() /1024))" office:value-type="float" office:value="248" calcext:value-type="float">
            <text:p>2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7" calcext:value-type="float">
            <text:p>937</text:p>
          </table:table-cell>
          <table:table-cell table:formula="of:=ROUND(511*SIN([.E942]*2*PI() /1024))" office:value-type="float" office:value="-260" calcext:value-type="float">
            <text:p>-260</text:p>
          </table:table-cell>
          <table:table-cell table:formula="of:=511+ROUND(511*SIN([.E942]*2*PI() /1024))" office:value-type="float" office:value="251" calcext:value-type="float">
            <text:p>2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table:formula="of:=ROUND(511*SIN([.E943]*2*PI() /1024))" office:value-type="float" office:value="-257" calcext:value-type="float">
            <text:p>-257</text:p>
          </table:table-cell>
          <table:table-cell table:formula="of:=511+ROUND(511*SIN([.E943]*2*PI() /1024))" office:value-type="float" office:value="254" calcext:value-type="float">
            <text:p>2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9" calcext:value-type="float">
            <text:p>939</text:p>
          </table:table-cell>
          <table:table-cell table:formula="of:=ROUND(511*SIN([.E944]*2*PI() /1024))" office:value-type="float" office:value="-255" calcext:value-type="float">
            <text:p>-255</text:p>
          </table:table-cell>
          <table:table-cell table:formula="of:=511+ROUND(511*SIN([.E944]*2*PI() /1024)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0" calcext:value-type="float">
            <text:p>940</text:p>
          </table:table-cell>
          <table:table-cell table:formula="of:=ROUND(511*SIN([.E945]*2*PI() /1024))" office:value-type="float" office:value="-252" calcext:value-type="float">
            <text:p>-252</text:p>
          </table:table-cell>
          <table:table-cell table:formula="of:=511+ROUND(511*SIN([.E945]*2*PI() /1024))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1" calcext:value-type="float">
            <text:p>941</text:p>
          </table:table-cell>
          <table:table-cell table:formula="of:=ROUND(511*SIN([.E946]*2*PI() /1024))" office:value-type="float" office:value="-249" calcext:value-type="float">
            <text:p>-249</text:p>
          </table:table-cell>
          <table:table-cell table:formula="of:=511+ROUND(511*SIN([.E946]*2*PI() /1024))" office:value-type="float" office:value="262" calcext:value-type="float">
            <text:p>2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2" calcext:value-type="float">
            <text:p>942</text:p>
          </table:table-cell>
          <table:table-cell table:formula="of:=ROUND(511*SIN([.E947]*2*PI() /1024))" office:value-type="float" office:value="-246" calcext:value-type="float">
            <text:p>-246</text:p>
          </table:table-cell>
          <table:table-cell table:formula="of:=511+ROUND(511*SIN([.E947]*2*PI() /1024))" office:value-type="float" office:value="265" calcext:value-type="float">
            <text:p>2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3" calcext:value-type="float">
            <text:p>943</text:p>
          </table:table-cell>
          <table:table-cell table:formula="of:=ROUND(511*SIN([.E948]*2*PI() /1024))" office:value-type="float" office:value="-244" calcext:value-type="float">
            <text:p>-244</text:p>
          </table:table-cell>
          <table:table-cell table:formula="of:=511+ROUND(511*SIN([.E948]*2*PI() /1024))" office:value-type="float" office:value="267" calcext:value-type="float">
            <text:p>2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4" calcext:value-type="float">
            <text:p>944</text:p>
          </table:table-cell>
          <table:table-cell table:formula="of:=ROUND(511*SIN([.E949]*2*PI() /1024))" office:value-type="float" office:value="-241" calcext:value-type="float">
            <text:p>-241</text:p>
          </table:table-cell>
          <table:table-cell table:formula="of:=511+ROUND(511*SIN([.E949]*2*PI() /1024))" office:value-type="float" office:value="270" calcext:value-type="float">
            <text:p>2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5" calcext:value-type="float">
            <text:p>945</text:p>
          </table:table-cell>
          <table:table-cell table:formula="of:=ROUND(511*SIN([.E950]*2*PI() /1024))" office:value-type="float" office:value="-238" calcext:value-type="float">
            <text:p>-238</text:p>
          </table:table-cell>
          <table:table-cell table:formula="of:=511+ROUND(511*SIN([.E950]*2*PI() /1024))" office:value-type="float" office:value="273" calcext:value-type="float">
            <text:p>2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6" calcext:value-type="float">
            <text:p>946</text:p>
          </table:table-cell>
          <table:table-cell table:formula="of:=ROUND(511*SIN([.E951]*2*PI() /1024))" office:value-type="float" office:value="-235" calcext:value-type="float">
            <text:p>-235</text:p>
          </table:table-cell>
          <table:table-cell table:formula="of:=511+ROUND(511*SIN([.E951]*2*PI() /1024))" office:value-type="float" office:value="276" calcext:value-type="float">
            <text:p>2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7" calcext:value-type="float">
            <text:p>947</text:p>
          </table:table-cell>
          <table:table-cell table:formula="of:=ROUND(511*SIN([.E952]*2*PI() /1024))" office:value-type="float" office:value="-233" calcext:value-type="float">
            <text:p>-233</text:p>
          </table:table-cell>
          <table:table-cell table:formula="of:=511+ROUND(511*SIN([.E952]*2*PI() /1024))" office:value-type="float" office:value="278" calcext:value-type="float">
            <text:p>2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8" calcext:value-type="float">
            <text:p>948</text:p>
          </table:table-cell>
          <table:table-cell table:formula="of:=ROUND(511*SIN([.E953]*2*PI() /1024))" office:value-type="float" office:value="-230" calcext:value-type="float">
            <text:p>-230</text:p>
          </table:table-cell>
          <table:table-cell table:formula="of:=511+ROUND(511*SIN([.E953]*2*PI() /1024))" office:value-type="float" office:value="281" calcext:value-type="float">
            <text:p>2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9" calcext:value-type="float">
            <text:p>949</text:p>
          </table:table-cell>
          <table:table-cell table:formula="of:=ROUND(511*SIN([.E954]*2*PI() /1024))" office:value-type="float" office:value="-227" calcext:value-type="float">
            <text:p>-227</text:p>
          </table:table-cell>
          <table:table-cell table:formula="of:=511+ROUND(511*SIN([.E954]*2*PI() /1024))" office:value-type="float" office:value="284" calcext:value-type="float">
            <text:p>2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table:formula="of:=ROUND(511*SIN([.E955]*2*PI() /1024))" office:value-type="float" office:value="-224" calcext:value-type="float">
            <text:p>-224</text:p>
          </table:table-cell>
          <table:table-cell table:formula="of:=511+ROUND(511*SIN([.E955]*2*PI() /1024))" office:value-type="float" office:value="287" calcext:value-type="float">
            <text:p>2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1" calcext:value-type="float">
            <text:p>951</text:p>
          </table:table-cell>
          <table:table-cell table:formula="of:=ROUND(511*SIN([.E956]*2*PI() /1024))" office:value-type="float" office:value="-221" calcext:value-type="float">
            <text:p>-221</text:p>
          </table:table-cell>
          <table:table-cell table:formula="of:=511+ROUND(511*SIN([.E956]*2*PI() /1024))" office:value-type="float" office:value="290" calcext:value-type="float">
            <text:p>2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2" calcext:value-type="float">
            <text:p>952</text:p>
          </table:table-cell>
          <table:table-cell table:formula="of:=ROUND(511*SIN([.E957]*2*PI() /1024))" office:value-type="float" office:value="-218" calcext:value-type="float">
            <text:p>-218</text:p>
          </table:table-cell>
          <table:table-cell table:formula="of:=511+ROUND(511*SIN([.E957]*2*PI() /1024))" office:value-type="float" office:value="293" calcext:value-type="float">
            <text:p>2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3" calcext:value-type="float">
            <text:p>953</text:p>
          </table:table-cell>
          <table:table-cell table:formula="of:=ROUND(511*SIN([.E958]*2*PI() /1024))" office:value-type="float" office:value="-216" calcext:value-type="float">
            <text:p>-216</text:p>
          </table:table-cell>
          <table:table-cell table:formula="of:=511+ROUND(511*SIN([.E958]*2*PI() /1024))" office:value-type="float" office:value="295" calcext:value-type="float">
            <text:p>2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4" calcext:value-type="float">
            <text:p>954</text:p>
          </table:table-cell>
          <table:table-cell table:formula="of:=ROUND(511*SIN([.E959]*2*PI() /1024))" office:value-type="float" office:value="-213" calcext:value-type="float">
            <text:p>-213</text:p>
          </table:table-cell>
          <table:table-cell table:formula="of:=511+ROUND(511*SIN([.E959]*2*PI() /1024))" office:value-type="float" office:value="298" calcext:value-type="float">
            <text:p>2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5" calcext:value-type="float">
            <text:p>955</text:p>
          </table:table-cell>
          <table:table-cell table:formula="of:=ROUND(511*SIN([.E960]*2*PI() /1024))" office:value-type="float" office:value="-210" calcext:value-type="float">
            <text:p>-210</text:p>
          </table:table-cell>
          <table:table-cell table:formula="of:=511+ROUND(511*SIN([.E960]*2*PI() /1024))" office:value-type="float" office:value="301" calcext:value-type="float">
            <text:p>3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6" calcext:value-type="float">
            <text:p>956</text:p>
          </table:table-cell>
          <table:table-cell table:formula="of:=ROUND(511*SIN([.E961]*2*PI() /1024))" office:value-type="float" office:value="-207" calcext:value-type="float">
            <text:p>-207</text:p>
          </table:table-cell>
          <table:table-cell table:formula="of:=511+ROUND(511*SIN([.E961]*2*PI() /1024)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7" calcext:value-type="float">
            <text:p>957</text:p>
          </table:table-cell>
          <table:table-cell table:formula="of:=ROUND(511*SIN([.E962]*2*PI() /1024))" office:value-type="float" office:value="-204" calcext:value-type="float">
            <text:p>-204</text:p>
          </table:table-cell>
          <table:table-cell table:formula="of:=511+ROUND(511*SIN([.E962]*2*PI() /1024))" office:value-type="float" office:value="307" calcext:value-type="float">
            <text:p>3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8" calcext:value-type="float">
            <text:p>958</text:p>
          </table:table-cell>
          <table:table-cell table:formula="of:=ROUND(511*SIN([.E963]*2*PI() /1024))" office:value-type="float" office:value="-201" calcext:value-type="float">
            <text:p>-201</text:p>
          </table:table-cell>
          <table:table-cell table:formula="of:=511+ROUND(511*SIN([.E963]*2*PI() /1024))" office:value-type="float" office:value="310" calcext:value-type="float">
            <text:p>3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9" calcext:value-type="float">
            <text:p>959</text:p>
          </table:table-cell>
          <table:table-cell table:formula="of:=ROUND(511*SIN([.E964]*2*PI() /1024))" office:value-type="float" office:value="-198" calcext:value-type="float">
            <text:p>-198</text:p>
          </table:table-cell>
          <table:table-cell table:formula="of:=511+ROUND(511*SIN([.E964]*2*PI() /1024))" office:value-type="float" office:value="313" calcext:value-type="float">
            <text:p>3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0" calcext:value-type="float">
            <text:p>960</text:p>
          </table:table-cell>
          <table:table-cell table:formula="of:=ROUND(511*SIN([.E965]*2*PI() /1024))" office:value-type="float" office:value="-196" calcext:value-type="float">
            <text:p>-196</text:p>
          </table:table-cell>
          <table:table-cell table:formula="of:=511+ROUND(511*SIN([.E965]*2*PI() /1024))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1" calcext:value-type="float">
            <text:p>961</text:p>
          </table:table-cell>
          <table:table-cell table:formula="of:=ROUND(511*SIN([.E966]*2*PI() /1024))" office:value-type="float" office:value="-193" calcext:value-type="float">
            <text:p>-193</text:p>
          </table:table-cell>
          <table:table-cell table:formula="of:=511+ROUND(511*SIN([.E966]*2*PI() /1024))" office:value-type="float" office:value="318" calcext:value-type="float">
            <text:p>3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2" calcext:value-type="float">
            <text:p>962</text:p>
          </table:table-cell>
          <table:table-cell table:formula="of:=ROUND(511*SIN([.E967]*2*PI() /1024))" office:value-type="float" office:value="-190" calcext:value-type="float">
            <text:p>-190</text:p>
          </table:table-cell>
          <table:table-cell table:formula="of:=511+ROUND(511*SIN([.E967]*2*PI() /1024))" office:value-type="float" office:value="321" calcext:value-type="float">
            <text:p>3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3" calcext:value-type="float">
            <text:p>963</text:p>
          </table:table-cell>
          <table:table-cell table:formula="of:=ROUND(511*SIN([.E968]*2*PI() /1024))" office:value-type="float" office:value="-187" calcext:value-type="float">
            <text:p>-187</text:p>
          </table:table-cell>
          <table:table-cell table:formula="of:=511+ROUND(511*SIN([.E968]*2*PI() /1024))" office:value-type="float" office:value="324" calcext:value-type="float">
            <text:p>3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4" calcext:value-type="float">
            <text:p>964</text:p>
          </table:table-cell>
          <table:table-cell table:formula="of:=ROUND(511*SIN([.E969]*2*PI() /1024))" office:value-type="float" office:value="-184" calcext:value-type="float">
            <text:p>-184</text:p>
          </table:table-cell>
          <table:table-cell table:formula="of:=511+ROUND(511*SIN([.E969]*2*PI() /1024))" office:value-type="float" office:value="327" calcext:value-type="float">
            <text:p>3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5" calcext:value-type="float">
            <text:p>965</text:p>
          </table:table-cell>
          <table:table-cell table:formula="of:=ROUND(511*SIN([.E970]*2*PI() /1024))" office:value-type="float" office:value="-181" calcext:value-type="float">
            <text:p>-181</text:p>
          </table:table-cell>
          <table:table-cell table:formula="of:=511+ROUND(511*SIN([.E970]*2*PI() /1024))" office:value-type="float" office:value="330" calcext:value-type="float">
            <text:p>3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6" calcext:value-type="float">
            <text:p>966</text:p>
          </table:table-cell>
          <table:table-cell table:formula="of:=ROUND(511*SIN([.E971]*2*PI() /1024))" office:value-type="float" office:value="-178" calcext:value-type="float">
            <text:p>-178</text:p>
          </table:table-cell>
          <table:table-cell table:formula="of:=511+ROUND(511*SIN([.E971]*2*PI() /1024))" office:value-type="float" office:value="333" calcext:value-type="float">
            <text:p>3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7" calcext:value-type="float">
            <text:p>967</text:p>
          </table:table-cell>
          <table:table-cell table:formula="of:=ROUND(511*SIN([.E972]*2*PI() /1024))" office:value-type="float" office:value="-175" calcext:value-type="float">
            <text:p>-175</text:p>
          </table:table-cell>
          <table:table-cell table:formula="of:=511+ROUND(511*SIN([.E972]*2*PI() /1024))" office:value-type="float" office:value="336" calcext:value-type="float">
            <text:p>3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8" calcext:value-type="float">
            <text:p>968</text:p>
          </table:table-cell>
          <table:table-cell table:formula="of:=ROUND(511*SIN([.E973]*2*PI() /1024))" office:value-type="float" office:value="-172" calcext:value-type="float">
            <text:p>-172</text:p>
          </table:table-cell>
          <table:table-cell table:formula="of:=511+ROUND(511*SIN([.E973]*2*PI() /1024))" office:value-type="float" office:value="339" calcext:value-type="float">
            <text:p>3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9" calcext:value-type="float">
            <text:p>969</text:p>
          </table:table-cell>
          <table:table-cell table:formula="of:=ROUND(511*SIN([.E974]*2*PI() /1024))" office:value-type="float" office:value="-169" calcext:value-type="float">
            <text:p>-169</text:p>
          </table:table-cell>
          <table:table-cell table:formula="of:=511+ROUND(511*SIN([.E974]*2*PI() /1024))" office:value-type="float" office:value="342" calcext:value-type="float">
            <text:p>3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0" calcext:value-type="float">
            <text:p>970</text:p>
          </table:table-cell>
          <table:table-cell table:formula="of:=ROUND(511*SIN([.E975]*2*PI() /1024))" office:value-type="float" office:value="-166" calcext:value-type="float">
            <text:p>-166</text:p>
          </table:table-cell>
          <table:table-cell table:formula="of:=511+ROUND(511*SIN([.E975]*2*PI() /1024))" office:value-type="float" office:value="345" calcext:value-type="float">
            <text:p>3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1" calcext:value-type="float">
            <text:p>971</text:p>
          </table:table-cell>
          <table:table-cell table:formula="of:=ROUND(511*SIN([.E976]*2*PI() /1024))" office:value-type="float" office:value="-163" calcext:value-type="float">
            <text:p>-163</text:p>
          </table:table-cell>
          <table:table-cell table:formula="of:=511+ROUND(511*SIN([.E976]*2*PI() /1024))" office:value-type="float" office:value="348" calcext:value-type="float">
            <text:p>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2" calcext:value-type="float">
            <text:p>972</text:p>
          </table:table-cell>
          <table:table-cell table:formula="of:=ROUND(511*SIN([.E977]*2*PI() /1024))" office:value-type="float" office:value="-160" calcext:value-type="float">
            <text:p>-160</text:p>
          </table:table-cell>
          <table:table-cell table:formula="of:=511+ROUND(511*SIN([.E977]*2*PI() /1024))" office:value-type="float" office:value="351" calcext:value-type="float">
            <text:p>3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table:formula="of:=ROUND(511*SIN([.E978]*2*PI() /1024))" office:value-type="float" office:value="-157" calcext:value-type="float">
            <text:p>-157</text:p>
          </table:table-cell>
          <table:table-cell table:formula="of:=511+ROUND(511*SIN([.E978]*2*PI() /1024))" office:value-type="float" office:value="354" calcext:value-type="float">
            <text:p>3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4" calcext:value-type="float">
            <text:p>974</text:p>
          </table:table-cell>
          <table:table-cell table:formula="of:=ROUND(511*SIN([.E979]*2*PI() /1024))" office:value-type="float" office:value="-154" calcext:value-type="float">
            <text:p>-154</text:p>
          </table:table-cell>
          <table:table-cell table:formula="of:=511+ROUND(511*SIN([.E979]*2*PI() /1024))" office:value-type="float" office:value="357" calcext:value-type="float">
            <text:p>3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5" calcext:value-type="float">
            <text:p>975</text:p>
          </table:table-cell>
          <table:table-cell table:formula="of:=ROUND(511*SIN([.E980]*2*PI() /1024))" office:value-type="float" office:value="-151" calcext:value-type="float">
            <text:p>-151</text:p>
          </table:table-cell>
          <table:table-cell table:formula="of:=511+ROUND(511*SIN([.E980]*2*PI() /1024))" office:value-type="float" office:value="360" calcext:value-type="float">
            <text:p>3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6" calcext:value-type="float">
            <text:p>976</text:p>
          </table:table-cell>
          <table:table-cell table:formula="of:=ROUND(511*SIN([.E981]*2*PI() /1024))" office:value-type="float" office:value="-148" calcext:value-type="float">
            <text:p>-148</text:p>
          </table:table-cell>
          <table:table-cell table:formula="of:=511+ROUND(511*SIN([.E981]*2*PI() /1024))" office:value-type="float" office:value="363" calcext:value-type="float">
            <text:p>3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7" calcext:value-type="float">
            <text:p>977</text:p>
          </table:table-cell>
          <table:table-cell table:formula="of:=ROUND(511*SIN([.E982]*2*PI() /1024))" office:value-type="float" office:value="-145" calcext:value-type="float">
            <text:p>-145</text:p>
          </table:table-cell>
          <table:table-cell table:formula="of:=511+ROUND(511*SIN([.E982]*2*PI() /1024))" office:value-type="float" office:value="366" calcext:value-type="float">
            <text:p>3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8" calcext:value-type="float">
            <text:p>978</text:p>
          </table:table-cell>
          <table:table-cell table:formula="of:=ROUND(511*SIN([.E983]*2*PI() /1024))" office:value-type="float" office:value="-142" calcext:value-type="float">
            <text:p>-142</text:p>
          </table:table-cell>
          <table:table-cell table:formula="of:=511+ROUND(511*SIN([.E983]*2*PI() /1024))" office:value-type="float" office:value="369" calcext:value-type="float">
            <text:p>3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9" calcext:value-type="float">
            <text:p>979</text:p>
          </table:table-cell>
          <table:table-cell table:formula="of:=ROUND(511*SIN([.E984]*2*PI() /1024))" office:value-type="float" office:value="-139" calcext:value-type="float">
            <text:p>-139</text:p>
          </table:table-cell>
          <table:table-cell table:formula="of:=511+ROUND(511*SIN([.E984]*2*PI() /1024))"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0" calcext:value-type="float">
            <text:p>980</text:p>
          </table:table-cell>
          <table:table-cell table:formula="of:=ROUND(511*SIN([.E985]*2*PI() /1024))" office:value-type="float" office:value="-136" calcext:value-type="float">
            <text:p>-136</text:p>
          </table:table-cell>
          <table:table-cell table:formula="of:=511+ROUND(511*SIN([.E985]*2*PI() /1024))" office:value-type="float" office:value="375" calcext:value-type="float">
            <text:p>3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1" calcext:value-type="float">
            <text:p>981</text:p>
          </table:table-cell>
          <table:table-cell table:formula="of:=ROUND(511*SIN([.E986]*2*PI() /1024))" office:value-type="float" office:value="-133" calcext:value-type="float">
            <text:p>-133</text:p>
          </table:table-cell>
          <table:table-cell table:formula="of:=511+ROUND(511*SIN([.E986]*2*PI() /1024))" office:value-type="float" office:value="378" calcext:value-type="float">
            <text:p>3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2" calcext:value-type="float">
            <text:p>982</text:p>
          </table:table-cell>
          <table:table-cell table:formula="of:=ROUND(511*SIN([.E987]*2*PI() /1024))" office:value-type="float" office:value="-130" calcext:value-type="float">
            <text:p>-130</text:p>
          </table:table-cell>
          <table:table-cell table:formula="of:=511+ROUND(511*SIN([.E987]*2*PI() /1024))" office:value-type="float" office:value="381" calcext:value-type="float">
            <text:p>3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3" calcext:value-type="float">
            <text:p>983</text:p>
          </table:table-cell>
          <table:table-cell table:formula="of:=ROUND(511*SIN([.E988]*2*PI() /1024))" office:value-type="float" office:value="-127" calcext:value-type="float">
            <text:p>-127</text:p>
          </table:table-cell>
          <table:table-cell table:formula="of:=511+ROUND(511*SIN([.E988]*2*PI() /1024))" office:value-type="float" office:value="384" calcext:value-type="float">
            <text:p>3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4" calcext:value-type="float">
            <text:p>984</text:p>
          </table:table-cell>
          <table:table-cell table:formula="of:=ROUND(511*SIN([.E989]*2*PI() /1024))" office:value-type="float" office:value="-124" calcext:value-type="float">
            <text:p>-124</text:p>
          </table:table-cell>
          <table:table-cell table:formula="of:=511+ROUND(511*SIN([.E989]*2*PI() /1024))" office:value-type="float" office:value="387" calcext:value-type="float">
            <text:p>3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5" calcext:value-type="float">
            <text:p>985</text:p>
          </table:table-cell>
          <table:table-cell table:formula="of:=ROUND(511*SIN([.E990]*2*PI() /1024))" office:value-type="float" office:value="-121" calcext:value-type="float">
            <text:p>-121</text:p>
          </table:table-cell>
          <table:table-cell table:formula="of:=511+ROUND(511*SIN([.E990]*2*PI() /1024))" office:value-type="float" office:value="390" calcext:value-type="float">
            <text:p>3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6" calcext:value-type="float">
            <text:p>986</text:p>
          </table:table-cell>
          <table:table-cell table:formula="of:=ROUND(511*SIN([.E991]*2*PI() /1024))" office:value-type="float" office:value="-118" calcext:value-type="float">
            <text:p>-118</text:p>
          </table:table-cell>
          <table:table-cell table:formula="of:=511+ROUND(511*SIN([.E991]*2*PI() /1024))" office:value-type="float" office:value="393" calcext:value-type="float">
            <text:p>3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7" calcext:value-type="float">
            <text:p>987</text:p>
          </table:table-cell>
          <table:table-cell table:formula="of:=ROUND(511*SIN([.E992]*2*PI() /1024))" office:value-type="float" office:value="-115" calcext:value-type="float">
            <text:p>-115</text:p>
          </table:table-cell>
          <table:table-cell table:formula="of:=511+ROUND(511*SIN([.E992]*2*PI() /1024))" office:value-type="float" office:value="396" calcext:value-type="float">
            <text:p>3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8" calcext:value-type="float">
            <text:p>988</text:p>
          </table:table-cell>
          <table:table-cell table:formula="of:=ROUND(511*SIN([.E993]*2*PI() /1024))" office:value-type="float" office:value="-112" calcext:value-type="float">
            <text:p>-112</text:p>
          </table:table-cell>
          <table:table-cell table:formula="of:=511+ROUND(511*SIN([.E993]*2*PI() /1024))" office:value-type="float" office:value="399" calcext:value-type="float">
            <text:p>3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9" calcext:value-type="float">
            <text:p>989</text:p>
          </table:table-cell>
          <table:table-cell table:formula="of:=ROUND(511*SIN([.E994]*2*PI() /1024))" office:value-type="float" office:value="-109" calcext:value-type="float">
            <text:p>-109</text:p>
          </table:table-cell>
          <table:table-cell table:formula="of:=511+ROUND(511*SIN([.E994]*2*PI() /1024))" office:value-type="float" office:value="402" calcext:value-type="float">
            <text:p>4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0" calcext:value-type="float">
            <text:p>990</text:p>
          </table:table-cell>
          <table:table-cell table:formula="of:=ROUND(511*SIN([.E995]*2*PI() /1024))" office:value-type="float" office:value="-106" calcext:value-type="float">
            <text:p>-106</text:p>
          </table:table-cell>
          <table:table-cell table:formula="of:=511+ROUND(511*SIN([.E995]*2*PI() /1024))" office:value-type="float" office:value="405" calcext:value-type="float">
            <text:p>4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1" calcext:value-type="float">
            <text:p>991</text:p>
          </table:table-cell>
          <table:table-cell table:formula="of:=ROUND(511*SIN([.E996]*2*PI() /1024))" office:value-type="float" office:value="-103" calcext:value-type="float">
            <text:p>-103</text:p>
          </table:table-cell>
          <table:table-cell table:formula="of:=511+ROUND(511*SIN([.E996]*2*PI() /1024))" office:value-type="float" office:value="408" calcext:value-type="float">
            <text:p>4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2" calcext:value-type="float">
            <text:p>992</text:p>
          </table:table-cell>
          <table:table-cell table:formula="of:=ROUND(511*SIN([.E997]*2*PI() /1024))" office:value-type="float" office:value="-100" calcext:value-type="float">
            <text:p>-100</text:p>
          </table:table-cell>
          <table:table-cell table:formula="of:=511+ROUND(511*SIN([.E997]*2*PI() /1024))" office:value-type="float" office:value="411" calcext:value-type="float">
            <text:p>4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3" calcext:value-type="float">
            <text:p>993</text:p>
          </table:table-cell>
          <table:table-cell table:formula="of:=ROUND(511*SIN([.E998]*2*PI() /1024))" office:value-type="float" office:value="-97" calcext:value-type="float">
            <text:p>-97</text:p>
          </table:table-cell>
          <table:table-cell table:formula="of:=511+ROUND(511*SIN([.E998]*2*PI() /1024))" office:value-type="float" office:value="414" calcext:value-type="float">
            <text:p>4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4" calcext:value-type="float">
            <text:p>994</text:p>
          </table:table-cell>
          <table:table-cell table:formula="of:=ROUND(511*SIN([.E999]*2*PI() /1024))" office:value-type="float" office:value="-94" calcext:value-type="float">
            <text:p>-94</text:p>
          </table:table-cell>
          <table:table-cell table:formula="of:=511+ROUND(511*SIN([.E999]*2*PI() /1024))" office:value-type="float" office:value="417" calcext:value-type="float">
            <text:p>4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5" calcext:value-type="float">
            <text:p>995</text:p>
          </table:table-cell>
          <table:table-cell table:formula="of:=ROUND(511*SIN([.E1000]*2*PI() /1024))" office:value-type="float" office:value="-90" calcext:value-type="float">
            <text:p>-90</text:p>
          </table:table-cell>
          <table:table-cell table:formula="of:=511+ROUND(511*SIN([.E1000]*2*PI() /1024))" office:value-type="float" office:value="421" calcext:value-type="float">
            <text:p>4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6" calcext:value-type="float">
            <text:p>996</text:p>
          </table:table-cell>
          <table:table-cell table:formula="of:=ROUND(511*SIN([.E1001]*2*PI() /1024))" office:value-type="float" office:value="-87" calcext:value-type="float">
            <text:p>-87</text:p>
          </table:table-cell>
          <table:table-cell table:formula="of:=511+ROUND(511*SIN([.E1001]*2*PI() /1024))" office:value-type="float" office:value="424" calcext:value-type="float">
            <text:p>4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7" calcext:value-type="float">
            <text:p>997</text:p>
          </table:table-cell>
          <table:table-cell table:formula="of:=ROUND(511*SIN([.E1002]*2*PI() /1024))" office:value-type="float" office:value="-84" calcext:value-type="float">
            <text:p>-84</text:p>
          </table:table-cell>
          <table:table-cell table:formula="of:=511+ROUND(511*SIN([.E1002]*2*PI() /1024))" office:value-type="float" office:value="427" calcext:value-type="float">
            <text:p>4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8" calcext:value-type="float">
            <text:p>998</text:p>
          </table:table-cell>
          <table:table-cell table:formula="of:=ROUND(511*SIN([.E1003]*2*PI() /1024))" office:value-type="float" office:value="-81" calcext:value-type="float">
            <text:p>-81</text:p>
          </table:table-cell>
          <table:table-cell table:formula="of:=511+ROUND(511*SIN([.E1003]*2*PI() /1024))" office:value-type="float" office:value="430" calcext:value-type="float">
            <text:p>4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formula="of:=ROUND(511*SIN([.E1004]*2*PI() /1024))" office:value-type="float" office:value="-78" calcext:value-type="float">
            <text:p>-78</text:p>
          </table:table-cell>
          <table:table-cell table:formula="of:=511+ROUND(511*SIN([.E1004]*2*PI() /1024))" office:value-type="float" office:value="433" calcext:value-type="float">
            <text:p>4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ROUND(511*SIN([.E1005]*2*PI() /1024))" office:value-type="float" office:value="-75" calcext:value-type="float">
            <text:p>-75</text:p>
          </table:table-cell>
          <table:table-cell table:formula="of:=511+ROUND(511*SIN([.E1005]*2*PI() /1024))" office:value-type="float" office:value="436" calcext:value-type="float">
            <text:p>4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1" calcext:value-type="float">
            <text:p>1001</text:p>
          </table:table-cell>
          <table:table-cell table:formula="of:=ROUND(511*SIN([.E1006]*2*PI() /1024))" office:value-type="float" office:value="-72" calcext:value-type="float">
            <text:p>-72</text:p>
          </table:table-cell>
          <table:table-cell table:formula="of:=511+ROUND(511*SIN([.E1006]*2*PI() /1024))" office:value-type="float" office:value="439" calcext:value-type="float">
            <text:p>4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2" calcext:value-type="float">
            <text:p>1002</text:p>
          </table:table-cell>
          <table:table-cell table:formula="of:=ROUND(511*SIN([.E1007]*2*PI() /1024))" office:value-type="float" office:value="-69" calcext:value-type="float">
            <text:p>-69</text:p>
          </table:table-cell>
          <table:table-cell table:formula="of:=511+ROUND(511*SIN([.E1007]*2*PI() /1024))" office:value-type="float" office:value="442" calcext:value-type="float">
            <text:p>4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3" calcext:value-type="float">
            <text:p>1003</text:p>
          </table:table-cell>
          <table:table-cell table:formula="of:=ROUND(511*SIN([.E1008]*2*PI() /1024))" office:value-type="float" office:value="-66" calcext:value-type="float">
            <text:p>-66</text:p>
          </table:table-cell>
          <table:table-cell table:formula="of:=511+ROUND(511*SIN([.E1008]*2*PI() /1024))" office:value-type="float" office:value="445" calcext:value-type="float">
            <text:p>4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4" calcext:value-type="float">
            <text:p>1004</text:p>
          </table:table-cell>
          <table:table-cell table:formula="of:=ROUND(511*SIN([.E1009]*2*PI() /1024))" office:value-type="float" office:value="-63" calcext:value-type="float">
            <text:p>-63</text:p>
          </table:table-cell>
          <table:table-cell table:formula="of:=511+ROUND(511*SIN([.E1009]*2*PI() /1024))" office:value-type="float" office:value="448" calcext:value-type="float">
            <text:p>4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5" calcext:value-type="float">
            <text:p>1005</text:p>
          </table:table-cell>
          <table:table-cell table:formula="of:=ROUND(511*SIN([.E1010]*2*PI() /1024))" office:value-type="float" office:value="-59" calcext:value-type="float">
            <text:p>-59</text:p>
          </table:table-cell>
          <table:table-cell table:formula="of:=511+ROUND(511*SIN([.E1010]*2*PI() /1024))" office:value-type="float" office:value="452" calcext:value-type="float">
            <text:p>4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6" calcext:value-type="float">
            <text:p>1006</text:p>
          </table:table-cell>
          <table:table-cell table:formula="of:=ROUND(511*SIN([.E1011]*2*PI() /1024))" office:value-type="float" office:value="-56" calcext:value-type="float">
            <text:p>-56</text:p>
          </table:table-cell>
          <table:table-cell table:formula="of:=511+ROUND(511*SIN([.E1011]*2*PI() /1024))" office:value-type="float" office:value="455" calcext:value-type="float">
            <text:p>4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7" calcext:value-type="float">
            <text:p>1007</text:p>
          </table:table-cell>
          <table:table-cell table:formula="of:=ROUND(511*SIN([.E1012]*2*PI() /1024))" office:value-type="float" office:value="-53" calcext:value-type="float">
            <text:p>-53</text:p>
          </table:table-cell>
          <table:table-cell table:formula="of:=511+ROUND(511*SIN([.E1012]*2*PI() /1024))" office:value-type="float" office:value="458" calcext:value-type="float">
            <text:p>4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8" calcext:value-type="float">
            <text:p>1008</text:p>
          </table:table-cell>
          <table:table-cell table:formula="of:=ROUND(511*SIN([.E1013]*2*PI() /1024))" office:value-type="float" office:value="-50" calcext:value-type="float">
            <text:p>-50</text:p>
          </table:table-cell>
          <table:table-cell table:formula="of:=511+ROUND(511*SIN([.E1013]*2*PI() /1024))" office:value-type="float" office:value="461" calcext:value-type="float">
            <text:p>4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9" calcext:value-type="float">
            <text:p>1009</text:p>
          </table:table-cell>
          <table:table-cell table:formula="of:=ROUND(511*SIN([.E1014]*2*PI() /1024))" office:value-type="float" office:value="-47" calcext:value-type="float">
            <text:p>-47</text:p>
          </table:table-cell>
          <table:table-cell table:formula="of:=511+ROUND(511*SIN([.E1014]*2*PI() /1024))" office:value-type="float" office:value="464" calcext:value-type="float">
            <text:p>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0" calcext:value-type="float">
            <text:p>1010</text:p>
          </table:table-cell>
          <table:table-cell table:formula="of:=ROUND(511*SIN([.E1015]*2*PI() /1024))" office:value-type="float" office:value="-44" calcext:value-type="float">
            <text:p>-44</text:p>
          </table:table-cell>
          <table:table-cell table:formula="of:=511+ROUND(511*SIN([.E1015]*2*PI() /1024))" office:value-type="float" office:value="467" calcext:value-type="float">
            <text:p>4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1" calcext:value-type="float">
            <text:p>1011</text:p>
          </table:table-cell>
          <table:table-cell table:formula="of:=ROUND(511*SIN([.E1016]*2*PI() /1024))" office:value-type="float" office:value="-41" calcext:value-type="float">
            <text:p>-41</text:p>
          </table:table-cell>
          <table:table-cell table:formula="of:=511+ROUND(511*SIN([.E1016]*2*PI() /1024))" office:value-type="float" office:value="470" calcext:value-type="float">
            <text:p>4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2" calcext:value-type="float">
            <text:p>1012</text:p>
          </table:table-cell>
          <table:table-cell table:formula="of:=ROUND(511*SIN([.E1017]*2*PI() /1024))" office:value-type="float" office:value="-38" calcext:value-type="float">
            <text:p>-38</text:p>
          </table:table-cell>
          <table:table-cell table:formula="of:=511+ROUND(511*SIN([.E1017]*2*PI() /1024))" office:value-type="float" office:value="473" calcext:value-type="float">
            <text:p>4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3" calcext:value-type="float">
            <text:p>1013</text:p>
          </table:table-cell>
          <table:table-cell table:formula="of:=ROUND(511*SIN([.E1018]*2*PI() /1024))" office:value-type="float" office:value="-34" calcext:value-type="float">
            <text:p>-34</text:p>
          </table:table-cell>
          <table:table-cell table:formula="of:=511+ROUND(511*SIN([.E1018]*2*PI() /1024))" office:value-type="float" office:value="477" calcext:value-type="float">
            <text:p>4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4" calcext:value-type="float">
            <text:p>1014</text:p>
          </table:table-cell>
          <table:table-cell table:formula="of:=ROUND(511*SIN([.E1019]*2*PI() /1024))" office:value-type="float" office:value="-31" calcext:value-type="float">
            <text:p>-31</text:p>
          </table:table-cell>
          <table:table-cell table:formula="of:=511+ROUND(511*SIN([.E1019]*2*PI() /1024))" office:value-type="float" office:value="480" calcext:value-type="float">
            <text:p>4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5" calcext:value-type="float">
            <text:p>1015</text:p>
          </table:table-cell>
          <table:table-cell table:formula="of:=ROUND(511*SIN([.E1020]*2*PI() /1024))" office:value-type="float" office:value="-28" calcext:value-type="float">
            <text:p>-28</text:p>
          </table:table-cell>
          <table:table-cell table:formula="of:=511+ROUND(511*SIN([.E1020]*2*PI() /1024))" office:value-type="float" office:value="483" calcext:value-type="float">
            <text:p>4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6" calcext:value-type="float">
            <text:p>1016</text:p>
          </table:table-cell>
          <table:table-cell table:formula="of:=ROUND(511*SIN([.E1021]*2*PI() /1024))" office:value-type="float" office:value="-25" calcext:value-type="float">
            <text:p>-25</text:p>
          </table:table-cell>
          <table:table-cell table:formula="of:=511+ROUND(511*SIN([.E1021]*2*PI() /1024))" office:value-type="float" office:value="486" calcext:value-type="float">
            <text:p>4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7" calcext:value-type="float">
            <text:p>1017</text:p>
          </table:table-cell>
          <table:table-cell table:formula="of:=ROUND(511*SIN([.E1022]*2*PI() /1024))" office:value-type="float" office:value="-22" calcext:value-type="float">
            <text:p>-22</text:p>
          </table:table-cell>
          <table:table-cell table:formula="of:=511+ROUND(511*SIN([.E1022]*2*PI() /1024))" office:value-type="float" office:value="489" calcext:value-type="float">
            <text:p>4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8" calcext:value-type="float">
            <text:p>1018</text:p>
          </table:table-cell>
          <table:table-cell table:formula="of:=ROUND(511*SIN([.E1023]*2*PI() /1024))" office:value-type="float" office:value="-19" calcext:value-type="float">
            <text:p>-19</text:p>
          </table:table-cell>
          <table:table-cell table:formula="of:=511+ROUND(511*SIN([.E1023]*2*PI() /1024))" office:value-type="float" office:value="492" calcext:value-type="float">
            <text:p>4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9" calcext:value-type="float">
            <text:p>1019</text:p>
          </table:table-cell>
          <table:table-cell table:formula="of:=ROUND(511*SIN([.E1024]*2*PI() /1024))" office:value-type="float" office:value="-16" calcext:value-type="float">
            <text:p>-16</text:p>
          </table:table-cell>
          <table:table-cell table:formula="of:=511+ROUND(511*SIN([.E1024]*2*PI() /1024))" office:value-type="float" office:value="495" calcext:value-type="float">
            <text:p>4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0" calcext:value-type="float">
            <text:p>1020</text:p>
          </table:table-cell>
          <table:table-cell table:formula="of:=ROUND(511*SIN([.E1025]*2*PI() /1024))" office:value-type="float" office:value="-13" calcext:value-type="float">
            <text:p>-13</text:p>
          </table:table-cell>
          <table:table-cell table:formula="of:=511+ROUND(511*SIN([.E1025]*2*PI() /1024)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1" calcext:value-type="float">
            <text:p>1021</text:p>
          </table:table-cell>
          <table:table-cell table:formula="of:=ROUND(511*SIN([.E1026]*2*PI() /1024))" office:value-type="float" office:value="-9" calcext:value-type="float">
            <text:p>-9</text:p>
          </table:table-cell>
          <table:table-cell table:formula="of:=511+ROUND(511*SIN([.E1026]*2*PI() /1024))" office:value-type="float" office:value="502" calcext:value-type="float">
            <text:p>5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2" calcext:value-type="float">
            <text:p>1022</text:p>
          </table:table-cell>
          <table:table-cell table:formula="of:=ROUND(511*SIN([.E1027]*2*PI() /1024))" office:value-type="float" office:value="-6" calcext:value-type="float">
            <text:p>-6</text:p>
          </table:table-cell>
          <table:table-cell table:formula="of:=511+ROUND(511*SIN([.E1027]*2*PI() /1024))" office:value-type="float" office:value="505" calcext:value-type="float">
            <text:p>5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3" calcext:value-type="float">
            <text:p>1023</text:p>
          </table:table-cell>
          <table:table-cell table:formula="of:=ROUND(511*SIN([.E1028]*2*PI() /1024))" office:value-type="float" office:value="-3" calcext:value-type="float">
            <text:p>-3</text:p>
          </table:table-cell>
          <table:table-cell table:formula="of:=511+ROUND(511*SIN([.E1028]*2*PI() /1024))" office:value-type="float" office:value="508" calcext:value-type="float">
            <text:p>50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average:</text:p>
          </table:table-cell>
          <table:table-cell table:formula="of:=SUM([.F5:.F1028])" office:value-type="float" office:value="0" calcext:value-type="float">
            <text:p>0</text:p>
          </table:table-cell>
          <table:table-cell table:style-name="Default" table:formula="of:=SUM([.G5:.G1028])/1024" office:value-type="float" office:value="511" calcext:value-type="float">
            <text:p>5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(no DC)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-00-0000</text:date>, <text:time style:data-style-name="N2" text:time-value="16:21:29.870936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229763 </meta:initial-creator>
    <meta:creation-date>2015-11-19T14:29:26.263887448</meta:creation-date>
    <dc:date>2019-09-19T16:29:10.750254701</dc:date>
    <meta:editing-duration>PT2H13M53S</meta:editing-duration>
    <meta:editing-cycles>6</meta:editing-cycles>
    <meta:generator>LibreOffice/5.1.6.2$Linux_X86_64 LibreOffice_project/10m0$Build-2</meta:generator>
    <meta:keyword>look-up tables calculation sheet</meta:keyword>
    <dc:title>Calculation sheet for 8- and 10-bit sinewave look-up tables.</dc:title>
    <meta:document-statistic meta:table-count="1" meta:cell-count="3855" meta:object-count="0"/>
  </office:meta>
</office:document-meta>
</file>